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5" style:family="paragraph" style:parent-style-name="Standard">
      <style:paragraph-properties fo:text-align="justify" style:justify-single-word="false"/>
      <style:text-properties fo:background-color="#ffff00"/>
    </style:style>
    <style:style style:name="P6" style:family="paragraph" style:parent-style-name="Standard">
      <style:paragraph-properties fo:text-align="justify" style:justify-single-word="false"/>
      <style:text-properties style:font-name-complex="Helvetica"/>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77f97"/>
    </style:style>
    <style:style style:name="P9" style:family="paragraph" style:parent-style-name="Standard">
      <style:paragraph-properties fo:text-align="justify" style:justify-single-word="false"/>
      <style:text-properties style:text-position="0% 100%"/>
    </style:style>
    <style:style style:name="P10" style:family="paragraph" style:parent-style-name="Standard">
      <style:paragraph-properties fo:text-align="justify" style:justify-single-word="false"/>
      <style:text-properties style:font-name="Times New Roman" fo:font-style="normal" style:font-style-asian="normal" style:font-style-complex="normal"/>
    </style:style>
    <style:style style:name="P11" style:family="paragraph" style:parent-style-name="Standard">
      <style:text-properties officeooo:paragraph-rsid="001658fe"/>
    </style:style>
    <style:style style:name="P12" style:family="paragraph" style:parent-style-name="Standard">
      <style:text-properties officeooo:paragraph-rsid="00177f97"/>
    </style:style>
    <style:style style:name="P13" style:family="paragraph" style:parent-style-name="Standard">
      <style:text-properties officeooo:paragraph-rsid="0038872a"/>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text-properties fo:font-style="normal" fo:background-color="#ffff00" style:font-style-asian="normal" style:font-style-complex="normal"/>
    </style:style>
    <style:style style:name="P17" style:family="paragraph" style:parent-style-name="Text_20_body">
      <style:text-properties officeooo:paragraph-rsid="00177f97"/>
    </style:style>
    <style:style style:name="P18" style:family="paragraph" style:parent-style-name="Heading_20_2">
      <style:paragraph-properties fo:text-align="justify" style:justify-single-word="false"/>
    </style:style>
    <style:style style:name="P19"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text-properties fo:font-size="11pt" style:font-size-asian="10.5pt"/>
    </style:style>
    <style:style style:name="P20"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style:font-size-asian="10.5pt"/>
    </style:style>
    <style:style style:name="P21"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22"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background-color="#ffff00" style:font-size-asian="10.5pt" style:font-style-asian="normal" style:font-style-complex="normal"/>
    </style:style>
    <style:style style:name="P23"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font-weight="bold" style:font-size-asian="10.5pt" style:font-style-asian="normal" style:font-weight-asian="bold" style:font-style-complex="normal" style:font-weight-complex="bold"/>
    </style:style>
    <style:style style:name="P24"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style>
    <style:style style:name="P25" style:family="paragraph" style:parent-style-name="Standard" style:master-page-name="">
      <style:paragraph-properties fo:margin-top="0cm" fo:margin-bottom="0.199cm" style:contextual-spacing="false" fo:text-align="center" style:justify-single-word="false" style:page-number="auto" fo:background-color="transparent" style:shadow="none">
        <style:tab-stops/>
        <style:background-image/>
      </style:paragraph-properties>
      <style:text-properties fo:font-size="12pt" fo:font-style="normal" style:font-size-asian="12pt" style:font-style-asian="normal" style:font-size-complex="12pt" style:font-style-complex="normal"/>
    </style:style>
    <style:style style:name="P26"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2pt" fo:font-weight="normal" officeooo:rsid="003315bf" fo:background-color="#ffff00" style:font-size-asian="12pt" style:font-weight-asian="normal" style:font-size-complex="12pt" style:font-weight-complex="normal"/>
    </style:style>
    <style:style style:name="P27" style:family="paragraph" style:parent-style-name="Standard" style:master-page-name="">
      <style:paragraph-properties fo:text-align="justify" style:justify-single-word="false" style:page-number="auto"/>
    </style:style>
    <style:style style:name="P28" style:family="paragraph" style:parent-style-name="Text_20_body">
      <style:paragraph-properties fo:margin-top="0cm" fo:margin-bottom="0cm" style:contextual-spacing="false" fo:text-align="justify" style:justify-single-word="false"/>
      <style:text-properties fo:font-style="normal" style:font-style-asian="normal" style:font-style-complex="normal"/>
    </style:style>
    <style:style style:name="P29" style:family="paragraph" style:parent-style-name="Standard" style:master-page-name="Standard">
      <style:paragraph-properties fo:text-align="center" style:justify-single-word="false" style:page-number="auto"/>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WW8Num2">
      <style:paragraph-properties fo:text-align="justify" style:justify-single-word="false"/>
      <style:text-properties fo:font-style="normal" fo:font-weight="bold" officeooo:rsid="0037f2fe" fo:background-color="#ffff00" style:font-style-asian="normal" style:font-weight-asian="bold" style:font-style-complex="normal" style:font-weight-complex="bold"/>
    </style:style>
    <style:style style:name="P31" style:family="paragraph" style:parent-style-name="Standard" style:list-style-name="WW8Num6">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WW8Num6">
      <style:paragraph-properties fo:text-align="justify" style:justify-single-word="false"/>
      <style:text-properties fo:font-style="normal" fo:font-weight="normal" officeooo:paragraph-rsid="0026f896" style:font-style-asian="normal" style:font-weight-asian="normal" style:font-style-complex="normal" style:font-weight-complex="normal"/>
    </style:style>
    <style:style style:name="P33" style:family="paragraph" style:parent-style-name="Standard" style:list-style-name="WW8Num6">
      <style:paragraph-properties fo:text-align="justify" style:justify-single-word="false"/>
      <style:text-properties fo:font-style="normal" fo:font-weight="normal" officeooo:paragraph-rsid="003d9e2d" style:font-style-asian="normal" style:font-weight-asian="normal" style:font-style-complex="normal" style:font-weight-complex="normal"/>
    </style:style>
    <style:style style:name="P34" style:family="paragraph" style:parent-style-name="Standard" style:list-style-name="WW8Num12">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WW8Num6">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36" style:family="paragraph" style:parent-style-name="Standard">
      <style:text-properties fo:font-style="normal" style:font-style-asian="normal" style:font-style-complex="normal"/>
    </style:style>
    <style:style style:name="P37" style:family="paragraph" style:parent-style-name="Standard">
      <style:paragraph-properties fo:text-align="justify" style:justify-single-word="false"/>
      <style:text-properties fo:font-style="normal" style:font-style-asian="normal" style:font-style-complex="normal"/>
    </style:style>
    <style:style style:name="P38" style:family="paragraph" style:parent-style-name="Standard" style:list-style-name="WW8Num6">
      <style:paragraph-properties fo:text-align="justify" style:justify-single-word="false"/>
      <style:text-properties fo:font-style="normal" style:font-style-asian="normal" style:font-style-complex="normal"/>
    </style:style>
    <style:style style:name="P39" style:family="paragraph" style:parent-style-name="Standard">
      <style:text-properties fo:font-style="normal" officeooo:paragraph-rsid="00177f97" style:font-style-asian="normal" style:font-style-complex="normal"/>
    </style:style>
    <style:style style:name="P40" style:family="paragraph" style:parent-style-name="Standard">
      <style:text-properties fo:font-style="normal" officeooo:paragraph-rsid="003ea5c5" style:font-style-asian="normal" style:font-style-complex="normal"/>
    </style:style>
    <style:style style:name="P41" style:family="paragraph" style:parent-style-name="Standard">
      <style:text-properties fo:font-style="normal" officeooo:paragraph-rsid="003fbc11" style:font-style-asian="normal" style:font-style-complex="normal"/>
    </style:style>
    <style:style style:name="P42" style:family="paragraph" style:parent-style-name="Standard" style:list-style-name="WW8Num6">
      <style:paragraph-properties fo:text-align="justify" style:justify-single-word="false"/>
      <style:text-properties fo:font-style="normal" fo:background-color="transparent" style:font-style-asian="normal" style:font-style-complex="normal"/>
    </style:style>
    <style:style style:name="P43" style:family="paragraph" style:parent-style-name="Standard">
      <style:paragraph-properties fo:text-align="justify" style:justify-single-word="false"/>
    </style:style>
    <style:style style:name="P44" style:family="paragraph" style:parent-style-name="Standard" style:list-style-name="WW8Num5">
      <style:paragraph-properties fo:text-align="justify" style:justify-single-word="false"/>
    </style:style>
    <style:style style:name="P45" style:family="paragraph" style:parent-style-name="Standard" style:list-style-name="WW8Num5">
      <style:paragraph-properties fo:text-align="justify" style:justify-single-word="false"/>
      <style:text-properties officeooo:paragraph-rsid="003d76bd"/>
    </style:style>
    <style:style style:name="P46" style:family="paragraph" style:parent-style-name="Standard" style:list-style-name="WW8Num6">
      <style:paragraph-properties fo:text-align="justify" style:justify-single-word="false"/>
    </style:style>
    <style:style style:name="P47" style:family="paragraph" style:parent-style-name="Standard" style:list-style-name="WW8Num6">
      <style:paragraph-properties fo:text-align="justify" style:justify-single-word="false"/>
      <style:text-properties officeooo:paragraph-rsid="00177f97"/>
    </style:style>
    <style:style style:name="P48" style:family="paragraph" style:parent-style-name="Standard" style:list-style-name="WW8Num6">
      <style:paragraph-properties fo:text-align="justify" style:justify-single-word="false"/>
      <style:text-properties officeooo:paragraph-rsid="001e500f"/>
    </style:style>
    <style:style style:name="P49" style:family="paragraph" style:parent-style-name="Standard" style:list-style-name="WW8Num6">
      <style:paragraph-properties fo:text-align="justify" style:justify-single-word="false"/>
      <style:text-properties officeooo:paragraph-rsid="0026f896"/>
    </style:style>
    <style:style style:name="P50" style:family="paragraph" style:parent-style-name="Standard" style:list-style-name="WW8Num6">
      <style:paragraph-properties fo:text-align="justify" style:justify-single-word="false"/>
      <style:text-properties officeooo:paragraph-rsid="003d76bd"/>
    </style:style>
    <style:style style:name="P51" style:family="paragraph" style:parent-style-name="Standard" style:list-style-name="WW8Num6">
      <style:paragraph-properties fo:text-align="justify" style:justify-single-word="false"/>
      <style:text-properties officeooo:paragraph-rsid="003d9e2d"/>
    </style:style>
    <style:style style:name="P52" style:family="paragraph" style:parent-style-name="Standard" style:list-style-name="WW8Num6">
      <style:paragraph-properties fo:text-align="justify" style:justify-single-word="false"/>
      <style:text-properties officeooo:paragraph-rsid="003ea5c5"/>
    </style:style>
    <style:style style:name="P53" style:family="paragraph" style:parent-style-name="Standard" style:list-style-name="WW8Num8">
      <style:paragraph-properties fo:text-align="justify" style:justify-single-word="false"/>
    </style:style>
    <style:style style:name="P54" style:family="paragraph" style:parent-style-name="Standard" style:list-style-name="WW8Num8">
      <style:paragraph-properties fo:text-align="justify" style:justify-single-word="false"/>
      <style:text-properties officeooo:paragraph-rsid="0028802d"/>
    </style:style>
    <style:style style:name="P55" style:family="paragraph" style:parent-style-name="Standard" style:list-style-name="WW8Num9">
      <style:paragraph-properties fo:text-align="justify" style:justify-single-word="false"/>
    </style:style>
    <style:style style:name="P56" style:family="paragraph" style:parent-style-name="Standard" style:list-style-name="L8">
      <style:paragraph-properties fo:text-align="justify" style:justify-single-word="false"/>
    </style:style>
    <style:style style:name="P57" style:family="paragraph" style:parent-style-name="Standard" style:list-style-name="L8">
      <style:paragraph-properties fo:text-align="justify" style:justify-single-word="false"/>
      <style:text-properties officeooo:paragraph-rsid="003d9e2d"/>
    </style:style>
    <style:style style:name="P58" style:family="paragraph" style:parent-style-name="Standard" style:list-style-name="L9">
      <style:paragraph-properties fo:text-align="justify" style:justify-single-word="false"/>
    </style:style>
    <style:style style:name="P59" style:family="paragraph" style:parent-style-name="Standard" style:list-style-name="WW8Num12">
      <style:paragraph-properties fo:text-align="justify" style:justify-single-word="false"/>
    </style:style>
    <style:style style:name="P60" style:family="paragraph" style:parent-style-name="Standard" style:list-style-name="WW8Num13">
      <style:paragraph-properties fo:text-align="justify" style:justify-single-word="false"/>
    </style:style>
    <style:style style:name="P61" style:family="paragraph" style:parent-style-name="Standard">
      <style:paragraph-properties fo:text-align="justify" style:justify-single-word="false"/>
      <style:text-properties officeooo:paragraph-rsid="003d76bd"/>
    </style:style>
    <style:style style:name="P62" style:family="paragraph" style:parent-style-name="Standard" style:list-style-name="L10">
      <style:paragraph-properties fo:text-align="justify" style:justify-single-word="false"/>
      <style:text-properties officeooo:paragraph-rsid="003d9e2d"/>
    </style:style>
    <style:style style:name="P63" style:family="paragraph" style:parent-style-name="Standard">
      <style:paragraph-properties fo:text-align="justify" style:justify-single-word="false"/>
      <style:text-properties officeooo:paragraph-rsid="00402c36"/>
    </style:style>
    <style:style style:name="P64" style:family="paragraph" style:parent-style-name="Standard">
      <style:paragraph-properties fo:text-align="justify" style:justify-single-word="false"/>
      <style:text-properties officeooo:paragraph-rsid="00430385"/>
    </style:style>
    <style:style style:name="P65" style:family="paragraph" style:parent-style-name="Standard" style:list-style-name="WW8Num5">
      <style:paragraph-properties fo:text-align="justify" style:justify-single-word="false"/>
      <style:text-properties fo:font-weight="normal" style:font-weight-asian="normal" style:font-weight-complex="normal"/>
    </style:style>
    <style:style style:name="P66" style:family="paragraph" style:parent-style-name="Standard" style:list-style-name="WW8Num6">
      <style:paragraph-properties fo:text-align="justify" style:justify-single-word="false"/>
      <style:text-properties fo:font-weight="normal" style:font-weight-asian="normal" style:font-weight-complex="normal"/>
    </style:style>
    <style:style style:name="P67" style:family="paragraph" style:parent-style-name="Standard" style:list-style-name="WW8Num6"/>
    <style:style style:name="P68" style:family="paragraph" style:parent-style-name="Standard" style:list-style-name="WW8Num6">
      <style:text-properties officeooo:paragraph-rsid="001e255a"/>
    </style:style>
    <style:style style:name="P69" style:family="paragraph" style:parent-style-name="Standard" style:list-style-name="L1"/>
    <style:style style:name="P70" style:family="paragraph" style:parent-style-name="Standard" style:list-style-name="WW8Num6">
      <style:paragraph-properties fo:text-align="justify" style:justify-single-word="false"/>
      <style:text-properties style:font-name-complex="Helvetica"/>
    </style:style>
    <style:style style:name="P71" style:family="paragraph" style:parent-style-name="Standard" style:list-style-name="WW8Num6">
      <style:paragraph-properties fo:text-align="justify" style:justify-single-word="false"/>
      <style:text-properties fo:font-style="italic" fo:font-weight="normal" style:font-style-asian="italic" style:font-weight-asian="normal" style:font-style-complex="italic" style:font-weight-complex="normal"/>
    </style:style>
    <style:style style:name="P72" style:family="paragraph" style:parent-style-name="Standard" style:list-style-name="WW8Num6">
      <style:paragraph-properties fo:text-align="justify" style:justify-single-word="false"/>
      <style:text-properties fo:font-style="italic" style:font-style-asian="italic" style:font-style-complex="italic"/>
    </style:style>
    <style:style style:name="P73" style:family="paragraph" style:parent-style-name="Standard" style:list-style-name="WW8Num6">
      <style:paragraph-properties fo:text-align="justify" style:justify-single-word="false"/>
      <style:text-properties fo:font-style="italic" officeooo:paragraph-rsid="0026f896" style:font-style-asian="italic" style:font-style-complex="italic"/>
    </style:style>
    <style:style style:name="P74" style:family="paragraph" style:parent-style-name="Standard" style:list-style-name="WW8Num6">
      <style:paragraph-properties fo:text-align="justify" style:justify-single-word="false"/>
      <style:text-properties fo:font-style="italic" officeooo:paragraph-rsid="00402c36" style:font-style-asian="italic" style:font-style-complex="italic"/>
    </style:style>
    <style:style style:name="P75" style:family="paragraph" style:parent-style-name="Standard" style:list-style-name="WW8Num6">
      <style:paragraph-properties fo:text-align="justify" style:justify-single-word="false"/>
      <style:text-properties fo:font-style="italic" officeooo:paragraph-rsid="00430385" style:font-style-asian="italic" style:font-style-complex="italic"/>
    </style:style>
    <style:style style:name="P76" style:family="paragraph" style:parent-style-name="Standard" style:list-style-name="L9">
      <style:text-properties fo:font-style="italic" style:font-style-asian="italic" style:font-style-complex="italic"/>
    </style:style>
    <style:style style:name="P77" style:family="paragraph" style:parent-style-name="Standard" style:list-style-name="WW8Num6">
      <style:text-properties style:font-style-asian="normal" style:font-weight-asian="normal" style:font-style-complex="normal" style:font-weight-complex="normal"/>
    </style:style>
    <style:style style:name="P78" style:family="paragraph" style:parent-style-name="Standard" style:list-style-name="WW8Num6">
      <style:paragraph-properties fo:text-align="justify" style:justify-single-word="false"/>
      <style:text-properties style:font-style-asian="italic" style:font-style-complex="italic"/>
    </style:style>
    <style:style style:name="P79" style:family="paragraph" style:parent-style-name="Standard" style:list-style-name="WW8Num6">
      <style:text-properties officeooo:rsid="0026f896" officeooo:paragraph-rsid="0026f896"/>
    </style:style>
    <style:style style:name="P80" style:family="paragraph" style:parent-style-name="Standard">
      <style:paragraph-properties fo:text-align="justify" style:justify-single-word="false"/>
      <style:text-properties officeooo:rsid="0026f896" officeooo:paragraph-rsid="003ea5c5"/>
    </style:style>
    <style:style style:name="P81" style:family="paragraph" style:parent-style-name="Standard">
      <style:paragraph-properties fo:text-align="justify" style:justify-single-word="false"/>
      <style:text-properties officeooo:rsid="0026f896" officeooo:paragraph-rsid="00402c36"/>
    </style:style>
    <style:style style:name="P82" style:family="paragraph" style:parent-style-name="Standard">
      <style:paragraph-properties fo:text-align="justify" style:justify-single-word="false"/>
      <style:text-properties officeooo:rsid="0026f896" officeooo:paragraph-rsid="00430385"/>
    </style:style>
    <style:style style:name="P83" style:family="paragraph" style:parent-style-name="Standard" style:list-style-name="WW8Num6">
      <style:paragraph-properties fo:text-align="justify" style:justify-single-word="false"/>
      <style:text-properties fo:font-weight="bold" style:font-weight-asian="bold" style:font-weight-complex="bold"/>
    </style:style>
    <style:style style:name="P84" style:family="paragraph" style:parent-style-name="Standard" style:list-style-name="WW8Num8"/>
    <style:style style:name="P85" style:family="paragraph" style:parent-style-name="Standard" style:list-style-name="WW8Num8">
      <style:text-properties officeooo:paragraph-rsid="0028802d"/>
    </style:style>
    <style:style style:name="P86" style:family="paragraph" style:parent-style-name="Standard" style:list-style-name="WW8Num8">
      <style:paragraph-properties fo:text-align="justify" style:justify-single-word="false"/>
      <style:text-properties officeooo:rsid="0012faee" officeooo:paragraph-rsid="0028802d"/>
    </style:style>
    <style:style style:name="P87" style:family="paragraph" style:parent-style-name="Standard" style:list-style-name="WW8Num8">
      <style:text-properties officeooo:rsid="0012faee" officeooo:paragraph-rsid="0028802d"/>
    </style:style>
    <style:style style:name="P88" style:family="paragraph" style:parent-style-name="Standard" style:list-style-name="WW8Num9"/>
    <style:style style:name="P89" style:family="paragraph" style:parent-style-name="Standard" style:list-style-name="WW8Num9">
      <style:paragraph-properties fo:text-align="justify" style:justify-single-word="false"/>
      <style:text-properties officeooo:rsid="00119d2d" officeooo:paragraph-rsid="00119d2d"/>
    </style:style>
    <style:style style:name="P90" style:family="paragraph" style:parent-style-name="Standard" style:list-style-name="L9"/>
    <style:style style:name="P91" style:family="paragraph" style:parent-style-name="Standard" style:list-style-name="WW8Num12"/>
    <style:style style:name="P92" style:family="paragraph" style:parent-style-name="Standard">
      <style:text-properties officeooo:paragraph-rsid="003d76bd"/>
    </style:style>
    <style:style style:name="P93" style:family="paragraph" style:parent-style-name="Standard" style:list-style-name="L11">
      <style:text-properties officeooo:paragraph-rsid="003ea5c5"/>
    </style:style>
    <style:style style:name="P94" style:family="paragraph" style:parent-style-name="Standard">
      <style:text-properties fo:font-size="11pt" fo:font-style="normal" fo:font-weight="normal" officeooo:paragraph-rsid="003ea5c5" style:font-size-asian="10.5pt" style:font-style-asian="normal" style:font-weight-asian="normal" style:font-style-complex="normal" style:font-weight-complex="normal"/>
    </style:style>
    <style:style style:name="P95" style:family="paragraph" style:parent-style-name="Standard">
      <style:text-properties officeooo:paragraph-rsid="0024e931"/>
    </style:style>
    <style:style style:name="P96" style:family="paragraph" style:parent-style-name="Standard">
      <style:text-properties officeooo:paragraph-rsid="003fbc11"/>
    </style:style>
    <style:style style:name="P97" style:family="paragraph" style:parent-style-name="Standard">
      <style:text-properties officeooo:paragraph-rsid="00402c36"/>
    </style:style>
    <style:style style:name="P98" style:family="paragraph" style:parent-style-name="Standard">
      <style:paragraph-properties fo:text-align="justify" style:justify-single-word="false"/>
      <style:text-properties officeooo:paragraph-rsid="00402c36" fo:background-color="#ffff00"/>
    </style:style>
    <style:style style:name="P99" style:family="paragraph" style:parent-style-name="Standard">
      <style:text-properties officeooo:paragraph-rsid="00430385"/>
    </style:style>
    <style:style style:name="P100" style:family="paragraph" style:parent-style-name="Standard" style:list-style-name="WW8Num6"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101" style:family="paragraph" style:parent-style-name="Standard" style:list-style-name="WW8Num12"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style:font-size-asian="10.5pt" style:font-style-asian="normal" style:font-style-complex="normal"/>
    </style:style>
    <style:style style:name="P102" style:family="paragraph" style:parent-style-name="Standard" style:list-style-name="L8">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3ea5c5" style:font-size-asian="10.5pt"/>
    </style:style>
    <style:style style:name="P103" style:family="paragraph" style:parent-style-name="Standard" style:list-style-name="L8">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3fbc11" style:font-size-asian="10.5pt"/>
    </style:style>
    <style:style style:name="P104" style:family="paragraph" style:parent-style-name="Standard" style:list-style-name="L8">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402c36" style:font-size-asian="10.5pt"/>
    </style:style>
    <style:style style:name="P105"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402c36" style:font-size-asian="10.5pt"/>
    </style:style>
    <style:style style:name="P106"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41864e" style:font-size-asian="10.5pt"/>
    </style:style>
    <style:style style:name="P107" style:family="paragraph" style:parent-style-name="Standard" style:list-style-name="WW8Num5">
      <style:paragraph-properties fo:margin-left="2.54cm" fo:margin-right="0cm" fo:text-align="justify" style:justify-single-word="false" fo:text-indent="-0.635cm" style:auto-text-indent="false"/>
      <style:text-properties officeooo:paragraph-rsid="003d76bd"/>
    </style:style>
    <style:style style:name="P108" style:family="paragraph" style:parent-style-name="Standard" style:list-style-name="WW8Num5">
      <style:paragraph-properties fo:margin-left="2.54cm" fo:margin-right="0cm" fo:text-align="justify" style:justify-single-word="false" fo:text-indent="-0.635cm" style:auto-text-indent="false"/>
      <style:text-properties officeooo:paragraph-rsid="003ea5c5"/>
    </style:style>
    <style:style style:name="P109" style:family="paragraph" style:parent-style-name="Standard" style:list-style-name="WW8Num5">
      <style:paragraph-properties fo:margin-left="2.54cm" fo:margin-right="0cm" fo:text-align="justify" style:justify-single-word="false" fo:text-indent="-0.635cm" style:auto-text-indent="false"/>
      <style:text-properties officeooo:paragraph-rsid="00430385"/>
    </style:style>
    <style:style style:name="P110" style:family="paragraph" style:parent-style-name="Standard" style:list-style-name="WW8Num6">
      <style:paragraph-properties fo:margin-top="0cm" fo:margin-bottom="0cm" style:contextual-spacing="false"/>
      <style:text-properties officeooo:paragraph-rsid="003d9e2d"/>
    </style:style>
    <style:style style:name="P111" style:family="paragraph" style:parent-style-name="Standard">
      <style:paragraph-properties fo:margin-top="0cm" fo:margin-bottom="0cm" style:contextual-spacing="false" fo:text-align="justify" style:justify-single-word="false"/>
      <style:text-properties fo:font-style="normal" officeooo:paragraph-rsid="003d9e2d" fo:background-color="#ffff00" style:font-style-asian="normal" style:font-style-complex="normal"/>
    </style:style>
    <style:style style:name="P112" style:family="paragraph" style:parent-style-name="Standard" style:list-style-name="WW8Num5">
      <style:paragraph-properties fo:margin-left="1.27cm" fo:margin-right="0cm" fo:text-align="justify" style:justify-single-word="false" fo:text-indent="-0.635cm" style:auto-text-indent="false"/>
      <style:text-properties officeooo:paragraph-rsid="003ea5c5"/>
    </style:style>
    <style:style style:name="P113" style:family="paragraph" style:parent-style-name="Bibliography_20_1">
      <style:text-properties fo:font-style="normal" style:font-style-asian="normal"/>
    </style:style>
    <style:style style:name="P114" style:family="paragraph" style:parent-style-name="Heading_20_4">
      <style:paragraph-properties fo:text-align="justify" style:justify-single-word="false"/>
    </style:style>
    <style:style style:name="P115" style:family="paragraph" style:parent-style-name="Heading_20_4" style:master-page-name="">
      <style:paragraph-properties fo:text-align="justify" style:justify-single-word="false" style:page-number="auto"/>
    </style:style>
    <style:style style:name="P116" style:family="paragraph" style:parent-style-name="Heading_20_2">
      <style:text-properties officeooo:rsid="0039712b"/>
    </style:style>
    <style:style style:name="P117" style:family="paragraph" style:parent-style-name="Heading_20_7">
      <style:paragraph-properties fo:text-align="justify" style:justify-single-word="false"/>
    </style:style>
    <style:style style:name="P118" style:family="paragraph" style:parent-style-name="Heading_20_8">
      <style:paragraph-properties fo:text-align="justify" style:justify-single-word="false"/>
    </style:style>
    <style:style style:name="P119" style:family="paragraph" style:parent-style-name="Heading_20_3">
      <style:text-properties officeooo:rsid="0039712b"/>
    </style:style>
    <style:style style:name="P120" style:family="paragraph" style:parent-style-name="Heading_20_3">
      <style:text-properties officeooo:rsid="00119d2d"/>
    </style:style>
    <style:style style:name="P121" style:family="paragraph" style:parent-style-name="Text_20_body" style:list-style-name="WW8Num8">
      <style:text-properties officeooo:rsid="00119d2d" officeooo:paragraph-rsid="002a6db5"/>
    </style:style>
    <style:style style:name="P122" style:family="paragraph" style:parent-style-name="Text_20_body" style:list-style-name="L3">
      <style:paragraph-properties fo:text-align="justify" style:justify-single-word="false"/>
    </style:style>
    <style:style style:name="P123" style:family="paragraph" style:parent-style-name="Text_20_body" style:list-style-name="L4">
      <style:paragraph-properties fo:text-align="justify" style:justify-single-word="false"/>
    </style:style>
    <style:style style:name="P124" style:family="paragraph" style:parent-style-name="Text_20_body" style:list-style-name="L5">
      <style:paragraph-properties fo:text-align="justify" style:justify-single-word="false"/>
    </style:style>
    <style:style style:name="P125" style:family="paragraph" style:parent-style-name="Text_20_body" style:list-style-name="L3">
      <style:paragraph-properties fo:text-align="justify" style:justify-single-word="false"/>
      <style:text-properties fo:font-style="normal" style:font-style-asian="normal" style:font-style-complex="normal"/>
    </style:style>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2">
      <style:paragraph-properties fo:margin-top="0cm" fo:margin-bottom="0cm" style:contextual-spacing="false" fo:text-align="justify" style:justify-single-word="false"/>
      <style:text-properties style:font-name="Times New Roman" fo:font-style="normal" style:font-style-asian="normal" style:font-style-complex="normal"/>
    </style:style>
    <style:style style:name="P129" style:family="paragraph" style:parent-style-name="Text_20_body" style:list-style-name="WW8Num6">
      <style:paragraph-properties fo:margin-top="0cm" fo:margin-bottom="0cm" style:contextual-spacing="false"/>
    </style:style>
    <style:style style:name="P130" style:family="paragraph" style:parent-style-name="Text_20_body">
      <style:paragraph-properties fo:margin-top="0cm" fo:margin-bottom="0cm" style:contextual-spacing="false" fo:text-align="justify" style:justify-single-word="false"/>
      <style:text-properties fo:font-style="normal" fo:background-color="#ffff00" style:font-style-asian="normal" style:font-style-complex="normal"/>
    </style:style>
    <style:style style:name="P131" style:family="paragraph" style:parent-style-name="Heading_20_5">
      <style:paragraph-properties fo:text-align="justify" style:justify-single-word="false"/>
      <style:text-properties fo:font-style="italic" style:font-style-asian="italic" style:font-style-complex="italic"/>
    </style:style>
    <style:style style:name="P132" style:family="paragraph" style:parent-style-name="Heading_20_5">
      <style:paragraph-properties fo:text-align="justify" style:justify-single-word="false"/>
    </style:style>
    <style:style style:name="P133" style:family="paragraph" style:parent-style-name="Heading_20_6">
      <style:paragraph-properties fo:text-align="justify" style:justify-single-word="false"/>
      <style:text-properties fo:font-weight="bold" officeooo:paragraph-rsid="00402c36" style:font-weight-asian="bold" style:font-weight-complex="bold"/>
    </style:style>
    <style:style style:name="P134" style:family="paragraph" style:parent-style-name="Heading_20_6">
      <style:paragraph-properties fo:text-align="justify" style:justify-single-word="false"/>
    </style:style>
    <style:style style:name="P135" style:family="paragraph" style:parent-style-name="Heading_20_6">
      <style:text-properties officeooo:paragraph-rsid="0041864e"/>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26f896" style:font-weight-asian="normal" style:font-weight-complex="normal"/>
    </style:style>
    <style:style style:name="T4" style:family="text">
      <style:text-properties fo:font-weight="normal" style:font-weight-asian="normal" style:font-name-complex="Helvetica" style:font-weight-complex="normal"/>
    </style:style>
    <style:style style:name="T5" style:family="text">
      <style:text-properties fo:font-weight="normal" officeooo:rsid="00177f97" style:font-weight-asian="normal"/>
    </style:style>
    <style:style style:name="T6" style:family="text">
      <style:text-properties fo:font-weight="normal" fo:background-color="#ffff00"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normal"/>
    </style:style>
    <style:style style:name="T11" style:family="text">
      <style:text-properties fo:font-style="italic" officeooo:rsid="001a30a2" style:font-style-asian="italic" style:font-style-complex="italic"/>
    </style:style>
    <style:style style:name="T12" style:family="text">
      <style:text-properties fo:font-style="italic" officeooo:rsid="002308ae" style:font-style-asian="italic" style:font-style-complex="italic"/>
    </style:style>
    <style:style style:name="T13" style:family="text">
      <style:text-properties fo:font-style="italic" officeooo:rsid="0026f896" style:font-style-asian="italic" style:font-style-complex="italic"/>
    </style:style>
    <style:style style:name="T14" style:family="text">
      <style:text-properties fo:font-style="italic" officeooo:rsid="003d76bd" style:font-style-asian="italic" style:font-style-complex="italic"/>
    </style:style>
    <style:style style:name="T15" style:family="text">
      <style:text-properties fo:font-style="italic" officeooo:rsid="003d9e2d" style:font-style-asian="italic" style:font-style-complex="italic"/>
    </style:style>
    <style:style style:name="T16" style:family="text">
      <style:text-properties fo:font-style="italic" officeooo:rsid="003ea5c5" style:font-style-asian="italic" style:font-style-complex="italic"/>
    </style:style>
    <style:style style:name="T17" style:family="text">
      <style:text-properties fo:font-style="italic" officeooo:rsid="003fbc11" style:font-style-asian="italic" style:font-style-complex="italic"/>
    </style:style>
    <style:style style:name="T18" style:family="text">
      <style:text-properties fo:font-style="italic" fo:font-weight="normal" style:font-style-asian="italic" style:font-weight-asian="normal"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3ea5c5"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name-complex="Helvetica" style:font-style-complex="italic" style:font-weight-complex="normal"/>
    </style:style>
    <style:style style:name="T22" style:family="text">
      <style:text-properties fo:font-style="italic" fo:font-weight="normal" fo:background-color="transparent" style:font-style-asian="italic" style:font-weight-asian="normal" style:font-style-complex="italic" style:font-weight-complex="normal"/>
    </style:style>
    <style:style style:name="T23" style:family="text">
      <style:text-properties fo:font-style="italic" fo:background-color="transparent"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style:font-style-asian="normal" style:font-style-complex="normal" style:font-weight-complex="normal"/>
    </style:style>
    <style:style style:name="T28" style:family="text">
      <style:text-properties fo:font-style="normal" officeooo:rsid="000fbc56" style:font-style-asian="normal" style:font-style-complex="normal"/>
    </style:style>
    <style:style style:name="T29" style:family="text">
      <style:text-properties fo:font-style="normal" officeooo:rsid="00153e37" style:font-style-asian="normal" style:font-style-complex="normal"/>
    </style:style>
    <style:style style:name="T30" style:family="text">
      <style:text-properties fo:font-style="normal" officeooo:rsid="0018ae97" style:font-style-asian="normal" style:font-style-complex="normal"/>
    </style:style>
    <style:style style:name="T31" style:family="text">
      <style:text-properties fo:font-style="normal" officeooo:rsid="001a30a2" style:font-style-asian="normal" style:font-style-complex="normal"/>
    </style:style>
    <style:style style:name="T32" style:family="text">
      <style:text-properties fo:font-style="normal" officeooo:rsid="002308ae" style:font-style-asian="normal" style:font-style-complex="normal"/>
    </style:style>
    <style:style style:name="T33" style:family="text">
      <style:text-properties fo:font-style="normal" officeooo:rsid="0024e931" style:font-style-asian="normal" style:font-style-complex="normal"/>
    </style:style>
    <style:style style:name="T34" style:family="text">
      <style:text-properties fo:font-style="normal" officeooo:rsid="0026f896" style:font-style-asian="normal" style:font-style-complex="normal"/>
    </style:style>
    <style:style style:name="T35" style:family="text">
      <style:text-properties fo:font-style="normal" officeooo:rsid="00387e00" style:font-style-asian="normal" style:font-style-complex="normal"/>
    </style:style>
    <style:style style:name="T36" style:family="text">
      <style:text-properties fo:font-style="normal" officeooo:rsid="003d76bd" style:font-style-asian="normal" style:font-style-complex="normal"/>
    </style:style>
    <style:style style:name="T37" style:family="text">
      <style:text-properties fo:font-style="normal" officeooo:rsid="003ea5c5" style:font-style-asian="normal" style:font-style-complex="normal"/>
    </style:style>
    <style:style style:name="T38" style:family="text">
      <style:text-properties fo:font-style="normal" officeooo:rsid="003fbc11" style:font-style-asian="normal" style:font-style-complex="normal"/>
    </style:style>
    <style:style style:name="T39" style:family="text">
      <style:text-properties fo:font-style="normal" officeooo:rsid="00402c36" style:font-style-asian="normal" style:font-style-complex="normal"/>
    </style:style>
    <style:style style:name="T40" style:family="text">
      <style:text-properties fo:font-style="normal" fo:font-weight="normal" style:font-style-asian="normal" style:font-weight-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3d76bd" style:font-style-asian="normal" style:font-weight-asian="normal" style:font-style-complex="normal" style:font-weight-complex="normal"/>
    </style:style>
    <style:style style:name="T43" style:family="text">
      <style:text-properties fo:font-style="normal" fo:font-weight="normal" officeooo:rsid="003ea5c5" style:font-style-asian="normal" style:font-weight-asian="normal" style:font-style-complex="normal" style:font-weight-complex="normal"/>
    </style:style>
    <style:style style:name="T44" style:family="text">
      <style:text-properties fo:font-style="normal" fo:font-weight="normal" style:font-style-asian="normal" style:font-weight-asian="normal" style:font-name-complex="Helvetica" style:font-style-complex="normal" style:font-weight-complex="normal"/>
    </style:style>
    <style:style style:name="T45" style:family="text">
      <style:text-properties fo:font-style="normal" fo:font-weight="normal" fo:background-color="#ffff00" style:font-style-asian="normal" style:font-weight-asian="normal" style:font-style-complex="normal" style:font-weight-complex="normal"/>
    </style:style>
    <style:style style:name="T46" style:family="text">
      <style:text-properties fo:font-style="normal" fo:font-weight="normal" fo:background-color="transparent" style:font-style-asian="normal" style:font-weight-asian="normal" style:font-style-complex="normal" style:font-weight-complex="normal"/>
    </style:style>
    <style:style style:name="T47" style:family="text">
      <style:text-properties fo:font-style="normal" fo:background-color="#ffff00" style:font-style-asian="normal" style:font-style-complex="normal"/>
    </style:style>
    <style:style style:name="T48" style:family="text">
      <style:text-properties fo:font-style="normal" officeooo:rsid="003ea5c5" fo:background-color="#ffff00" style:font-style-asian="normal" style:font-style-complex="normal"/>
    </style:style>
    <style:style style:name="T49" style:family="text">
      <style:text-properties fo:font-style="normal" fo:background-color="transparent"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fo:background-color="transparent" style:font-style-asian="normal" style:font-weight-asian="bold" style:font-style-complex="normal" style:font-weight-complex="bold"/>
    </style:style>
    <style:style style:name="T52" style:family="text">
      <style:text-properties style:font-name="Times New Roman"/>
    </style:style>
    <style:style style:name="T53" style:family="text">
      <style:text-properties style:font-name="Times New Roman" fo:font-style="normal" fo:font-weight="normal" style:font-style-asian="normal" style:font-weight-asian="normal" style:font-style-complex="normal"/>
    </style:style>
    <style:style style:name="T54" style:family="text">
      <style:text-properties style:font-name="Times New Roman" fo:font-style="normal" fo:font-weight="normal" style:font-style-asian="normal" style:font-weight-asian="normal" style:font-style-complex="normal" style:font-weight-complex="normal"/>
    </style:style>
    <style:style style:name="T55" style:family="text">
      <style:text-properties style:font-name="Times New Roman" fo:font-style="normal" fo:font-weight="normal" style:font-name-asian="Times New Roman1" style:font-style-asian="normal" style:font-weight-asian="normal" style:font-name-complex="Times New Roman1" style:font-style-complex="normal" style:font-weight-complex="normal"/>
    </style:style>
    <style:style style:name="T56" style:family="text">
      <style:text-properties style:font-name="Times New Roman" fo:font-style="normal" fo:background-color="#ffff00" style:font-style-asian="normal" style:font-style-complex="normal"/>
    </style:style>
    <style:style style:name="T57" style:family="text">
      <style:text-properties style:font-name="Times New Roman" fo:font-style="normal" officeooo:rsid="003ea5c5" fo:background-color="#ffff00" style:font-style-asian="normal" style:font-style-complex="normal"/>
    </style:style>
    <style:style style:name="T58" style:family="text">
      <style:text-properties style:font-name="Times New Roman" fo:font-style="normal" style:font-style-asian="normal" style:font-style-complex="normal"/>
    </style:style>
    <style:style style:name="T59" style:family="text">
      <style:text-properties style:font-name="Times New Roman" fo:font-style="normal" officeooo:rsid="002308ae" style:font-style-asian="normal" style:font-style-complex="normal"/>
    </style:style>
    <style:style style:name="T60" style:family="text">
      <style:text-properties style:font-name="Times New Roman" fo:font-style="normal" style:font-name-asian="Droid Sans Fallback" style:font-style-asian="normal" style:font-name-complex="Lohit Hindi" style:font-style-complex="normal"/>
    </style:style>
    <style:style style:name="T61" style:family="text">
      <style:text-properties style:font-name="Times New Roman" fo:font-style="normal" fo:background-color="transparent" style:font-style-asian="normal" style:font-style-complex="normal"/>
    </style:style>
    <style:style style:name="T62" style:family="text">
      <style:text-properties style:font-name="Times New Roman" fo:font-style="normal" officeooo:rsid="003ea5c5" fo:background-color="transparent" style:font-style-asian="normal" style:font-style-complex="normal"/>
    </style:style>
    <style:style style:name="T63" style:family="text">
      <style:text-properties style:font-name="Times New Roman" fo:font-style="italic" style:font-style-asian="italic" style:font-style-complex="italic"/>
    </style:style>
    <style:style style:name="T64" style:family="text">
      <style:text-properties style:font-name="Times New Roman" fo:font-style="italic" officeooo:rsid="00211c02" style:font-style-asian="italic" style:font-style-complex="italic"/>
    </style:style>
    <style:style style:name="T65" style:family="text">
      <style:text-properties style:font-name="Times New Roman" fo:font-style="italic" officeooo:rsid="002308ae" style:font-style-asian="italic" style:font-style-complex="italic"/>
    </style:style>
    <style:style style:name="T66" style:family="text">
      <style:text-properties style:font-name="Times New Roman" fo:font-style="italic" fo:background-color="transparent" style:font-style-asian="italic" style:font-style-complex="italic"/>
    </style:style>
    <style:style style:name="T67" style:family="text">
      <style:text-properties style:font-name="Times New Roman" fo:font-style="italic" officeooo:rsid="003ea5c5" fo:background-color="transparent" style:font-style-asian="italic" style:font-style-complex="italic"/>
    </style:style>
    <style:style style:name="T68" style:family="text">
      <style:text-properties style:font-name="Times New Roman" fo:font-style="italic" fo:font-weight="normal" style:font-style-asian="italic" style:font-weight-asian="normal" style:font-style-complex="italic"/>
    </style:style>
    <style:style style:name="T69" style:family="text">
      <style:text-properties style:font-name="Times New Roman" fo:font-size="11pt" fo:font-style="normal" fo:background-color="#ffff00" style:font-size-asian="10.5pt" style:font-style-asian="normal" style:font-style-complex="normal"/>
    </style:style>
    <style:style style:name="T70" style:family="text">
      <style:text-properties style:font-name="Times New Roman" fo:font-size="11pt" fo:font-style="normal" style:font-size-asian="10.5pt" style:font-style-asian="normal" style:font-style-complex="normal"/>
    </style:style>
    <style:style style:name="T71" style:family="text">
      <style:text-properties style:font-name="Times New Roman" fo:font-size="11pt" fo:font-style="normal" style:font-name-asian="Droid Sans Fallback" style:font-size-asian="10.5pt" style:font-style-asian="normal" style:font-name-complex="Lohit Hindi" style:font-style-complex="normal"/>
    </style:style>
    <style:style style:name="T72" style:family="text">
      <style:text-properties style:font-name="Times New Roman" fo:font-size="11pt" fo:font-style="italic" style:font-size-asian="10.5pt" style:font-style-asian="italic" style:font-style-complex="italic"/>
    </style:style>
    <style:style style:name="T73"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74"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75" style:family="text">
      <style:text-properties style:text-position="sub 58%"/>
    </style:style>
    <style:style style:name="T76" style:family="text">
      <style:text-properties style:text-position="sub 58%" fo:font-weight="normal" style:font-weight-asian="normal" style:font-weight-complex="normal"/>
    </style:style>
    <style:style style:name="T77" style:family="text">
      <style:text-properties style:text-position="sub 58%" fo:font-style="normal" fo:font-weight="normal" style:font-style-asian="normal" style:font-weight-asian="normal" style:font-style-complex="normal" style:font-weight-complex="normal"/>
    </style:style>
    <style:style style:name="T78" style:family="text">
      <style:text-properties style:text-position="sub 58%" fo:font-style="normal" fo:font-weight="normal" style:font-style-asian="normal" style:font-weight-asian="normal" style:font-name-complex="Helvetica" style:font-style-complex="normal" style:font-weight-complex="normal"/>
    </style:style>
    <style:style style:name="T79" style:family="text">
      <style:text-properties style:text-position="sub 58%" fo:font-style="normal" style:font-style-asian="normal" style:font-style-complex="normal"/>
    </style:style>
    <style:style style:name="T80" style:family="text">
      <style:text-properties style:text-position="sub 58%" fo:font-style="normal" officeooo:rsid="003ea5c5" style:font-style-asian="normal" style:font-style-complex="normal"/>
    </style:style>
    <style:style style:name="T81" style:family="text">
      <style:text-properties style:text-position="sub 58%" style:font-name-complex="Helvetica"/>
    </style:style>
    <style:style style:name="T82" style:family="text">
      <style:text-properties style:text-position="sub 58%" fo:font-weight="bold" style:font-weight-asian="bold" style:font-weight-complex="bold"/>
    </style:style>
    <style:style style:name="T83" style:family="text">
      <style:text-properties style:text-position="sub 58%" fo:font-size="11pt" fo:font-weight="bold" style:font-size-asian="10.5pt" style:font-weight-asian="bold" style:font-weight-complex="bold"/>
    </style:style>
    <style:style style:name="T84" style:family="text">
      <style:text-properties style:text-position="sub 58%" fo:font-size="11pt" style:font-size-asian="10.5pt"/>
    </style:style>
    <style:style style:name="T85" style:family="text">
      <style:text-properties style:text-position="sub 58%" fo:font-size="11pt" fo:font-style="normal" fo:font-weight="normal" officeooo:rsid="003ea5c5" style:font-size-asian="10.5pt" style:font-style-asian="normal" style:font-weight-asian="normal" style:font-style-complex="normal" style:font-weight-complex="normal"/>
    </style:style>
    <style:style style:name="T86" style:family="text">
      <style:text-properties style:text-position="sub 58%" officeooo:rsid="003ea5c5"/>
    </style:style>
    <style:style style:name="T87" style:family="text">
      <style:text-properties style:text-position="0% 100%"/>
    </style:style>
    <style:style style:name="T88" style:family="text">
      <style:text-properties style:text-position="0% 100%" fo:font-weight="normal" style:font-weight-asian="normal" style:font-weight-complex="normal"/>
    </style:style>
    <style:style style:name="T89" style:family="text">
      <style:text-properties style:text-position="0% 100%" fo:font-style="italic" fo:font-weight="normal" style:font-style-asian="italic" style:font-weight-asian="normal" style:font-style-complex="italic" style:font-weight-complex="normal"/>
    </style:style>
    <style:style style:name="T90" style:family="text">
      <style:text-properties style:text-position="0% 100%" fo:font-style="italic" style:font-style-asian="italic" style:font-style-complex="italic"/>
    </style:style>
    <style:style style:name="T91" style:family="text">
      <style:text-properties style:text-position="0% 100%" fo:font-style="normal" fo:font-weight="normal" style:font-style-asian="normal" style:font-weight-asian="normal" style:font-style-complex="normal" style:font-weight-complex="normal"/>
    </style:style>
    <style:style style:name="T92" style:family="text">
      <style:text-properties style:text-position="0% 100%" fo:font-style="normal" style:font-style-asian="normal" style:font-style-complex="normal"/>
    </style:style>
    <style:style style:name="T93" style:family="text">
      <style:text-properties style:text-position="0% 100%" fo:font-weight="bold" style:font-weight-asian="bold" style:font-weight-complex="bold"/>
    </style:style>
    <style:style style:name="T94" style:family="text">
      <style:text-properties style:text-position="0% 100%" style:font-name="Times New roman" fo:font-style="normal" style:font-style-asian="normal" style:font-style-complex="normal"/>
    </style:style>
    <style:style style:name="T95" style:family="text">
      <style:text-properties fo:font-weight="bold" style:font-weight-asian="bold" style:font-weight-complex="bold"/>
    </style:style>
    <style:style style:name="T96" style:family="text">
      <style:text-properties fo:font-weight="bold" fo:background-color="transparent" style:font-weight-asian="bold" style:font-weight-complex="bold"/>
    </style:style>
    <style:style style:name="T97" style:family="text">
      <style:text-properties fo:font-variant="normal" fo:text-transform="none" fo:color="#000000" style:text-line-through-style="none" fo:font-style="normal" style:text-underline-style="none" fo:font-weight="normal" style:text-blinking="false" fo:background-color="transparent"/>
    </style:style>
    <style:style style:name="T98" style:family="text">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T99"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100"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style>
    <style:style style:name="T101"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bold"/>
    </style:style>
    <style:style style:name="T102" style:family="text">
      <style:text-properties fo:font-variant="normal" fo:text-transform="none" fo:color="#000000" style:text-line-through-style="none" fo:font-style="normal" style:text-underline-style="none" fo:font-weight="normal" officeooo:rsid="003d9e2d" style:text-blinking="false" fo:background-color="transparent" style:font-style-asian="normal" style:font-weight-asian="normal" style:font-style-complex="normal" style:font-weight-complex="bold"/>
    </style:style>
    <style:style style:name="T103" style:family="text">
      <style:text-properties fo:font-variant="normal" fo:text-transform="none" fo:color="#000000" style:text-line-through-style="none" fo:font-style="normal" style:text-underline-style="none" fo:font-weight="normal" officeooo:rsid="003ea5c5" style:text-blinking="false" fo:background-color="transparent" style:font-style-asian="normal" style:font-weight-asian="normal" style:font-style-complex="normal" style:font-weight-complex="bold"/>
    </style:style>
    <style:style style:name="T104"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05"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06" style:family="text">
      <style:text-properties fo:font-variant="normal" fo:text-transform="none" fo:color="#000000" style:text-line-through-style="none" fo:font-style="normal" style:text-underline-style="none" fo:font-weight="normal" officeooo:rsid="003d9e2d" style:text-blinking="false" fo:background-color="transparent" style:font-style-asian="italic" style:font-weight-asian="normal" style:font-style-complex="italic" style:font-weight-complex="bold"/>
    </style:style>
    <style:style style:name="T107" style:family="text">
      <style:text-properties fo:font-variant="normal" fo:text-transform="none" fo:color="#000000" style:text-line-through-style="none" fo:font-style="normal" style:text-underline-style="none" fo:font-weight="normal" officeooo:rsid="003ea5c5" style:text-blinking="false" fo:background-color="transparent" style:font-style-asian="italic" style:font-weight-asian="normal" style:font-style-complex="italic" style:font-weight-complex="bold"/>
    </style:style>
    <style:style style:name="T108" style:family="text">
      <style:text-properties fo:font-variant="normal" fo:text-transform="none" fo:color="#000000" style:text-line-through-style="none" fo:font-style="normal" style:text-underline-style="none" fo:font-weight="normal" style:text-blinking="false" fo:background-color="#ffff00" style:font-weight-asian="normal" style:font-weight-complex="normal"/>
    </style:style>
    <style:style style:name="T109" style:family="text">
      <style:text-properties fo:font-variant="normal" fo:text-transform="none" fo:color="#000000" style:text-line-through-style="none" fo:font-style="normal" style:text-underline-style="none" fo:font-weight="normal" officeooo:rsid="003d9e2d" style:text-blinking="false" fo:background-color="#ffff00" style:font-style-asian="normal" style:font-weight-asian="normal" style:font-style-complex="normal" style:font-weight-complex="bold"/>
    </style:style>
    <style:style style:name="T110" style:family="text">
      <style:text-properties fo:font-variant="normal" fo:text-transform="none" fo:color="#000000" style:text-line-through-style="none" fo:font-style="normal" style:text-underline-style="none" officeooo:rsid="003d9e2d" style:text-blinking="false" fo:background-color="transparent"/>
    </style:style>
    <style:style style:name="T111" style:family="text">
      <style:text-properties fo:font-variant="normal" fo:text-transform="none" fo:color="#000000" style:text-line-through-style="none" fo:font-style="normal" style:text-underline-style="none" officeooo:rsid="003d9e2d" style:text-blinking="false" fo:background-color="#ffff00"/>
    </style:style>
    <style:style style:name="T112" style:family="text">
      <style:text-properties fo:font-variant="normal" fo:text-transform="none" fo:color="#000000" style:text-line-through-style="none" style:font-name="Times New Roman" fo:font-size="10.5pt" fo:font-style="normal" style:text-underline-style="none" fo:font-weight="normal" style:text-blinking="false" fo:background-color="transparent" style:font-size-asian="10.5pt" style:font-style-asian="normal" style:font-size-complex="10.5pt" style:font-style-complex="normal"/>
    </style:style>
    <style:style style:name="T11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style>
    <style:style style:name="T114" style:family="text">
      <style:text-properties fo:font-variant="normal" fo:text-transform="none" fo:color="#000000" style:text-line-through-style="none" fo:font-style="italic" style:text-underline-style="none" fo:font-weight="normal" officeooo:rsid="003d9e2d" style:text-blinking="false" fo:background-color="transparent" style:font-style-asian="italic" style:font-weight-asian="normal" style:font-style-complex="italic" style:font-weight-complex="bold"/>
    </style:style>
    <style:style style:name="T115" style:family="text">
      <style:text-properties fo:font-variant="normal" fo:text-transform="none" fo:color="#000000" style:text-line-through-style="none" fo:font-style="italic" style:text-underline-style="none" fo:font-weight="normal" officeooo:rsid="003ea5c5" style:text-blinking="false" fo:background-color="transparent" style:font-style-asian="italic" style:font-weight-asian="normal" style:font-style-complex="italic" style:font-weight-complex="bold"/>
    </style:style>
    <style:style style:name="T116"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117" style:family="text">
      <style:text-properties fo:font-variant="normal" fo:text-transform="none" fo:color="#000000" style:text-line-through-style="none" fo:font-size="11pt" fo:font-style="normal" style:text-underline-style="none" officeooo:rsid="003ea5c5" style:text-blinking="false" fo:background-color="transparent" style:font-size-asian="10.5pt"/>
    </style:style>
    <style:style style:name="T118" style:family="text">
      <style:text-properties fo:font-variant="normal" fo:text-transform="none" fo:color="#000000" style:text-line-through-style="none" fo:font-size="11pt" fo:font-style="normal" style:text-underline-style="none" officeooo:rsid="003ea5c5" style:text-blinking="false" fo:background-color="#ffff00" style:font-size-asian="10.5pt"/>
    </style:style>
    <style:style style:name="T119" style:family="text">
      <style:text-properties fo:font-variant="normal" fo:text-transform="none" fo:color="#000000" style:text-line-through-style="none" fo:font-size="11pt" fo:font-style="normal" style:text-underline-style="none" fo:font-weight="normal" style:text-blinking="false" fo:background-color="transparent" style:font-size-asian="10.5pt" style:font-style-asian="normal" style:font-weight-asian="normal" style:font-style-complex="normal"/>
    </style:style>
    <style:style style:name="T120" style:family="text">
      <style:text-properties fo:font-variant="normal" fo:text-transform="none" style:text-position="0% 100%" style:font-name="Times New Roman" fo:font-style="normal" style:text-underline-style="none" fo:font-weight="normal" fo:background-color="transparent" style:font-style-asian="normal" style:font-style-complex="normal"/>
    </style:style>
    <style:style style:name="T121" style:family="text">
      <style:text-properties fo:font-variant="normal" fo:text-transform="none" style:text-position="0% 100%" fo:font-style="normal" style:text-underline-style="none" fo:font-weight="normal"/>
    </style:style>
    <style:style style:name="T122" style:family="text">
      <style:text-properties fo:font-variant="normal" fo:text-transform="none" style:text-position="0% 100%" fo:font-style="normal" style:text-underline-style="none" fo:font-weight="normal" style:font-weight-asian="normal" style:font-weight-complex="normal"/>
    </style:style>
    <style:style style:name="T123" style:family="text">
      <style:text-properties fo:font-variant="normal" fo:text-transform="none" style:text-position="0% 100%" fo:font-style="normal" style:text-underline-style="none" fo:font-weight="normal" style:font-style-asian="normal" style:font-weight-asian="normal" style:font-name-complex="Helvetica" style:font-style-complex="normal" style:font-weight-complex="normal"/>
    </style:style>
    <style:style style:name="T124" style:family="text">
      <style:text-properties fo:font-variant="normal" fo:text-transform="none" style:text-position="0% 100%" fo:font-style="normal" style:text-underline-style="none" fo:font-weight="normal" style:font-style-asian="normal" style:font-weight-asian="normal" style:font-style-complex="normal" style:font-weight-complex="normal"/>
    </style:style>
    <style:style style:name="T125" style:family="text">
      <style:text-properties fo:font-variant="normal" fo:text-transform="none" style:text-position="0% 100%" fo:font-style="normal" style:text-underline-style="none" fo:font-weight="normal" style:font-style-asian="normal" style:font-style-complex="normal"/>
    </style:style>
    <style:style style:name="T126" style:family="text">
      <style:text-properties fo:font-variant="normal" fo:text-transform="none" style:text-position="0% 100%" fo:font-style="normal" style:text-underline-style="none" fo:font-weight="normal" style:font-style-asian="italic" style:font-style-complex="italic"/>
    </style:style>
    <style:style style:name="T127" style:family="text">
      <style:text-properties fo:font-variant="normal" fo:text-transform="none" style:text-position="0% 100%" style:text-underline-style="none" fo:font-weight="normal"/>
    </style:style>
    <style:style style:name="T128" style:family="text">
      <style:text-properties fo:font-variant="normal" fo:text-transform="none" style:text-position="0% 100%" style:text-underline-style="none" fo:font-weight="normal" style:font-weight-asian="normal" style:font-weight-complex="normal"/>
    </style:style>
    <style:style style:name="T129" style:family="text">
      <style:text-properties style:font-weight-complex="normal"/>
    </style:style>
    <style:style style:name="T130" style:family="text">
      <style:text-properties fo:background-color="#ffff00"/>
    </style:style>
    <style:style style:name="T131" style:family="text">
      <style:text-properties officeooo:rsid="0018ae97" fo:background-color="#ffff00"/>
    </style:style>
    <style:style style:name="T132" style:family="text">
      <style:text-properties officeooo:rsid="003315bf" fo:background-color="#ffff00"/>
    </style:style>
    <style:style style:name="T133" style:family="text">
      <style:text-properties officeooo:rsid="003ea5c5" fo:background-color="#ffff00"/>
    </style:style>
    <style:style style:name="T134" style:family="text">
      <style:text-properties style:font-name="DejaVu Sans" fo:font-style="normal" fo:font-weight="normal" style:font-name-asian="Times New Roman1" style:font-style-asian="normal" style:font-weight-asian="normal" style:font-name-complex="Times New Roman1" style:font-style-complex="normal" style:font-weight-complex="normal"/>
    </style:style>
    <style:style style:name="T135" style:family="text">
      <style:text-properties style:font-name="DejaVu Sans" fo:font-style="normal" style:font-name-asian="Times New Roman1" style:font-style-asian="normal" style:font-name-complex="Times New Roman1" style:font-style-complex="normal"/>
    </style:style>
    <style:style style:name="T136" style:family="text">
      <style:text-properties style:font-name-complex="Helvetica"/>
    </style:style>
    <style:style style:name="T137" style:family="text">
      <style:text-properties style:font-style-asian="normal"/>
    </style:style>
    <style:style style:name="T138" style:family="text">
      <style:text-properties style:font-style-asian="normal" style:font-weight-asian="normal" style:font-style-complex="normal" style:font-weight-complex="normal"/>
    </style:style>
    <style:style style:name="T139" style:family="text">
      <style:text-properties style:text-position="super 58%"/>
    </style:style>
    <style:style style:name="T140" style:family="text">
      <style:text-properties style:text-position="super 58%" fo:font-weight="normal" style:font-weight-asian="normal" style:font-weight-complex="normal"/>
    </style:style>
    <style:style style:name="T141" style:family="text">
      <style:text-properties style:text-position="super 58%" fo:font-weight="normal" fo:background-color="transparent" style:font-weight-asian="normal" style:font-weight-complex="normal"/>
    </style:style>
    <style:style style:name="T142" style:family="text">
      <style:text-properties style:text-position="super 58%" fo:font-style="normal" style:font-style-asian="normal" style:font-style-complex="normal"/>
    </style:style>
    <style:style style:name="T143" style:family="text">
      <style:text-properties style:font-name="Arial"/>
    </style:style>
    <style:style style:name="T144" style:family="text">
      <style:text-properties style:font-name="Arial" style:font-name-asian="Droid Sans Fallback" style:font-name-complex="Lohit Hindi"/>
    </style:style>
    <style:style style:name="T145" style:family="text">
      <style:text-properties style:font-name="arial"/>
    </style:style>
    <style:style style:name="T146" style:family="text">
      <style:text-properties style:font-name="arial" style:font-name-asian="Droid Sans Fallback" style:font-name-complex="Lohit Hindi"/>
    </style:style>
    <style:style style:name="T147" style:family="text">
      <style:text-properties fo:font-size="11pt" fo:font-weight="bold" style:font-size-asian="10.5pt" style:font-weight-asian="bold" style:font-weight-complex="bold"/>
    </style:style>
    <style:style style:name="T148" style:family="text">
      <style:text-properties fo:font-size="11pt" fo:font-weight="normal" style:font-size-asian="10.5pt" style:font-weight-asian="normal" style:font-weight-complex="normal"/>
    </style:style>
    <style:style style:name="T149" style:family="text">
      <style:text-properties fo:font-size="11pt" fo:font-style="normal" fo:font-weight="normal" style:font-size-asian="10.5pt" style:font-style-asian="normal" style:font-weight-asian="normal" style:font-style-complex="normal" style:font-weight-complex="normal"/>
    </style:style>
    <style:style style:name="T150" style:family="text">
      <style:text-properties fo:font-size="11pt" fo:font-style="normal" fo:font-weight="normal" officeooo:rsid="003ea5c5" style:font-size-asian="10.5pt" style:font-style-asian="normal" style:font-weight-asian="normal" style:font-style-complex="normal" style:font-weight-complex="normal"/>
    </style:style>
    <style:style style:name="T151" style:family="text">
      <style:text-properties fo:font-size="11pt" fo:font-style="normal" fo:font-weight="normal" officeooo:rsid="003ea5c5" fo:background-color="#ffff00" style:font-size-asian="10.5pt" style:font-style-asian="normal" style:font-weight-asian="normal" style:font-style-complex="normal" style:font-weight-complex="normal"/>
    </style:style>
    <style:style style:name="T152" style:family="text">
      <style:text-properties fo:font-size="11pt" fo:font-style="normal" style:font-size-asian="10.5pt" style:font-style-asian="normal" style:font-style-complex="normal"/>
    </style:style>
    <style:style style:name="T153" style:family="text">
      <style:text-properties fo:font-size="11pt" fo:font-style="normal" officeooo:rsid="001658fe" style:font-size-asian="10.5pt" style:font-style-asian="normal" style:font-style-complex="normal"/>
    </style:style>
    <style:style style:name="T154" style:family="text">
      <style:text-properties fo:font-size="11pt" fo:font-style="normal" officeooo:rsid="003ea5c5" style:font-size-asian="10.5pt" style:font-style-asian="normal" style:font-style-complex="normal"/>
    </style:style>
    <style:style style:name="T155" style:family="text">
      <style:text-properties fo:font-size="11pt" fo:font-style="normal" officeooo:rsid="001a30a2" style:font-size-asian="10.5pt" style:font-style-asian="normal" style:font-style-complex="normal"/>
    </style:style>
    <style:style style:name="T156" style:family="text">
      <style:text-properties fo:font-size="11pt" fo:font-style="normal" officeooo:rsid="00402c36" style:font-size-asian="10.5pt" style:font-style-asian="normal" style:font-style-complex="normal"/>
    </style:style>
    <style:style style:name="T157" style:family="text">
      <style:text-properties fo:font-size="11pt" fo:font-style="normal" fo:background-color="#ffff00" style:font-size-asian="10.5pt" style:font-style-asian="normal" style:font-style-complex="normal"/>
    </style:style>
    <style:style style:name="T158" style:family="text">
      <style:text-properties fo:font-size="11pt" fo:font-style="italic" fo:font-weight="normal" style:font-size-asian="10.5pt" style:font-style-asian="italic" style:font-weight-asian="normal" style:font-style-complex="italic" style:font-weight-complex="normal"/>
    </style:style>
    <style:style style:name="T159" style:family="text">
      <style:text-properties fo:font-size="11pt" fo:font-style="italic" style:font-size-asian="10.5pt" style:font-style-asian="italic" style:font-style-complex="italic"/>
    </style:style>
    <style:style style:name="T160" style:family="text">
      <style:text-properties fo:font-size="11pt" fo:font-style="italic" officeooo:rsid="001a30a2" style:font-size-asian="10.5pt" style:font-style-asian="italic" style:font-style-complex="italic"/>
    </style:style>
    <style:style style:name="T161" style:family="text">
      <style:text-properties fo:font-size="11pt" style:font-size-asian="10.5pt"/>
    </style:style>
    <style:style style:name="T162" style:family="text">
      <style:text-properties fo:font-size="11pt" fo:background-color="#ffff00" style:font-size-asian="10.5pt"/>
    </style:style>
    <style:style style:name="T163" style:family="text">
      <style:text-properties fo:background-color="transparent"/>
    </style:style>
    <style:style style:name="T164" style:family="text">
      <style:text-properties style:font-name="Times New roman" fo:font-style="normal" style:font-style-asian="normal" style:font-style-complex="normal"/>
    </style:style>
    <style:style style:name="T165" style:family="text">
      <style:text-properties officeooo:rsid="000fbc56"/>
    </style:style>
    <style:style style:name="T166" style:family="text">
      <style:text-properties officeooo:rsid="00144109"/>
    </style:style>
    <style:style style:name="T167" style:family="text">
      <style:text-properties officeooo:rsid="001a30a2"/>
    </style:style>
    <style:style style:name="T168" style:family="text">
      <style:text-properties officeooo:rsid="001e255a"/>
    </style:style>
    <style:style style:name="T169" style:family="text">
      <style:text-properties officeooo:rsid="001e500f"/>
    </style:style>
    <style:style style:name="T170" style:family="text">
      <style:text-properties officeooo:rsid="001fae8b"/>
    </style:style>
    <style:style style:name="T171" style:family="text">
      <style:text-properties officeooo:rsid="0026f896"/>
    </style:style>
    <style:style style:name="T172" style:family="text">
      <style:text-properties officeooo:rsid="0028802d"/>
    </style:style>
    <style:style style:name="T173" style:family="text">
      <style:text-properties officeooo:rsid="00387e00"/>
    </style:style>
    <style:style style:name="T174" style:family="text">
      <style:text-properties officeooo:rsid="0038872a"/>
    </style:style>
    <style:style style:name="T175" style:family="text">
      <style:text-properties officeooo:rsid="0039712b"/>
    </style:style>
    <style:style style:name="T176" style:family="text">
      <style:text-properties officeooo:rsid="003c6878"/>
    </style:style>
    <style:style style:name="T177" style:family="text">
      <style:text-properties officeooo:rsid="003d76bd"/>
    </style:style>
    <style:style style:name="T178" style:family="text">
      <style:text-properties officeooo:rsid="003d9e2d"/>
    </style:style>
    <style:style style:name="T179" style:family="text">
      <style:text-properties officeooo:rsid="003ea5c5"/>
    </style:style>
    <style:style style:name="T180" style:family="text">
      <style:text-properties officeooo:rsid="003fbc11"/>
    </style:style>
    <style:style style:name="T181" style:family="text">
      <style:text-properties officeooo:rsid="004186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iversity of flagellar motors across the bacterial kingdom</text:p>
      <text:p text:style-name="P25">(or, Diversity of flagellar motors across the bacteria: insights into mechanism and evolution)</text:p>
      <text:list xml:id="list7562053609233275718" text:style-name="WW8Num2">
        <text:list-item>
          <text:p text:style-name="P30"/>
        </text:list-item>
      </text:list>
      <text:h text:style-name="Heading_20_2" text:outline-level="2">Abstract</text:h>
      <text:p text:style-name="Text_20_body">Bacterial flagellar motors are ancient evolved bacterial nanomachines that spin a helical propellor as a motility device. <text:span text:style-name="T165">These multiprotein complexes represent excellent models for understanding both the function and evolution of macromolecular machinery. </text:span><text:span text:style-name="T166">While c</text:span>onsiderable insights have been made into their structure, function, and evolution in the model enterobacteria <text:span text:style-name="T9">Escherichia coli</text:span><text:span text:style-name="T26"> and </text:span><text:span text:style-name="T9">Salmonella enterica </text:span><text:span text:style-name="T26">serovar Typhimurium, looking beyond these model organisms we find considerable diversity in components, structure and function, together with intriguing evolutionary elaborations upon the 'core' motor found in the enterobacteria. This review surveys the wide range of diversity seen in the bacterial flagellar motors from a variety of perspectives, highlights the universal insights that studying this diversity has enabled, and </text:span><text:span text:style-name="T28">discusses</text:span><text:span text:style-name="T26"> insights further comparative studies promise in the future.</text:span></text:p>
      <text:h text:style-name="P18" text:outline-level="2"><text:bookmark-start text:name="__RefHeading__85328_833907002"/>Introduction<text:bookmark-end text:name="__RefHeading__85328_833907002"/></text:h>
      <text:p text:style-name="P7">Some of the most striking examples of molecular machinery are bacterial flagellar motors. Present in between approximately one half and two-thirds of <text:span text:style-name="T166">all </text:span>sequenced bacteria <text:reference-mark-start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Snyder et al., 2009; Chen et al., 2011)<text:reference-mark-end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 these motors are embedded in the cell envelope <text:reference-mark-start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Cohen-Bazire and London, 1967; DePamphilis and Adler, 1971a)<text:reference-mark-end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 where their primary function is to act as propellors. In all known motors, a central axial rotor in the inner membrane connects to a driveshaft that in turns connects to a flexible universal joint <text:span text:style-name="T173">immediately beyond the cell periphery</text:span><text:reference-mark-start text:name="ZOTERO_ITEM CSL_CITATION {&quot;citationID&quot;:&quot;2gll9uip3f&quot;,&quot;properties&quot;:{&quot;formattedCitation&quot;:&quot;(Erhardt et al., 2010)&quot;,&quot;plainCitation&quot;:&quot;(Erhardt et al., 2010)&quot;},&quot;citationItems&quot;:[{&quot;id&quot;:1397,&quot;uris&quot;:[&quot;http://zotero.org/users/316567/items/2RT6XQS8&quot;],&quot;uri&quot;:[&quot;http://zotero.org/users/316567/items/2RT6XQS8&quot;],&quot;itemData&quot;:{&quot;id&quot;:1397,&quot;type&quot;:&quot;article-journal&quot;,&quot;title&quot;:&quot;Bacterial Nanomachines: The Flagellum and Type III Injectisome&quot;,&quot;container-title&quot;:&quot;Cold Spring Harbor Perspectives in Biology&quot;,&quot;volume&quot;:&quot;2&quot;,&quot;issue&quot;:&quot;11&quot;,&quot;source&quot;:&quot;cshperspectives.cshlp.org&quot;,&quot;abstract&quot;:&quot;A new type of review journal, featuring comprehensive collections of expert review articles on important topics in the molecular life sciences&quot;,&quot;URL&quot;:&quot;http://cshperspectives.cshlp.org/content/2/11/a000299&quot;,&quot;DOI&quot;:&quot;10.1101/cshperspect.a000299&quot;,&quot;ISSN&quot;:&quot;, 1943-0264&quot;,&quot;shortTitle&quot;:&quot;Bacterial Nanomachines&quot;,&quot;journalAbbreviation&quot;:&quot;Cold Spring Harb Perspect Biol&quot;,&quot;language&quot;:&quot;en&quot;,&quot;author&quot;:[{&quot;family&quot;:&quot;Erhardt&quot;,&quot;given&quot;:&quot;Marc&quot;},{&quot;family&quot;:&quot;Namba&quot;,&quot;given&quot;:&quot;Keiichi&quot;},{&quot;family&quot;:&quot;Hughes&quot;,&quot;given&quot;:&quot;Kelly T&quot;}],&quot;issued&quot;:{&quot;date-parts&quot;:[[&quot;2010&quot;,11,1]]},&quot;accessed&quot;:{&quot;date-parts&quot;:[[&quot;2012&quot;,5,22]]}}}],&quot;schema&quot;:&quot;https://github.com/citation-style-language/schema/raw/master/csl-citation.json&quot;} RNDZRX47Y3TEJ"/><text:span text:style-name="T173">(Erhardt et al., 2010)</text:span><text:reference-mark-end text:name="ZOTERO_ITEM CSL_CITATION {&quot;citationID&quot;:&quot;2gll9uip3f&quot;,&quot;properties&quot;:{&quot;formattedCitation&quot;:&quot;(Erhardt et al., 2010)&quot;,&quot;plainCitation&quot;:&quot;(Erhardt et al., 2010)&quot;},&quot;citationItems&quot;:[{&quot;id&quot;:1397,&quot;uris&quot;:[&quot;http://zotero.org/users/316567/items/2RT6XQS8&quot;],&quot;uri&quot;:[&quot;http://zotero.org/users/316567/items/2RT6XQS8&quot;],&quot;itemData&quot;:{&quot;id&quot;:1397,&quot;type&quot;:&quot;article-journal&quot;,&quot;title&quot;:&quot;Bacterial Nanomachines: The Flagellum and Type III Injectisome&quot;,&quot;container-title&quot;:&quot;Cold Spring Harbor Perspectives in Biology&quot;,&quot;volume&quot;:&quot;2&quot;,&quot;issue&quot;:&quot;11&quot;,&quot;source&quot;:&quot;cshperspectives.cshlp.org&quot;,&quot;abstract&quot;:&quot;A new type of review journal, featuring comprehensive collections of expert review articles on important topics in the molecular life sciences&quot;,&quot;URL&quot;:&quot;http://cshperspectives.cshlp.org/content/2/11/a000299&quot;,&quot;DOI&quot;:&quot;10.1101/cshperspect.a000299&quot;,&quot;ISSN&quot;:&quot;, 1943-0264&quot;,&quot;shortTitle&quot;:&quot;Bacterial Nanomachines&quot;,&quot;journalAbbreviation&quot;:&quot;Cold Spring Harb Perspect Biol&quot;,&quot;language&quot;:&quot;en&quot;,&quot;author&quot;:[{&quot;family&quot;:&quot;Erhardt&quot;,&quot;given&quot;:&quot;Marc&quot;},{&quot;family&quot;:&quot;Namba&quot;,&quot;given&quot;:&quot;Keiichi&quot;},{&quot;family&quot;:&quot;Hughes&quot;,&quot;given&quot;:&quot;Kelly T&quot;}],&quot;issued&quot;:{&quot;date-parts&quot;:[[&quot;2010&quot;,11,1]]},&quot;accessed&quot;:{&quot;date-parts&quot;:[[&quot;2012&quot;,5,22]]}}}],&quot;schema&quot;:&quot;https://github.com/citation-style-language/schema/raw/master/csl-citation.json&quot;} RNDZRX47Y3TEJ"/>. This universal joint is in turn connected to a long helical filament that coils to form a helical propellor to propel the cell when it is rotated by the inner membane-embedded rot<text:span text:style-name="T166">a</text:span>r<text:span text:style-name="T166">y motor</text:span>. <text:span text:style-name="T166">The rotary motor is composed of a</text:span> rotor <text:span text:style-name="T166">that is</text:span> rotated by a ring of stator complexes that couple ion flux down a concentration differential across the inner membrane to rotation. Associated with the rotor and stator is a switch complex that integrates a wide variety of internal cell signals to modulate the rotational behavior of the motor. Furthermore, in addition to torque generation the motor assembles itself using a combination of passive <text:span text:style-name="T166">assembly</text:span>, and ATP- and proton-motive force-driven assembly pathways. The active assembly process is driven by a dedicated type III <text:span text:style-name="T166">secretion </text:span><text:span text:style-name="T173">system</text:span> export apparatus localized within the rotor that is related to the type III secretion system<text:span text:style-name="T166">s found at the core of pathogenic injectisomes.</text:span></text:p>
      <text:p text:style-name="P7">Many decades of research have yielded large amounts of data on the structure <text:reference-mark-start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Thomas et al., 2006)<text:reference-mark-end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 function <text:reference-mark-start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Baker and Berry, 2009)<text:reference-mark-end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 and evolution <text:reference-mark-start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Snyder et al., 2009)<text:reference-mark-end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 of the bacterial flagellar motor from the closely-related organisms <text:span text:style-name="T9">Escherichia coli </text:span><text:span text:style-name="T26">and </text:span><text:span text:style-name="T9">Salmonella enterica </text:span><text:span text:style-name="T26">sv. </text:span><text:span text:style-name="T9">typhimurium </text:span><text:span text:style-name="T26">(</text:span><text:span text:style-name="T9">S. typhimurium</text:span><text:span text:style-name="T26">). In these organisms, the stator complexes harness the proton-motive force to drive the rotor either clockwise or counterclockwise. Because these bacteria produce multiple flagella dotted over the</text:span><text:span text:style-name="T35">ir</text:span><text:span text:style-name="T26"> cell body, and due to the characteristics of the filament itself, counterclockwise rotation leads to all filaments bundling to form a single helical bundle that pushes the bacterium in a linear path. Based on a variety of signals, the switch complex acts to change rotation direction from counterclockwise to clockwise, both </text:span><text:span text:style-name="T35">of which harness</text:span><text:span text:style-name="T26"> proton flux into the cytoplasm. Clockwise rotation is incompatible with a coherent bundle of rotating filaments, resulting in effectively independent action of each motor that leads to a random tumble for the bacterium. Upon return to counterclockwise rotation, the filaments reform the coherent bundle and the bacterium resumes a linear swimming path. By careful control of the frequency of its tumbles, the bacterium can bias its otherwise random movement in direction of favourable environments: if the nutrient concentration now is better than in the immediate past, tumbles are suppressed; if the nutrient concentration is worse, a tumble is induced. This behavior is termed </text:span><text:span text:style-name="T9">chemotaxis</text:span><text:span text:style-name="T26"> and is manifested in </text:span><text:span text:style-name="T9">E. coli </text:span><text:span text:style-name="T26">and </text:span><text:span text:style-name="T9">S. typhimurium </text:span><text:span text:style-name="T26">by a biased random walk of punctuated straight swims and random tumbles. </text:span><text:span text:style-name="T47">Should also introduce CheY~P and chemotaxis in a rudimentary few sentences.</text:span></text:p>
      <text:p text:style-name="P7">Yet how universal are these principles? It is known that the structure of the filament varies between organisms <text:reference-mark-start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Galkin et al., 2008)<text:reference-mark-end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 (<text:span text:style-name="T130">Spirochaetes, Vibrios, Caulobacter too?</text:span>). And while the conserved core of genes is highly conserved across the bacteria, genomics indicates that nuanced differences are present in known gene families across the bacteria <text:reference-mark-start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Pallen et al., 2005)<text:reference-mark-end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 Isolated studies of the motors from various species have demonstrated that many species have significant differences in their structure compared to the model organisms (e.g., <text:reference-mark-start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Engelhardt et al., 1993)<text:reference-mark-end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 and recent electron cryo-tomography structural studies have highlighted this by presenting the <text:span text:style-name="T9">in situ </text:span>structures of a wide diversity of motors <text:reference-mark-start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Murphy et al., 2006; Liu et al., 2009; Chen et al., 2011)<text:reference-mark-end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 Many of these motors have significant elaborations that are not present in the model organisms. </text:p>
      <text:p text:style-name="P8"><text:span text:style-name="T26">This review aims to survey the diversity of structure and function in bacterial flagellar motors and highlight what comparative studies have told us, and what they promise to tell us in the future about universal functional mechanisms and molecular evolution. For the sake of simplicity, and without evidence to the contrary, I assume </text:span>that the mechanisms of torque generation and self-assembly are conserved. This is not without precedent: stator complexes with functional nuances are somewhat interchangeable <text:reference-mark-start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text:span text:style-name="T121">(Gosink and Häse, 2000)</text:span><text:reference-mark-end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 and biophysical characterisation of torque-generation in all motors studied to-date display consistent peculiarities indicative of a common underlying mechanism <text:reference-mark-start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Sowa and Berry, 2008)<text:reference-mark-end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 Furthermore, the conservation-with-variability of the core genes presents further anecdotal evidence. I focus upon the motor itself, which for the purposes of this review consists of the components within the cell involved in torque generation. </text:p>
      <text:p text:style-name="P13">The scope of this review therefore necessitates that I omit discussion of many aspects of flagellation. I do not discuss the rod proteins that act as a passive axial driveshaft. I also do not discuss the complex and diverse regulation of the assembly process, which has been the subject of a number of excellent reviews <text:reference-mark-start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Boyd and Gober, 2001; Apel and Surette, 2008; Lertsethtakarn et al., 2011)<text:reference-mark-end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 diversity in the hook or filament (<text:span text:style-name="T130">REF</text:span>) <text:span text:style-name="T176">(</text:span><text:span text:style-name="T174">which it may transpire are linked to motor diversity</text:span><text:span text:style-name="T176">)</text:span>, the formation and role of sheaths, or the fascinating variety in localization of motors, with variety encompassing monotrichous <text:reference-mark-start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Curtis and Brun, 2010)<text:reference-mark-end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 amphitrichous and lophotrichous <text:reference-mark-start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Lertsethtakarn et al., 2011)<text:reference-mark-end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 peritrichous <text:reference-mark-start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Aizawa and Kubori, 1998)<text:reference-mark-end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 bilophotrichous <text:reference-mark-start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Bazylinski et al., 2012)<text:reference-mark-end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 and even helicotrichous <text:reference-mark-start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Males et al., 1984)<text:reference-mark-end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 – or the cell biology behind how this is achieved <text:reference-mark-start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Kirkpatrick and Viollier, 2011)<text:reference-mark-end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text:p>
      <text:p text:style-name="P5">Summarize all points and take-home message</text:p>
      <text:h text:style-name="P116" text:outline-level="2">The bacterial flagellar motor</text:h>
      <text:h text:style-name="P119" text:outline-level="3">Structure</text:h>
      <text:p text:style-name="P7"><text:span text:style-name="T95">Figure 1:</text:span> <text:span text:style-name="T175">Structure of bacterial flagella motors</text:span></text:p>
      <text:p text:style-name="P7"><text:span text:style-name="T95">Figure 2:</text:span> C-ring diameters with stator ring diameters.</text:p>
      <text:h text:style-name="P119" text:outline-level="3">Components</text:h>
      <text:h text:style-name="Heading_20_4" text:outline-level="4">MS-ring </text:h>
      <text:p text:style-name="Standard"><text:span text:style-name="T2">The MS-ring interfaces with IM </text:span><text:reference-mark-start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DePamphilis and Adler, 1971a)</text:span><text:reference-mark-end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 and is thought to be composed solely of the protein FliF </text:span><text:reference-mark-start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Ueno et al., 1994)</text:span><text:reference-mark-end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 FliF stoichiometry was originally determined as 26 by </text:span><text:span text:style-name="T140">35</text:span><text:span text:style-name="T2">S-labelling, and normalizing protein stoichiometry by the number of sulfur-containing residues in the protein </text:span><text:reference-mark-start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text:span text:style-name="T2">(Jones et al., 1990)</text:span><text:reference-mark-end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 This result was consistent with a later calculation of 27 copies <text:reference-mark-start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Sosinsky et al., 1992)<text:reference-mark-end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 While FliF was originally thought to assemble first, recent results suggest that it forms after, and around, the export apparatus <text:reference-mark-start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Li and Sourjik, 2011)<text:reference-mark-end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text:p>
      <text:p text:style-name="P11">Overproduced FliF and FliG fused to FliG produced structures very similar to the MS-ring in intact motors <text:reference-mark-start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Suzuki et al., 2004)<text:reference-mark-end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 A rotational symmetry search was suggestive of 26-fold rotational symmetry. This was subsequently supported by structural studies of purified motors that demonstrated that part of the C-ring most proximal to the C-ring had ring varied diameters, with between 24 and 26 subunits <text:reference-mark-start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Thomas et al., 2006)<text:reference-mark-end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 Diameters of both 24 nm <text:reference-mark-start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Suzuki et al., 2004)<text:reference-mark-end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 and 30 nm <text:reference-mark-start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Thomas et al., 2006)<text:reference-mark-end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 have been reported for <text:span text:style-name="T9">S. typhimurium</text:span><text:span text:style-name="T26">, with the additional density possibly being FliG. </text:span><text:s/></text:p>
      <text:p text:style-name="P92"/>
      <text:list xml:id="list2466556116323221806" text:style-name="WW8Num5">
        <text:list-item>
          <text:p text:style-name="P44">Point out that T3SS is different size</text:p>
        </text:list-item>
        <text:list-item>
          <text:p text:style-name="P65">What shift in sizes? In tomography, if MS-rings bigger they are submerged in membrane – would be interesting to purify motors.</text:p>
        </text:list-item>
        <text:list-item>
          <text:p text:style-name="P65">Naumann 1969: Refs 2,3, 9, 34</text:p>
        </text:list-item>
      </text:list>
      <text:p text:style-name="Standard"/>
      <text:h text:style-name="P114" text:outline-level="4"><text:bookmark-start text:name="__RefHeading__85326_833907002"/>The rotor components of the torque-generating apparatus: The C-ring as the “control center” of the motor<text:bookmark-end text:name="__RefHeading__85326_833907002"/></text:h>
      <text:p text:style-name="P2">The C-ring is the functional core of the motor. Also known as the switch complex or torque ring, the C-ring performs roles in torque generation, signal response, and plays a role in the export process. The C-ring takes the form of <text:span text:style-name="T2">a large ring-shaped structure tens of nanometers across that resides in the cytoplasm </text:span>The C-ring is thought to be composed of three proteins, FliG, FliM, and FliN. FliG is central to C-ring function as the hub of interactions with the remainder of the C-ring, the stator complexes, and as a direct link to the axial driveshaft components through the MS-ring <text:reference-mark-start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Lloyd et al., 1996)<text:reference-mark-end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 The location of the three proteins within the ring is approximately known based on a wealth of knowledge on protein structure and the proximity of parts using crosslinking studies.</text:p>
      <text:p text:style-name="P36">Structurally, the C-ring is found as a 48 nm diameter ring in the cytoplasm<text:reference-mark-start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Thomas et al., 2006)<text:reference-mark-end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 Understanding the architecture of the C-ring is a requirement before understanding the molecular mechanism of torque generation and switching. Much progress towards this goal using a combination of electron cryo-microscopy, x-ray crystallography, bacterial genetics, and in situ protein crosslinking. I<text:span text:style-name="T163">t is fairly well accepted that there are 26 copies of FliG, 34 copies of FliM, and approximately four times as many copies of FliN as FliM </text:span><text:reference-mark-start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7">(Sarkar et al., 2010)</text:span><text:reference-mark-end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163">. FliF and FliG for a 1:1 complex, and at least a part of FliG is likely to be found in the M-ring. Furthermore, the C-ring is symmetry mismatched, with the inner lobe and outer lobes having a range different, uncorrelated symmetries, with average symmetries of 25-fold and 34-fold, respectively (Figure </text:span><text:span text:style-name="T130">X</text:span><text:span text:style-name="T163">). Nevertheless, there remains <text:s/>controversy over finer architectural details, with evidence both for- and against all models, as discussed further below. </text:span></text:p>
      <text:p text:style-name="P36">Functionally, the C-ring is central to torque generation. Although the mechanism remains unclear, <text:span text:style-name="T2">FliG is known to stably bind FliF in the MS-ring </text:span><text:reference-mark-start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Levenson et al., 2012)</text:span><text:reference-mark-end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 and to interact with stator complexes in the inner membrane. The stator complexes are proton channels that couple ion flux to torque generation with FliG </text:span><text:reference-mark-start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text:span text:style-name="T2">(Zhou et al., 1998)</text:span><text:reference-mark-end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 The direct speed and torque of individual motors can be measured, usually by immobilizing either the filament, or the cell body itself, and monitoring changes in rotation speed of an attached bead in response to changes in viscosity. Stall torque – i.e., the torque at which the load upon the motor becomes high enough to prevent rotation, and therefore the maximum torque that the motor can generate – is approximataly <text:span text:style-name="T2">1300 pN nm for </text:span><text:span text:style-name="T2">E. coli</text:span><text:span text:style-name="T2">.</text:span></text:p>
      <text:p text:style-name="P36">In addition to generating torque, the C-ring functions to incorporate intracellular signals to modulate speed and direction of rotation. Most well-known is the binding of CheY~P, a signal from the chemosensory apparatus. In the enterobacteria, CheY~P is the final output of the chemosensory apparatus when swimming down an attractant gradient, or up a repellent gradient. CheY~P binds to the N-terminal domain of FliM <text:reference-mark-start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Lee et al., 2001)<text:reference-mark-end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 and triggers a highly co-operative <text:span text:style-name="T1">(</text:span><text:span text:style-name="T5">variously reported with </text:span><text:span text:style-name="T1">Hill co-efficient</text:span><text:span text:style-name="T5">s of</text:span><text:span text:style-name="T1"> ~10 </text:span><text:reference-mark-start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Cluzel et al., 2000)</text:span><text:reference-mark-end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 </text:span><text:span text:style-name="T5">to 20</text:span><text:reference-mark-start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Yuan and Berg, 2013)<text:reference-mark-end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text:span text:style-name="T1">) </text:span>conformational change in the FliM segment of the C-ring<text:span text:style-name="T1">.</text:span> This results in a switch in rotational direction of the motor from counterclockwise to clockwise. In turn, this switch leads to the previously coherent bundle of counterclockwise-rotating flagellar filaments flying apart, resulting in a random tumble for the bacterium, re-orienting it to sample a different direction.</text:p>
      <text:p text:style-name="P36">In addition to CheY~P, the C-ring interacts with a number of other proteins to alter its behavior<text:span text:style-name="T1"> </text:span><text:reference-mark-start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Brown et al., 2011)</text:span><text:reference-mark-end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 The biofilm formation signal </text:span><text:span text:style-name="T2">cyclic-di-GMP (c-di-GMP) binds the sensor protein </text:span><text:span text:style-name="T1">YcgR, causing it in turn to bind either the C-ring or stator complexes. </text:span><text:span text:style-name="T2">YcgR acts as a braking system to slow motor rotation and switching to exclusively counterclockwise rotation, enabling surface attachment. Conflicting evidence for the interaction partner of YcgR, with various studies suggesting MotA, FliG, or FliM </text:span><text:reference-mark-start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Brown et al., 2011)</text:span><text:reference-mark-end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 Antagonistically, the general DNA-binding protein H-NS binds FliG to stabilize rotation and reduce the effect of YcgR binding <text:s/></text:span><text:reference-mark-start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Marykwas et al., 1996)</text:span><text:reference-mark-end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 H-NS mutants that bind FliG more strongly also increase rotation speed </text:span><text:reference-mark-start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Donato and Kawula, 1998)</text:span><text:reference-mark-end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 In addition to the antagonistic H-NS – YcgR pair, it has been suggested that a number of components of the electron transport chain associate with the C-ring </text:span><text:reference-mark-start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Zarbiv et al.; Cohen-Ben-Lulu et al., 2008)</text:span><text:reference-mark-end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text:span></text:p>
      <text:p text:style-name="P39"><text:span text:style-name="T2">The C-ring additionally plays a non-essential role in the export process </text:span><text:reference-mark-start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Erhardt and Hughes, 2010)</text:span><text:reference-mark-end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 FliN interacts with FliH, while FliM interacts with FliJ. C-ring mutants defective in assembly can be overcome by overexpression of FliI </text:span><text:reference-mark-start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text:span text:style-name="T128">(B</text:span><text:span text:style-name="T127">üttner, 2012)</text:span><text:reference-mark-end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 It is not clear how these components assemble in the cell, but recent developments described in <text:bookmark-ref text:reference-format="text" text:ref-name="__RefHeading__59177_876806269">Error: Reference source not found</text:bookmark-ref> hypothesize one model. In the injectisome type III secretion system there is some data suggesting that homologs of FliM and FliN act in the sorting process of early- and late-stage export substrates <text:reference-mark-start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Lara-Tejero et al., 2011)<text:reference-mark-end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text:p>
      <text:p text:style-name="P36"><text:span text:style-name="T7">Although electron cryo-microscopy demonstrates that the C-ring forms a determinate structure, it has recently been shown that, parts of the C-ring are dynamic. FliG is statically incorporated into the C-ring but FliM and FliN are not, although there is a subpopulation of approximately 20 FliM that do not exchange </text:span><text:reference-mark-start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Delalez et al., 2010; Fukuoka et al., 2010)</text:span><text:reference-mark-end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 This behaviour may be dependent upon CheY~P, and it has been shown that a decrease in CheY~P leads to association of more FliM subunits, resulting in an increase in motor sensitivity </text:span><text:reference-mark-start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Yuan et al., 2012)</text:span><text:reference-mark-end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 These results are supported by direct observations. Electron cryo-tomographic reconstructions show some motors that lack entire C-rings </text:span><text:reference-mark-start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Kudryashev et al., 2010)</text:span><text:reference-mark-end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 while metal shadowing of motors revealed partial rings of stator complexes </text:span><text:reference-mark-start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Khan et al., 1998)</text:span><text:reference-mark-end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 Nevertheless, apart from one electron cryo-tomography study reporting missing C-rings </text:span><text:reference-mark-start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Kudryashev et al., 2010)</text:span><text:reference-mark-end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 other such studies suggest high occupancy, even if dynamic </text:span><text:reference-mark-start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Murphy et al., 2006; Liu et al., 2009; Chen et al., 2011)</text:span><text:reference-mark-end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text:span></text:p>
      <text:p text:style-name="P40">The description of the C-ring above is based upon the enterobacterial flagellar motor. Is the same true for all motors? While the core functionality remains conserved, there is a wide range of deviation from the enterobacterial paradigm. In the enterobacteria, CheY~P is a signal to change direction. Docking of CheY~P with the C-ring triggers a switch from counterclockwise to clockwise rotation, culminating in a random tumble. Motor signal response is varied across the bacteria. Four basic responses are currently known: reversal of rotation direction, brake, clutch, and accelerator. </text:p>
      <text:p text:style-name="P41"><text:span text:style-name="T180"/></text:p>
      <text:p text:style-name="P97"><text:span text:style-name="T26">the gamma-proteobacteria </text:span><text:span text:style-name="T9">V. cholerae, </text:span><text:span text:style-name="T26">with diameter 46 nm and the model enterobacterium </text:span><text:span text:style-name="T9">S. typhimurum </text:span><text:span text:style-name="T26">with a modal average of 48 nm </text:span><text:reference-mark-start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6">(Thomas et al., 2006)</text:span><text:reference-mark-end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6">.</text:span></text:p>
      <text:p text:style-name="Standard"><text:span text:style-name="T26"/></text:p>
      <text:h text:style-name="Heading_20_6" text:outline-level="6">Implications of diversity of C-ring diameters</text:h>
      <text:list xml:id="list6380467323460118535" text:style-name="WW8Num6">
        <text:list-item>
          <text:list>
            <text:list-item>
              <text:list>
                <text:list-item>
                  <text:p text:style-name="P46">Extrapolating from Salmonella, extrapolate a table of estimated copy number of FliGMN (see “Variable symmetry of flagellar rotors” plot, fig 8A).</text:p>
                  <text:list>
                    <text:list-item>
                      <text:p text:style-name="P46">Implications of different stoichiometries</text:p>
                      <text:list>
                        <text:list-item>
                          <text:p text:style-name="P46">on architecture</text:p>
                          <text:list>
                            <text:list-item>
                              <text:p text:style-name="P46">assembly pattern / intersubunit contacts have to change for different C-rings? (not an argument against, but a note!)</text:p>
                            </text:list-item>
                            <text:list-item>
                              <text:p text:style-name="P46">If FliF-FliG are always proximal on genome, implies always together. And because FliG is involved in torque generation, does this mean that C-ring diameter doesn't change number of FliGs? And if this is the case – what's the point in a wider C-ring?</text:p>
                            </text:list-item>
                          </text:list>
                        </text:list-item>
                        <text:list-item>
                          <text:p text:style-name="P46">...and then on function</text:p>
                          <text:list>
                            <text:list-item>
                              <text:p text:style-name="P46">Argues against rotation models that require strict stoichiometries, because there is both variablility around a mean diameter within organisms, and variability of this mean between organisms.</text:p>
                            </text:list-item>
                            <text:list-item>
                              <text:p text:style-name="P46">How 34 Pegs Fit into 26 + 8 Holes in the Flagellar Motor</text:p>
                            </text:list-item>
                            <text:list-item>
                              <text:p text:style-name="P46">On allosteric spread, “Conformational spread in a ring of proteins: a stochastic approach to allostery”</text:p>
                            </text:list-item>
                            <text:list-item>
                              <text:p text:style-name="P46">It is interesting to note that the same components can respond in very different ways. Seems to suggest that rotational switching and stopping are all fairly subtle conformational changes?</text:p>
                            </text:list-item>
                          </text:list>
                        </text:list-item>
                      </text:list>
                    </text:list-item>
                    <text:list-item>
                      <text:p text:style-name="P46">Tomography: discuss discrepancy in sizes: relevant, due to purification? Or within bouns of measurement error?</text:p>
                    </text:list-item>
                  </text:list>
                </text:list-item>
                <text:list-item>
                  <text:p text:style-name="P46">Additional restraints upon possible C-ring architecture</text:p>
                  <text:list>
                    <text:list-item>
                      <text:p text:style-name="P46">Implications of diversity regarding C-ring diameter</text:p>
                      <text:list>
                        <text:list-item>
                          <text:p text:style-name="P46">How conserved are established interaction surfaces?</text:p>
                        </text:list-item>
                        <text:list-item>
                          <text:p text:style-name="P46">David: </text:p>
                          <text:list>
                            <text:list-item>
                              <text:p text:style-name="P46">keep FliG in place, but shift FliMN (unlikely – esp. as Spirochaete cross-section is similar to gammas)</text:p>
                            </text:list-item>
                            <text:list-item>
                              <text:p text:style-name="P46">Add spacer/etc</text:p>
                            </text:list-item>
                          </text:list>
                        </text:list-item>
                        <text:list-item>
                          <text:p text:style-name="P46">Lawrence</text:p>
                          <text:list>
                            <text:list-item>
                              <text:p text:style-name="P46">Keep 1:1, add spacer / etc.</text:p>
                            </text:list-item>
                          </text:list>
                        </text:list-item>
                      </text:list>
                    </text:list-item>
                  </text:list>
                </text:list-item>
                <text:list-item>
                  <text:p text:style-name="P46">Future experiments</text:p>
                  <text:list>
                    <text:list-item>
                      <text:p text:style-name="P46">Torque/speed experiments on motors with different C-ring diameters will provide key insights into the location of the FliG headgroup.</text:p>
                    </text:list-item>
                    <text:list-item>
                      <text:p text:style-name="P46">Stoichiometry determination of FliF and FliG.</text:p>
                    </text:list-item>
                  </text:list>
                </text:list-item>
              </text:list>
            </text:list-item>
          </text:list>
        </text:list-item>
      </text:list>
      <text:h text:style-name="P134" text:outline-level="6">C-ring architecture and implications of diversity</text:h>
      <text:p text:style-name="P7">The components of the C-ring have been known for a quarter of a century<text:span text:style-name="T2"> </text:span><text:reference-mark-start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text:span text:style-name="T2">(Yamaguchi et al., 1986)</text:span><text:reference-mark-end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 and the location of the assembled complex for twenty years. Nevertheless, the molecular arrangement of these three proteins within the complex remain controversial primarily due to the difficulty in pinpointing the location of the enigmatic central protein, FliG. The C-ring had been seen earlier, most notably in <text:span text:style-name="T9">Spirillum volutans</text:span> <text:reference-mark-start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Swan, 1985)<text:reference-mark-end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text:span text:style-name="T2">, but with other sightings </text:span><text:reference-mark-start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Lai et al., 1981)</text:span><text:reference-mark-end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 as far back as the 60's </text:span><text:reference-mark-start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text:span text:style-name="T2">(Abram et al., 1965; Van Iterson et al., 1966)</text:span><text:reference-mark-end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 It was first seen in a focused study, but not identified, by Driks <text:span text:style-name="T9">et al.</text:span><text:span text:style-name="T26"> </text:span><text:reference-mark-start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6">(Driks and DeRosier, 1990)</text:span><text:reference-mark-end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6">. </text:span></text:p>
      <text:p text:style-name="P7">Work on C-ring structure commenced in earnest in <text:span text:style-name="T9">E. coli</text:span> and <text:span text:style-name="T9">S. typhimurium </text:span><text:span text:style-name="T26">with a dedicated study visualizing the C-ring </text:span><text:reference-mark-start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6">(Khan et al., 1991)</text:span><text:reference-mark-end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 This was later seen to be lost in deletions of </text:span><text:span text:style-name="T19">fliG, fliM, </text:span><text:span text:style-name="T41">or </text:span><text:span text:style-name="T19">fliN</text:span><text:span text:style-name="T41">, suggesting that it was made up of the three respective gene products</text:span><text:span text:style-name="T2"> </text:span><text:reference-mark-start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text:span text:style-name="T2">(Khan et al., 1992a)</text:span><text:reference-mark-end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 Francis <text:span text:style-name="T9">et al. </text:span><text:span text:style-name="T26">subsequently discovered a still somewhat functional essentially full-length spontaneous fusion of the C-terminal of FliF to the N-terminal of FliG, enabling localization of FliG to the </text:span>cytoplasmic face of M-ring <text:reference-mark-start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Francis et al., 1992)<text:reference-mark-end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 This was serendipitous discovery was made possible by the positioning of the <text:span text:style-name="T9">fliF </text:span><text:span text:style-name="T26">gene immediately preceding the </text:span><text:span text:style-name="T9">fliF </text:span><text:span text:style-name="T26">gene. Because the </text:span>fusion protein was detected in whole cell lysates and was functional, it was suggestive of a 1:1 stoichiometry of FliF:FliG, further supported by t<text:span text:style-name="T163">he prevalence of the </text:span><text:span text:style-name="T23">fliG </text:span><text:span text:style-name="T49">gene always occuring immediately downstream of the </text:span><text:span text:style-name="T23">fliF </text:span><text:span text:style-name="T49">gene, although a bioinformatics search using Pfam </text:span><text:reference-mark-start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49">(Finn et al., 2009)</text:span><text:reference-mark-end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49"> for proteins incorporating both FliF and FliG domains reveals not a single naturally occuring example of a fusion. <text:s/>Despite detection of low levels of fusion protein proteolysis, it is unclear if the breakdown products were sufficiently prevalent to outcompete the fusion protein for incorporation into wild-type MS-rings, re-inforced by reports that expression of wild-type FliF together with the fusion protein lead to aflagellate cells </text:span><text:reference-mark-start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49">(Kihara et al., 1996)</text:span><text:reference-mark-end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163">.</text:span><text:span text:style-name="T49"> Subsequent SDS-PAGE studies supportive of this 1:1 stoichiometry based upon estimation of band densities</text:span><text:span text:style-name="T163"> </text:span><text:reference-mark-start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163">(Oosawa et al., 1994)</text:span><text:reference-mark-end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7">. The C-ring was first properly visualized by Francis </text:span><text:span text:style-name="T22">et al.</text:span><text:span text:style-name="T46"> </text:span><text:reference-mark-start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46">(Francis et al., 1994)</text:span><text:reference-mark-end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46">, </text:span><text:span text:style-name="T7">who coined the name “C-ring”, characterizing its outer diameter in </text:span><text:span text:style-name="T22">S. typhimurium </text:span><text:span text:style-name="T41">as </text:span><text:span text:style-name="T54">45</text:span><text:span text:style-name="T55">Å , and p</text:span><text:span text:style-name="T73">resenting further evidence that FliG may be at least partially localized to the M-ring, backed-up by Zhao </text:span><text:span text:style-name="T74">et al.</text:span><text:span text:style-name="T73"> </text:span><text:reference-mark-start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73">(Zhao et al., 1996b)</text:span><text:reference-mark-end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41"> who </text:span><text:span text:style-name="T2">observed an increase in size of the MS-ring in isolated motors without C-rings, that these C-ring-less motors still contained stoichiometric amounts of FliG </text:span><text:reference-mark-start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Zhao et al., 1996b)</text:span><text:reference-mark-end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 backed up by previous labelling of this extended MS-ring with anti-FliG antibodies </text:span><text:reference-mark-start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Francis et al., 1994)</text:span><text:reference-mark-end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 Further work suggested 40 copies of FliG per motor</text:span> <text:reference-mark-start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Zhao et al., 1996a)<text:reference-mark-end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 A subsequent study suggested FliG to form the upper lobes of the C-ring that are adjacent to the membrane, but not a part of the MS-ring. Thickening of the MS-ring upon removal of FliM and FliN was suggested to be a result of aggregation of FliG against FliF in a non-native state<text:span text:style-name="T2"> </text:span><text:reference-mark-start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Khan et al., 1998)</text:span><text:reference-mark-end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 while similar observations have been made for FliG from</text:span><text:span text:style-name="T41"> </text:span><text:span text:style-name="T19">V. alginolyticus </text:span><text:reference-mark-start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41">(Koike et al., 2010)</text:span><text:reference-mark-end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41">.</text:span><text:span text:style-name="T2"> Elegant cryo-microscopy studies on wild-type and FliF-FliG motors revealed a 34-fold symmetry for the C-ring </text:span><text:reference-mark-start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text:span text:style-name="T2">(Thomas et al., 1999)</text:span><text:reference-mark-end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 containing FliM and FliN, with FliG remaining a part of the MS-ring and thus by association with 26-fold symmetry. </text:p>
      <text:p text:style-name="P7">Overproduction of MS/C-ring switch complexes from FliF and FliG both with and without FliM, and FliN demonstrated that FliF and FliG form structures reminiscent of the MS-ring <text:reference-mark-start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Lux et al., 2000)<text:reference-mark-end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 A follow-up study of the same overproduction system produced averaged structures and was capable of discerning individual particles in class averages <text:reference-mark-start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Young et al., 2003)<text:reference-mark-end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 MS-rings were of constant size with no detectable periodicity, C-rings varied in diameter and number of particles with a mean of 34.5 +/- 4. Inter-particle spacing was a constant 3.9nm.</text:p>
      <text:p text:style-name="P7">Further electron cryo-microscopy work imaged purified motors lacking either FliM and FliN, or FliM, FliN, and FliG. The difference between these two structures was perceptible, but small, with a slight loss of density in the cytoplasmic face of the MS-ring upon loss of FliG. This suggested that a part of FliG forms a part of the MS-ring, but that much of it is disordered in the absence of FliM and FliN, and thus not readily visualized by electron microscopy<text:span text:style-name="T2"> </text:span><text:reference-mark-start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Thomas et al., 2001)</text:span><text:reference-mark-end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 Imaging of a variant of the FliF-FliG fusion protein lacking the N-terminal domain of FliG </text:span>lead to the C-ring coming in and up toward the MS-ring, consistent with the loss of an intermediary domain of FliF or FliG.</text:p>
      <text:p text:style-name="Standard">Purified overproduced FliF and FliF-FliG fusion protein rings <text:reference-mark-start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Suzuki et al., 2004)<text:reference-mark-end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 was suggestive of a 26-fold symmetry and repeated previous results showing that fusion of FliG only has a small effect upon C-ring size. A subsequent high-resolution electron cryo-microscopy study on purified clockwise-locked motors <text:reference-mark-start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Thomas et al., 2006)<text:reference-mark-end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 demonstrated a range from 24- to 26-fold symmetry of the inner lobe of the C-ring, and a range from 32- to 36-fold symmetry for the outer lobe. Most strikingly, there was no apparent correlation between these two distributions in individual motors. The authors mention an unpublished observation that in one preparation of motors lacking C-rings, a small ring of density possibly corresponding to FliG was observed. This lead to the hypothesis that the inner C-ring lobe is the C-terminal domain of FliG, and the remaining N-terminal domains reside in the MS-ring. This was supported by cross-linking studies indicating that FliG<text:span text:style-name="T75">M</text:span> domains are immediately adjacent to one-another, while FliG<text:span text:style-name="T75">C</text:span> domains are more flexible <text:reference-mark-start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Lowder et al., 2005)<text:reference-mark-end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 While consistent with FliG<text:span text:style-name="T75">C</text:span> being the inner lobe of the C-ring, it was also consistent with the inner lobe being composed of FliG<text:span text:style-name="T75">M</text:span>, and the outer lobe being FliG<text:span text:style-name="T75">C</text:span>, with the 26 FliG<text:span text:style-name="T75">C</text:span> domains positioned at 26 of 34 points in a 34-fold-symmetric arrangement (Figure <text:span text:style-name="T130">C-ring architecture – like fig. 9 from Lowder 2005</text:span>).</text:p>
      <text:p text:style-name="P7">The crystal structure of FliG<text:span text:style-name="T75">MC</text:span> from <text:span text:style-name="T9">Thermotoga maritima </text:span><text:span text:style-name="T26">shows discrete C-terminal and middle domains</text:span><text:span text:style-name="T9"> </text:span><text:reference-mark-start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text:span text:style-name="T9">(Brown et al., 2002)</text:span><text:reference-mark-end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 while full-length FliG<text:span text:style-name="T75">NMC</text:span> <text:span text:style-name="T26">from </text:span><text:span text:style-name="T9">Aquifex aeolicus </text:span><text:span text:style-name="T26">form is broadly similar, with a third discrete N-terminal domain </text:span><text:s/><text:reference-mark-start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Lee et al., 2010)<text:reference-mark-end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text:span text:style-name="T26">. </text:span><text:span text:style-name="T87">FliG</text:span><text:span text:style-name="T75">M</text:span><text:span text:style-name="T87"> is an armadillo repeat motif (ARM), as is a section of FliG</text:span><text:span text:style-name="T75">C</text:span><text:span text:style-name="T87">. Eukaryotic armadillo repeats tend to interact extensively, and observation of an ARM</text:span><text:span text:style-name="T75">C</text:span><text:span text:style-name="T87"> – ARM</text:span><text:span text:style-name="T75">M+1</text:span><text:span text:style-name="T87"> superhelical bundle in both FliG</text:span><text:span text:style-name="T75">MC</text:span><text:span text:style-name="T87"> and FliG</text:span><text:span text:style-name="T75">NMC</text:span><text:span text:style-name="T87"> suggests these may be physiologically relevant. Differences in orientation between FliGC and FliGM in the two crystal forms, as well as an intra-domain twist within FliGC suggested a conformational change between clockwise and counterclockwise states. Strikingly, clockwise model fits the previous clockwise-locked single particle structure </text:span><text:reference-mark-start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text:span text:style-name="T87">(Thomas et al., 2006)</text:span><text:reference-mark-end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 Another structure of FliGMC demonstrated yet another possible conformation of the helix connecting the middle and C-terminal domains<text:span text:style-name="T87"> </text:span><text:reference-mark-start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87">(Minamino et al., 2011)</text:span><text:reference-mark-end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87">. In this study the two armadillo domains also interact, although it's not clear if it's intra- or inter-molecular interactions.</text:span></text:p>
      <text:h text:style-name="P134" text:outline-level="6">Models of C-ring architecture</text:h>
      <text:p text:style-name="P7">Much complementary data has been accumulated about the architecture of the C-ring. Multiple scales of structural biology; atomic resolution structures from NMR and X-ray crystallography, single-particle cryoEM reconstructions of resolution to discern individual protein domains, and electron cryo-tomographic subtomogram averages to contextualize the machinery within the cell itself and resolve overall <text:span text:style-name="T9">in situ</text:span><text:span text:style-name="T26"> structure. This data has not as-yet resolved into a single coherent model for the structure of the C-ring that explains all data. </text:span>A continuum of models of C-ring architecture in the enterobacteria have been proposed, with the principle difference being the distance of FliG from the axis of the motor. As a direct result, the different models feature different numbers of FliG proteins depending upon their postulated location to account for direct visualization of 26-fold symmetry in the parts of the C-ring closer to the axis of the motor but 34-fold symmetry in more distal parts <text:reference-mark-start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homas et al., 2006)<text:reference-mark-end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ext:p>
      <text:p text:style-name="Standard"><text:span text:style-name="T95">FliG has three globular domains separated by flexible helical linkers. </text:span>Lee, Chinese group, Blair (somewhat).</text:p>
      <text:p text:style-name="Standard"><text:span text:style-name="T95">FliG</text:span><text:span text:style-name="T82">N</text:span><text:span text:style-name="T93"> physically interacts with FliF</text:span><text:span text:style-name="T82">C</text:span><text:span text:style-name="T93"> to form a </text:span><text:span text:style-name="T95">complex.</text:span> FliF and FliG are intimately associated: yeast two-hybrid results show this <text:reference-mark-start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Marykwas et al., 1996)<text:reference-mark-end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 and also <text:span text:style-name="T9">fliG </text:span><text:span text:style-name="T26">immediately follows </text:span><text:span text:style-name="T9">fliF </text:span><text:span text:style-name="T26">in many genomes (</text:span><text:span text:style-name="T47">all?!</text:span><text:span text:style-name="T26">), and at least a portion of wild-type </text:span>FliG N-terminal domain is localized to cytoplasmic end of MS-ring as shown by <text:s/><text:reference-mark-start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Khan et al., 1998; Koike et al., 2010)<text:reference-mark-end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 In addition, a fusion of FliF and FliG retains some motility in <text:span text:style-name="T9">Salmonella</text:span><text:span text:style-name="T26">(</text:span><text:span text:style-name="T47">?</text:span><text:span text:style-name="T26">) – although it should be noted that no wild-type organisms have been sequenced to-date that encode a FliF-FliG fusion protein. A recent NMR study demonstrated interaction of FliG</text:span><text:span text:style-name="T79">N</text:span><text:span text:style-name="T26"> and a C-terminal fragment of FliF </text:span><text:reference-mark-start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span text:style-name="T26">(Levenson et al., 2012)</text:span><text:reference-mark-end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p>
      <text:p text:style-name="Standard"><text:span text:style-name="T95">There are 26 copies each of FliF and FliG. </text:span>FliF is present with 27 copies per motor as <text:span text:style-name="T163">determined </text:span><text:span text:style-name="T7">by </text:span><text:span text:style-name="T141">35</text:span><text:span text:style-name="T7">S-labelling </text:span><text:reference-mark-start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text:span text:style-name="T7">(Jones et al., 1990)</text:span><text:reference-mark-end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 visually backed-up by imaging of MS-rings displaying a corresponding ~26-fold symmetry <text:reference-mark-start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Thomas et al., 2006)<text:reference-mark-end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 A stoichiometry of 26 FliGs per motor is indicated using gel intensity <text:reference-mark-start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Oosawa et al., 1994)<text:reference-mark-end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 also backed-up by imaging studies of the inner lobe of the C-ring with ~26-fold symmetry and undergoes the most striking change in a FliG-FliG fusion mutant lacking FliG<text:span text:style-name="T75">N</text:span> <text:reference-mark-start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Thomas et al., 2001)<text:reference-mark-end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 This FliG stoichiometry is the same in C-ring-less motors, indicating that FliG-FliF binding remains stoichiometric even in the absence of FliM and FliN, arguing against nonspecific aggregation <text:reference-mark-start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Zhao et al., 1996b)<text:reference-mark-end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 These results are bolstered by observations that <text:span text:style-name="T26">FliG and FliF co-purify at 1:1 ratio as estimated from SDS-PAGE gel intensities </text:span><text:reference-mark-start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text:span text:style-name="T26">(Oosawa et al., 1994)</text:span><text:reference-mark-end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 and strains expressing a fusion of essentially full-length <text:span text:style-name="T9">fliF-fliG</text:span><text:span text:style-name="T26"> genes maintain some motility (i.e., that have an imposed 1:1 stoichiometry) </text:span><text:reference-mark-start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span text:style-name="T26">(Francis et al., 1992)</text:span><text:reference-mark-end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p>
      <text:p text:style-name="Standard"><text:span text:style-name="T95">Part of FliG (but none of FliM or FliN) is in the MS-ring. </text:span>Immunogold labelling. MS ring with and without FliG displays small but significant difference (is this truism if FliG is fused though, and not say anything about the biology? – Masafumi structure wasn't a fusion). <text:span text:style-name="T2">FliG is also known to be present in stoichiometric amounts even in the absence of C-rings </text:span><text:reference-mark-start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Zhao et al., 1996b)</text:span><text:reference-mark-end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 </text:span>FliF-FliG deletion-fusion leads to loss of density. M-ring including FliG but not FliMN with no C-ring is thicker than with C-ring (Francis 92, 94).</text:p>
      <text:p text:style-name="Standard"><text:span text:style-name="T95">Part of FliG is NOT in the MS-ring:</text:span> Purified motors with FliG but not FliM or FliN lack C-rings but have a thicker M-ring.</text:p>
      <text:p text:style-name="Standard"><text:span text:style-name="T147">Fusion of FliG</text:span><text:span text:style-name="T83">MC</text:span><text:span text:style-name="T147"> to FliF leads to disappearance of the C-ring inner lobe and narrowing of the C-ring. </text:span><text:reference-mark-start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span text:style-name="T147">(Thomas et al., 1999)</text:span><text:reference-mark-end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p>
      <text:p text:style-name="P19"><text:span text:style-name="T95">FliG</text:span><text:span text:style-name="T82">N</text:span><text:span text:style-name="T95"> and FliG</text:span><text:span text:style-name="T82">M</text:span><text:span text:style-name="T95"> crosslink, indicating proximity as a composite of two domains.</text:span></text:p>
      <text:p text:style-name="Standard"><text:span text:style-name="T93">The C-ring inner lobe is 26-fold, outer lobe is 34-fold. </text:span><text:span text:style-name="T88">A number of key experimental restraints contribute to these models. Structural studies have shown that the MS-ring and the inner lobe of the C-ring have approximately 26-fold symmetry while the outer lobe of the C-ring is symmetry mismatched, with 34-fold symmetry </text:span><text:reference-mark-start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88">(Thomas et al., 2006)</text:span><text:reference-mark-end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88">.</text:span></text:p>
      <text:p text:style-name="Standard"><text:span text:style-name="T95">FliG</text:span><text:span text:style-name="T82">M</text:span><text:span text:style-name="T93"> can form disulfide-crosslinked oligomers</text:span>: Cysteines on either side of the domain can form interpolypeptide crosslinks, suggesting a maximum separation distance if there are 26 copies <text:reference-mark-start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Lowder et al., 2005)<text:reference-mark-end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text:p>
      <text:p text:style-name="Standard"><text:span text:style-name="T95">FliG</text:span><text:span text:style-name="T82">M</text:span><text:span text:style-name="T95"> interacts with FliM via conserved sequence motifs.</text:span> Binding survey indicated binding of FliG<text:span text:style-name="T75">M</text:span> to FliM at a conserved motif <text:reference-mark-start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Brown et al., 2007)<text:reference-mark-end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 A subsequent crystal structure showed interface and confirmed by crosslinking of proximally inserted cysteines <text:reference-mark-start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Paul et al., 2011)<text:reference-mark-end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text:p>
      <text:p text:style-name="Standard"><text:span text:style-name="T95">FliG</text:span><text:span text:style-name="T82">C</text:span><text:span text:style-name="T95"> interacts with FliM </text:span></text:p>
      <text:p text:style-name="Standard"><text:span text:style-name="T95">FliG</text:span><text:span text:style-name="T82">C</text:span><text:span text:style-name="T95"> interacts with stator complexes in the inner membrane.</text:span> FliG<text:span text:style-name="T75">C</text:span> interacts with MotB<text:span text:style-name="T75">CYT</text:span> in IM <text:reference-mark-start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Garza et al., 1995; Lloyd et al., 1996; Zhou et al., 1998)<text:reference-mark-end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text:p>
      <text:p text:style-name="Standard"><text:span text:style-name="T95">Rotary step size is 26.</text:span> Blah <text:reference-mark-start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Sowa et al., 2005)<text:reference-mark-end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text:p>
      <text:p text:style-name="Standard"><text:span text:style-name="T95">34 copies of FliM.</text:span> <text:reference-mark-start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Zhao et al., 1996a)<text:reference-mark-end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 (and ~111 copies of FliN <text:reference-mark-start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Zhao et al., 1996b)<text:reference-mark-end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text:p>
      <text:p text:style-name="Standard"><text:span text:style-name="T95">Outer lobe of C-ring is 34-fold symmetric.</text:span> Thomas</text:p>
      <text:p text:style-name="Standard"><text:span text:style-name="T95">FliG has two ARM domains, one in FliG</text:span><text:span text:style-name="T82">M</text:span><text:span text:style-name="T95"> and one in FliG</text:span><text:span text:style-name="T82">C</text:span><text:span text:style-name="T93">, that consistently bind each other.</text:span><text:span text:style-name="T87"> In Lee, this is </text:span><text:span text:style-name="T87">a domain-swapped FliG</text:span><text:span text:style-name="T75">C</text:span><text:span text:style-name="T87"> – FliG</text:span><text:span text:style-name="T75">M+1</text:span><text:span text:style-name="T87">.</text:span></text:p>
      <text:h text:style-name="P117" text:outline-level="7">The proximal FliG model</text:h>
      <text:p text:style-name="P7"><text:span text:style-name="T2">In the earliest model proposed of the architecture of FliG in the C-ring, the inner lobe of the C-ring is FliG</text:span><text:span text:style-name="T76">C</text:span><text:span text:style-name="T2">, and the remainder of FliG is in the MS-ring. The C-ring outer lobe is FliM</text:span><text:reference-mark-start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span text:style-name="T2">(Thomas et al., 2006)</text:span><text:reference-mark-end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p>
      <text:p text:style-name="P7">This model still offers an excellent explanation for a number of facts. Most satisfying is its accounting for symmetries and stoichiometries. The multiple lines of evidence for approximately 26 copies of FliG and 34 of FliM, combined with observation of approximately 26-fold symmetry in the inner lobe of the C-ring and 34-fold symmetry in the outer lobe immediately suggest this model, with the inner lobe being formed from a part of FliG (of which there are 26 copies), and the outer from FliM (of which there are 34). Because FliG<text:span text:style-name="T75">C</text:span> is known to interact with the stator complexes, the 26-fold symmetry of the FliG<text:span text:style-name="T75">C</text:span> ring in the inner lobe of the C-ring also satisfactorily accounts for the 26 steps seen in single molecule experiments. The position of <text:span text:style-name="T2">FliG</text:span><text:span text:style-name="T76">C</text:span><text:span text:style-name="T2"> in the inner lobe also accounts for its interaction with FliM, proposed to form the outer lobe of the C-ring.</text:span></text:p>
      <text:p text:style-name="Standard">This model also places FliG<text:span text:style-name="T75">C</text:span> ideally to interact with the likely location of the stator complexes. Convincing visualization of the stator complexes has only been achieved by freeze-etch microscopy – electron cryo-tomography has provided suggestive evidence, but has yet to conclusively show that these densities are indeed the MotA<text:span text:style-name="T75">4</text:span>MotB<text:span text:style-name="T75">2</text:span> stator complexes <text:reference-mark-start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Murphy et al., 2006)<text:reference-mark-end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 These freeze-etch studies place the stator complex ring with an outer and inner diameters, respectively, of approximately <text:span text:style-name="T26">34nm and 20nm, which will over- and under-estimate the respective diameters on account of imaging a metal-shadow replica. Nevertheless, this suggests that the center the stator ring is at approximately 27nm – a location that actually corresponds to the diameter of the M-ring of ~29nm! Indeed, </text:span><text:span text:style-name="T49">even the stator complex outer diameter (34nm) is still roughly that of the C-ring inner lobe (33nm) </text:span><text:reference-mark-start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text:span text:style-name="T49">(Thomas et al., 2006)</text:span><text:reference-mark-end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 electron cryo-tomography has shown that the enterobacterial motors are essentially identical <text:reference-mark-start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Chen et al., 2011)<text:reference-mark-end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 Concerns regarding possible errors in scale can be dismissed based on the reported distance between two stator complexes in freeze-fracture studies as 5.4 – 5.8nm (a center-to-center calculation not affected by shadowing), in excellent correspondence with the Stokes radius of the (MotB<text:span text:style-name="T75">C</text:span><text:span text:style-name="T87">)</text:span><text:span text:style-name="T75">2</text:span> crystal structure of 2.7nm (and therefore diameter of 5.4nm) <text:reference-mark-start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Roujeinikova, 2008)<text:reference-mark-end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 </text:p>
      <text:p text:style-name="P7">Immunogold labelling studies show that part of the M-ring is composed of part of FliG. This model accounts for this, by placing FliG<text:span text:style-name="T75">NM</text:span> in the M-ring. The increase in size of the M-ring in motors without FliM and FliN is also explained by this model in that FliG<text:span text:style-name="T75">C</text:span>, tethered to the M-ring via the “Helix E” flexible linker, forms an alternative conformation and packs against the M-ring. This arrangement also explains the curious lack of density between the M-ring and C-ring: this could be explained by the single alpha-helix between FliG<text:span text:style-name="T75">M</text:span> and FliG<text:span text:style-name="T75">C</text:span>. The model also accounts <text:span text:style-name="T2">for the proximity of FliG</text:span><text:span text:style-name="T76">MN</text:span><text:span text:style-name="T2"> shown by crosslinking. Furthermore, FliG</text:span><text:span text:style-name="T76">M</text:span><text:span text:style-name="T2"> has been </text:span><text:span text:style-name="T2">shown to form intersubunit crosslinks. Given a </text:span><text:span text:style-name="T2">stoichiometry of 26 and the size of the FliM</text:span><text:span text:style-name="T76">M</text:span><text:span text:style-name="T2"> domain, this would only be easily facilitated if FliG</text:span><text:span text:style-name="T76">M</text:span><text:span text:style-name="T2"> were are the smaller radius proposed in this model.</text:span></text:p>
      <text:p text:style-name="P7"><text:span text:style-name="T2">Nevertheless, this model cannot account for all data. Images of wild-type and the FliF-FliG “fusion-deletion” mutant consisting of a fusion of FliF lacking its C-terminal segment to FliG lacking FliG</text:span><text:span text:style-name="T76">N</text:span><text:span text:style-name="T2"> show loss of the inner </text:span><text:span text:style-name="T2">lobe of the C-ring. The loss of the inner lobe (proposed to be FliG</text:span><text:span text:style-name="T76">C</text:span><text:span text:style-name="T2"> in this model) is accounted for by suggesting that it becomes incorporated into the M-ring, but fails to explain why the tight interface seen between the inner and outer lobes of the C-ring (i.e, a noncovalent protein-protein binding interaction between FliG</text:span><text:span text:style-name="T76">C</text:span><text:span text:style-name="T2">:FliM) is replaced by a considerable distance that is hard to account for as retention of the noncovalent interaction, and </text:span><text:span text:style-name="T2">would be more satisfactorily explained as a covalent attachment via a long linker. In addition, if FliG</text:span><text:span text:style-name="T76">M</text:span><text:span text:style-name="T2"> is in the M-ring, it is difficult to account for the FliG</text:span><text:span text:style-name="T76">M</text:span><text:span text:style-name="T2">:FliM interaction shown by crosslinking studies and conserved interaction surfaces. The consistently observed ARM domain interactions in crystal structures between FliG</text:span><text:span text:style-name="T76">C</text:span><text:span text:style-name="T88"> and </text:span><text:span text:style-name="T2">FliG</text:span><text:span text:style-name="T76">M+1</text:span><text:span text:style-name="T2"> and are also inconsistent with an essentially free-floating FliG</text:span><text:span text:style-name="T76">C</text:span><text:span text:style-name="T2"> domain.</text:span></text:p>
      <text:p text:style-name="P7"><text:span text:style-name="T2">How does the diversity seen in different bacteria impact this model that derives from studies of the enterobacterial motor? Beside the FliF-FliG interaction, the other consistent interface of the C-ring to other components of the motor is the interaction of FliG</text:span><text:span text:style-name="T76">C</text:span><text:span text:style-name="T2"> with MotA. One striking observation is that the only consistent density linking the C-ring to the membrane, and therefore a candidate for the FliG</text:span><text:span text:style-name="T76">C</text:span><text:span text:style-name="T2">-MotA interface, is between the outer lobe of the C-ring to the membrane. This comparative observation is therefore inconsistent with this model.</text:span></text:p>
      <text:p text:style-name="P7"><text:span text:style-name="T2">A number of scenarios can be imagined that would enable organisms to build C-rings of differing sizes to the enterobacteria. All functionally important proteins could be shifted to a wider radius by building a wilder M-</text:span><text:span text:style-name="T2">ring, or the C-ring alone could be shifted to a wider radius either through insertion of a novel “spacer” proteins or by changing the conformation of FliG (Figure </text:span><text:span text:style-name="T6">X</text:span><text:span text:style-name="T2">). The first possibility would seem to be most satisfactory. The second and third involve changes in interaction partners despite conserved interfaces. It should also be noted that if the selective benefit of a wider C-ring is to produce higher torque by incorporation of more FliG subunits, addition of a “spacer” protein would not confer this benefit, as the number of FliG molecules would remain constant. </text:span></text:p>
      <text:h text:style-name="Heading_20_7" text:outline-level="7">The mismatched distal FliG model</text:h>
      <text:p text:style-name="Standard">In this model, based on crystal structures and crosslinking studies, the outer lobe of the C-ring is FliG<text:span text:style-name="T75">C</text:span> and the inner lobe is FliG<text:span text:style-name="T75">NM</text:span><text:span text:style-name="T87"> </text:span><text:reference-mark-start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text:span text:style-name="T87">(Brown et al., 2007; Paul et al., 2011)</text:span><text:reference-mark-end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 A symmetry mismatch means that there are 26 FliG subunits that follow a 26-fold rotational symmetry in the inner lobe with FliG<text:span text:style-name="T75">NM</text:span> but adhere to a 34-fold arrangement in the outer lobe with FliG<text:span text:style-name="T75">C</text:span>, with approximately 8 “gaps” in this implicit grid. The 34 FliM subunits occupy one of two quasi-equivalent positions: all 26 FliG<text:span text:style-name="T75">C</text:span> domains bind a FliM; the remaining eight 'orphan' FliM proteins tilt inward to interact with a subset of the FliG<text:span text:style-name="T75">M</text:span> domains (Figure <text:span text:style-name="T130">X</text:span>).</text:p>
      <text:p text:style-name="Standard">This model, the synthesis of many studies, accounts for many seemingly hard-to-reconcile observations. As with the proximal FliG model, it accounts for stoichiometries and the symmetry mismatch seen between the inner and outer lobes of the C-ring, yet simultaneously and elegantly accounts for other conflicting data. Importantly, the <text:s/>interaction of <text:span text:style-name="T87">FliG</text:span><text:span text:style-name="T75">M</text:span><text:span text:style-name="T87"> with FliM</text:span><text:span text:style-name="T75">M</text:span><text:span text:style-name="T87">, as seen in a co-crystal structure and confirmed by crosslinking </text:span><text:reference-mark-start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87">(Paul et al., 2011)</text:span><text:reference-mark-end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87"> makes localization of FliG</text:span><text:span text:style-name="T75">M</text:span><text:span text:style-name="T87"> to the MS-ring very unlikely (as proposed by the proximal model). The two conformations of FliG explains the additional FliG</text:span><text:span text:style-name="T75">C</text:span><text:span text:style-name="T87"> – FliM</text:span><text:span text:style-name="T75">M</text:span><text:span text:style-name="T87"> interaction as shown by pulldown by FliG</text:span><text:span text:style-name="T75">C</text:span><text:span text:style-name="T87">. Crosslinking also suggests FliG</text:span><text:span text:style-name="T75">M</text:span><text:span text:style-name="T87"> and FliG</text:span><text:span text:style-name="T75">N</text:span><text:span text:style-name="T87"> are proximal, as accounted for here. The heterogenous mix of conformations of FliG in this model also succinctly suggests an explanation for unexpected dynamics results that indicated a partially dynamic C-ring with subpopulations of dynamic and static FliM subunits </text:span><text:reference-mark-start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87">(Delalez et al., 2010)</text:span><text:reference-mark-end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87">. The ratio approximately two-thirds dynamic to one-third static correspond to the split between different conformations of FliM.</text:span></text:p>
      <text:p text:style-name="Standard"><text:span text:style-name="T87">An assessment of diversity in flagellar motors offers support for this model because there is a ubiquitous candidate density for the FliG</text:span><text:span text:style-name="T75">C</text:span><text:span text:style-name="T87">:MotA interface above and outside the outer lobe. As discussed above, electron cryo-tomography has yet to unequivocally pinpoint the stator complexes, but some candidate stator complexes are positioned directly above the C-ring outer lobe </text:span><text:reference-mark-start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text:span text:style-name="T87">(Murphy et al., 2006; Liu et al., 2009; Raddi et al., 2012)</text:span><text:reference-mark-end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 although this will require verification. Indeed, a closer look at the range of electron cryo-tomography flagellar structures highlights that this area is the only consistent area in which a bridge from the C-ring to the inner membrane is seen. This cross-bacterial commonality is therefore in favour of the outer lobe of the C-ring being formed from FliG<text:span text:style-name="T75">C</text:span>.</text:p>
      <text:p text:style-name="P9">Nevertheless, there are a number of observations that this model does not explain. Immunogold labeling of motors lacking C-rings but containing FliG localize FliG to the M-ring. It is also a little difficult to explain adherence of the C-ring to the MS-ring despite the lack of density between these two rings. This model predicts that this junction is formed by a noncovalent protein-protein interaction, but the gap is large and more consistent with a thin, flexible (covalent) linker such as an individual alpha-helix.</text:p>
      <text:p text:style-name="P7"><text:span text:style-name="T87">The 26 steps observed per full rotation are also at odds with FliG</text:span><text:span text:style-name="T75">C</text:span><text:span text:style-name="T87"> being arranged in a 34-fold symmetric ring, with occasional gaps. Indeed, a naïve assumption would be that this arrangement might result in 34 steps per full rotation. In addition, positioning of FliG</text:span><text:span text:style-name="T75">C</text:span><text:span text:style-name="T87"> at such a large radius would seem distal to the stator complexes imaged by freeze-fracture and crosslinking studies between MotB</text:span><text:span text:style-name="T75">C</text:span><text:span text:style-name="T87"> and FlgI which surrounds the distal rod close to the rotational axis.</text:span></text:p>
      <text:p text:style-name="P7">This model is also not entirely consistent with single-particle cryo-EM reconstructions of the motor. While the authors suggest that the outer lobe of the C-ring is 75% the density of other domains (as would be expected based on ~75% occupancy by 26 FliGC subunits in a 34-fold symmetric ring), it is unclear if this can be quantitated. Additionally, while the FliF-FliG deletion-fusion mutant images are somewhat explained, the apparent considerable shift of interpreted location of FliG<text:span text:style-name="T75">M</text:span> up and away from the body of the C-ring does not seem entirely consistent.</text:p>
      <text:h text:style-name="Heading_20_7" text:outline-level="7">The symmetric distal FliG model</text:h>
      <text:p text:style-name="Standard"><text:span text:style-name="T2">In this model, the full-length FliG makes up the entire upper section of the C-ring, with the outer lobe composed of FliG</text:span><text:span text:style-name="T76">C</text:span><text:span text:style-name="T2"> poised to interact with stator complexes, FliG</text:span><text:span text:style-name="T76">M</text:span><text:span text:style-name="T2"> positioned immediately below (and thus precludes interaction of FliG</text:span><text:span text:style-name="T76">C</text:span><text:span text:style-name="T2"> with FliM</text:span><text:span text:style-name="T76">M</text:span><text:span text:style-name="T2"> as proposed in the asymmetric distal model), and FliG</text:span><text:span text:style-name="T76">N</text:span><text:span text:style-name="T2"> positioned in the inner lobe of the C-ring immediately adjacent to FliF. Unlike the other two models, here there are 34 copies of FliG </text:span><text:reference-mark-start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text:span text:style-name="T2">(Lee et al., 2010)</text:span><text:reference-mark-end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 Modeled around a full-length crystal structure and restrained to only move at unstructured loop regions, this model invokes the two ARM repeats in FliG<text:span text:style-name="T75">C</text:span> and FliG<text:span text:style-name="T75">M</text:span> that may link one FliG<text:span text:style-name="T75">C</text:span> to another FliG<text:span text:style-name="T75">M</text:span>. Intriguingly, this is seen in all five FliG crystal structures determined to-date <text:reference-mark-start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Stock et al., 2012)<text:reference-mark-end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 strongly suggestive of a daisychain circle of FliG molecules in the C-ring. Strikingly, repeating <text:span text:style-name="T88">a model derived from the crystal structure over a 45nm-diameter ring results in a 34-member oligomer, precisely fitting cryo-microscopy observations </text:span><text:reference-mark-start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88">(Thomas et al., 2006)</text:span><text:reference-mark-end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88"> </text:span><text:span text:style-name="T2">Co-operativity of switching within the C-ring, illustrated by the strikingly high Hill coefficient of approximately 10, comes from the interlinked nature of all FliGs and shift of helix</text:span><text:span text:style-name="T76">MC</text:span><text:span text:style-name="T2"> that is tightly bound to FliG</text:span><text:span text:style-name="T76">M</text:span><text:span text:style-name="T2"> in CCW, and proposed to be released upon switch to CW conformations, leading to rotation of neighbours through ARM domain interactions and propagation throughout the entire ring. A variant of this model features FliG in essentially the same position but with an intramolecular ARM</text:span><text:span text:style-name="T76">M</text:span><text:span text:style-name="T2"> – ARM</text:span><text:span text:style-name="T76">C</text:span><text:span text:style-name="T2"> interaction in place of intermolecular </text:span><text:reference-mark-start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span text:style-name="T2">(Minamino et al., 2011)</text:span><text:reference-mark-end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p>
      <text:p text:style-name="Standard"><text:span text:style-name="T2">This simple and elegant model is consistent with a wide range of data. If the ubiquitous density between the C-ring outer lobe and the inner membrane in cryo-tomograms represents the stator complexes, it also positions FliG</text:span><text:span text:style-name="T76">C</text:span><text:span text:style-name="T2"> in the correct position to interact with them. It also takes into account known crystal structures and a proposed conformational switch between clockwise and counterclockwise forms. Proposing that the C-ring inner lobe is comprised solely of FliG</text:span><text:span text:style-name="T76">N</text:span><text:span text:style-name="T2"> beautifully explains the image of the FliF-FliG deletion-fusion mutant in which the inner lobe disappears </text:span><text:reference-mark-start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span text:style-name="T2">(Thomas et al., 2001)</text:span><text:reference-mark-end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p>
      <text:p text:style-name="P20">The known diversity in flagellar C-rings shows that all are of essentially the same cross-section, and increase in C-ring size could result from simply increasing the number of FliG subunits, leading to a concomitant increase in C-ring diameter.</text:p>
      <text:p text:style-name="P7"><text:span text:style-name="T2">The chief challenge that this model faces is in not accounting for the evidence for 26 copies of FliG in the C-ring. This may be partially explained in the deletion-fusion mutant by suggesting that in this specific case there are indeed 26 copies of the FliF-FliG fusion, imposed by the 26 copies of FliF (but when these are two separate proteins, an additional eight FliG subunits can join the C-ring). The 26-fold </text:span>inner-lobe symmetry is hard to account for with this model that proposes 34 FliG<text:span text:style-name="T75">N</text:span> domains occupy the inner lobe, as are the 26 equal steps per revolution that result from interaction of FliG<text:span text:style-name="T75">C</text:span> with MotA. Furthermore, a recent c<text:span text:style-name="T2">rosslinking study, however, failed to support as physiologically relevant the crystal contact-based armadillo repeat interface </text:span><text:reference-mark-start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Paul et al., 2011)</text:span><text:reference-mark-end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text:span></text:p>
      <text:p text:style-name="P7">As with the distal mismatched model, it is h<text:span text:style-name="T2">ard to explain the lack of density between the M-ring and C-ring that </text:span><text:span text:style-name="T2">represents a noncovalent protein:protein interaction surface. It is also unclear how FliG</text:span><text:span text:style-name="T76">C</text:span><text:span text:style-name="T2"> might interact with a stator complex ring at narrower radius as suggested by freeze-fracture results. In addition, immunogold labelling locates at least part of FliG within the M-ring.</text:span><text:span text:style-name="T41"> This might be explained by the C-terminal domain of </text:span><text:span text:style-name="T2">FliF being on a flexible cytoplasmic linker.</text:span></text:p>
      <text:p text:style-name="P7">In conclusion, all of the models account for some of the data, but none are without conflict. The diversity of C-rings across the bacteria suggests a common architecture despite different diameters. How does each model fare when faced with explaining bacteria with different C-ring diameters? Unfortunately the only method to expand a C-ring without violating conserved contacts would be to expand the entire MS-ring. Intriguingly, it appears that this may have been the evolutionary strategy employed by the spirochaetes, who appear to have a wider and more elaborate MS-ring that is “sunk” into the cytoplasm. This strategy does not appear to have been utilized by the epsilonproteobacteria, however, with extended inner C-ring lobes instead that may represent additional spacer proteins to adapt a wider C-ring, or may represent alternative conformations of ubiquitous proteins. Both options are somewhat unsatisfactory for all models because they involve disruption of conserved binding motifs (<text:span text:style-name="T130">xxx sequence bioinformatics</text:span>). It will be interesting to see future studies on stoichiometries of FliF and FliG in these diverse organisms to place further understand C-ring architecture and evolutionary mechanisms behind producing different diameters.</text:p>
      <text:h text:style-name="P115" text:outline-level="4">The stator components of the torque-generating apparatus: the stator complexes</text:h>
      <text:h text:style-name="P131" text:outline-level="5">Functional overview</text:h>
      <text:p text:style-name="P7"><text:span text:style-name="T2">The stator complexes harness a flux of ions into the cytoplasm to confer torque upon the rod – and therefore the hook and filament. Evidence suggests that the C-ring and basal body rotate together, based on maintenance of structure and function of a FliG—FliF fusion mutant </text:span><text:reference-mark-start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Thomas et al., 1999)</text:span><text:reference-mark-end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 (the former believed to form the upper segment of the C-ring and the latter being the sole component of the MS-ring). A putative peptidoglycan-binding motif in one component of the stator complex, together with the fundamental necessity of both stator and rotor components in any rotary motor, support a static role. The stator complex is composed of two proteins that form a A</text:span><text:span text:style-name="T76">4</text:span><text:span text:style-name="T2">B</text:span><text:span text:style-name="T76">2</text:span><text:span text:style-name="T2"> heterooligomer. The main point of diversity within stator complexes is the ion gradient that is harnessed to drive rotation. In many organisms the proton-motive force is utilized by a MotA</text:span><text:span text:style-name="T76">4</text:span><text:span text:style-name="T2">MotB</text:span><text:span text:style-name="T76">2</text:span><text:span text:style-name="T88"> complex, </text:span><text:span text:style-name="T89">E. coli </text:span><text:span text:style-name="T91">and </text:span><text:span text:style-name="T89">Salmonella</text:span><text:span text:style-name="T91"> being the most well-known examples. Meanwhile, some organisms (most well known being the </text:span><text:span text:style-name="T89">Vibrio</text:span><text:span text:style-name="T91">s) employ the sodium-motive force.</text:span></text:p>
      <text:p text:style-name="Standard"><text:span text:style-name="T91">Dynamic. </text:span><text:reference-mark-start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span text:style-name="T91">(Delalez and Armitage, 2008)</text:span><text:reference-mark-end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p>
      <text:list xml:id="list2663101737065945649" text:style-name="L1">
        <text:list-item>
          <text:p text:style-name="P69"><text:span text:style-name="T91">Shewanella </text:span><text:reference-mark-start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span text:style-name="T91">(Paulick et al., 2008)</text:span><text:reference-mark-end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p>
        </text:list-item>
        <text:list-item>
          <text:p text:style-name="P69">V. alginolyticus</text:p>
          <text:list>
            <text:list-item>
              <text:p text:style-name="P69"><text:reference-mark-start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Fukuoka et al., 2009)<text:reference-mark-end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text:p>
            </text:list-item>
            <text:list-item>
              <text:p text:style-name="P69">Assembly is dependent upon sodium flux <text:reference-mark-start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Fukuoka et al., 2009)<text:reference-mark-end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text:p>
            </text:list-item>
          </text:list>
        </text:list-item>
        <text:list-item>
          <text:p text:style-name="P69">E. coli <text:reference-mark-start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Leake et al., 2006)<text:reference-mark-end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text:p>
        </text:list-item>
      </text:list>
      <text:h text:style-name="P132" text:outline-level="5">Protein overview.</text:h>
      <text:p text:style-name="P3">Sequences</text:p>
      <text:p text:style-name="P7"><text:span text:style-name="T41">TolQR, Pal homologies </text:span><text:reference-mark-start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span text:style-name="T41">(Cascales et al., 2001)</text:span><text:reference-mark-end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p>
      <text:p text:style-name="P3">Predicted structures: loops and TM helices.</text:p>
      <text:p text:style-name="P3">Forms A4B2 multimer (Kojima and Blair 2004: solubilization and purification […])</text:p>
      <text:p text:style-name="Standard"><text:span text:style-name="T41">Structure of periplasmic domain of MotB </text:span><text:reference-mark-start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41">(Kojima et al., 2009)</text:span><text:reference-mark-end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41">.</text:span></text:p>
      <text:p text:style-name="P3">MotA</text:p>
      <text:list xml:id="list1978284577" text:continue-list="list6380467323460118535" text:style-name="WW8Num6">
        <text:list-item>
          <text:list>
            <text:list-item>
              <text:list>
                <text:list-item>
                  <text:p text:style-name="P31">Two charged residues that interact with five residues of FliG (Lloyd and Blair, 1997, Zhou and Blair 1997, Zhuo et al 1998).</text:p>
                </text:list-item>
                <text:list-item>
                  <text:p text:style-name="P31">This is an electrostatic interaction, as demontrated by non-disruption by charge reversing mutants .</text:p>
                </text:list-item>
              </text:list>
            </text:list-item>
          </text:list>
        </text:list-item>
      </text:list>
      <text:p text:style-name="P3">MotB</text:p>
      <text:list xml:id="list532062482" text:continue-numbering="true" text:style-name="WW8Num6">
        <text:list-item>
          <text:list>
            <text:list-item>
              <text:list>
                <text:list-item>
                  <text:p text:style-name="P46"><text:span text:style-name="T41">Likely a linker </text:span><text:reference-mark-start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span text:style-name="T41">(Blair et al., 1991)</text:span><text:reference-mark-end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p>
                </text:list-item>
                <text:list-item>
                  <text:p text:style-name="P31">Asp32 in <text:span text:style-name="T9">E. coli</text:span></text:p>
                </text:list-item>
              </text:list>
            </text:list-item>
          </text:list>
        </text:list-item>
      </text:list>
      <text:p text:style-name="P3">PomA<text:span text:style-name="T75">4</text:span>B<text:span text:style-name="T75">2</text:span> structure (how similar to MotAB?)</text:p>
      <text:list xml:id="list1244712210" text:continue-numbering="true" text:style-name="WW8Num6">
        <text:list-item>
          <text:list>
            <text:list-item>
              <text:list>
                <text:list-item>
                  <text:p text:style-name="P46"><text:span text:style-name="T41">Used unstained and negatively stained single-particle reconstructions of complexes of size consistent with PomA</text:span><text:span text:style-name="T77">4</text:span><text:span text:style-name="T41">B</text:span><text:span text:style-name="T77">2 </text:span><text:span text:style-name="T41">to a resolution of 21</text:span><text:span text:style-name="T134">Å</text:span><text:span text:style-name="T41">.</text:span></text:p>
                </text:list-item>
                <text:list-item>
                  <text:p text:style-name="P46"><text:span text:style-name="T41">The overall structure is roughly spherical, with a diameter a little over 60</text:span><text:span text:style-name="T134">Å</text:span><text:span text:style-name="T41">. </text:span></text:p>
                </text:list-item>
                <text:list-item>
                  <text:p text:style-name="P31">Two “arm” structures are present on one face of the particle.</text:p>
                </text:list-item>
                <text:list-item>
                  <text:p text:style-name="P31">The lack of these distinctive “arms” in the structure of a deletion of the putative peptidoglycan-binding domain convincingly demonstrated that these corresponded to the peptidoglycan-binding domain, and it is suggested that the arm confomations are in an inactive plugged state of the stator complexes.</text:p>
                </text:list-item>
              </text:list>
            </text:list-item>
          </text:list>
        </text:list-item>
      </text:list>
      <text:p text:style-name="P3">MotB aspartate accepts proton flux to trigger conformational change (“Function of protonatable residues in the flagellar motor of E. coli: a critical role for Asp32 of MotB”)</text:p>
      <text:p text:style-name="P7"><text:span text:style-name="T41">The stator proteins are homologous to the ExbBD and TolQR complexes, which also utilize the proton-motive force to energize periplasmic processes (</text:span><text:reference-mark-start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41">(Cascales et al., 2001)</text:span><text:reference-mark-end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41">).</text:span></text:p>
      <text:p text:style-name="Standard"><text:span text:style-name="T41">FliL, at least in </text:span><text:span text:style-name="T19">Borrelia burgdorferi</text:span><text:span text:style-name="T41">, lies between the rotor and stator in the inner membrane </text:span><text:reference-mark-start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text:span text:style-name="T41">(Motaleb et al., 2011)</text:span><text:reference-mark-end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 (another FliL paper is “Activity of Proteus mirabilis FliL Is Viscosity Dependent and Requires Extragenic DNA” -- link to viscosity?)</text:p>
      <text:p text:style-name="Standard">FliL has different effects in different organisms. Possible mechanisms? Speculate on viscosity sensing mechanism?</text:p>
      <text:p text:style-name="P7"><text:span text:style-name="T41">OmpA homology: READ: <text:s/></text:span><text:reference-mark-start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span text:style-name="T41">(De Mot and Vanderleyden, 1994)</text:span><text:reference-mark-end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p>
      <text:p text:style-name="P6">Interact with FliG</text:p>
      <text:list xml:id="list84907740" text:continue-numbering="true" text:style-name="WW8Num6">
        <text:list-item>
          <text:list>
            <text:list-item>
              <text:list>
                <text:list-item>
                  <text:p text:style-name="P70"><text:reference-mark-start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Garza et al., 1995)<text:reference-mark-end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text:p>
                </text:list-item>
                <text:list-item>
                  <text:p text:style-name="P46"><text:reference-mark-start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Zhou et al., 1998)<text:reference-mark-end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text:p>
                </text:list-item>
                <text:list-item>
                  <text:p text:style-name="P31"><text:reference-mark-start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Lloyd et al., 1996)<text:reference-mark-end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text:p>
                </text:list-item>
                <text:list-item>
                  <text:p text:style-name="P31"><text:span text:style-name="T136">Localize in Vibrio, via FliG</text:span><text:span text:style-name="T81">C</text:span><text:span text:style-name="T136"> </text:span><text:reference-mark-start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span text:style-name="T136">(Kojima et al., 2011)</text:span><text:reference-mark-end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p>
                </text:list-item>
              </text:list>
            </text:list-item>
          </text:list>
        </text:list-item>
      </text:list>
      <text:h text:style-name="P132" text:outline-level="5">Reductionist view of stator complex protein function.</text:h>
      <text:list xml:id="list2107727916" text:continue-numbering="true" text:style-name="WW8Num6">
        <text:list-item>
          <text:list>
            <text:list-item>
              <text:list>
                <text:list-item>
                  <text:p text:style-name="P46">Driven by ion flux</text:p>
                  <text:list>
                    <text:list-item>
                      <text:p text:style-name="P46">Driven by ion-motive force (Larsen 1974, Manson 1977, Matsumara 1977, Glagolev &amp; Skulachev 1978)</text:p>
                    </text:list-item>
                  </text:list>
                </text:list-item>
                <text:list-item>
                  <text:p text:style-name="P46">Different conformations, plugged and unplugged.</text:p>
                  <text:list>
                    <text:list-item>
                      <text:p text:style-name="P67">Assembly and activation of MotB <text:reference-mark-start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Kojima et al., 2009)<text:reference-mark-end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text:p>
                    </text:list-item>
                  </text:list>
                </text:list-item>
                <text:list-item>
                  <text:p text:style-name="P46">How torque is generated</text:p>
                  <text:list>
                    <text:list-item>
                      <text:p text:style-name="P46">Essentially: not known</text:p>
                    </text:list-item>
                    <text:list-item>
                      <text:p text:style-name="P46">Describe three models:</text:p>
                      <text:list>
                        <text:list-item>
                          <text:p text:style-name="P46">Ion turbine</text:p>
                        </text:list-item>
                        <text:list-item>
                          <text:p text:style-name="P46">Ion turnstile</text:p>
                        </text:list-item>
                        <text:list-item>
                          <text:p text:style-name="P46">Conformational change. 2001: Kojima and Blair: “Conformational change in the stator of the bacterial flagellar motor”</text:p>
                        </text:list-item>
                      </text:list>
                    </text:list-item>
                  </text:list>
                </text:list-item>
                <text:list-item>
                  <text:p text:style-name="P31">Conserved residues interact between MotA and FliG (upper right para on p. 1 of “Architecture of the flagellar rotor”)</text:p>
                </text:list-item>
                <text:list-item>
                  <text:p text:style-name="P31">Peptidoglycan binding evidence (don't shoot down)</text:p>
                  <text:list>
                    <text:list-item>
                      <text:p text:style-name="P31">Cyril's sugar binding</text:p>
                    </text:list-item>
                    <text:list-item>
                      <text:p text:style-name="P31">Consensus to other PG-binding proteins</text:p>
                    </text:list-item>
                    <text:list-item>
                      <text:p text:style-name="P31">“common sense”: stator needs to hold on to something.</text:p>
                    </text:list-item>
                    <text:list-item>
                      <text:p text:style-name="P31">Michio paper? Cyril?</text:p>
                    </text:list-item>
                  </text:list>
                </text:list-item>
              </text:list>
            </text:list-item>
          </text:list>
        </text:list-item>
      </text:list>
      <text:h text:style-name="P132" text:outline-level="5">Dynamic assembly</text:h>
      <text:list xml:id="list685326644" text:continue-numbering="true" text:style-name="WW8Num6">
        <text:list-item>
          <text:list>
            <text:list-item>
              <text:list>
                <text:list-item>
                  <text:p text:style-name="P46">As with at least FliM and FliN from the C-ring, it has been demonstrated that the stator complexes are dynamic.</text:p>
                </text:list-item>
                <text:list-item>
                  <text:p text:style-name="P46">Assemble dynamically (resurrection experiments, <text:reference-mark-start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Reid et al., 2006)<text:reference-mark-end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 – dynamic speed changes</text:p>
                </text:list-item>
                <text:list-item>
                  <text:p text:style-name="P71"><text:span text:style-name="T26">Also disassemble dynamically as shown using GFP-labelled MotB </text:span><text:reference-mark-start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span text:style-name="T26">(Leake et al., 2006)</text:span><text:reference-mark-end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p>
                  <text:list>
                    <text:list-item>
                      <text:p text:style-name="P31">Estimated 11 MotB2 complexes at pole (need to read!).</text:p>
                    </text:list-item>
                  </text:list>
                </text:list-item>
                <text:list-item>
                  <text:p text:style-name="P67"><text:span text:style-name="T19">Vibrio </text:span><text:span text:style-name="T41">system requires SMF for association of stators with motor </text:span><text:reference-mark-start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41">(Li et al., 2011)</text:span><text:reference-mark-end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26">.</text:span></text:p>
                </text:list-item>
                <text:list-item>
                  <text:p text:style-name="P67"><text:span text:style-name="T26">Shewenalla system also shows interchange of Mot and Pom stators depending on SMF </text:span><text:reference-mark-start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6">(Koerdt et al., 2009)</text:span><text:reference-mark-end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6">.</text:span></text:p>
                </text:list-item>
                <text:list-item>
                  <text:p text:style-name="P31">Removal of IMF leads to motors losing stators and resurrecting, further evidence for dynamic stators (Fung &amp; Berg, 1995).</text:p>
                </text:list-item>
                <text:list-item>
                  <text:p text:style-name="P46"><text:span text:style-name="T41">Mike Manson shows that MotAMotB work much better when co-expressed. Likely form a diffusing precursor complex that doesn't act as a proton channel until interacts with basal body </text:span><text:reference-mark-start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span text:style-name="T41">(Van Way et al., 2000)</text:span><text:reference-mark-end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p>
                </text:list-item>
                <text:list-item>
                  <text:p text:style-name="P67">Dynamics may be to do with mechanosensing<text:reference-mark-start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Lele et al., 2013)<text:reference-mark-end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text:p>
                </text:list-item>
              </text:list>
            </text:list-item>
          </text:list>
        </text:list-item>
      </text:list>
      <text:h text:style-name="P132" text:outline-level="5">Stator complex arrangement within the motor: how many, and where?</text:h>
      <text:p text:style-name="P7">It has been difficult to visualize the location and architecture of the stator complexes due to their dynamic nature and integral membrane location. Nevertheless, a number of key observations have been made to contribute to our structural understanding of their location and to give us an idea of maximum occupancy. The first visualization of stators complexes in <text:span text:style-name="T9">E. coli </text:span><text:span text:style-name="T26">was achieved by Khan </text:span><text:span text:style-name="T9">et al. </text:span><text:span text:style-name="T26">using freeze-fracture techniques </text:span><text:reference-mark-start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text:span text:style-name="T26">(Khan et al., 1988)</text:span><text:reference-mark-end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 (<text:span text:style-name="T130">figure?</text:span>) <text:span text:style-name="T26">These studs were convincingly demonstrated to be stator complexes based on their disappearance in</text:span><text:span text:style-name="T9"> motA </text:span><text:span text:style-name="T26">or </text:span><text:span text:style-name="T9">motB </text:span><text:span text:style-name="T26">mutants, which code for the stator complex proteins. In this study, the cytoplasmic face of the inner membrane was visualized using freeze-fracture techniques, and between 10 and 12 candidate stator complexes were observed within the inner leaflet of the inner membrane (“P-face” for “protoplasmic face”). The outer diameter of the ring of studs was measured as 34.1 </text:span><text:span text:style-name="T135">±</text:span><text:span text:style-name="T26"> 3.3 nm, which will be an overestimate due to the measurement being of a replica instead of biological material. This, of course, posits that the stators occupy space closer to the rod axis than the outer lobe of the C-ring. </text:span><text:span text:style-name="T44">This, strikingly, co-incides with at least 11 incremental increases in torque and speed in resurrected motors as discussed below </text:span><text:reference-mark-start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44">(Reid et al., 2006)</text:span><text:reference-mark-end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44">. A recent stucture of a stator complex using single particle reconstruction suggested a maximum of around 11 complexes based on size restrictions </text:span><text:reference-mark-start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44">(Yonekura et al., 2011)</text:span><text:reference-mark-end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44">. Stators may not be discernible in the recent </text:span><text:span text:style-name="T21">in situ E. coli </text:span><text:span text:style-name="T44">and </text:span><text:span text:style-name="T21">Salmonella </text:span><text:span text:style-name="T44">subtomogram average structures because the dynamic, partial-occupancy nature of stators may mean that there is not sufficient signal to rotationally align them around the rod axis during subtomogram average calculation, that symmetry is variable, dependent upon number of stators, or that even under full occupancy stators are too small to rotationally align, leading to their being 'blurred out' in the final average. Alternatively, the need to gently “deflate” these cells on account of their thickness may have disrupted stator localization. This fails to explain why putative stator complexes are not visible in other structures that did not receive this treatment, however. Meanwhile, “stator complexes” observed in electron cryo-tomograms of more complex motors have yet to be demonstrated not to be additional protein elaborations not found in the enterobacteria.</text:span></text:p>
      <text:p text:style-name="P12"><text:span text:style-name="T44">Recent studies suggest a mechanism for stator complex assembly and activation. Crosslinking evidence of MotB</text:span><text:span text:style-name="T78">C</text:span><text:span text:style-name="T44"> with FlgI </text:span><text:reference-mark-start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44">(Hizukuri et al., 2010)</text:span><text:reference-mark-end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44"> together with crystal structures of various MotBC truncations that mimic the effect of unravelling of the linker to MotB</text:span><text:span text:style-name="T78">N</text:span><text:span text:style-name="T44"> suggest a large-scale intersubunit shift between the dimerized MotB</text:span><text:span text:style-name="T78">C2</text:span><text:span text:style-name="T44">, enabling the access of the peptidoglycan-binding domain to peptidoglycan and opening the proton channel </text:span><text:reference-mark-start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123">(O</text:span><text:span text:style-name="T121">’Neill et al., 2011)</text:span><text:reference-mark-end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44"> It is worthy of note that this data is supportive of stator positioning relatively close to the axis of rotation as suggested by freeze-fracture results.</text:span></text:p>
      <text:p text:style-name="P4">Hylemonella: same diameter C-ring as enterobacteria, and 13 structures...</text:p>
      <text:p text:style-name="Standard"><text:span text:style-name="T44">T. primitia has 16 </text:span><text:reference-mark-start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44">(Murphy et al., 2006)</text:span><text:reference-mark-end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44">.</text:span></text:p>
      <text:p text:style-name="P4">Borrelia: 16?</text:p>
      <text:p text:style-name="P4">Implications of C-ring diameter upon stator positioning: raises the question: how do stators position themselves further out?</text:p>
      <text:p text:style-name="P4">If the proposal of stator densities in <text:span text:style-name="T9">B. burgdorferi</text:span> is correct, this may suggest considerably 'stiffer' flexible linkers for stators. Maybe a wider stator ring requires that stators are correspondingly less flexible, and need butressing? Probably not dynamic either. Alternatively, these structures may be required to space out the stators to deal with a wider C-ring.</text:p>
      <text:h text:style-name="P132" text:outline-level="5">The spectre of symmetry mismatch rears it's head again.</text:h>
      <text:list xml:id="list175106544" text:continue-numbering="true" text:style-name="WW8Num6">
        <text:list-item>
          <text:list>
            <text:list-item>
              <text:list>
                <text:list-item>
                  <text:p text:style-name="P46"><text:span text:style-name="T2">Symmetry mismatch facilitates rotation </text:span><text:reference-mark-start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Hendrix, 1978)</text:span><text:reference-mark-end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text:span></text:p>
                  <text:list>
                    <text:list-item>
                      <text:p text:style-name="P66">Properly describe (include figure?)</text:p>
                    </text:list-item>
                    <text:list-item>
                      <text:p text:style-name="P66">Even if 'reason' behind symmetry mismatch is as trivial as that it's the only answer to make a ring of a certain diameter with proteins of a certain size, the cell must deal with NOT slipping against each-other!</text:p>
                    </text:list-item>
                  </text:list>
                </text:list-item>
                <text:list-item>
                  <text:p text:style-name="P46"><text:span text:style-name="T19">Symmetry mismatch</text:span><text:span text:style-name="T2">: however, while suggestive, this result may not represent a direct 'readout' of motor architecture. Indeed, the naïve hypothesis here – that a number of stator complexes in the inner membrane interact with a ring of 26 FliG molecules to cause them to rotate, which are in turn essentially rigidly coupled to the MS-ring, rod and filament – is not clearly accounted for by 26 discrete steps in motor rotation </text:span><text:span text:style-name="T19">unless </text:span><text:span text:style-name="T41">every stator complex is also perfectly positioned in phase at discrete points on a conceptually 26-fold symmetric pattern in the inner membrane (</text:span><text:span text:style-name="T45">resurrection – more than one stator, right?</text:span><text:span text:style-name="T41">). (Difficult to see happening if MotB is only binding to PG, as it's known to be irregular </text:span><text:reference-mark-start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41">(Gan et al., 2008)</text:span><text:reference-mark-end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2">)</text:span><text:span text:style-name="T41"> If this is not the case, 'firing' of stator subunits will be out-of-phase with one another, and immediately muddy any 26-fold signal present. An alternative hypothesis in which all stators 'fire' simultaneously would also only produce discrete steps if all were still on points of a 26-fold symmetric arrangement. This would be achieved if, for example, there are 13 stator subunits which may be consistent with recent biophysical results (suggesting ~11 </text:span><text:span text:style-name="T45">XXX</text:span><text:span text:style-name="T41">), but not imaging results in which freeze-fracture was used to image likely stator complexes. Strikingly, subtomogram averages of the </text:span><text:span text:style-name="T19">in situ</text:span><text:span text:style-name="T41"> </text:span><text:span text:style-name="T19">Hylemonella gracilis </text:span><text:span text:style-name="T41">motor show 13 discrete complexes surrounding the motor at positions where stators are expected to be, and consistent with freeze-fracture images. It would be interesting to see how many steps the </text:span><text:span text:style-name="T19">H. gracilis </text:span><text:span text:style-name="T41">motor makes.</text:span></text:p>
                </text:list-item>
                <text:list-item>
                  <text:p text:style-name="P46"><text:span text:style-name="T2">Stators step independently, apparently </text:span><text:reference-mark-start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span text:style-name="T2">(Samuel and Berg, 1996)</text:span><text:reference-mark-end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p>
                </text:list-item>
                <text:list-item>
                  <text:p text:style-name="P67"><text:span text:style-name="T2">Clear 26 step rotation </text:span><text:reference-mark-start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Sowa et al., 2005)</text:span><text:reference-mark-end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 This, naively, would only be the case if stators are locked in place and a integer divison of 26. If this is the case, then FliG moves have a movement of 1 FliG.</text:span></text:p>
                  <text:list>
                    <text:list-item>
                      <text:list>
                        <text:list-item>
                          <text:p text:style-name="P66">Step size would seem confusing if there are no 26-fold symmetric elements in the torque-generating machinery..</text:p>
                        </text:list-item>
                      </text:list>
                    </text:list-item>
                  </text:list>
                </text:list-item>
                <text:list-item>
                  <text:p text:style-name="P66">Predicts that if mechanism is conserved, larger C-rings of symmetry X will most likely have X/2 stators complexes.</text:p>
                </text:list-item>
                <text:list-item>
                  <text:p text:style-name="P67"><text:span text:style-name="T2">Indeed, recent theoretical paper proposed stators sit on a (2pi / 26) periodic spacing </text:span><text:reference-mark-start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text:span text:style-name="T2">(Bai et al., 2009)</text:span><text:reference-mark-end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 Even if stators have relatively flexible linkers, as long as spaced like this, should still have noticeable steps even for multiple stators.</text:p>
                  <text:list>
                    <text:list-item>
                      <text:p text:style-name="P67">Nevertheless: what templates this periodicity? Peptidoglycan won't be able to! P-ring?</text:p>
                    </text:list-item>
                  </text:list>
                </text:list-item>
              </text:list>
            </text:list-item>
          </text:list>
        </text:list-item>
      </text:list>
      <text:h text:style-name="P132" text:outline-level="5">Peptidoglycan binding comments</text:h>
      <text:list xml:id="list1955571962" text:continue-numbering="true" text:style-name="WW8Num6">
        <text:list-item>
          <text:list>
            <text:list-item>
              <text:list>
                <text:list-item>
                  <text:p text:style-name="P46">1988: Suggested MotB is stator (no evidence for PG binding) <text:reference-mark-start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Chun and Parkinson, 1988)<text:reference-mark-end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text:p>
                </text:list-item>
                <text:list-item>
                  <text:p text:style-name="P46">Blair, Berg 1991: last page: “Although our results do not provide proof that MotB links MotA to the cell wall...” <text:reference-mark-start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Blair et al., 1991)<text:reference-mark-end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text:p>
                </text:list-item>
                <text:list-item>
                  <text:p text:style-name="P46">Crystal structure shows binding of NAM <text:reference-mark-start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Roujeinikova, 2008)<text:reference-mark-end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 with molecular dynamics showing possible opening of a peptide-binding surface <text:reference-mark-start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Reboul et al., 2011)<text:reference-mark-end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text:p>
                </text:list-item>
                <text:list-item>
                  <text:p text:style-name="P46">Nevertheless, 2010 results suggests MotB binds FlgI <text:reference-mark-start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Hizukuri et al., 2010)<text:reference-mark-end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text:p>
                </text:list-item>
                <text:list-item>
                  <text:p text:style-name="P46">It's a long way to the peptidoglycan <text:reference-mark-start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Yonekura et al., 2011)<text:reference-mark-end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text:p>
                </text:list-item>
                <text:list-item>
                  <text:p text:style-name="P46">Evidence of PG binding important tends to be as a result of mutants in that domain instead of direct evidence <text:reference-mark-start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Minamino et al., 2009)<text:reference-mark-end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text:p>
                  <text:list>
                    <text:list-item>
                      <text:p text:style-name="P46">In addition, correct positioning of all MotBs around the entire radius of the motor despite strongly anisotropic orientation of peptidoglycan must be explained – particularly given that different organisms have motors at different parts of the cell that in turn will have different peptidoglycan orientations (i.e., essentially parallel on the cylindrical cell body, becoming concentric at poles), yet use stator proteins of essentially similar folds. An elastic linker would account for this, but is difficult to reconciile with repeatable in-phase 26-steps (<text:span text:style-name="T130">even with multiple stators – double check this is true in 'stepping' paper</text:span>).</text:p>
                    </text:list-item>
                  </text:list>
                </text:list-item>
                <text:list-item>
                  <text:p text:style-name="P46">MotB<text:span text:style-name="T75">C</text:span> and MotB don't bind PG, while the homolog Pal does using the same assay <text:reference-mark-start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Kojima et al., 2008a)<text:reference-mark-end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text:p>
                </text:list-item>
                <text:list-item>
                  <text:p text:style-name="P46">PomAB structure: Michio suggests that FlgI may reach down and contact MotB <text:reference-mark-start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Yonekura et al., 2011)<text:reference-mark-end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 as previously shown by crosslinking studies <text:reference-mark-start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Hizukuri et al., 2010)<text:reference-mark-end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text:p>
                </text:list-item>
                <text:list-item>
                  <text:p text:style-name="P46">READ: <text:reference-mark-start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Koebnik, 1995)<text:reference-mark-end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text:p>
                </text:list-item>
                <text:list-item>
                  <text:p text:style-name="P46">Rhodobacter sphaeroides doesn't have PG-binding domain <text:reference-mark-start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Nguyen and Saier Jr., 1996)<text:reference-mark-end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text:p>
                </text:list-item>
                <text:list-item>
                  <text:p text:style-name="P46">Nevertheless: reality check: the stators have to grip something!</text:p>
                </text:list-item>
                <text:list-item>
                  <text:p text:style-name="P46">2011 “Sodium-driven motor [...]”: p7: MotB-Pal fusion functons (i.e. replace PG-binding domain of MotB with Pal).</text:p>
                </text:list-item>
              </text:list>
            </text:list-item>
          </text:list>
        </text:list-item>
      </text:list>
      <text:h text:style-name="P132" text:outline-level="5">Diversity</text:h>
      <text:h text:style-name="P134" text:outline-level="6">Ion selectivity</text:h>
      <text:p text:style-name="Standard">(polar and lateral different <text:reference-mark-start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Atsumi et al., 1992)<text:reference-mark-end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text:p>
      <text:p text:style-name="Standard">Stators are DYNAMIC, and association is dependent upon ion flux.</text:p>
      <text:p text:style-name="Standard"/>
      <text:list xml:id="list1053231343" text:continue-numbering="true" text:style-name="WW8Num6">
        <text:list-item>
          <text:list>
            <text:list-item>
              <text:list>
                <text:list-item>
                  <text:p text:style-name="P46">65+ species have one flagellar system with two putative stator systems – desulfovibrio has four! <text:reference-mark-start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hormann and Paulick, 2010)<text:reference-mark-end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ext:p>
                </text:list-item>
                <text:list-item>
                  <text:p text:style-name="P46">Proton-driven</text:p>
                </text:list-item>
                <text:list-item>
                  <text:p text:style-name="P46">complex. </text:p>
                </text:list-item>
                <text:list-item>
                  <text:p text:style-name="P46">MotPS </text:p>
                  <text:list>
                    <text:list-item>
                      <text:p text:style-name="P46">sodium-driven</text:p>
                      <text:list>
                        <text:list-item>
                          <text:p text:style-name="P67">Bacilli and alkalophiles – as different to PomB as MotB! <text:reference-mark-start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Fujinami et al., 2009)<text:reference-mark-end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text:p>
                        </text:list-item>
                        <text:list-item>
                          <text:p text:style-name="P67">No MotXY</text:p>
                        </text:list-item>
                      </text:list>
                    </text:list-item>
                    <text:list-item>
                      <text:p text:style-name="P67">MotPS K+ and Rb+ driven</text:p>
                      <text:list>
                        <text:list-item>
                          <text:p text:style-name="P67">Striking!! <text:reference-mark-start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rahara et al., 2012)<text:reference-mark-end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xt:p>
                        </text:list-item>
                      </text:list>
                    </text:list-item>
                  </text:list>
                </text:list-item>
                <text:list-item>
                  <text:p text:style-name="P46">PomAB Sodium-driven</text:p>
                  <text:list>
                    <text:list-item>
                      <text:list>
                        <text:list-item>
                          <text:p text:style-name="P46">Background: <text:a xlink:type="simple" xlink:href="http://www.ncbi.nlm.nih.gov/pubmed/23024347">http://www.ncbi.nlm.nih.gov/pubmed/23024347</text:a></text:p>
                        </text:list-item>
                      </text:list>
                    </text:list-item>
                    <text:list-item>
                      <text:p text:style-name="P46">Differences between Mot and Pom systems discussed at bottom of p.7 of 2011 “Sodium-driven motor[...]”</text:p>
                    </text:list-item>
                    <text:list-item>
                      <text:p text:style-name="P46">Sodium‐driven motor of the polar flagellum in marine bacteria Vibrio</text:p>
                    </text:list-item>
                    <text:list-item>
                      <text:p text:style-name="P46">Vibrios, alkalophilic bacilli (not subtilis)</text:p>
                    </text:list-item>
                    <text:list-item>
                      <text:p text:style-name="P31">Asp24<text:span text:style-name="T9"> </text:span>in PomB of <text:span text:style-name="T9">V. alginolyticus </text:span>is equivalent to Asp32 of MotB in <text:span text:style-name="T9">E. coli</text:span>, implying same mechanisms?</text:p>
                    </text:list-item>
                    <text:list-item>
                      <text:p text:style-name="P31">PomA can tolerate mutations that would disrupt MotA (p.6 of 2011 “Sodium-driven motor...”)</text:p>
                    </text:list-item>
                    <text:list-item>
                      <text:p text:style-name="P46"><text:span text:style-name="T41">VERY fast</text:span><text:reference-mark-start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span text:style-name="T41">(Magariyama et al., 1994)</text:span><text:reference-mark-end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p>
                    </text:list-item>
                    <text:list-item>
                      <text:p text:style-name="P47"><text:span text:style-name="T41">pomAB motXY can be replaced by motAB for weak rotation, suggesting pomABmotXY and motAB are two interchangeable units</text:span><text:reference-mark-start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span text:style-name="T124">(Gosink and H</text:span><text:span text:style-name="T121">äse, 2000)</text:span><text:reference-mark-end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p>
                    </text:list-item>
                    <text:list-item>
                      <text:p text:style-name="P100"><text:span text:style-name="T9">Shewanella oneidensis</text:span>:</text:p>
                      <text:list>
                        <text:list-item>
                          <text:p text:style-name="P67"><text:span text:style-name="T138">Switches stators: Review from Kai Thormann on stator switching in multiple bacteria </text:span><text:reference-mark-start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span text:style-name="T138">(Thormann and Paulick, 2010)</text:span><text:reference-mark-end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p>
                        </text:list-item>
                        <text:list-item>
                          <text:p text:style-name="P77">One is sodium driven, using MotXY, etc; the other is proton-driven. “Specificity of motor components in the dual flagellar system of Shewanella putrefaciens CN-32”.</text:p>
                        </text:list-item>
                        <text:list-item>
                          <text:p text:style-name="P67"><text:span text:style-name="T138">BOTH stator systems require MotXY </text:span><text:reference-mark-start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span text:style-name="T138">(Koerdt et al., 2009)</text:span><text:reference-mark-end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p>
                        </text:list-item>
                      </text:list>
                    </text:list-item>
                    <text:list-item>
                      <text:p text:style-name="P67"><text:span text:style-name="T138">B. subtilis MotPS: higher viscosity, higher sodium concentrations </text:span><text:reference-mark-start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span text:style-name="T138">(Ito et al., 2004)</text:span><text:reference-mark-end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p>
                    </text:list-item>
                    <text:list-item>
                      <text:p text:style-name="P77">Aeromonas hydrophila</text:p>
                      <text:list>
                        <text:list-item>
                          <text:p text:style-name="P67"><text:span text:style-name="T138">Two redundant sodium-driven stator sets in polar flagellum, both require MotXY </text:span><text:reference-mark-start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span text:style-name="T138">(Molero et al., 2011)</text:span><text:reference-mark-end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p>
                        </text:list-item>
                      </text:list>
                    </text:list-item>
                  </text:list>
                </text:list-item>
                <text:list-item>
                  <text:p text:style-name="P46">Functional difference between the two systems <text:reference-mark-start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Atsumi et al., 1996)<text:reference-mark-end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text:p>
                </text:list-item>
                <text:list-item>
                  <text:p text:style-name="P67">Bdellovibrio has three pairs of H+-driven MotAB stator complexes <text:reference-mark-start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Morehouse et al., 2011)<text:reference-mark-end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text:p>
                </text:list-item>
                <text:list-item>
                  <text:p text:style-name="P46">Pseudomonas aeruginosa PAO1, S. oneidensis MR-1 and Aeromonas hydrophila AH-3 polar flagella, as well as Bacillus subtilis peritrichous flagella two different stator complexes that connect to a single rotor </text:p>
                </text:list-item>
              </text:list>
            </text:list-item>
          </text:list>
        </text:list-item>
      </text:list>
      <text:h text:style-name="P134" text:outline-level="6">Structural</text:h>
      <text:list xml:id="list943962924" text:continue-numbering="true" text:style-name="WW8Num6">
        <text:list-item>
          <text:list>
            <text:list-item>
              <text:list>
                <text:list-item>
                  <text:p text:style-name="P46">Different numbers of studs by freeze-fracture</text:p>
                  <text:list>
                    <text:list-item>
                      <text:p text:style-name="P46">First observed in <text:span text:style-name="T9">Aquaspirillum serpens</text:span><text:span text:style-name="T26"> where a series of 'studs' surrounding the flagellar rod </text:span><text:reference-mark-start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text:span text:style-name="T26">(Coulton and Murray, 1978)</text:span><text:reference-mark-end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 </text:p>
                      <text:list>
                        <text:list-item>
                          <text:p text:style-name="P46">Coulton and Murray say 15 for Aquaspirillum serpens <text:reference-mark-start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Coulton and Murray, 1978)<text:reference-mark-end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text:p>
                        </text:list-item>
                        <text:list-item>
                          <text:p text:style-name="P46"><text:span text:style-name="T26">E. coli: outer diameter of the ring of studs was measured as 34.1 </text:span><text:span text:style-name="T135">±</text:span><text:span text:style-name="T26"> 3.3 nm.</text:span></text:p>
                        </text:list-item>
                        <text:list-item>
                          <text:p text:style-name="P46"><text:span text:style-name="T26">Bacillus firmus? 32.7 </text:span><text:span text:style-name="T135">±</text:span><text:span text:style-name="T26"> 1.9 nm </text:span><text:reference-mark-start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6">(Khan et al., 1992b)</text:span><text:reference-mark-end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6">.</text:span></text:p>
                        </text:list-item>
                      </text:list>
                    </text:list-item>
                    <text:list-item>
                      <text:p text:style-name="P46">Streptococcus <text:reference-mark-start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Khan et al., 1988)<text:reference-mark-end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text:p>
                      <text:list>
                        <text:list-item>
                          <text:p text:style-name="P46">Had between 14 and 16 studs, 15 being most common.</text:p>
                        </text:list-item>
                        <text:list-item>
                          <text:p text:style-name="P46">The ring was correspondlingly larger than the <text:span text:style-name="T9">E. coli</text:span><text:span text:style-name="T26"> structure: the outer diameter was measured to </text:span><text:span text:style-name="T26">be 40.1 </text:span><text:span text:style-name="T135">± </text:span><text:span text:style-name="T26">3.8 nm; as compared to 34.1 </text:span><text:span text:style-name="T135">± </text:span><text:span text:style-name="T26">3.3 nm or </text:span><text:span text:style-name="T9">E. coli</text:span><text:span text:style-name="T26">, although particles are enlarged by ~1.5nm during replica production.</text:span></text:p>
                        </text:list-item>
                      </text:list>
                    </text:list-item>
                    <text:list-item>
                      <text:p text:style-name="P47"><text:span text:style-name="T26">Helicobacter mustelae </text:span><text:reference-mark-start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span text:style-name="T125">(O</text:span><text:span text:style-name="T121">’Rourke et al., 1992)</text:span><text:reference-mark-end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p>
                      <text:list>
                        <text:list-item>
                          <text:p text:style-name="P38">Studs: p7, “Freeze fracture preparations[...]” .</text:p>
                        </text:list-item>
                      </text:list>
                    </text:list-item>
                    <text:list-item>
                      <text:p text:style-name="P46"><text:span text:style-name="T26">Helicobacter pylori </text:span><text:reference-mark-start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span text:style-name="T26">(Lee et al., 1988)</text:span><text:reference-mark-end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p>
                      <text:list>
                        <text:list-item>
                          <text:p text:style-name="P46">Quite clearly 16 studs. – or is that <text:span text:style-name="T9">H. felis</text:span><text:span text:style-name="T26">?</text:span></text:p>
                        </text:list-item>
                      </text:list>
                    </text:list-item>
                    <text:list-item>
                      <text:p text:style-name="P46">1998: “Structure of the Na+-driven flagellum from the homoacetogenic bacterium Acetobacterium woodii”</text:p>
                    </text:list-item>
                    <text:list-item>
                      <text:p text:style-name="P68">16 studs seen in magnetotactic bacteria <text:reference-mark-start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Silva et al., 2007) <text:reference-mark-end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text:span text:style-name="T168">Candidatus Magnetoglobus multicellularis, taxID 418099</text:span></text:p>
                      <text:list>
                        <text:list-item>
                          <text:p text:style-name="P67">There are TWO concentric rings, at diameters 43 and 60nm (radii 21.5 and 30nm), each ring having ~16 particles, seemingly paired between rings.</text:p>
                        </text:list-item>
                      </text:list>
                    </text:list-item>
                    <text:list-item>
                      <text:p text:style-name="P46"><text:span text:style-name="T26">Meanwhile, a similar study on the inner membrane of </text:span><text:span text:style-name="T9">Bacillus firmus</text:span><text:span text:style-name="T26"> showed particle rings of outer </text:span><text:span text:style-name="T26">diameter </text:span><text:span text:style-name="T26">32.7 </text:span><text:span text:style-name="T135">±</text:span><text:span text:style-name="T26"> 1.9 nm, with a mean of nine complexes and no more than 12.</text:span></text:p>
                      <text:list>
                        <text:list-item>
                          <text:p text:style-name="P46"><text:span text:style-name="T26">Interesting, given that resurrection experiments suggest nine steps...? </text:span><text:reference-mark-start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text:span text:style-name="T26">(Muramoto et al., 1994)</text:span><text:reference-mark-end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 – although this is the 'old' method of tethering the cell to the slide using it's filament, so may also be an underestimate based on progress in the <text:span text:style-name="T9">E. coli </text:span><text:span text:style-name="T26">field.</text:span></text:p>
                        </text:list-item>
                      </text:list>
                    </text:list-item>
                    <text:list-item>
                      <text:p text:style-name="P46"><text:span text:style-name="T136">Suggestion of 13 studs? Figure 2d </text:span><text:reference-mark-start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span text:style-name="T136">(Khan et al., 1991)</text:span><text:reference-mark-end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p>
                    </text:list-item>
                    <text:list-item>
                      <text:p text:style-name="P46"><text:span text:style-name="T136">Bacillus species: Khan did not observe more than 12 studs </text:span><text:reference-mark-start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36">(Khan et al., 1992b)</text:span><text:reference-mark-end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36"> </text:span></text:p>
                    </text:list-item>
                    <text:list-item>
                      <text:p text:style-name="P46"><text:span text:style-name="T136">Acetobacterium woodii: sodium-driven: 10-12</text:span><text:reference-mark-start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span text:style-name="T136">(Aufurth et al., 1998)</text:span><text:reference-mark-end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p>
                      <text:list>
                        <text:list-item>
                          <text:p text:style-name="P46">Inner hole diameter ~25nm (consistent with MS ring)</text:p>
                        </text:list-item>
                      </text:list>
                    </text:list-item>
                    <text:list-item>
                      <text:p text:style-name="P67"><text:span text:style-name="T9">Bdellovibrio</text:span><text:span text:style-name="T26"> </text:span><text:reference-mark-start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span text:style-name="T26">(Morehouse et al., 2011)</text:span><text:reference-mark-end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p>
                    </text:list-item>
                    <text:list-item>
                      <text:p text:style-name="P67">Two stators in <text:span text:style-name="T9">Pseudomonas syringae </text:span>pv. Tabaci 6605 <text:reference-mark-start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Kanda et al., 2011)<text:reference-mark-end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text:p>
                      <text:list>
                        <text:list-item>
                          <text:p text:style-name="P67">MotAB, MotCD</text:p>
                        </text:list-item>
                      </text:list>
                    </text:list-item>
                    <text:list-item>
                      <text:p text:style-name="P67">Pseudomonas aeruginosa <text:reference-mark-start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Doyle et al., 2004)<text:reference-mark-end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text:p>
                      <text:list>
                        <text:list-item>
                          <text:p text:style-name="P67">MotAB and paralogs MotCD</text:p>
                        </text:list-item>
                        <text:list-item>
                          <text:p text:style-name="P67">Can function as heterogenous complexes</text:p>
                        </text:list-item>
                        <text:list-item>
                          <text:p text:style-name="P67">MotY also! Required for MotAB</text:p>
                        </text:list-item>
                      </text:list>
                    </text:list-item>
                    <text:list-item>
                      <text:p text:style-name="P48"><text:span text:style-name="T9">Shigella </text:span>has two stator complexes that interchange <text:span text:style-name="T169">(ref???)</text:span>;</text:p>
                    </text:list-item>
                    <text:list-item>
                      <text:p text:style-name="P48">Halomonas reported to be able to use both proton and sodium gradients, although molecular basis is unknown <text:reference-mark-start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Kita-Tsukamoto et al., 2004)<text:reference-mark-end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text:p>
                    </text:list-item>
                  </text:list>
                </text:list-item>
                <text:list-item>
                  <text:p text:style-name="P70">Other data</text:p>
                  <text:list>
                    <text:list-item>
                      <text:p text:style-name="P46">Evidence of 10-13(?) stators for E. coli </text:p>
                      <text:list>
                        <text:list-item>
                          <text:p text:style-name="P46">From studs, also Richard Berry.</text:p>
                        </text:list-item>
                        <text:list-item>
                          <text:p text:style-name="P46">Not visualized in published E. coli or Salmonella structures likely because cells needed to be gently lysed. Future ongoing work with minicell strains will hopefully resolve this problem. </text:p>
                        </text:list-item>
                      </text:list>
                    </text:list-item>
                    <text:list-item>
                      <text:p text:style-name="P46">Hylemonella: 13</text:p>
                    </text:list-item>
                    <text:list-item>
                      <text:p text:style-name="P46">Spirochaetes: 16: say that they claim to be stators by Liu– but not clear if they are.</text:p>
                    </text:list-item>
                    <text:list-item>
                      <text:p text:style-name="P70">Campy: 17-fold where stator expected to be (unpublished results).</text:p>
                    </text:list-item>
                    <text:list-item>
                      <text:p text:style-name="P46"><text:span text:style-name="T136">Bacillus firmus shows 5-9 steps during inactivation</text:span><text:reference-mark-start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span text:style-name="T136">(Muramoto et al., 1994)</text:span><text:reference-mark-end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p>
                    </text:list-item>
                  </text:list>
                </text:list-item>
                <text:list-item>
                  <text:p text:style-name="P70">Relationship of stud diameter to C-ring diameter.</text:p>
                </text:list-item>
                <text:list-item>
                  <text:p text:style-name="P46">Electron-cryo tomography</text:p>
                  <text:list>
                    <text:list-item>
                      <text:p text:style-name="P46">Stators complexes have not yet satisfactorily identified in subtomogram averages of <text:span text:style-name="T21">in situ</text:span> machinery, although it has been posited that some periplasmic densities correspond to stators based on their location proximal to the C-ring <text:reference-mark-start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Murphy et al., 2006; Liu et al., 2009)<text:reference-mark-end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text:p>
                    </text:list-item>
                    <text:list-item>
                      <text:p text:style-name="P38"><text:span text:style-name="T4">Indeed, putative stator complexes are only present in organisms with large periplasmic elaborations not </text:span><text:span text:style-name="T4">present in </text:span><text:span text:style-name="T21">Salmonella</text:span><text:span text:style-name="T4">. </text:span></text:p>
                    </text:list-item>
                    <text:list-item>
                      <text:p text:style-name="P35">This does not account for why stators are not apparent in other organisms. It may </text:p>
                      <text:list>
                        <text:list-item>
                          <text:p text:style-name="P46">symmetry mismatch during averaging will smear out. Will require technique development</text:p>
                        </text:list-item>
                        <text:list-item>
                          <text:p text:style-name="P46">Partial occupancy adds to problems</text:p>
                        </text:list-item>
                      </text:list>
                    </text:list-item>
                    <text:list-item>
                      <text:p text:style-name="P46">Does Hylemonella structure look like stators? This is the ONLY case</text:p>
                    </text:list-item>
                    <text:list-item>
                      <text:p text:style-name="P46">Spirochaetes 'claim' to be stators (and what else can they be?), but must include other proteins as well.</text:p>
                    </text:list-item>
                    <text:list-item>
                      <text:p text:style-name="P46">...correlates to C-ring diameter and power of motor, to an approximation.</text:p>
                    </text:list-item>
                  </text:list>
                </text:list-item>
                <text:list-item>
                  <text:p text:style-name="P46">MotXY and the T-ring: required if B protein has PomB C-terminal domain.</text:p>
                  <text:list>
                    <text:list-item>
                      <text:p text:style-name="P46">Can repleace PomB<text:span text:style-name="T75">C</text:span> with MotB<text:span text:style-name="T75">C</text:span> to form PotB; then place PomA/PotB in E.coli to make Na+-driven motor.</text:p>
                    </text:list-item>
                    <text:list-item>
                      <text:p text:style-name="P46">Additional interesting information about what stators are interacting with!</text:p>
                    </text:list-item>
                    <text:list-item>
                      <text:p text:style-name="P46">Nevertheless, stators are also dynamic in <text:span text:style-name="T9">V. alginolyticus</text:span><text:span text:style-name="T26"> (Michio).</text:span></text:p>
                    </text:list-item>
                  </text:list>
                </text:list-item>
                <text:list-item>
                  <text:p text:style-name="P46">MotCD from <text:span text:style-name="T9">Sinorhizobium meliloti.</text:span></text:p>
                </text:list-item>
                <text:list-item>
                  <text:p text:style-name="P67"><text:span text:style-name="T9">P. aeruginosa </text:span><text:span text:style-name="T26">has MotAB and MotCD; MotCD apparently generates higher torque </text:span><text:reference-mark-start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span text:style-name="T26">(Toutain et al., 2005)</text:span><text:reference-mark-end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p>
                </text:list-item>
                <text:list-item>
                  <text:p text:style-name="P67">Aerumonas hydrophila has two systems; one supports fasta swimming under low sodium conditions <text:reference-mark-start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Wilhelms et al., 2009)<text:reference-mark-end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text:p>
                </text:list-item>
              </text:list>
            </text:list-item>
          </text:list>
        </text:list-item>
      </text:list>
      <text:h text:style-name="P134" text:outline-level="6">Other diversity (don't fully cover accessory components – separate section).</text:h>
      <text:list xml:id="list568162976" text:continue-numbering="true" text:style-name="WW8Num6">
        <text:list-item>
          <text:list>
            <text:list-item>
              <text:list>
                <text:list-item>
                  <text:p text:style-name="P46">MotXY</text:p>
                  <text:list>
                    <text:list-item>
                      <text:p text:style-name="P46">Briefly mention: but mainly under V. alginolyticus.</text:p>
                    </text:list-item>
                  </text:list>
                </text:list-item>
                <text:list-item>
                  <text:p text:style-name="P46">“Protein turbines. I: The bacterial flagellar motor”</text:p>
                </text:list-item>
                <text:list-item>
                  <text:p text:style-name="P46">“New insights into the workings of the ultimate swimming machine.”</text:p>
                </text:list-item>
                <text:list-item>
                  <text:p text:style-name="P67">PomAB structure <text:reference-mark-start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Yonekura et al., 2011)<text:reference-mark-end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text:p>
                </text:list-item>
                <text:list-item>
                  <text:p text:style-name="P46">Spirochaetes: <text:span text:style-name="T9">Treponema pallidum </text:span>paper talks about MotB.</text:p>
                </text:list-item>
                <text:list-item>
                  <text:p text:style-name="P67">Chimeras <text:reference-mark-start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Inoue et al., 2008)<text:reference-mark-end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text:p>
                </text:list-item>
                <text:list-item>
                  <text:p text:style-name="P46"><text:span text:style-name="T9">V. parahamolyticus</text:span>: separate stators for polar and lateral centers ('Rhodospirillum centenum utilizes..', ref 26). Also MotY (Stewart 2003 “Lateral flagellar gene system...”)</text:p>
                </text:list-item>
                <text:list-item>
                  <text:p text:style-name="P67">Rhodospirillum cent<text:span text:style-name="T170">en</text:span>um has two systems, and stators can interchange between the two! (this is what a Thormann paper says, but it's not clear in the abstract of the cent<text:span text:style-name="T170">en</text:span>um paper itself whether this is correct <text:reference-mark-start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McClain et al., 2002)<text:reference-mark-end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text:p>
                </text:list-item>
                <text:list-item>
                  <text:p text:style-name="P46"><text:span text:style-name="T9">Sinorhizobium meliloti </text:span>has a Glu150 that is essential for torque generation, whereas the standard conserved residues of Arg90 and Glu98 are crucial for speed variation, which suggests a novel mechanism of flagellar speed control <text:reference-mark-start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Attmannspacher et al., 2005)<text:reference-mark-end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text:p>
                </text:list-item>
              </text:list>
            </text:list-item>
          </text:list>
        </text:list-item>
      </text:list>
      <text:h text:style-name="P134" text:outline-level="6">What stator complex diversity tells us</text:h>
      <text:p text:style-name="P7"><text:span text:style-name="T19">Vibrio </text:span><text:span text:style-name="T41">systems seems to have stator – P-rint interactions via the T-ring. This comparative approach studying diversity is interesting given recent results demonstrating that </text:span><text:span text:style-name="T19">E. coli </text:span><text:span text:style-name="T41">FlgI and MotB interact </text:span><text:reference-mark-start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41">(Hizukuri et al., 2010)</text:span><text:reference-mark-end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41">. Maybe this is common, and </text:span><text:span text:style-name="T19">Vibrio </text:span><text:span text:style-name="T41">systems need more interaction?</text:span></text:p>
      <text:h text:style-name="P114" text:outline-level="4">P/L-rings as “bushings”</text:h>
      <text:list xml:id="list247842767" text:continue-numbering="true" text:style-name="WW8Num6">
        <text:list-item>
          <text:list>
            <text:list-item>
              <text:list>
                <text:list-item>
                  <text:p text:style-name="P46">First shown that L-ring interacts with OM <text:reference-mark-start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DePamphilis and Adler, 1971a)<text:reference-mark-end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text:p>
                </text:list-item>
                <text:list-item>
                  <text:p text:style-name="P46">Bacillus</text:p>
                </text:list-item>
                <text:list-item>
                  <text:p text:style-name="P46">Spirochaetes</text:p>
                </text:list-item>
                <text:list-item>
                  <text:p text:style-name="P67">Disulfide bond presence &amp; absence. Not absolutely essential <text:reference-mark-start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Hizukuri et al., 2006)<text:reference-mark-end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text:p>
                </text:list-item>
                <text:list-item>
                  <text:p text:style-name="P46">Flat wave: would be produced by two ends spinning in same directions!</text:p>
                </text:list-item>
                <text:list-item>
                  <text:p text:style-name="P46">Rotation: would be produced by two ends spinning in opposite directions!</text:p>
                </text:list-item>
                <text:list-item>
                  <text:p text:style-name="P46"><text:bookmark text:name="internal-source-marker_0.5269230750645449"/>('cell envelope associations...' paper) 21nm, is too thick to fit in space in PG (~15nm)!</text:p>
                </text:list-item>
                <text:list-item>
                  <text:p text:style-name="P46">Other rings around the rod</text:p>
                </text:list-item>
                <text:list-item>
                  <text:p text:style-name="P46">Briefly mention, but refer to specific elaborations, below.</text:p>
                </text:list-item>
              </text:list>
            </text:list-item>
          </text:list>
        </text:list-item>
      </text:list>
      <text:p text:style-name="Standard"><text:span text:style-name="T26">The occurrence of the L- and P-rings in the spirochaetes is varied, making it unclear why some but not all spirochaetes produce these structures. Indeed, the sporadic maintenance of these genes in the spirochates calls into question their proposed roles as bushings that interact with the outer membrane and peptidoglycan, respectively. Treponemas in general (</text:span><text:span text:style-name="T47">comparative genomics?</text:span><text:span text:style-name="T26">) do not have the flgH gene that produces the L-ring (e.g., T. pallidum and T. denticola). T. pallidum (</text:span><text:span text:style-name="T47">??</text:span><text:span text:style-name="T26">) also lacks a P-ring (FlgI). Interestingly, the Leptospira have conserved both genes. The funcion of the L-ring in these organisms is unclear as it is not acting as a bushing for the periplasmic flagella. A possible role as a required 'occasional bushing' for occasional penetration of the outer membrane by the flagellum seems unlikely as external flagella have been seen in flgH-less Treponemas and Borrelias </text:span><text:reference-mark-start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text:span text:style-name="T26">(Limberger, 2004)</text:span><text:reference-mark-end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 The possible alternative role of the P-ring as an assembly platform for the stator ring also seems unlikely as the stator complexes are likely positioned far from the P-ring, outside the P-collar <text:reference-mark-start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Hizukuri et al., 2010; Charon et al., 2012)<text:reference-mark-end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 Furthermore, the possible role of the L-ring in enabling penetration of the outer membrane by the extending axial rod and hook structures<text:span text:style-name="T148"> </text:span><text:reference-mark-start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48">(Chevance et al., 2007)</text:span><text:reference-mark-end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48"> seems unlikely given that the periplasmic flagella of </text:span><text:span text:style-name="T158">Leptospira </text:span><text:span text:style-name="T149">spp. have fully assembled L- 2and P-rings, and spirochaetes lacking both L- and P-rings have been seen to have external flagella.</text:span></text:p>
      <text:h text:style-name="P114" text:outline-level="4">Additional components as elaborations upon the ancient machinery</text:h>
      <text:list xml:id="list367593133" text:continue-numbering="true" text:style-name="WW8Num6">
        <text:list-item>
          <text:list>
            <text:list-item>
              <text:list>
                <text:list-item>
                  <text:p text:style-name="P66">Say that in many cases, it is difficult to make general conclusions...</text:p>
                </text:list-item>
                <text:list-item>
                  <text:p text:style-name="P46">Introduction</text:p>
                  <text:list>
                    <text:list-item>
                      <text:p text:style-name="P46">Go over different types of elaborations by type, rather than bacterial phylogeny?</text:p>
                    </text:list-item>
                    <text:list-item>
                      <text:p text:style-name="P46">At the base of each, talk about established experimental results towards function</text:p>
                    </text:list-item>
                    <text:list-item>
                      <text:p text:style-name="P46">At the end of it all, have a speculative section on possible roles of these elaborations</text:p>
                      <text:list>
                        <text:list-item>
                          <text:p text:style-name="P46">Coping with stator interactions with larger C-rings.</text:p>
                        </text:list-item>
                      </text:list>
                    </text:list-item>
                  </text:list>
                </text:list-item>
                <text:list-item>
                  <text:p text:style-name="P46">Talk about HGT</text:p>
                  <text:list>
                    <text:list-item>
                      <text:p text:style-name="P46">Liu &amp; Ochman</text:p>
                    </text:list-item>
                    <text:list-item>
                      <text:p text:style-name="P46">Plasmid-based chemotaxis and flagellar system suggest ease of HGT <text:reference-mark-start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Wu et al., 2009)<text:reference-mark-end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text:p>
                    </text:list-item>
                  </text:list>
                </text:list-item>
              </text:list>
            </text:list-item>
          </text:list>
        </text:list-item>
      </text:list>
      <text:h text:style-name="P132" text:outline-level="5"><text:span text:style-name="T52">α</text:span>-proteobacteria</text:h>
      <text:p text:style-name="Standard"><text:span text:style-name="T41">Introduce the </text:span><text:span text:style-name="T54">α</text:span><text:span text:style-name="T41">-proteobacteria: are a diverse set of bacteria...</text:span></text:p>
      <text:p text:style-name="P92"><text:span text:style-name="T42">MS ring: Maybe shifts in size with Caulobacter, Hyphomonas?</text:span></text:p>
      <text:p text:style-name="Standard"><text:span text:style-name="T41">Trends include: The variable-speed seen in </text:span><text:span text:style-name="T19">Sinorhizobium meliloti </text:span><text:span text:style-name="T26">and </text:span><text:span text:style-name="T9">Agrobacterium tumefaciens</text:span><text:span text:style-name="T26">.</text:span></text:p>
      <text:p text:style-name="P7"><text:span text:style-name="T19">Sinorhizobium meliloti </text:span><text:span text:style-name="T50">[TaxID 382]: </text:span><text:span text:style-name="T19">Sinorhizobium meliloti</text:span><text:span text:style-name="T41"> is a versatile bacterium that is found living in the soil or plant root nodules where it fixes nitrogen </text:span><text:reference-mark-start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41">(Schmitt, 2002)</text:span><text:reference-mark-end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41"> It swims using multiple flagella but instead of the enterobacterial swim-tumble approach, its motors spin exclusively in clockwise direction, yet can change speed (the filament itself is thought not to be flexible as the enterobacterial filament is, but rather locked as a right-handed helix </text:span><text:reference-mark-start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41">(Cohen-Krausz and Trachtenberg, 1998)</text:span><text:reference-mark-end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41"> When </text:span><text:span text:style-name="T19">S. meliloti </text:span><text:span text:style-name="T41">cells swim up a chemoattractant gradient, all motors undergo a consistent increase in rotation speed; as adaptation takes place, the four- to six motors slow down independently and at different rates, and <text:s/>the cell thus veers in a new direction much like a “caterpillar track”</text:span><text:span text:style-name="T19">. S. meliloti </text:span><text:span text:style-name="T41">encodes two non-cannonical genes named </text:span><text:span text:style-name="T19">motC</text:span><text:span text:style-name="T41"> and </text:span><text:span text:style-name="T19">motE </text:span><text:span text:style-name="T41">that are involved in this speed variability </text:span><text:reference-mark-start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text:span text:style-name="T41">(Platzer et al., 1997)</text:span><text:reference-mark-end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 MotC and MotB need co-expression in strict stoichiometry for normal function, otherwise extreme fluctuations in rotation rate are observed. MotC localizes to the periplasm, and likely forms a complex with MotB <text:reference-mark-start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Armitage and Schmitt, 1997)<text:reference-mark-end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 <text:span text:style-name="T41">MotE is also exported to the periplasm where it forms a disulfide-bonded dimer essential for MotC stability and it is proposed that MotE acts as a chaperone for MotC </text:span><text:reference-mark-start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41">(Eggenhofer et al., 2004)</text:span><text:reference-mark-end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41">. A third protein, MotD, has been described but later reannotated as the </text:span><text:span text:style-name="T19">S. meliloti </text:span><text:span text:style-name="T41">FliK </text:span><text:reference-mark-start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41">(Eggenhofer et al., 2006)</text:span><text:reference-mark-end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41"> </text:span>These observations suggest that these two proteins form novel structural features of the <text:span text:style-name="T9">S. meliloti </text:span><text:span text:style-name="T26">motor</text:span> <text:reference-mark-start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Armitage and Schmitt, 1997)<text:reference-mark-end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text:p>
      <text:p text:style-name="P7"><text:span text:style-name="T19">R</text:span><text:span text:style-name="T9">hodobacter sphaeroides </text:span><text:span text:style-name="T50">[TaxID 1063]: </text:span><text:span text:style-name="T19">Rhodobacter sphaeroides </text:span><text:span text:style-name="T41">is a freshwater-dwelling bacterium of remarkable metabolic diversity. </text:span>The genome contains two complete sets of flagellar gene, only one of which is expressed in the wild-type strain to form a single subpolar flagellum (the fla1 gene cluster) <text:reference-mark-start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Kobayashi et al., 2003)<text:reference-mark-end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 Strains can, however, be isolated that do express the second set (from the fla2 gene cluster), which manifest as multiple polar flagella <text:reference-mark-start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Poggio et al., 2007)<text:reference-mark-end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 Phylogenetic analysis demonstrates that the fla2 gene cluster is from the ancestral vertically-inherite<text:span text:style-name="T52">d α-proteobacterial flagellar family (as seen for example in </text:span><text:span text:style-name="T63">S. meliloti, C. crescentus, R. palustris </text:span><text:span text:style-name="T58">and </text:span><text:span text:style-name="T63">R. </text:span><text:span text:style-name="T64">r</text:span><text:span text:style-name="T63">ubrum</text:span><text:span text:style-name="T52">), whereas the fla1 gene cluster is in fact horizontally transferred from the γ-proteobacteria similar to</text:span><text:span text:style-name="T63"> </text:span><text:span text:style-name="T65">Ruegeria pomeroyi </text:span><text:span text:style-name="T59">(previously named </text:span><text:span text:style-name="T63">Silicibacter pomeroyi</text:span><text:span text:style-name="T59">)</text:span><text:span text:style-name="T52">. Bacteria very closely related to </text:span><text:span text:style-name="T63">R. sphaeroides </text:span><text:span text:style-name="T58">also have a horizontally-transferred γ-proteobacterial fla1 gene cluster but have additionally lost their α-proteobacterial flagellar systems, indicating transfer before these species diverged. A previous pre-genomic era claim that </text:span><text:span text:style-name="T63">R. sphaeroides </text:span><text:span text:style-name="T58">doesn't contain a homolog of MotC </text:span><text:reference-mark-start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58">(Armitage and Schmitt, 1997)</text:span><text:reference-mark-end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58"> is confirmed with contemporary BLAST searches for both MotC and MotE, suggesting that even the ancestral fla1 motor has differences to the </text:span><text:span text:style-name="T63">S. meliloti </text:span><text:span text:style-name="T58">motor.</text:span></text:p>
      <text:list xml:id="list270797627987264205" text:style-name="L10">
        <text:list-item>
          <text:p text:style-name="P62"><text:span text:style-name="T53">In many bacteria, including the enterobacteria, </text:span><text:span text:style-name="T68">R. sphaeroides,</text:span><text:span text:style-name="T53"> and </text:span><text:span text:style-name="T68">B. subtilis</text:span><text:span text:style-name="T53">, counterclockwise rotation results in straight runs while clockwise rotation results in tumbles. </text:span></text:p>
        </text:list-item>
      </text:list>
      <text:p text:style-name="P17"><text:span text:style-name="T56">Rhodobacter MotF: Dreyfus lab </text:span><text:span text:style-name="T61"><text:s/></text:span><text:reference-mark-start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120">(Ram</text:span><text:span text:style-name="T121">írez-Cabrera et al., 2012)</text:span><text:reference-mark-end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61"> </text:span></text:p>
      <text:list xml:id="list819817256" text:continue-list="list7562053609233275718" text:style-name="L2">
        <text:list-header>
          <text:p text:style-name="P128"/>
        </text:list-header>
      </text:list>
      <text:p text:style-name="P7"><text:span text:style-name="T58">Work has focused upon the fla1 motor which is not closely related to the other α-proteobacteria. </text:span><text:span text:style-name="T54">This single subpolar motor operates at a constant speed, or stops altogether </text:span><text:reference-mark-start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54">(Pilizota et al., 2009)</text:span><text:reference-mark-end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54"> (and not of variable speed as previously thought </text:span><text:reference-mark-start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54">(Packer et al., 1997)</text:span><text:reference-mark-end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58">). A surprising result regarding motor function in </text:span><text:span text:style-name="T63">R. sphaeroides </text:span><text:span text:style-name="T58">was the discovery that the stop/start behaviour involves a molecular braking system to stop, and lock, rotation </text:span><text:reference-mark-start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58">(Pilizota et al., 2009)</text:span><text:reference-mark-end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58">. It is unclear if this is a post-horizontal transfer adaptation to the new host bacterial context, or whether the donor γ-proteobacterium exhibits stop/start behavior. Single-molecule biophysical studies indicated that the resistive torque of the stopped motor is 2-3 times higher than the maximum torque under high load. During the course of these studies it was also demonstrated that the number of steps per rotation was approximately 27-28, consistent with the 26 steps previously observed in </text:span><text:span text:style-name="T63">E. coli </text:span><text:reference-mark-start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58">(Sowa et al., 2005)</text:span><text:reference-mark-end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63"> </text:span><text:span text:style-name="T58">and indicative of a similar mechanism and configuration of the motors from these two bacteria. The significance of previous claims that the </text:span><text:span text:style-name="T63">R. sphaeroides </text:span><text:span text:style-name="T58">fla1 MotB lacks clear homology to the cannonical C-terminal peptidoglycan-binding domain is unclear </text:span><text:reference-mark-start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58">(Nguyen and Saier Jr., 1996)</text:span><text:reference-mark-end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58">. </text:span></text:p>
      <text:p text:style-name="P7"><text:span text:style-name="T58">The molecular basis of the braking behavior is unclear but suggests the possibility of additional protein machinery around the stator:rotor interface. A number of studies have purified and imaged </text:span><text:span text:style-name="T63">R. sphaeroides </text:span><text:span text:style-name="T58">flagellar motors but have not performed single-particle cryo-EM reconstructions to investigate their molecular structure. The more recent, higher quality images suggest a motor of similar structure to the enterobacteria </text:span><text:reference-mark-start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text:span text:style-name="T58">(Kobayashi et al., 2003; Castillo et al., 2009)</text:span><text:reference-mark-end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 Although somewhat unclear, earlier attempts to purify motors from wild-type and non-motile <text:span text:style-name="T26">strains gave the impression of a large basal </text:span>disk that would likely lie immediately beneath the outer membrane <text:reference-mark-start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Sockett and Armitage, 1991)<text:reference-mark-end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 A subsequent study also gave the impression of disks although of greatly variable diameter and curvatures, presenting the possibility that they in fact membrane contaminants<text:span text:style-name="T26"> </text:span><text:reference-mark-start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6">(West and Dreyfus, 1997)</text:span><text:reference-mark-end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6">.</text:span></text:p>
      <text:p text:style-name="P7"><text:span text:style-name="T9">Rhodopseudomonas palustris </text:span><text:span text:style-name="T50">[TaxID 1076]</text:span><text:span text:style-name="T26">: </text:span><text:span text:style-name="T9">R. palustris</text:span><text:span text:style-name="T26"> contains a striking disk structure likely to surround the flagellar motor </text:span><text:reference-mark-start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span text:style-name="T26">(Tauschel and Drews, 1969)</text:span><text:reference-mark-end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p>
      <text:p text:style-name="P7"><text:span text:style-name="T9">Rhodospirillum rubrum </text:span><text:span text:style-name="T50">[TaxID 269796]</text:span><text:span text:style-name="T9">, </text:span><text:span text:style-name="T19">Rhodospirillum molischianum </text:span><text:span text:style-name="T41">[Now called Phaeospirillum molischianum </text:span><text:span text:style-name="T50">TaxID 1083</text:span><text:span text:style-name="T41">]</text:span><text:span text:style-name="T95">, </text:span><text:span text:style-name="T9">Rhodospirillum fulvum </text:span><text:span text:style-name="T26">[Now Phaeospirillum fulvum </text:span><text:span text:style-name="T50">TaxID 1082</text:span><text:span text:style-name="T26">]: All contain essentially enterobacterial motors</text:span> <text:reference-mark-start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Cohen-Bazire and London, 1967)<text:reference-mark-end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text:p>
      <text:p text:style-name="P7"><text:span text:style-name="T9">Midichloria mitochondrii </text:span><text:span text:style-name="T50">[TaxID 234827]</text:span><text:span text:style-name="T26">: </text:span><text:span text:style-name="T9">M. mitochondrii</text:span><text:span text:style-name="T26"> represents the closest known living relative to the mitochondria. Recent studies indicated that it contained a full complement of flagellar genes that are expressed </text:span><text:reference-mark-start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6">(Mariconti et al., 2012)</text:span><text:reference-mark-end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6"> and that these genes have been inherited vertically since before the endosymbiosis of mitochondria </text:span><text:reference-mark-start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6">(Sassera et al., 2011)</text:span><text:reference-mark-end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6">. This effectively dates functional flagellar motors to before the endosymbiosis of mitochondria, and also provides constraints on understanding the lifestyle of the ancestor of contemporary mitochondria. </text:span></text:p>
      <text:p text:style-name="P7"><text:span text:style-name="T9">Caulobacter crescentus </text:span><text:span text:style-name="T50">[TaxID 155892</text:span><text:span text:style-name="T95">]</text:span>: A model organism for studying bacterial cell development, <text:span text:style-name="T9">C. crescentus </text:span><text:span text:style-name="T26">undergoes a bimodal life cycle. An immotile “stalked” cell sticks to surfaces via a stalk with terminal adhesive holdfast; this stalked cell divides, and the daughter cell without stalk becomes a “swarmer” cell, developing a single unipolar flagellum at the new pole. After swimming to a new location, the flagellum is ejected and the pole that previously housed the motor develops a new stalk and holdfast, thus completing the cycle </text:span><text:reference-mark-start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6">(Curtis and Brun, 2010)</text:span><text:reference-mark-end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6">.</text:span></text:p>
      <text:p text:style-name="P7">Unlike both the enterobacteria and <text:span text:style-name="T26">related </text:span><text:span text:style-name="T58">α-proteobacteria</text:span>, <text:span text:style-name="T9">C. crescentus </text:span><text:span text:style-name="T26">swims by rotating it's filament clockwise, and tumbles by rotating it counterclockwise.</text:span></text:p>
      <text:p text:style-name="P130">Dan Kearns says that Caulobacter drives force CW and CCW</text:p>
      <text:p text:style-name="P111"><text:span text:style-name="T2">Is DgrA the YcgR or </text:span><text:span text:style-name="T19">Caulobacter? </text:span><text:reference-mark-start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span text:style-name="T19">(Christen et al., 2007)</text:span><text:reference-mark-end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p>
      <text:p text:style-name="P28"/>
      <text:p text:style-name="P7"><text:span text:style-name="T26">The structure of the </text:span><text:span text:style-name="T9">C. crescentus </text:span><text:span text:style-name="T26">motor has been investigated with both traditional negative-stain EM and electron cryo-tomography. The s</text:span>tructure as seen with negative-stain EM showed a structure reminiscent of the enterobacterial motor yet with an additional small ring, termed the E-ring <text:reference-mark-start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Johnson et al., 1979)<text:reference-mark-end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 A later averaged image showed a clearer E-ring <text:reference-mark-start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Stallmeyer et al., 1989)<text:reference-mark-end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text:span text:style-name="T98">. Subsequent electron cryo-tomographic studies enabled visualization of the entire motor, including the C-ring, together with the observation that the </text:span><text:span text:style-name="T113">C. crescentus </text:span><text:span text:style-name="T100">C-ring is narrower than the enterobacterial (see “</text:span><text:span text:style-name="T100"><text:bookmark-ref text:reference-format="text" text:ref-name="__RefHeading__85326_833907002">The rotor components of the torque-generating apparatus: The C-ring as the “control center” of the motor</text:bookmark-ref></text:span><text:span text:style-name="T100">” for full discussion). Although</text:span><text:span text:style-name="T98"> previous authors have noted that </text:span><text:span text:style-name="T113">C. crescentus </text:span><text:span text:style-name="T100">stalk bands strikingly resemble basal disks around other flagellated organisms </text:span><text:reference-mark-start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text:span text:style-name="T100">(Driks et al., 1990)</text:span><text:reference-mark-end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 particularly <text:span text:style-name="T52">in the β- and ε-proteobacteria, </text:span>the significance of this observation is unclear.</text:p>
      <text:p text:style-name="P64">The alpha-proteobacteria <text:span text:style-name="T9">Caulobacter crescentus </text:span><text:span text:style-name="T26">and </text:span><text:span text:style-name="T9">Hyphomonas neptunium</text:span><text:span text:style-name="T26"> exhibit narrow C-rings by electron cryo-tomography, with diameters of 34 and 36 nm, respectively </text:span><text:reference-mark-start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6">(Chen et al., 2011)</text:span><text:reference-mark-end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6"> Meanwhile, the C-rings of </text:span><text:span text:style-name="T9">C. crescentus </text:span><text:span text:style-name="T26">and </text:span><text:span text:style-name="T9">H. neptunium</text:span><text:span text:style-name="T26"> are narrower and less well-defined than the enterobacteria. One possibility is that the MS-rings of these bacteria are narrower than the enterobacteria, in turn templating a narrower C-ring.</text:span></text:p>
      <text:p text:style-name="P7">A novel gene, FliX, is required for assembly of the <text:span text:style-name="T9">C. crescentus </text:span><text:span text:style-name="T26">motor. It's role remains unclear </text:span><text:reference-mark-start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6">(Mohr et al., 1998)</text:span><text:reference-mark-end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6">.</text:span></text:p>
      <text:p text:style-name="Standard"><text:span text:style-name="T9">Hyphomonas neptunium</text:span> <text:span text:style-name="T95">[TaxID 81032]</text:span><text:span text:style-name="T2">:</text:span><text:span text:style-name="T95"> </text:span><text:span text:style-name="T19">H. neptunium</text:span><text:span text:style-name="T41">, a close relative of </text:span><text:span text:style-name="T19">C. crescentus</text:span><text:span text:style-name="T41">, has been imaged with electron cryo-tomography and has a similar motor to </text:span><text:span text:style-name="T19">C. crescentus </text:span><text:span text:style-name="T41">with a likely similarly narrower C-ring </text:span><text:reference-mark-start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span text:style-name="T41">(Chen et al., 2011)</text:span><text:reference-mark-end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p>
      <text:p text:style-name="Standard"><text:span text:style-name="T9">Azospirillum brasilense </text:span>[TaxID: 192]: Likely has sodium-driven motor. MotX and MotY BLAST searches reveals no full-length hits.</text:p>
      <text:list xml:id="list3956767831374905430" text:style-name="L11">
        <text:list-item>
          <text:p text:style-name="P93"><text:span text:style-name="T179">Functional aspects</text:span></text:p>
          <text:list>
            <text:list-item>
              <text:p text:style-name="P93"><text:span text:style-name="T37">In </text:span><text:span text:style-name="T16">Rhodobacter sphaeroides</text:span><text:span text:style-name="T37">, however, CheY~P acts as a brake and stops motor rotation, locking the motor in place and resisting rotation by externally-applied torque </text:span><text:reference-mark-start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text:span text:style-name="T37">(Pilizota et al., 2009)</text:span><text:reference-mark-end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text:span text:style-name="T179">. </text:span><text:span text:style-name="T37">YcgR also acts as a c-di-GMP-induced brake in the enterobacteria as a step towards biofilm formation. In </text:span><text:span text:style-name="T20">B. subtilis</text:span><text:span text:style-name="T43">, a protein involved in biofilm matrix formation, EpsE, has been shown to act as a clutch </text:span><text:reference-mark-start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text:span text:style-name="T43">(Blair et al., 2008)</text:span><text:reference-mark-end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text:span text:style-name="T179">. EpsE interacts with FliG</text:span><text:span text:style-name="T86">C</text:span><text:span text:style-name="T179"> to disengage the rotor from the stators instead of locking it in place as in the </text:span><text:span text:style-name="T16">R. sphaeroides</text:span><text:span text:style-name="T37"> brake. Note that at low Reynolds number, the distinction between a clutch and brake are fairly subtle! EpsE interacts with FliG</text:span><text:span text:style-name="T80">C</text:span><text:span text:style-name="T37"> </text:span><text:reference-mark-start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37">(Blair et al., 2008)</text:span><text:reference-mark-end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37">.F inally, CheY~P acts to change speed in some bacteria. In </text:span><text:span text:style-name="T16">Sinorhizobium meliloti </text:span><text:span text:style-name="T30">[taxID 266834]</text:span><text:span text:style-name="T37">, CheY~P is also an internal signal to change direction. The route via which it achieves this, however, is very different: the </text:span><text:span text:style-name="T16">S. meliloti </text:span><text:span text:style-name="T37">motor spins exclusively clockwise. If all of the five or six motors on the cell surface are rotating at the same speed, this results in a run. CheY~P, however, acts to slow rotation of motors. This effect is not uniform, leading to motors spinning at different speeds, leading to the bacterium veering off in a new direction </text:span><text:reference-mark-start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text:span text:style-name="T37">(Schmitt, 2002)</text:span><text:reference-mark-end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text:span text:style-name="T179">. </text:span><text:span text:style-name="T131">[wasn't this shown later not to be the case in R. sphaeroides? If so, make comment]</text:span></text:p>
            </text:list-item>
          </text:list>
        </text:list-item>
      </text:list>
      <text:h text:style-name="P132" text:outline-level="5"><text:span text:style-name="T144">β</text:span><text:span text:style-name="T143">-proteobac</text:span>teria</text:h>
      <text:p text:style-name="Standard"><text:span text:style-name="T148">Some beta-proteobacteria have a secondary lateral system that originates from the gammaproteobacteria </text:span><text:reference-mark-start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text:span text:style-name="T148">(Liu and Ochman, 2007)</text:span><text:reference-mark-end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 e.g. in <text:span text:style-name="T9">Chromobacterium violaceum</text:span>, which is similar to the recently discovered Flag-2 locus in some <text:span text:style-name="T9">E. coli</text:span><text:span text:style-name="T26"> strains </text:span><text:reference-mark-start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span text:style-name="T26">(Ren et al., 2005)</text:span><text:reference-mark-end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p>
      <text:p text:style-name="Standard"><text:span text:style-name="T9">Hylemonella gracilis </text:span><text:span text:style-name="T50">[TaxID 80880]</text:span><text:span text:style-name="T26">: (Previously named </text:span><text:span text:style-name="T9">Aquaspirillum gracile</text:span><text:span text:style-name="T26"> or </text:span><text:span text:style-name="T9">Spirillum gracile</text:span><text:span text:style-name="T26">) This thin rod-shaped aerobic freshwater bacterium swims extremely well in viscous media, possibly reflecting a natural habitat in freshwater mud </text:span><text:reference-mark-start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6">(Greenberg and Canale-Parola, 1977a)</text:span><text:reference-mark-end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6">. Electron cryo-tomography imaging of this bacterium reveals a periplasmic disk positioned above thirteen putative stator subunits </text:span><text:reference-mark-start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6">(Chen et al., 2011)</text:span><text:reference-mark-end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6"> A smaller density positioned within the stator ring may represent FliL </text:span><text:reference-mark-start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text:span text:style-name="T26">(Motaleb et al., 2011)</text:span><text:reference-mark-end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 Although positioned in a similar position to the epsilon-proteobacterial and <text:span text:style-name="T9">vibrio</text:span> basal disks, it is unclear if these structures are analogous or homologous. The number of stator subunits (13) and diameter of the C-ring (47 nm) are roughly the same as the enterobacteria. It is possible, therefore, that the periplasmic disk is involved in generating higher motor torque to penetrate high-viscosity media.</text:p>
      <text:p text:style-name="P7"><text:span text:style-name="T12">Aquas</text:span><text:span text:style-name="T9">pirillum serpens </text:span><text:span text:style-name="T50">[TaxID 190]</text:span><text:span text:style-name="T9">: </text:span><text:span text:style-name="T26">(Previously named </text:span><text:span text:style-name="T12">S</text:span><text:span text:style-name="T9">pirillum serpens</text:span><text:span text:style-name="T26">) In contrast to </text:span><text:span text:style-name="T9">Hylemonella gracilis</text:span><text:span text:style-name="T26">, </text:span><text:span text:style-name="T9">S. serpens </text:span><text:span text:style-name="T26">becomes immobilized in media of 60 cp viscosity, similar to the enterobacteria</text:span><text:span text:style-name="T9"> </text:span><text:reference-mark-start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9">(Greenberg and Canale-Parola, 1977a)</text:span><text:reference-mark-end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26">. The purified </text:span><text:span text:style-name="T9">S. serpens </text:span><text:span text:style-name="T26">motor looks similar to the enterobacterial motor </text:span><text:reference-mark-start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6">(Coulton and Murray, 1978)</text:span><text:reference-mark-end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6">, but clear 'concentric membrane ring' disks up to 90 nm diameter are visible against the outer membrane in cell thin-sections and outer membrane preps </text:span><text:reference-mark-start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6">(Coulton and Murray, 1977)</text:span><text:reference-mark-end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6">. Sarcosinate preparations of </text:span><text:span text:style-name="T9">S. serpens</text:span><text:span text:style-name="T26"> motors revealed 60 nm diameter disk that were featureless, as opposed to a 'cartwheel' appearance in </text:span><text:span text:style-name="T9">C. jejuni</text:span><text:span text:style-name="T26">, suggestive of analogy in place of homology. Holes in the peptidoglycan are just 12-20nm diameter, sufficient only for passage of the rod (</text:span><text:span text:style-name="T47">?</text:span><text:span text:style-name="T26">), and demonstrating that the disk and peptidoglycan overlap. Freeze-etch of cells shows ~15 inner membrane studs, which the authors highlight is notoriously difficult to count. </text:span></text:p>
      <text:p text:style-name="P7"><text:span text:style-name="T9">Spirillum volutans </text:span><text:span text:style-name="T50">[TaxID 968]</text:span><text:span text:style-name="T26">: In contrast to </text:span><text:span text:style-name="T9">H. gracilis</text:span><text:span text:style-name="T26"> and </text:span><text:span text:style-name="T9">S. serpens</text:span><text:span text:style-name="T26">, </text:span><text:span text:style-name="T9">S. volutans </text:span><text:span text:style-name="T26">exhibits a narrow (36 nm) C-ring but not periplasmic disk </text:span><text:reference-mark-start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6">(Swan, 1985)</text:span><text:reference-mark-end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6">. </text:span>Interestingly, straight mutants swim just as well as spirals<text:reference-mark-start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Padgett et al., 1983)<text:reference-mark-end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text:p>
      <text:p text:style-name="P7"><text:span text:style-name="T23">Sphaerotilus natans </text:span><text:span text:style-name="T51">[TaxID </text:span><text:span text:style-name="T96">34103]</text:span><text:span text:style-name="T163">: Exhibits an apparent C-ring of 48 nm, but no apparent disk </text:span><text:reference-mark-start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span text:style-name="T163">(Hoeniger et al., 1973)</text:span><text:reference-mark-end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p>
      <text:p text:style-name="P63"><text:span text:style-name="T26">The beta-proteobacterium </text:span><text:span text:style-name="T9">Spirillum volutans</text:span><text:span text:style-name="T26"> has a C-ring of similar diameter, estimated at 36 nm from thin-sectioned EM studies, although </text:span><text:span text:style-name="T11">Aquas</text:span><text:span text:style-name="T9">pirillum serpens </text:span><text:span text:style-name="T31">(also named </text:span><text:span text:style-name="T11">Spirillum serpens)</text:span><text:span text:style-name="T9"> </text:span><text:span text:style-name="T26">hints at a wider C-ring </text:span><text:reference-mark-start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6">(Coulton and Murray, 1978)</text:span><text:reference-mark-end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6"> and another beta-proteobacterium, </text:span><text:span text:style-name="T9">Hylemonella gracilis</text:span><text:span text:style-name="T26">, has a diameter of 47 nm when imaged using electron cryo-tomography </text:span><text:reference-mark-start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6">(Chen et al., 2011)</text:span><text:reference-mark-end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6"> <text:s/>This diameter is close to those of the gamma-proteobacteria </text:span><text:span text:style-name="T9">V. cholerae </text:span><text:span text:style-name="T17">and </text:span><text:span text:style-name="T38">E. coli and Samonella. </text:span><text:span text:style-name="T32">Some other </text:span><text:span text:style-name="T39">beta</text:span><text:span text:style-name="T32">bacteria have this “standard” C-ring diameter, for example </text:span><text:span text:style-name="T12">Sphaerotilus natans</text:span><text:reference-mark-start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Hoeniger et al., 1973)</text:span><text:reference-mark-end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 </text:span><text:span text:style-name="T38">T</text:span></text:p>
      <text:h text:style-name="P132" text:outline-level="5"><text:span text:style-name="T146">γ</text:span><text:span text:style-name="T145">-p</text:span>roteobacteria</text:h>
      <text:p text:style-name="Text_20_body">Introduction on secondary systems: these arose from a duplication in nonenteric gammaproteobacteria, and were also horizontally gene-transferred to the beta-proteobacteria. Many of these secondary systems were lost, but we do see them in some <text:span text:style-name="T9">E. coli</text:span><text:span text:style-name="T26"> strains and </text:span><text:span text:style-name="T9">Yersinia pseudotuberculosis</text:span><text:span text:style-name="T26"> </text:span><text:reference-mark-start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6">(Liu and Ochman, 2007)</text:span><text:reference-mark-end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6">.</text:span></text:p>
      <text:p text:style-name="P7"><text:span text:style-name="T9">Shewanella oneidensis </text:span><text:span text:style-name="T26">MR-1 </text:span><text:span text:style-name="T95">[TaxID 211586]</text:span>: <text:span text:style-name="T9">Shewanella oneidensis </text:span><text:span text:style-name="T26">contains all genes associated with the </text:span><text:span text:style-name="T9">Vibrio</text:span><text:span text:style-name="T26"> sodium-driven polar flagellum, including </text:span><text:span text:style-name="T9">flgT</text:span><text:span text:style-name="T26"> and </text:span><text:span text:style-name="T9">motXY</text:span><text:span text:style-name="T26">. It is anticipated, therefore, that </text:span><text:span text:style-name="T9">S. oneidensis </text:span><text:span text:style-name="T26">will have a vibrio-style polar basal disk. Interestingly, </text:span><text:span text:style-name="T9">S. oneidensis</text:span><text:span text:style-name="T26"> also encodes the proton-driven stator components MotA and MotB. Unlike in other bacteria, these stators require MotXY for function</text:span> <text:reference-mark-start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Koerdt et al., 2009)<text:reference-mark-end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text:p>
      <text:p text:style-name="Standard"><text:span text:style-name="T9">Shewanella putrefaciens </text:span>CN-32 <text:span text:style-name="T95">[TaxID 319224]</text:span>: In addition to the polar flagellar system found in the closely related <text:span text:style-name="T9">S. oneidensis </text:span><text:span text:style-name="T26">that includes MotXY, </text:span><text:span text:style-name="T9">S. putrefaciens</text:span><text:span text:style-name="T26"> expresses a secondary motor in addition to the single sodium-driven polar motor </text:span><text:reference-mark-start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6">(Bubendorfer et al., 2012)</text:span><text:reference-mark-end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6"> One or more of these lateral flagellar motors are assembled at random positions around the cell. The PomAB and FliM from the polar motor are not interchangeable with the MotAB and FliM from the secondary proton-driven system, in sharp contrast to </text:span><text:span text:style-name="T9">S. oneidensis </text:span><text:span text:style-name="T26">whose polar motor can utilize either Mot or Pom-type stators.</text:span></text:p>
      <text:p text:style-name="Standard"><text:span text:style-name="T9">Shewanella piezotolerans </text:span><text:span text:style-name="T50">[TaxID 225849]</text:span><text:span text:style-name="T26">: Two systems; lateral is required for low-temperature motility for unknown reasons </text:span><text:reference-mark-start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span text:style-name="T26">(Wang et al., 2008)</text:span><text:reference-mark-end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p>
      <text:p text:style-name="Standard">Other Shewanellas also have dual systems <text:reference-mark-start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Hau and Gralnick, 2007)<text:reference-mark-end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text:p>
      <text:p text:style-name="Standard"><text:span text:style-name="T9">Aeromonas hydrophila </text:span><text:span text:style-name="T95">[TaxID 380703]</text:span>: Has a proton-drive lateral system and a polar sodium-driven motor. Two redundant PomAB sets, both require MotXY <text:reference-mark-start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Molero et al., 2011)<text:reference-mark-end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 Purified basal bodies, can see T-ring and enlarged L-ring as with vibrios.</text:p>
      <text:p text:style-name="P95"><text:span text:style-name="T9">Legionella pneumophila </text:span><text:span text:style-name="T26">(tax ID 297246): </text:span><text:span text:style-name="T9">L. pneumophila </text:span><text:span text:style-name="T33">str. Paris </text:span><text:span text:style-name="T26">contains a </text:span><text:span text:style-name="T9">motY </text:span><text:span text:style-name="T26">gene but no </text:span><text:span text:style-name="T9">motX </text:span><text:span text:style-name="T26">gene, suggesting that the motor may have a reduced T-ring (as seen in </text:span><text:span text:style-name="T58">ΔmotX </text:span><text:span text:style-name="T63">V. alginolyticus</text:span><text:span text:style-name="T58"> strains </text:span><text:reference-mark-start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span text:style-name="T58">(Terashima et al., 2006)</text:span><text:reference-mark-end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p>
      <text:p text:style-name="P96"><text:span text:style-name="T133"><text:s/></text:span><text:span text:style-name="T117">Multiple sequence alignments of components and conserved sequences. </text:span><text:span text:style-name="T118">PFAM.</text:span><text:span text:style-name="T117"> </text:span><text:span text:style-name="T107">Interestingly, the residues responsible for rotor-stator interactions are not conserved in the </text:span><text:span text:style-name="T115">Buchnera</text:span><text:span text:style-name="T103"> FliG, allowing comparative studies to further strengthen our belief that these residues interact with the stators.</text:span></text:p>
      <text:p text:style-name="P1">Enterobacteria</text:p>
      <text:list xml:id="list1406025784" text:continue-list="list367593133" text:style-name="WW8Num6">
        <text:list-item>
          <text:list>
            <text:list-item>
              <text:list>
                <text:list-item>
                  <text:p text:style-name="P46"><text:span text:style-name="T2">FlhE from Rashika: pore plug? </text:span><text:reference-mark-start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Lee and Harshey, 2012)</text:span><text:reference-mark-end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 </text:span><text:span text:style-name="T6">How widespread in profile?</text:span></text:p>
                </text:list-item>
                <text:list-item>
                  <text:p text:style-name="P51"><text:span text:style-name="T7">In many bacteria, </text:span><text:span text:style-name="T46">including the enterobacteria, </text:span><text:span text:style-name="T22">R. sphaeroides,</text:span><text:span text:style-name="T46"> </text:span><text:span text:style-name="T7">and </text:span><text:span text:style-name="T22">B. subtilis</text:span><text:span text:style-name="T7">, counterclockwise rotation results in straight runs while clockwise rotation results in tumbles.</text:span><text:span text:style-name="T6"> </text:span></text:p>
                </text:list-item>
              </text:list>
            </text:list-item>
          </text:list>
        </text:list-item>
      </text:list>
      <text:p text:style-name="Standard"><text:span text:style-name="T26">The model organisms Escherichia coli and Salmonella enterica sv. Typhimurium form the basis of much of our current knowledge of the bacterial flagellar motor as has been introduced earlier in this article. Structural information from a number of electron cryo-microscopy studies has demonstrated the basic MS-ring structure upon which is mounted a rod, in turn surrounded by the P- and L-rings. The C-ring is mounted beneath the C-ring. Membrane-associated stator subunits are removed during the purification process; electron cryo-tomography has not imaged stator subunits in </text:span><text:span text:style-name="T9">E. coli</text:span><text:span text:style-name="T26"> or </text:span><text:span text:style-name="T9">S. typhimurium</text:span><text:span text:style-name="T26">, possibly because of their dynamic nature, of the fact that these relatively thick cells need gentle deflation before imaging </text:span><text:reference-mark-start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text:span text:style-name="T26">(Chen et al., 2011)</text:span><text:reference-mark-end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 Clues on stator number come from freeze-etch imaging, suggesting between 10 and 12 <text:reference-mark-start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Khan et al., 1988)<text:reference-mark-end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 single molecular biophysical studies suggests at least 11 <text:reference-mark-start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Reid et al., 2006)<text:reference-mark-end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text:span text:style-name="T26"> </text:span></text:p>
      <text:p text:style-name="Standard"><text:span text:style-name="T26">Some, but not all strains of </text:span><text:span text:style-name="T9">E. coli </text:span><text:span text:style-name="T26">also encode a second flagellar system </text:span><text:reference-mark-start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6">(Ren et al., 2005)</text:span><text:reference-mark-end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6"> This is most similar to the </text:span><text:span text:style-name="T9">Vibrio parahaemolyticus </text:span><text:span text:style-name="T26">lateral flagellar system, with the exception of the absence of the </text:span><text:span text:style-name="T9">motY</text:span><text:span text:style-name="T26"> gene. This secondary system is also found in </text:span><text:span text:style-name="T9">Citrobacter rodentium</text:span><text:span text:style-name="T26"> and </text:span><text:span text:style-name="T9">Yersinia pestis, Yersinia pseudotuberculosis, </text:span><text:span text:style-name="T26">and </text:span><text:span text:style-name="T9">Chromobacterium violaceum , </text:span><text:span text:style-name="T26">suggesting two horizontal gene transfer events. In the case of </text:span><text:span text:style-name="T9">E. coli</text:span><text:span text:style-name="T26"> and </text:span><text:span text:style-name="T9">C. rodentium, </text:span><text:span text:style-name="T26">this transfer event occurred after the divergence of </text:span><text:span text:style-name="T9">Salmonella </text:span><text:span text:style-name="T26">on account of the complete lack of this system in any </text:span><text:span text:style-name="T9">Salmonella.<text:tab/></text:span></text:p>
      <text:p text:style-name="P7"><text:span text:style-name="T26">Purified basal bodies and basal bodies embedded in osmotically shocked cells from </text:span><text:span text:style-name="T9">Proteus vulgaris</text:span><text:span text:style-name="T26"> </text:span><text:span text:style-name="T50">[TaxID 585]</text:span><text:span text:style-name="T9"> </text:span><text:reference-mark-start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9">(Abram et al., 1965)</text:span><text:reference-mark-end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26"> and </text:span><text:span text:style-name="T9">Proteus mirabilis </text:span><text:span text:style-name="T50">[TaxID 584]</text:span><text:span text:style-name="T26"> </text:span><text:reference-mark-start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6">(Van Iterson et al., 1966)</text:span><text:reference-mark-end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6"> demonstrated a motor essentially identical to that seen in </text:span><text:span text:style-name="T9">E. coli</text:span><text:span text:style-name="T26"> and </text:span><text:span text:style-name="T9">S. typhimurium</text:span><text:span text:style-name="T26">.</text:span></text:p>
      <text:p text:style-name="Standard"><text:span text:style-name="T9">Pseudomonas aeruginosa </text:span><text:span text:style-name="T50">[Tax ID 208964]</text:span><text:span text:style-name="T26">: </text:span><text:span text:style-name="T9">P. aeruginosa </text:span><text:span text:style-name="T26">has two proton-driven stator systems, MotAB and MotCD whose activity is not affected by disrupting sodium-motive force </text:span><text:reference-mark-start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6">(Doyle et al., 2004; Toutain et al., 2005)</text:span><text:reference-mark-end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6"> MotAB require the vibrio homolog MotY to function; these are capable of swarming motility on surfaces and in semisolid agar while MotCD are not capable of this (I here refer to the nomenclature used by </text:span><text:reference-mark-start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text:span text:style-name="T26">(Doyle et al., 2004)</text:span><text:reference-mark-end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 note that the MotAB and MotCD names are reversed in the nomenclatures used by <text:reference-mark-start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outain et al., 2005)<text:reference-mark-end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ext:span text:style-name="T26"> This suggests </text:span><text:span text:style-name="T9">P. aeruginosa</text:span><text:span text:style-name="T26"> may have some additional vibrio-like structures, confirmed by images of purified motors from </text:span><text:span text:style-name="T9">P. aeruginosa </text:span><text:span text:style-name="T26">as well as images of motors still embedded in osmotically shocked cells revealing no disks, but an evident T-ring </text:span><text:reference-mark-start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6">(Suzuki and Iino, 1980)</text:span><text:reference-mark-end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6">. <text:s/></text:span><text:span text:style-name="T47">[PFAM: MotX, FlgOPT? – comment on relation to NOT seeing a disk by Suzuki 1980]</text:span><text:span text:style-name="T26">. Why have this system? Maybe because only has a single polar flagellum, and can use this for motility on surfaces, whereas </text:span><text:span text:style-name="T9">E. coli </text:span><text:span text:style-name="T26">needs to upregulate the number of motors </text:span><text:reference-mark-start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text:span text:style-name="T26">(Harshey, 2003)</text:span><text:reference-mark-end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 <text:span text:style-name="T9">Pseudomonas syringae</text:span><text:span text:style-name="T26"> </text:span><text:span text:style-name="T50">[TaxID 317] </text:span><text:span text:style-name="T41">a</text:span><text:span text:style-name="T26">pparently also has MotY, but not MotC </text:span><text:reference-mark-start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6">(Terashima et al., 2006)</text:span><text:reference-mark-end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6">.</text:span></text:p>
      <text:p text:style-name="P16">"Swimming behavior of the monotrichous bacterium Pseudomonas fluorescens SBW25"</text:p>
      <text:p text:style-name="P1">Vibrionales</text:p>
      <text:p text:style-name="P22">Standardize “basal disk” / “H-ring / T-ring” nomenclature.</text:p>
      <text:p text:style-name="P7">The vibrios are distinguished by a sheathed sodium-driven polar flagellum with additional periplasmic structures. Much of the work on the vibrio motor has been conducted in <text:span text:style-name="T9">Vibrio alginolyticus </text:span><text:span text:style-name="T26">and </text:span><text:span text:style-name="T9">V. parahaemolyticus. </text:span><text:span text:style-name="T26">This sodium-driven motor promises insights into probing the mechanism of rotation because the sodium-motive force is relatively easily manipulated in contrast to the proton-motive force. Some of the </text:span><text:span text:style-name="T9">Vibrios, </text:span><text:span text:style-name="T26">including</text:span><text:span text:style-name="T9"> V. vulnificus, V. fischeri </text:span><text:span text:style-name="T26">(distinguished by producing multiple polar motors)</text:span><text:span text:style-name="T9">, V. anguillarum, </text:span><text:span text:style-name="T26">and the important pathogen </text:span><text:span text:style-name="T9">V. cholerae </text:span><text:span text:style-name="T26">exclusively express a polar sodium-driven motor. Many </text:span><text:span text:style-name="T9">Vibrios </text:span><text:span text:style-name="T26">however also produce multiple proton-drive lateral flagella that are used for swarming motility, including </text:span><text:span text:style-name="T9">V. parahaemolyticus, V. alginolyticus, </text:span><text:span text:style-name="T26">and </text:span><text:span text:style-name="T9">V. harveyi</text:span><text:span text:style-name="T26"> </text:span><text:reference-mark-start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6">(McCarter, 2001)</text:span><text:reference-mark-end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6">.</text:span></text:p>
      <text:p text:style-name="Standard"><text:span text:style-name="T9">Vibrio alginolyticus </text:span><text:span text:style-name="T50">[TaxID: 663]</text:span><text:span text:style-name="T26">: The purified </text:span><text:span text:style-name="T9">V. alginolyticus </text:span><text:span text:style-name="T26">motor has a structural core very similar to the enterobacterial motor. In addition, however, there are a number of structural elaborations </text:span><text:reference-mark-start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6">(Li et al., 2011)</text:span><text:reference-mark-end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6"> Most striking is the T-ring, an additional ring attached to the P-ring, but slightly closer to the inner membrane. This has been shown to be comprised of two additional proteins, MotX and MotY, the latter being directly attached to the P-ring an</text:span><text:span text:style-name="T49">d the former being more peripheral. The crystal structure of MotY revealed a C-terminal peptidoglycan binding domain and a novel N-terminal domain </text:span><text:reference-mark-start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49">(Kojima et al., 2008b)</text:span><text:reference-mark-end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163">. MotXY have hydrophobic sequences that are cleav</text:span>ed; both proteins localize to the outer membrane together <text:reference-mark-start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Okabe et al., 2002)<text:reference-mark-end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 MotX and MotY are required for motor function and act to localize the stators to the motor. MotY<text:span text:style-name="T75">C</text:span> is homologous to many peptidogylcan-binding proteins, including MotB<text:span text:style-name="T75">C</text:span><text:span text:style-name="T87">, Pal,</text:span> and OmpA <text:reference-mark-start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Kojima et al., 2008b)<text:reference-mark-end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 MotX may form part of a sodium channel as suggested by lethality of overexpressed <text:span text:style-name="T9">V. parahaemolyticus </text:span><text:span text:style-name="T26">MotX in </text:span><text:span text:style-name="T9">E. coli </text:span><text:span text:style-name="T26">in a sodium-dependent manner, a property that can be blocked by addition of a sodium channel blocker.</text:span></text:p>
      <text:p text:style-name="Standard">In addition to the T-ring, the L-ring is enlarged by an additional ring referred to as the H-ring, shown to be formed from the protein FlgT <text:reference-mark-start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Terashima et al., 2010)<text:reference-mark-end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 FlgT interacts with MotY and is involved in assembling the MotXY T-ring. Intriguingly, FlgT is predicted to have structural homology outer membrane integrity-maintenance protein TolB, so may be involved in sheath integrity and interactions with the motor.</text:p>
      <text:p text:style-name="Standard">The stator proteins, PomAB (described in full above), are dynamic, requiring the sodium motive force in addition to MotXY for localization. <text:span text:style-name="T132">Talk about Seiji's work</text:span></text:p>
      <text:p text:style-name="Standard"><text:span text:style-name="T9">Vibrio cholerae </text:span><text:span text:style-name="T26">[TaxID 666] </text:span><text:reference-mark-start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6">(Ferris et al., 1984)</text:span><text:reference-mark-end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6"> and </text:span><text:span text:style-name="T9">Vibrio fischeri </text:span><text:span text:style-name="T26">[TaxID 668] (also known as </text:span><text:span text:style-name="T9">Photobacterium fischeri</text:span><text:span text:style-name="T26">)</text:span><text:span text:style-name="T9"> </text:span><text:span text:style-name="T49"><text:s/></text:span><text:reference-mark-start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49">(Allen and Baumann, 1971)</text:span><text:reference-mark-end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26"> have the same H- and T-ring arrangement</text:span>.<text:span text:style-name="T26"> Work on </text:span><text:span text:style-name="T9">flgT</text:span><text:span text:style-name="T26"> mutants in </text:span><text:span text:style-name="T9">V. cholerae </text:span><text:span text:style-name="T26">revealed that FlgT anchors the flagellum to the wall, and it's absence leads to release of filaments and motors </text:span><text:reference-mark-start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6">(Martinez et al., 2010)</text:span><text:reference-mark-end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6">.</text:span></text:p>
      <text:p text:style-name="P7"><text:span text:style-name="T49">Although the genes for FlgT (</text:span><text:span text:style-name="T47">also search: MotXY</text:span><text:span text:style-name="T49">) are present in </text:span><text:span text:style-name="T9">Vibrio metschnikovii</text:span> [TaxID<text:span text:style-name="Emphasis"> </text:span>28172] the presence of T- or H-rings is i<text:span text:style-name="T49">nconclusive </text:span><text:reference-mark-start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49">(Glauert et al., 1963)</text:span><text:reference-mark-end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49">.</text:span></text:p>
      <text:p text:style-name="P8"><text:span text:style-name="T26">Like many other </text:span><text:span text:style-name="T9">Vibrios</text:span><text:span text:style-name="T26">, </text:span><text:span text:style-name="T9">Vibrio shiloni </text:span><text:span text:style-name="T26">AK1 </text:span><text:span text:style-name="T50">[TaxID 391591] </text:span><text:span text:style-name="T26">has flagellar systems, a sodium-driven polar system for swimming, and proton-driven lateral system for swarming. Surprisingly, a rod protein from the lateral motor is found in isolated polar motors, despite a separate </text:span><text:span text:style-name="T9">flgG </text:span><text:span text:style-name="T26">gene being found in the polar gene cluster</text:span> <text:reference-mark-start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text:span text:style-name="T121">(González et al., 2010)</text:span><text:reference-mark-end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 The purified motor also has clear T- and H-rings.</text:p>
      <text:p text:style-name="Standard"><text:span text:style-name="T9">Vibrio parahaemolyticus </text:span><text:span text:style-name="T95">[TaxID 670] </text:span><text:span text:style-name="T2">also exhibits a basal disk</text:span> <text:reference-mark-start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Kim and McCarter, 2000; McCarter, 2001)<text:reference-mark-end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 for the polar motor. Unexpectedly, the <text:span text:style-name="T9">V. parahaemolyticus </text:span>lateral protein-driven system has a <text:span text:style-name="T9">motY</text:span> gene (<text:span text:style-name="T9">lafY</text:span>), which is unexpected because proton driven, and has MotAB-type stators <text:reference-mark-start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Stewart and McCarter, 2003)<text:reference-mark-end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 The protein product is required for motility but not flagellation, suggesting an interesting structure in the lateral motor. Maybe an interesting structure? MotCD not so good at high viscosity. (<text:span text:style-name="T130">Do the other Vibrios here have motY</text:span>?)</text:p>
      <text:p text:style-name="P23">Other gamma-proteobacteria</text:p>
      <text:p text:style-name="P7"><text:span text:style-name="T26">The motor from </text:span><text:span text:style-name="T9">Ectothiorhodospira mobilis </text:span><text:span text:style-name="T50">[taxID 195064] </text:span><text:span text:style-name="T26">has been purified, hinting at a disk although it is unclear if these disks are proteinaceous or membrane contaminants</text:span> <text:reference-mark-start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Remsen et al., 1968)<text:reference-mark-end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text:p>
      <text:p text:style-name="Standard"><text:span text:style-name="T26">The pressure-resistant bacterium Photobacterium profundum SS9 [TaxID: 298386] has lateral and polar flagellar systems akin to V. parahaemolyticus </text:span><text:reference-mark-start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6">(Eloe et al., 2008)</text:span><text:reference-mark-end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6"> Both of these systems have adapted to function at high pressure that</text:span><text:span text:style-name="T9"> </text:span><text:span text:style-name="T26">pressure-sensitive bacteria cannot.</text:span></text:p>
      <text:h text:style-name="P132" text:outline-level="5"><text:span text:style-name="T146">δ</text:span><text:span text:style-name="T145">-prote</text:span>obacteria</text:h>
      <text:p text:style-name="P21">The motors of the delta-proteobacteria have received relatively little attention. </text:p>
      <text:p text:style-name="P7"><text:span text:style-name="T9">Bdellovibrio bacteriovorus </text:span><text:span text:style-name="T50">[TaxID 959]</text:span><text:span text:style-name="T41">: has a sheathed polar flagellum. The P-ring appears wider and points back towards the MS-ring at wider radius, akin to the </text:span><text:span text:style-name="T19">Vibrio </text:span><text:span text:style-name="T41">T-ring, but no evidence of a </text:span><text:span text:style-name="T19">motY </text:span><text:span text:style-name="T41">gene is apparent in the genome. In unpurified preparations of motors, and whole cells, there is a hint of another disk stacked upon this enlarged P-ring. It is unclear if this is proteinaceous or phospholipid contamination</text:span> <text:reference-mark-start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Thomashow and Rittenberg, 1985)<text:reference-mark-end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 No L-ring gene (name?) is found in the <text:span text:style-name="T9">B. bacteriovorus </text:span><text:span text:style-name="T26">genome, possibly correlating with the sheathed nature of the flagellum.</text:span></text:p>
      <text:h text:style-name="P132" text:outline-level="5"><text:span text:style-name="T146">ε</text:span><text:span text:style-name="T145">-p</text:span>roteobacteria</text:h>
      <text:p text:style-name="P7">The epsilon-proteobacteria are often found in animal digestive tracts, with a number of species also found in hydrothermal vents. Most well-studied are the pathogenic <text:span text:style-name="T9">Campylobacters </text:span><text:span text:style-name="T26">and </text:span><text:span text:style-name="T9">Helicobacters.</text:span></text:p>
      <text:p text:style-name="P26">Talk about Anna's work in Helicobacter</text:p>
      <text:p text:style-name="P1">Campylobacters</text:p>
      <text:p text:style-name="Standard"><text:span text:style-name="T9">Campylobacter jejuni </text:span><text:span text:style-name="T50">[taxID 354242]</text:span><text:span text:style-name="T41">, a major cause of food poisoning, is also a harmless commensal of many birds </text:span><text:reference-mark-start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41">(Lertsethtakarn et al., 2011)</text:span><text:reference-mark-end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41"> Pathogenic </text:span><text:span text:style-name="T19">C. jejuni </text:span><text:span text:style-name="T41">occupies intestinal mucous where it is capable of high-velocity swimming. T</text:span><text:span text:style-name="Emphasis"><text:span text:style-name="T112">wo modes of swimming have been observed, with the second mode enabling very fast swimming in high viscosity media </text:span></text:span><text:reference-mark-start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text:span text:style-name="T112">(Ferrero and Lee, 1988)</text:span></text:span><text:reference-mark-end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 </text:span><text:span text:style-name="Emphasis"><text:span text:style-name="T26">The second mode of motility is similar to spirochaete motility, with forward and backward runs that may be a result of a combination of the bacterium's helical shape together with flagellar rotation </text:span></text:span><text:reference-mark-start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 text:style-name="T26">(Shigematsu et al., 1998)</text:span></text:span><text:reference-mark-end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text:p>
      <text:p text:style-name="Standard"><text:span text:style-name="T19">C. jejuni </text:span><text:span text:style-name="T41">is amphitrichously flagellated with unsheathed flagella attached to the cell body at a polar depression in the outer membrane of the cell pole. The cell pole itself has a distinct conical taper instead of the more usual hemispherically-capped cylinder. The apparance of the motor itself is striking based on it's size, at least twice that of the enterobacterial motor. The largest additional component is the large basal disk immediately beneath the outer membrane </text:span><text:reference-mark-start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41">(Curry et al., 1984; Chen et al., 2011)</text:span><text:reference-mark-end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26">.</text:span><text:span text:style-name="T41"> This ~100 nm disk exhibits 11 spokes radiating from a central hole that surrounds the conserved motor core at the P- and L-rings .</text:span></text:p>
      <text:p text:style-name="P7">Mention that we're working on this as 'unpublished results'? That would enable insertion of FlgOP into phylogenetic profile...</text:p>
      <text:list xml:id="list1157783444" text:continue-numbering="true" text:style-name="WW8Num6">
        <text:list-item>
          <text:list>
            <text:list-item>
              <text:list>
                <text:list-item>
                  <text:p text:style-name="P46"><text:span text:style-name="T9">Campylobacter fetus </text:span>(tax ID 196, akak <text:span text:style-name="T9">Vibrio fetus</text:span><text:span text:style-name="T26">).</text:span></text:p>
                  <text:list>
                    <text:list-item>
                      <text:p text:style-name="P46">“Morphological differences in flagella in Campylobacter fetus subsp. intestinalis and C. fetus subsp. Jejuni” <text:reference-mark-start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Morooka et al., 1983)<text:reference-mark-end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text:p>
                    </text:list-item>
                    <text:list-item>
                      <text:p text:style-name="P46">Basal disk just like C. jejuni <text:reference-mark-start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Ritchie et al., 1966)<text:reference-mark-end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text:p>
                    </text:list-item>
                    <text:list-item>
                      <text:p text:style-name="P46">Hints at disk <text:reference-mark-start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Keeler et al., 1966)<text:reference-mark-end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text:p>
                    </text:list-item>
                    <text:list-item>
                      <text:p text:style-name="P46"><text:span text:style-name="T97">1984: Purified disk </text:span><text:reference-mark-start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span text:style-name="T97">(Ferris et al., 1984)</text:span><text:reference-mark-end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p>
                    </text:list-item>
                  </text:list>
                </text:list-item>
                <text:list-item>
                  <text:p text:style-name="P46"><text:span text:style-name="T9">Campylobacter recta</text:span> [Tax ID 203, aka <text:span text:style-name="T9">Wolinella recta</text:span><text:span text:style-name="T26">]</text:span></text:p>
                  <text:list>
                    <text:list-item>
                      <text:p text:style-name="P46"><text:span text:style-name="T97">Clear disk </text:span><text:reference-mark-start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span text:style-name="T97">(Lai et al., 1981)</text:span><text:reference-mark-end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p>
                    </text:list-item>
                  </text:list>
                </text:list-item>
                <text:list-item>
                  <text:p text:style-name="P46"><text:span text:style-name="T97">Campylobacter sputorum (taxID </text:span><text:span text:style-name="T105">206)</text:span></text:p>
                  <text:list>
                    <text:list-item>
                      <text:p text:style-name="P46"><text:span text:style-name="T105">No evidence of a disk </text:span><text:reference-mark-start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span text:style-name="T105">(Lai et al., 1981)</text:span><text:reference-mark-end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p>
                    </text:list-item>
                  </text:list>
                </text:list-item>
              </text:list>
            </text:list-item>
          </text:list>
        </text:list-item>
      </text:list>
      <text:p text:style-name="P1">Helicobacters</text:p>
      <text:p text:style-name="Standard"><text:span text:style-name="T9">Helicobacter pylori </text:span><text:reference-mark-start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9">(Lee et al., 1988)</text:span><text:reference-mark-end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26"> </text:span><text:span text:style-name="T50">[TaxID 210]</text:span><text:span text:style-name="T26">: (previously known as </text:span><text:span text:style-name="T9">Campylobacter pyloridis</text:span><text:span text:style-name="T26">) is lophotrichously flagellated with four to six motors per pole </text:span><text:reference-mark-start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6">(Goodwin et al., 1985)</text:span><text:reference-mark-end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6">. Although seemingly fairly similar to the </text:span><text:span text:style-name="T9">C. jejuni</text:span><text:span text:style-name="T26"> motor, there are a number of differences, including a sheath and lack of outer membrane depression. The cell pole of </text:span><text:span text:style-name="T9">H. pylori </text:span><text:span text:style-name="T26">is also bluntly rounded as opposed to tapered. Furthermore, the basal disk does not have radial spokes as seen in </text:span><text:span text:style-name="T9">C. jejuni</text:span><text:span text:style-name="T26"> </text:span><text:reference-mark-start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6">(Jones et al., 1985)</text:span><text:reference-mark-end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6">.</text:span></text:p>
      <text:list xml:id="list1509501185" text:continue-numbering="true" text:style-name="WW8Num6">
        <text:list-item>
          <text:list>
            <text:list-item>
              <text:list>
                <text:list-item>
                  <text:list>
                    <text:list-item>
                      <text:p text:style-name="P38">Apparently mention in book “Jones, D.M. and Curry, A. (1989) In: Campylobacter pylori and Gastrointestinal Disease ” 48-59.</text:p>
                      <text:list>
                        <text:list-item>
                          <text:list>
                            <text:list-item>
                              <text:p text:style-name="P46">Multiple flagellated</text:p>
                            </text:list-item>
                            <text:list-item>
                              <text:p text:style-name="P46">Cell poles not tapered; no indentations, no clear disks</text:p>
                            </text:list-item>
                            <text:list-item>
                              <text:p text:style-name="P46">Sheathed</text:p>
                            </text:list-item>
                            <text:list-item>
                              <text:p text:style-name="P46"><text:span text:style-name="T95">Sarcosinate preps show disks</text:span>, even though not clear in thin-sections as previously seen in C. fetus, jejuni, A. serpens and V. cholerae</text:p>
                            </text:list-item>
                            <text:list-item>
                              <text:p text:style-name="P38">Resembles Vibrio disks.</text:p>
                            </text:list-item>
                          </text:list>
                        </text:list-item>
                      </text:list>
                    </text:list-item>
                  </text:list>
                </text:list-item>
                <text:list-item>
                  <text:p text:style-name="P47"><text:span text:style-name="T9">Helicobacter mustelae </text:span><text:reference-mark-start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span text:style-name="T126">(O</text:span><text:span text:style-name="T121">’Rourke et al., 1992)</text:span><text:reference-mark-end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p>
                  <text:list>
                    <text:list-item>
                      <text:p text:style-name="P78">Has lateral and polar flagella, but not clear if the're not all the same. Both types have concave (i.e., disk) structures.</text:p>
                    </text:list-item>
                  </text:list>
                </text:list-item>
                <text:list-item>
                  <text:p text:style-name="P46"><text:span text:style-name="T9">Helicobacter muridarum</text:span><text:reference-mark-start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span text:style-name="T26">(Lee et al., 1992)</text:span><text:reference-mark-end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p>
                  <text:list>
                    <text:list-item>
                      <text:p text:style-name="P46">Closely related to <text:span text:style-name="T9">Wollinella succinogenes</text:span>.</text:p>
                    </text:list-item>
                    <text:list-item>
                      <text:p text:style-name="P46">Striking periplasmic ridges</text:p>
                    </text:list-item>
                    <text:list-item>
                      <text:p text:style-name="P46">Sheathed</text:p>
                    </text:list-item>
                    <text:list-item>
                      <text:p text:style-name="P46">Studs, much like aquaspirillumm but 17 to 20, in a 90nm-diameter ring</text:p>
                    </text:list-item>
                    <text:list-item>
                      <text:p text:style-name="P46">Periplasmic filaments, when OM disrupted, show no association with structures at either end.</text:p>
                    </text:list-item>
                  </text:list>
                </text:list-item>
                <text:list-item>
                  <text:p text:style-name="P72"><text:bookmark text:name="internal-source-marker_0.52692307506454493"/>Helicobacter felis</text:p>
                  <text:list>
                    <text:list-item>
                      <text:p text:style-name="P46">(ref 24 in h. muidarum paper: has studs)</text:p>
                    </text:list-item>
                  </text:list>
                </text:list-item>
                <text:list-item>
                  <text:p text:style-name="P46">Helicobacter trogontum </text:p>
                  <text:list>
                    <text:list-item>
                      <text:p text:style-name="P46">Plate at cell pole – possible disks <text:reference-mark-start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Moura et al., 1998)<text:reference-mark-end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text:p>
                    </text:list-item>
                  </text:list>
                </text:list-item>
                <text:list-item>
                  <text:p text:style-name="P46"><text:span text:style-name="T9">Helicobacter suis </text:span><text:span text:style-name="T26">(aka </text:span><text:span text:style-name="T9">Gastrospirillum suis,</text:span><text:span text:style-name="T26"> tax ID 104628) </text:span><text:reference-mark-start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span text:style-name="T26">(Mendes et al., 1990)</text:span><text:reference-mark-end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p>
                  <text:list>
                    <text:list-item>
                      <text:p text:style-name="P46">Cannot see motors at all – ~six flagellar emanate from each pole.</text:p>
                    </text:list-item>
                  </text:list>
                </text:list-item>
                <text:list-item>
                  <text:p text:style-name="P46">Plus other examples! <text:reference-mark-start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Utriainen et al., 1997)<text:reference-mark-end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text:p>
                </text:list-item>
              </text:list>
            </text:list-item>
          </text:list>
        </text:list-item>
      </text:list>
      <text:p text:style-name="P27">Others</text:p>
      <text:list xml:id="list807093981" text:continue-numbering="true" text:style-name="WW8Num6">
        <text:list-item>
          <text:list>
            <text:list-item>
              <text:list>
                <text:list-item>
                  <text:list>
                    <text:list-item>
                      <text:p text:style-name="P67">Anaerobiospirillum succiniproducens: many motors (15+), but no evidence for basal disks <text:reference-mark-start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Wecke and Horbach, 1999)<text:reference-mark-end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 – needs more investigation. Rings = C-ring?</text:p>
                    </text:list-item>
                    <text:list-item>
                      <text:p text:style-name="P46">Wolinella succinogenes</text:p>
                      <text:list>
                        <text:list-item>
                          <text:p text:style-name="P46">First spotting: two concentric disks <text:reference-mark-start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Kupper et al., 1989)<text:reference-mark-end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text:p>
                        </text:list-item>
                        <text:list-item>
                          <text:p text:style-name="P46">Purified, get C-ring diameter <text:reference-mark-start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Schuster and Baeuerlein, 1992)<text:reference-mark-end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text:p>
                        </text:list-item>
                        <text:list-item>
                          <text:p text:style-name="P46">Archimedean spiral 8235620</text:p>
                        </text:list-item>
                        <text:list-item>
                          <text:p text:style-name="P46">“Additional structures associated with bacterial flagellar basal body”</text:p>
                        </text:list-item>
                        <text:list-item>
                          <text:p text:style-name="P46">Conserved machinery of the bacterial flagellar motor</text:p>
                        </text:list-item>
                        <text:list-item>
                          <text:p text:style-name="P46">Suggested disk to possibly anchor the motor to the cell wall in some polarly-flagellated bacteria <text:reference-mark-start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Stahlberg et al., 1995)<text:reference-mark-end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text:p>
                        </text:list-item>
                      </text:list>
                    </text:list-item>
                    <text:list-item>
                      <text:p text:style-name="P46">Thiovulm: second fastest swimming bacteria. Has been freeze-etched... (paper on order 'freeze-etching of bacteria')</text:p>
                    </text:list-item>
                    <text:list-item>
                      <text:p text:style-name="P46">How about epsilon-proteobacteria not living in gastric mucosa</text:p>
                      <text:list>
                        <text:list-item>
                          <text:p text:style-name="P67"><text:span text:style-name="T152">Mention genomes of deep sea thermal vent paper (FlgP?)</text:span><text:reference-mark-start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Nakagawa et al., 2007)<text:reference-mark-end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text:p>
                          <text:list>
                            <text:list-item>
                              <text:p text:style-name="P79">Sulfurovum sp. NBC37-1 (taxID 387093)</text:p>
                            </text:list-item>
                            <text:list-item>
                              <text:p text:style-name="P79">Nitratiruptor sp. SB155-2 (taxID 387092)</text:p>
                            </text:list-item>
                          </text:list>
                        </text:list-item>
                      </text:list>
                    </text:list-item>
                  </text:list>
                </text:list-item>
              </text:list>
            </text:list-item>
          </text:list>
        </text:list-item>
      </text:list>
      <text:p text:style-name="P80"><text:span text:style-name="T161">The C-rings of some organisms have different components. The protein FliY is found in some organisms, including the Bacilli, Spirochaetes, and Thermotogae. </text:span></text:p>
      <text:p text:style-name="P80"><text:span text:style-name="T152">Curiously, both FliN and FliY are found in the epsilonproteobacteria and are both required for normal flagellation, yet partially redundant </text:span><text:reference-mark-start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52">(Lowenthal et al., 2009)</text:span><text:reference-mark-end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61">.</text:span><text:span text:style-name="T152"> It is unclear how FliY fits into the structure of the C-ring in those bacteria in which it is found because no additional densities that might correspond to the CheC domain are observed around the base of the C-ring where FliN is thought to be located.</text:span></text:p>
      <text:p text:style-name="P81"><text:span text:style-name="T156">T</text:span><text:span text:style-name="T152">he epsilon-proteobacteria </text:span><text:span text:style-name="T159">Campylobacter jejuni</text:span><text:span text:style-name="T152"> and </text:span><text:span text:style-name="T159">Helicobacter hepaticus </text:span><text:span text:style-name="T152">both exhibit a wider C-ring with diameter 53 nm </text:span><text:reference-mark-start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152">(Chen et al., 2011)</text:span><text:reference-mark-end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152">, while the epsilon-proteobacterium </text:span><text:span text:style-name="T159">Wolinella succinogenes </text:span><text:span text:style-name="T152">has been measured as ~60 nm in thin-section EM </text:span><text:reference-mark-start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152">(Schuster and Baeuerlein, 1992)</text:span><text:reference-mark-end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152"> – although similar imaging of the closely related </text:span><text:span text:style-name="T160">Campylobacter rectus</text:span><text:span text:style-name="T155"> </text:span><text:span text:style-name="T159"><text:s/></text:span><text:span text:style-name="T155">(previously </text:span><text:span text:style-name="T160">Wolinella </text:span><text:span text:style-name="T159">recta</text:span><text:span text:style-name="T160">)</text:span><text:span text:style-name="T152"> suggests a narrower diameter</text:span><text:span text:style-name="T119"> </text:span><text:reference-mark-start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text:span text:style-name="T119">(Lai et al., 1981)</text:span><text:reference-mark-end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text:span text:style-name="T152">. </text:span></text:p>
      <text:p text:style-name="P99"><text:span text:style-name="T26"/></text:p>
      <text:p text:style-name="P82"><text:span text:style-name="T69">Condense.</text:span><text:span text:style-name="T70"> The </text:span><text:span text:style-name="T71">ε</text:span><text:span text:style-name="T70">-proteobacteria </text:span><text:span text:style-name="T72">Campylobacter jejuni</text:span><text:span text:style-name="T70"> and </text:span><text:span text:style-name="T72">Helicobacter hepaticus </text:span><text:span text:style-name="T70">both have wide C-rings. Closer inspection of the C-ring density reveals an elongated inner lobe, with the innermost part occupying a similar radius to the inner lobe of the enterobacteria. This is suggestive of an additional domain or protein responsible for “spacing” the C-ring wider, but it is difficult to reconcile with disruption of the conserved interfaces between FliF, FliG, and FliM as discussed further below. </text:span><text:span text:style-name="T152">The C-rings of the epsilon-proteobacteria appear to have an additional density in the inner lobe, apparently 'spacing' the C-ring out to wider diameter. What is this density? A number of possibilities exist. One possibility is that it is an additional protein present with the sole purpose of templating a wider C-ring. This would require disruption of conserved interfaces between FliG an FliM or FliG and FliF, depending upon the arrangement of FliG in these species. </text:span><text:span text:style-name="T157">Conserved interfaces?</text:span><text:span text:style-name="T152"> If the model is that of distal FliG, the fact that FliG is present immediately after FliF on the chromosome would argue against an additional 'spacer' protein assembling between these FliF and FliG. Although unexpected, this additional structure correlates with the presence of FliY, a FliN homolog with an additional N-terminal CheC domain, offering an unexpected alternative. Finally, this additional density may be a ubiquitous protein that is either present in an alternative conformation in these organisms, or has been captured here in a transient conformation that is more readily visualized in the epsilon-proteobacteria than other organisms. Candidate ubiquitous proteins include FliG, or the cytoplasmic domains of FliF or FlhB.</text:span></text:p>
      <text:h text:style-name="P132" text:outline-level="5">Spirochaetes</text:h>
      <text:p text:style-name="Standard">The spirochaetes are a group of thin bacteria with either a helical, or a flat wave morphology <text:reference-mark-start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Limberger, 2004)<text:reference-mark-end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 Many spirochaetes are pathogens, including the causative agents of Lyme disease (<text:span text:style-name="T9">Borrelia burgdorferi</text:span><text:span text:style-name="T26">), syphilis (</text:span><text:span text:style-name="T9">Treponema pallidum</text:span><text:span text:style-name="T26">) and leptospirosis (</text:span><text:span text:style-name="T9">Leptospira interrogans</text:span><text:span text:style-name="T26">). Unlike all other bacteria the flagellar filaments of spirochaetes does not cross the inner membrane, instead wrapping around the cell cylinder from within the periplasm. Nevertheless, there is evidence that the spirochaete filament can protrude from the cell body, still sheathed by outer membrane. Flagellar motors are sub-polarly located at each end of the cell, although the number varies from one to hundreds. This is thought to result in a distinctive motility method to enable motility through media too viscous for external flagella </text:span><text:reference-mark-start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6">(Greenberg and Canale-Parola, 1977b)</text:span><text:reference-mark-end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6">. </text:span>Surprisingly, the swimming ability of <text:span text:style-name="T9">L. interrogans </text:span><text:span text:style-name="T26">improves with increased viscosity </text:span><text:reference-mark-start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6">(Kaiser and Doetsch, 1975)</text:span><text:reference-mark-end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6">. Motors at either end of the cell rotate in alternate directions, possibly facilitated by the presence of two variants of FliG. </text:span></text:p>
      <text:p text:style-name="P61"><text:span text:style-name="T26"/></text:p>
      <text:list xml:id="list166823912" text:continue-list="list2466556116323221806" text:style-name="WW8Num5">
        <text:list-item>
          <text:p text:style-name="P45"><text:span text:style-name="T36">MS ring in Spirochaetes: </text:span></text:p>
        </text:list-item>
        <text:list-item>
          <text:p text:style-name="P107"><text:span text:style-name="T26">Despite not knowing the protein composition of other MS-rings, in nevertheless seems clear that there is some diversity in diameter. The spirochaete </text:span><text:span text:style-name="T9">Brachyspira aalborgi </text:span><text:span text:style-name="T29">(tax ID 29522)</text:span><text:span text:style-name="T26">, for example, has an MS-ring of 33 nm diameter </text:span><text:reference-mark-start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text:span text:style-name="T26">(Hovind-Hougen et al., 1982)</text:span><text:reference-mark-end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text:span text:style-name="T26">, never reported for the enterobacteria. </text:span><text:span text:style-name="T9">Borrelia recurentis </text:span><text:span text:style-name="T26">(tax ID 44449) and </text:span><text:span text:style-name="T159">Borrelia merionesi </text:span><text:span text:style-name="T152">[taxID 1239297] have similarly enlarged MS-rings, measured as between 30 and 35 nm </text:span><text:reference-mark-start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52">(Hougen, 1974a)</text:span><text:reference-mark-end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52">. The treponemes </text:span><text:span text:style-name="T159">Treponema phagedenis </text:span><text:span text:style-name="T153">[taxID 162]</text:span><text:span text:style-name="T152">, </text:span><text:span text:style-name="T159">Treponema vincentii</text:span><text:span text:style-name="T152"> </text:span><text:span text:style-name="T153">[taxID 69710] </text:span><text:span text:style-name="T152">and </text:span><text:span text:style-name="T159">Treponema refringens</text:span><text:span text:style-name="T152"> were also reported to exhibit “basal knobs” approximately 33 nm diameter, likely to be enlarged MS-rings </text:span><text:reference-mark-start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text:span text:style-name="T152">(Hougen, 1974b)</text:span><text:reference-mark-end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text:span text:style-name="T26">.</text:span></text:p>
        </text:list-item>
        <text:list-item>
          <text:p text:style-name="P107">although really hard to tell in subtomogram averages because masked by membrane. Compary Jun's detergent-solubilized work?</text:p>
        </text:list-item>
        <text:list-item>
          <text:p text:style-name="P107"><text:span text:style-name="T41">Leptospira interrogans [TaxID </text:span><text:span text:style-name="T26">173] hints an a wider MS-ring. Although the M-ring may be contaminated with membrane, the S-ring appears considerably wider than the enterobacteria </text:span><text:reference-mark-start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text:span text:style-name="T26">(Nauman et al., 1969)</text:span><text:reference-mark-end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text:span text:style-name="T26">. This is corroborated with electron cryo-tomography reconstructions of </text:span><text:span text:style-name="T9">Leptospira </text:span><text:span text:style-name="T26">spp. motors </text:span><text:reference-mark-start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span text:style-name="T26">(Raddi et al., 2012)</text:span><text:reference-mark-end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span text:style-name="T26">.</text:span></text:p>
        </text:list-item>
        <text:list-item>
          <text:p text:style-name="P107"><text:span text:style-name="T9">Spirochaeta aurantia</text:span><text:span text:style-name="T26"> [Tax ID 555314] has reported MS-ring diameters of over 40 nm </text:span><text:reference-mark-start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text:span text:style-name="T26">(Brahamsha and Greenberg, 1988)</text:span><text:reference-mark-end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 with the appearance of additional structural complexity than the enterobacterial MS-ring. The <text:span text:style-name="T9">B. burgdorferi</text:span><text:span text:style-name="T26"> MS-ring also appears wider than 30 nm in both negatively-stained preparations </text:span><text:reference-mark-start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text:span text:style-name="T26">(Sal et al., 2008)</text:span><text:reference-mark-end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 and more gentle detergent preparations imaged by electron cryo-tomography <text:reference-mark-start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Liu et al., 2009)<text:reference-mark-end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 In the latter detergent-treated preparation it is tempting to speculate that FliF is splayed outwards more than in the enterobacteria between the S- and M- components of the MS-ring.</text:p>
        </text:list-item>
        <text:list-item>
          <text:p text:style-name="P112"><text:span text:style-name="T179">C-ring in Spirochaetes</text:span></text:p>
        </text:list-item>
        <text:list-item>
          <text:p text:style-name="P108"><text:span text:style-name="T150">The C-rings of some organisms have different components. The protein FliY is found in some organisms, including the Bacilli, Spirochaetes, and Thermotogae. FliY is homologous to FliN / FliM</text:span><text:span text:style-name="T85">C</text:span><text:span text:style-name="T150"> (</text:span><text:span text:style-name="T151">correct domain?</text:span><text:span text:style-name="T150">), with an N-terminal CheC-like domain </text:span><text:reference-mark-start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50">(Muff and Ordal, 2007)</text:span><text:reference-mark-end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50">. CheC domains dephosphorylate CheY in place of the enterobacterial CheZ dephosphorylase. </text:span></text:p>
        </text:list-item>
        <text:list-item>
          <text:p text:style-name="P108"><text:span text:style-name="T154">It is thought that composition of the motors at either end of the cell in Spirochaetes is different </text:span><text:reference-mark-start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54">(Charon et al., 2012)</text:span><text:reference-mark-end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54">. The Spirochaetes are long spiral or flat-wave shaped cells whose flagellar filaments lie within the periplasm instead of projecting out of the cell. T</text:span><text:span text:style-name="T179">wo FliGs are encoded in the genomes of the Spirochaetes, and it has been shown that GFP-tagged FliG1 localizes to just one pole; deletion of </text:span><text:span text:style-name="T16">fliG1 </text:span><text:span text:style-name="T179">results in movement of just one pole. Because the motors at each end of the cell rotate in opposite directions to each other, this has some implications the mechanism behind this, and hypothesizes that the motors at different poles have different FliG proteins that may give opposite signal responses to CheY~P.</text:span></text:p>
        </text:list-item>
        <text:list-item>
          <text:p text:style-name="P109"><text:span text:style-name="T37">The spirochaetes also have wider C-rings than the enterobacterial paradigm. </text:span><text:span text:style-name="T16">Treponema denticola </text:span><text:span text:style-name="T37">has a C-ring with diameter 55 nm </text:span><text:reference-mark-start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37">(Izard et al., 2008)</text:span><text:reference-mark-end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37">, </text:span><text:span text:style-name="T16">Treponema primitia</text:span><text:span text:style-name="T37"> 60 nm </text:span><text:reference-mark-start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37">(Murphy et al., 2006)</text:span><text:reference-mark-end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37"> </text:span><text:span text:style-name="T16">Borrelia burgdorferi </text:span><text:span text:style-name="T179">with 57 nm </text:span><text:reference-mark-start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text:span text:style-name="T179">(Liu et al., 2009)</text:span><text:reference-mark-end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text:span text:style-name="T179">, and </text:span><text:span text:style-name="T16">Leptospira </text:span><text:span text:style-name="T37">spp. of similar diameter </text:span><text:reference-mark-start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span text:style-name="T37">(Raddi et al., 2012)</text:span><text:reference-mark-end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span text:style-name="T179">.</text:span></text:p>
        </text:list-item>
        <text:list-item>
          <text:p text:style-name="P109"><text:span text:style-name="T57">Condense.</text:span><text:span text:style-name="T62"> The widest C-rings are seen in the spirochaetes. In general, the spirochaete MS-ring appears to protrude into the cytoplasm more than in other bacteria. Furthermore, the MS-ring of some spirochaetes appears to have analogous “spacer” protein(s) that act to widen the entire MS-ring (for example </text:span><text:span text:style-name="T67">Borrelia burgdorgeri </text:span><text:reference-mark-start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62">(Liu et al., 2009)</text:span><text:reference-mark-end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179">),</text:span><text:span text:style-name="T62"> suggesting that FliF may occur at a wider radius in these organisms than in others. </text:span><text:span text:style-name="T37">The Spirochaetes also have wider C-rings than the enterobacteria. In addition to the C-rings being located at a wider diameter than the enterobacteria, however, the MS-rings appear to protrude deeper into the cytoplasm in other bacteria. In all other bacteria, the C-ring inner lobe are in a plane intermediate between the base of the MS-ring (and transmembrane export apparatus), and the cytoplasmic FlhA</text:span><text:span text:style-name="T80">C</text:span><text:span text:style-name="T37"> docking platform. In the spirochaetes, the entire MS-ring, and transmembrane and cytoplasmic export apparatus are shifted further into the cytoplasm, while the C-ring remains immediately beneath the inner membrane. This results in the inner lobe of the C-ring being in-plane with the cytoplasmic face of the MS-ring and transmembrane export apparatus. As with the epsilon-proteobacteria, one FliG (of the two chromosomally encoded by the spirochaetes) immediately follows FliF in a predicted operon, suggesting that they remain in contact. </text:span><text:span text:style-name="T48">Conserved interfaces?</text:span><text:span text:style-name="T37">. Perhaps the most likely mechanism used by the spirochaetes to produce a wider C-ring is a wider MS-ring, which is suggested by its different appearance in electron cryo-tomograms, and apparent 'sinking' into the cytoplasm.</text:span></text:p>
        </text:list-item>
      </text:list>
      <text:p text:style-name="P7">Large motor structure have been imaged for some time, even in unidentified spirochaetes <text:reference-mark-start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Takeuchi and Zeller, 1972)<text:reference-mark-end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 Contemporary studies have capitalized on the recent development of electron cryo-tomography to determine the structure of this intact machinery <text:span text:style-name="T9">in situ </text:span><text:span text:style-name="T26">in a number of bacteria.</text:span></text:p>
      <text:p text:style-name="P24"><text:span text:style-name="T9">Treponema primitia </text:span><text:span text:style-name="T50">[TaxID 717227]</text:span><text:span text:style-name="T41">, a termite hindgut symbiont, was the first bacterium to have it's flagellar motor structure determined <text:s/></text:span><text:span text:style-name="T19">in situ</text:span> <text:reference-mark-start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Murphy et al., 2006)<text:reference-mark-end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 The most striking aspect of the <text:span text:style-name="T9">T. primitia </text:span><text:span text:style-name="T26">motor is its size: roughly twice that of the enterobacterial motor. The additional structures are referred to as the “</text:span>P-collar”, an elaborate latticework of proteins that connect to the MS-ring and form a bowl-like structure around the rod. The rod in turn lacks P- or L-rings, and the genome of <text:span text:style-name="T9">T. primitia </text:span><text:span text:style-name="T26">correspondingly lacks the </text:span><text:span text:style-name="T158">flgI </text:span><text:span text:style-name="T149">and </text:span><text:span text:style-name="T158">flgH </text:span><text:span text:style-name="T149">genes</text:span><text:span text:style-name="T26">.</text:span> The most peripheral densities around the P-collar that are attached to the inner membrane are thought to be the stator complexes, and exhibit a clear 16-fold symmetry. A number of clear bridging densities connect these to the P-collar.</text:p>
      <text:p text:style-name="Standard"><text:span text:style-name="T26">Other </text:span><text:span text:style-name="T24">Treponemas </text:span><text:span text:style-name="T26">are similar to </text:span><text:span text:style-name="T9">T. primitia</text:span><text:span text:style-name="T26">. </text:span><text:span text:style-name="T9">Treponema pallidum </text:span><text:span text:style-name="T26">also has a P-collar, lacks L- and P-rings, and has </text:span>clear 16-fold symmetry around the putative stators when visualized by electron cryo-tomography <text:reference-mark-start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Liu et al., 2010)<text:reference-mark-end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 The <text:span text:style-name="T9">T. pallidum </text:span><text:span text:style-name="T26">motor structure suggests additional faint densities on the inner lobe of the C-ring. These densities may be the same proteins visualized in the </text:span><text:span text:style-name="T9">B. burgdorferi </text:span><text:span text:style-name="T26">motor that are either more dynamics in </text:span><text:span text:style-name="T9">T. pallidum</text:span><text:span text:style-name="T26">, or not resolved as well in the structure for methodological reasons. Purified</text:span> motors suggest a wider MS-ring between 30 and 35 nm <text:reference-mark-start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Hougen, 1972)<text:reference-mark-end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 <text:span text:style-name="T9">Treponema phagedenis </text:span><text:span text:style-name="T26">[TaxID 162]</text:span>, <text:span text:style-name="T9">Treponema vincentii</text:span> and <text:span text:style-name="T9">Treponema refringens</text:span> also have visible P-collar rims <text:reference-mark-start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Hougen, 1974b)<text:reference-mark-end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 <text:span text:style-name="T9">Treponema denticola</text:span> (TaxID 158) also displays clear P-collars in negative-stain electron microscopy images <text:reference-mark-start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Bladen and Hampp, 1964)<text:reference-mark-end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text:p>
      <text:p text:style-name="Standard"><text:span text:style-name="T26">The flat-wave spirochaete </text:span><text:span text:style-name="T9">Borrelia burgdorferi </text:span><text:span text:style-name="T26">is the causative agent of tick-borne Lyme disease </text:span><text:reference-mark-start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text:span text:style-name="T26">(Charon et al., 2012)</text:span><text:reference-mark-end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 <text:span text:style-name="T9">B. burgdorferi </text:span><text:span text:style-name="T26">has seven to eleven motors at each of the the cell cylinder. </text:span>Purified motors resemble those from the enterobacteria albeit with an MS-ring that appears extended <text:reference-mark-start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Sal et al., 2008)<text:reference-mark-end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 but the intact motor has a large P-collar surrounding the rod <text:reference-mark-start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Liu et al., 2009)<text:reference-mark-end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 as first observed in <text:span text:style-name="T9">Treponema primitia </text:span><text:reference-mark-start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6">(Murphy et al., 2006)</text:span><text:reference-mark-end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6">. </text:span>As with the epsilon-proteobacteria, the inner lobe of the C-ring has an additional density not present in the enterobacteria. The identity of this density remains to be discovered. The periphery of the motor is 16-fold symmetric. Because the motor is positioned on the side of the essentially cylindrical narrow cell body, the motor itself is curved to match this curvature. </text:p>
      <text:p text:style-name="P7"><text:span text:style-name="T26">There is no evidence suggesting any other </text:span><text:span text:style-name="T9">Borrelias </text:span><text:span text:style-name="T26">lack the P-collar structure. </text:span><text:span text:style-name="T9">Borrelia vincentii </text:span><text:span text:style-name="T26">h</text:span>as discernible flagellar P-collars <text:reference-mark-start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Bladen and Hampp, 1964)<text:reference-mark-end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 although little detail is clear. <text:span text:style-name="T9">Borrelia recurentis </text:span><text:span text:style-name="T26">(tax ID </text:span>44449) and <text:span text:style-name="T159">Borrelia merionesi </text:span><text:span text:style-name="T152">[taxID 1239297] display “insertion points” that correspond to motors with P-collars </text:span><text:reference-mark-start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text:span text:style-name="T152">(Hougen, 1974a)</text:span><text:reference-mark-end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 <text:span text:style-name="T41">Although no high-resolution structures exist for the </text:span><text:span text:style-name="T9">Brachyspira </text:span><text:span text:style-name="T26">yet, </text:span><text:span text:style-name="T9">Brachyspira aalborgi </text:span><text:span text:style-name="T26">[taxID 29522] has clear insertion points, and a wider (~33 nm) </text:span>MS-ring when released from cell <text:reference-mark-start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Hovind-Hougen et al., 1982)<text:reference-mark-end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text:span text:style-name="T2">.</text:span></text:p>
      <text:p text:style-name="P7"><text:span text:style-name="T2">The structure of the motor from </text:span><text:span text:style-name="T19">Leptospira interrogans </text:span><text:span text:style-name="T41">and </text:span><text:span text:style-name="T19">Leptospira biflexa </text:span><text:span text:style-name="T41">is somewhat different to that of the </text:span><text:span text:style-name="T19">Treponemas</text:span><text:span text:style-name="T41"> and </text:span><text:span text:style-name="T19">Borrelias</text:span><text:span text:style-name="T41">. The P-collar appears to splay outwards, and does not cup around the rod as much in the </text:span><text:span text:style-name="T19">Leptospira</text:span><text:span text:style-name="T41"> motor, although the MS-ring-attached structures look essentially identical. The C-ring and stators demonstrate some marked differences to other spirochaetes and all other bacteria. Strikingly, the motor has both L- and P-rings, and the MS-ring <text:s/>can be seen t be wider in </text:span>isolated motors <text:reference-mark-start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Nauman et al., 1969)<text:reference-mark-end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text:span text:style-name="T26">. Purified </text:span><text:span text:style-name="T9">Spirochaeta aurantia </text:span><text:span text:style-name="T26">(Tax ID 555314) motors exhibit a wider MS-ring than the enterobacteria, but presumably lose their P-collar upon purification. No L- or P-rings are evident </text:span><text:reference-mark-start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6">(Brahamsha and Greenberg, 1988)</text:span><text:reference-mark-end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6">.</text:span></text:p>
      <text:p text:style-name="Standard"><text:span text:style-name="T26">A major first step to understanding the components, function, and evolutionary basis of the spirchaete P-collar </text:span>will be to identify the component proteins. One gene, <text:span text:style-name="T9">flbB</text:span><text:span text:style-name="T26">,</text:span> has been implicated using genetic and comparative genomics approaches <text:reference-mark-start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Ge and Charon, 1997; Chen et al., 2011)<text:reference-mark-end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 It is particularly interesting to note the hint of yet further periplasmic density at a wider radius that the putative stators in some of the spirochaete motors (e.g., <text:span text:style-name="T9">Leptospira </text:span><text:span text:style-name="T26">spp. and </text:span><text:span text:style-name="T9">T. pallidum</text:span><text:span text:style-name="T26">). Even if FlbB is shown to be a major constituent of the P-collar and associated structures, the size of the P-collar means that many additional proteins remain to be identified.</text:span></text:p>
      <text:p text:style-name="Standard"><text:span text:style-name="T26">What is the role of the P-collar in the spirochaetes? Bridging densities between the P-collar and putative stator complexes suggests </text:span>a role for the P-collar in stator stabilization <text:reference-mark-start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Murphy et al., 2006)<text:reference-mark-end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 – stator complexes are otherwise known to be dynamic in the <text:span text:style-name="T9">Vibrios </text:span><text:span text:style-name="T26">and </text:span>enterobacteria. One possible benefit of stabilizing stators may be to enable maximum torque output at all times in the spirochaetes. Because the stator complexes have been shown to interact with the P-ring in <text:span text:style-name="T9">E. coli</text:span> <text:reference-mark-start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Hizukuri et al., 2010)<text:reference-mark-end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 another possibility is that the P-collar acts simply as a scaffold to space the stator complexes out to a wider radius to enable continued interaction with the wider C-ring of the spirochaetes. Additional or alternative functions may be to limit the tilt of the hook during rotation, prevent the rod curving too much in the absence of passage through the anchoring L-ring and outer membrane <text:reference-mark-start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Murphy et al., 2006)<text:reference-mark-end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 or to anchor the motor to the peptidoglycan more robustly as a replacement for the P-ring <text:reference-mark-start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Liu et al., 2010)<text:reference-mark-end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 Nevertheless, the presence of the P-ring in the <text:span text:style-name="T9">Leptospira </text:span><text:span text:style-name="T26">(</text:span><text:span text:style-name="T47">and others?</text:span><text:span text:style-name="T26">) </text:span>argues against this, unless the somewhat different <text:span text:style-name="T9">Leptospira</text:span><text:span text:style-name="T26"> P-collar fulfils a different role to that in the </text:span><text:span text:style-name="T9">Borrelias </text:span><text:span text:style-name="T26">and </text:span><text:span text:style-name="T9">Treponemas</text:span><text:span text:style-name="T26">, and still requires both the P- and L-ring components.</text:span></text:p>
      <text:p text:style-name="Standard">How did the P-collar evolve? Answering this question really requires identifying the components and understanding the role the P-collar plays in spirochaete motility. Fortunately many spirochaetes have been the subjects of electron cryo-tomographic studies, providing a sampling of the diversity in P-collar structures. The <text:span text:style-name="T9">L. interrogans</text:span><text:span text:style-name="T26"> P-collar appears somewhat different to that found in the </text:span><text:span text:style-name="T9">Borrelias</text:span><text:span text:style-name="T26"> and </text:span><text:span text:style-name="T9">Treponemas</text:span><text:span text:style-name="T26">. Future studies correlating the diversity of P-collars with comparative genomics </text:span><text:span text:style-name="T26">promise insights into evolution and understanding where P-collar components may have been recruited from.</text:span></text:p>
      <text:p text:style-name="P94"/>
      <text:h text:style-name="P132" text:outline-level="5">Actinomycetes</text:h>
      <text:p text:style-name="P7"><text:span text:style-name="T2">Little work has been performed to image motors from the Gram-positive actinomycetes. The motor from an unidentified representative appears to have an additional ring in the position of the P-ring </text:span><text:reference-mark-start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Bland, 1970)</text:span><text:reference-mark-end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 while the semi-isolated motor from </text:span><text:span text:style-name="T19">Actinoplanes missouriensis </text:span><text:span text:style-name="T50">[taxID 1866]</text:span><text:span text:style-name="T19"> </text:span><text:span text:style-name="T41">does not show L- or P_ring structures </text:span><text:reference-mark-start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span text:style-name="T41">(Uchida et al., 2011)</text:span><text:reference-mark-end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p>
      <text:h text:style-name="P132" text:outline-level="5">Firmicutes</text:h>
      <text:list xml:id="list188329346" text:continue-list="list807093981" text:style-name="WW8Num6">
        <text:list-item>
          <text:list>
            <text:list-item>
              <text:list>
                <text:list-item>
                  <text:p text:style-name="P50"><text:span text:style-name="T177">MS ring: The M-ring of </text:span><text:span text:style-name="T14">Bacillus subtilis </text:span><text:span text:style-name="T36">has been reported to be 38 nm diameter </text:span><text:reference-mark-start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span text:style-name="T36">(Kubori et al., 1997)</text:span><text:reference-mark-end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span text:style-name="T177">.</text:span></text:p>
                </text:list-item>
                <text:list-item>
                  <text:p text:style-name="P46">Specify <text:span text:style-name="T9">monoderm </text:span><text:span text:style-name="T26">or </text:span><text:span text:style-name="T9">diderm</text:span><text:span text:style-name="T26">!</text:span></text:p>
                </text:list-item>
                <text:list-item>
                  <text:p text:style-name="P31">Bacilli</text:p>
                  <text:list>
                    <text:list-item>
                      <text:p text:style-name="P72">Bacillus subtilis</text:p>
                      <text:list>
                        <text:list-item>
                          <text:p text:style-name="P46"><text:span text:style-name="T26">Looks much like </text:span><text:span text:style-name="T9">E. coli</text:span><text:span text:style-name="T26"> </text:span><text:reference-mark-start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span text:style-name="T26">(DePamphilis and Adler, 1971b)</text:span><text:reference-mark-end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p>
                        </text:list-item>
                        <text:list-item>
                          <text:p text:style-name="P46">Chi Aizawa purified, not clear if they look different to E. coli or Salmonella <text:reference-mark-start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Kubori et al., 1997)<text:reference-mark-end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text:p>
                        </text:list-item>
                        <text:list-item>
                          <text:p text:style-name="P46">Howard Berg shows <text:span text:style-name="T9">B. subtilis </text:span><text:span text:style-name="T26">HBB from DePamphilis in his 1975 Scientific American piece – so it must have been published before then.</text:span></text:p>
                        </text:list-item>
                        <text:list-item>
                          <text:p text:style-name="P46">Will be interesting to see if EpsE is visible <text:reference-mark-start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Guttenplan et al., 2010)<text:reference-mark-end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 (also Dan's Science paper).</text:p>
                        </text:list-item>
                        <text:list-item>
                          <text:p text:style-name="P67">Wide M-ring at 38 nm <text:reference-mark-start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Kubori et al., 1997)<text:reference-mark-end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text:p>
                        </text:list-item>
                        <text:list-item>
                          <text:p text:style-name="P129">2013 Kearns paper: Atsumi says that more motors are better for higher viscosity?</text:p>
                        </text:list-item>
                        <text:list-item>
                          <text:p text:style-name="P110"><text:span text:style-name="T1">In many bacteria, </text:span><text:span text:style-name="T40">including the enterobacteria, </text:span><text:span text:style-name="T18">R. sphaeroides,</text:span><text:span text:style-name="T40"> </text:span><text:span text:style-name="T1">and </text:span><text:span text:style-name="T18">B. subtilis</text:span><text:span text:style-name="T1">, counterclockwise rotation results in straight runs while clockwise rotation results in tumbles. </text:span></text:p>
                        </text:list-item>
                      </text:list>
                    </text:list-item>
                    <text:list-item>
                      <text:p text:style-name="P46"><text:span text:style-name="T13">Brevibacillus brevis </text:span><text:span text:style-name="T34">(previously </text:span><text:span text:style-name="T9">Bacillus brevis, </text:span><text:span text:style-name="T34">t</text:span><text:span text:style-name="T26">ax ID 1393)</text:span></text:p>
                      <text:list>
                        <text:list-item>
                          <text:p text:style-name="P46"><text:span text:style-name="T26">Have a collar in addition to </text:span><text:span text:style-name="T9">B. subtilis</text:span><text:span text:style-name="T26"> </text:span><text:reference-mark-start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span text:style-name="T26">(Novikova et al., 1984)</text:span><text:reference-mark-end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p>
                        </text:list-item>
                        <text:list-item>
                          <text:p text:style-name="P46">Images not good.</text:p>
                        </text:list-item>
                      </text:list>
                    </text:list-item>
                    <text:list-item>
                      <text:p text:style-name="P46">Bacillus firmus</text:p>
                      <text:list>
                        <text:list-item>
                          <text:p text:style-name="P46">Purified basal body <text:reference-mark-start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Stahlberg et al., 1995)<text:reference-mark-end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text:p>
                        </text:list-item>
                      </text:list>
                    </text:list-item>
                    <text:list-item>
                      <text:p text:style-name="P52"><text:span text:style-name="T161">The C-rings of some organisms have different components. The protein FliY is found in some organisms, including the Bacilli, Spirochaetes, and Thermotogae. FliY is homologous to FliN / FliM</text:span><text:span text:style-name="T84">C</text:span><text:span text:style-name="T161"> (</text:span><text:span text:style-name="T162">correct domain?</text:span><text:span text:style-name="T161">), with an N-terminal CheC-like domain (Muff and Ordal, 2007)</text:span>.<text:span text:style-name="T161"> CheC domains dephosphorylate CheY in place of the enterobacterial CheZ dephosphorylase. <text:s/>FliY is found in place of FliN in </text:span><text:span text:style-name="T159">B. subtilis</text:span><text:span text:style-name="T152">, and may be a part of the repurposing of CheY as a signal to continue counterclockwise motor rotation. </text:span></text:p>
                    </text:list-item>
                  </text:list>
                </text:list-item>
                <text:list-item>
                  <text:p text:style-name="P83">Clostridia</text:p>
                  <text:list>
                    <text:list-item>
                      <text:p text:style-name="P46"><text:span text:style-name="T9">Clostridium chauvoei </text:span><text:span text:style-name="T26"><text:s/></text:span><text:reference-mark-start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6">(Hamilton, 1975)</text:span><text:reference-mark-end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6"> Tax ID 46867.</text:span></text:p>
                      <text:list>
                        <text:list-item>
                          <text:p text:style-name="P46">(Got screenshots)</text:p>
                        </text:list-item>
                        <text:list-item>
                          <text:p text:style-name="P46">Two rings, most likely corresponding to M- and S-rings.</text:p>
                        </text:list-item>
                        <text:list-item>
                          <text:p text:style-name="P46">Disk, lots of interesting refs in abstract</text:p>
                        </text:list-item>
                      </text:list>
                    </text:list-item>
                    <text:list-item>
                      <text:p text:style-name="P46"><text:span text:style-name="T9">Clostridium sporogenes </text:span><text:reference-mark-start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text:span text:style-name="T26">(Betz, 1969)</text:span><text:reference-mark-end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 (tax ID 1509)</text:p>
                      <text:list>
                        <text:list-item>
                          <text:p text:style-name="P46">Striking 16-fold symmetry around PG. Hint at an additional as-yet undiscovered Gram-positive structure that will have to wait until we can do whole-cell tomography? Or stators ('studs')?</text:p>
                        </text:list-item>
                        <text:list-item>
                          <text:p text:style-name="P46">Spirochaete-like M-ring?</text:p>
                        </text:list-item>
                      </text:list>
                    </text:list-item>
                  </text:list>
                </text:list-item>
                <text:list-item>
                  <text:p text:style-name="P72">Caryophanon latum</text:p>
                  <text:list>
                    <text:list-item>
                      <text:p text:style-name="P46">Gram positive</text:p>
                    </text:list-item>
                    <text:list-item>
                      <text:p text:style-name="P46">But seemingly two disks (one MS-ring, one P-ring? – images very poor).</text:p>
                    </text:list-item>
                    <text:list-item>
                      <text:p text:style-name="P46"><text:reference-mark-start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Marek, 1973)<text:reference-mark-end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text:p>
                    </text:list-item>
                  </text:list>
                </text:list-item>
                <text:list-item>
                  <text:p text:style-name="P46"><text:span text:style-name="T9">Centipeda periodontii </text:span><text:span text:style-name="T26">(Tax ID </text:span>82203, Gram-negative firmicute).</text:p>
                  <text:list>
                    <text:list-item>
                      <text:p text:style-name="P46">Ultrastructure of the flagellar basal body complex of Centipeda periodontii</text:p>
                      <text:list>
                        <text:list-item>
                          <text:p text:style-name="P46"><text:bookmark text:name="internal-source-marker_0.52692307506454495"/>ATCC 35019</text:p>
                        </text:list-item>
                        <text:list-item>
                          <text:p text:style-name="P46"><text:span text:style-name="T97">flagella inserted on a narrow path that spiral around cell body!</text:span><text:line-break/><text:span text:style-name="T97">five rings</text:span></text:p>
                        </text:list-item>
                        <text:list-item>
                          <text:p text:style-name="P46">- some refs within.</text:p>
                          <text:list>
                            <text:list-item>
                              <text:p text:style-name="P46">apparently PG thicker</text:p>
                            </text:list-item>
                          </text:list>
                        </text:list-item>
                        <text:list-item>
                          <text:p text:style-name="P46">Helicotrich<text:span text:style-name="T171">o</text:span>us <text:reference-mark-start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Males et al., 1984)<text:reference-mark-end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text:p>
                          <text:list>
                            <text:list-item>
                              <text:p text:style-name="P46">Dark pattern underlying helical insertion pattern of motors – additional structures?</text:p>
                            </text:list-item>
                          </text:list>
                        </text:list-item>
                      </text:list>
                    </text:list-item>
                  </text:list>
                </text:list-item>
                <text:list-item>
                  <text:p text:style-name="P72">Acetonema longum</text:p>
                  <text:list>
                    <text:list-item>
                      <text:p text:style-name="P74"><text:span text:style-name="T26">The diderm Gram-negative firmicute </text:span>Acetonema longum <text:span text:style-name="T26">also displays a C-ring wider than the enterobacterial paradigm at 57 nm. </text:span></text:p>
                    </text:list-item>
                    <text:list-item>
                      <text:p text:style-name="P75"><text:span text:style-name="T58">It is unclear how </text:span><text:span text:style-name="T52">Acetonema longum</text:span><text:span text:style-name="T58"> might generate a wider C-ring. In electron cryo-tomograms, the C-ring appears to be offset more from the MS-ring than in the enterobacteria, yet the MS-ring does not appear wider, and no additional cytoplasmic densities are discernible. The remaining possibility is that additional transmembrane proteins are present that cannot be differentiated from the bilayer, enabling spacing of the C-ring to greater diameter.</text:span></text:p>
                    </text:list-item>
                  </text:list>
                </text:list-item>
                <text:list-item>
                  <text:p text:style-name="P72">Selenomonas ruminantium </text:p>
                  <text:list>
                    <text:list-item>
                      <text:p text:style-name="P46">Hundreds of motors, looks like disks?</text:p>
                    </text:list-item>
                    <text:list-item>
                      <text:p text:style-name="P46">Incredibly complex array of complex flagellar motors lining the side-wall <text:reference-mark-start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Chalcroft et al., 1973; Kingsley and Hoeniger, 1973)<text:reference-mark-end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text:p>
                    </text:list-item>
                    <text:list-item>
                      <text:p text:style-name="P46"><text:reference-mark-start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Haya et al., 2011)<text:reference-mark-end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text:p>
                    </text:list-item>
                  </text:list>
                </text:list-item>
                <text:list-item>
                  <text:p text:style-name="P72">Selenomonas sputigena</text:p>
                  <text:list>
                    <text:list-item>
                      <text:p text:style-name="P46">hugely complex <text:reference-mark-start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Kingsley and Hoeniger, 1973)<text:reference-mark-end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text:p>
                    </text:list-item>
                  </text:list>
                </text:list-item>
                <text:list-item>
                  <text:p text:style-name="P72">Acetobacterium woodii</text:p>
                  <text:list>
                    <text:list-item>
                      <text:p text:style-name="P46">Gram-positive <text:reference-mark-start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Aufurth et al., 1998)<text:reference-mark-end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text:p>
                    </text:list-item>
                    <text:list-item>
                      <text:p text:style-name="P46">Possible disk? Extra rings (mentioned in paper).</text:p>
                    </text:list-item>
                  </text:list>
                </text:list-item>
                <text:list-item>
                  <text:p text:style-name="P46"><text:span text:style-name="T9">Acetivibrio ethanolgigens </text:span>(tax ID 290052)</text:p>
                  <text:list>
                    <text:list-item>
                      <text:p text:style-name="P46">“Basal bulbs” – most likely artefacts.</text:p>
                    </text:list-item>
                  </text:list>
                </text:list-item>
                <text:list-item>
                  <text:p text:style-name="P72">Streptococcus v4051</text:p>
                  <text:list>
                    <text:list-item>
                      <text:p text:style-name="P46"><text:span text:style-name="T41">Used by Mike Manson to show it's proton-driven </text:span><text:reference-mark-start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span text:style-name="T41">(Manson et al., 1977)</text:span><text:reference-mark-end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p>
                    </text:list-item>
                    <text:list-item>
                      <text:p text:style-name="P31">Also used to determine torques at first</text:p>
                    </text:list-item>
                    <text:list-item>
                      <text:p text:style-name="P46"><text:span text:style-name="T41">And also stator positioning </text:span><text:reference-mark-start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41">(Khan et al., 1988)</text:span><text:reference-mark-end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41">.</text:span></text:p>
                    </text:list-item>
                  </text:list>
                </text:list-item>
                <text:list-item>
                  <text:p text:style-name="P73"><text:span text:style-name="T171">Geob</text:span>acillus stearothermophilus <text:span text:style-name="T34">(previously </text:span><text:span text:style-name="T3">Bacillus stearothermophilus, </text:span><text:span text:style-name="T34">taxID 1422)</text:span></text:p>
                  <text:list>
                    <text:list-item>
                      <text:p text:style-name="P49">IM curvature and diameter almost looks like spirochaete motors <text:reference-mark-start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Abram et al., 1966)<text:reference-mark-end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text:p>
                    </text:list-item>
                    <text:list-item>
                      <text:p text:style-name="P49">Claim to have disks by authors, although not clear in figures – may be just MS-ring.</text:p>
                    </text:list-item>
                    <text:list-item>
                      <text:p text:style-name="P32">May well be artefact of purification.</text:p>
                    </text:list-item>
                  </text:list>
                </text:list-item>
                <text:list-item>
                  <text:p text:style-name="P33"><text:span text:style-name="T178">Firmicute function</text:span></text:p>
                  <text:list>
                    <text:list-item>
                      <text:p text:style-name="P33"><text:span text:style-name="T178">Conversely to the enterobacteriua, in </text:span><text:span text:style-name="T15">B. subtilis</text:span><text:span text:style-name="T178"> CheY~P is a signal to maintain the current swimming direction. CheY~P docking to the C-ring acts to maintain <text:s/>counterclockwise rotation; reduction in CheY~P results in a switch to clockwise rotation and a tumble <text:s/></text:span><text:reference-mark-start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178">(Bischoff et al., 1993)</text:span><text:reference-mark-end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178">. </text:span></text:p>
                    </text:list-item>
                  </text:list>
                </text:list-item>
              </text:list>
            </text:list-item>
          </text:list>
        </text:list-item>
      </text:list>
      <text:p text:style-name="P7"/>
      <text:h text:style-name="P132" text:outline-level="5">Others</text:h>
      <text:list xml:id="list852905888" text:continue-numbering="true" text:style-name="WW8Num6">
        <text:list-item>
          <text:list>
            <text:list-item>
              <text:list>
                <text:list-item>
                  <text:p text:style-name="P46">“Titanospirillum Velox: A Huge, Speedy, Sulfur-Storing Spirillum from Ebro Delta Microbial Mats”</text:p>
                  <text:list>
                    <text:list-item>
                      <text:list>
                        <text:list-item>
                          <text:p text:style-name="P46">60+ flagella emanating from a “polar organelle”</text:p>
                        </text:list-item>
                      </text:list>
                    </text:list-item>
                  </text:list>
                </text:list-item>
                <text:list-item>
                  <text:p text:style-name="P46"><text:span text:style-name="T9">Thermotoga maritima </text:span><text:span text:style-name="T26">has extra ring</text:span><text:reference-mark-start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span text:style-name="T26">(Gluch et al., 1995)</text:span><text:reference-mark-end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p>
                  <text:list>
                    <text:list-item>
                      <text:p text:style-name="P46">“Motility and Thermotactic Responses of Thermotoga Maritima.”</text:p>
                    </text:list-item>
                    <text:list-item>
                      <text:p text:style-name="P52"><text:span text:style-name="T161">The C-rings of some organisms have different components. The protein FliY is found in some organisms, including the Bacilli, Spirochaetes, and Thermotogae. FliY is homologous to FliN / FliM</text:span><text:span text:style-name="T84">C</text:span><text:span text:style-name="T161"> (</text:span><text:span text:style-name="T162">correct domain?</text:span><text:span text:style-name="T161">), with an N-terminal CheC-like domain (Muff and Ordal, 2007)</text:span>.<text:span text:style-name="T161"> CheC domains dephosphorylate CheY in place of the enterobacterial CheZ dephosphorylase. </text:span></text:p>
                    </text:list-item>
                  </text:list>
                </text:list-item>
                <text:list-item>
                  <text:p text:style-name="P46"><text:span text:style-name="T9">Thermomicrobium roseum</text:span> DSM5159 [TaxID 309801]</text:p>
                </text:list-item>
                <text:list-item>
                  <text:p text:style-name="P67"><text:span text:style-name="T9">Candidatus Ovobacter propellens</text:span> <text:reference-mark-start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Fenchel and Thar, 2006)<text:reference-mark-end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text:p>
                  <text:list>
                    <text:list-item>
                      <text:p text:style-name="P67">Huge, 400+ flagellate</text:p>
                    </text:list-item>
                  </text:list>
                </text:list-item>
                <text:list-item>
                  <text:p text:style-name="P67">Uncultured magnetotactic cocci </text:p>
                  <text:list>
                    <text:list-item>
                      <text:p text:style-name="P67">Motors originate in a depression – indicative of structure? <text:reference-mark-start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Freitas et al., 2006)<text:reference-mark-end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text:p>
                    </text:list-item>
                  </text:list>
                </text:list-item>
                <text:list-item>
                  <text:p text:style-name="P67"><text:span text:style-name="T172">Long-Fei Wu's bacterium </text:span><text:reference-mark-start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Ruan et al., 2012)<text:reference-mark-end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text:p>
                </text:list-item>
                <text:list-item>
                  <text:p text:style-name="P46">…plus more as-yet undiscovered diversity?</text:p>
                </text:list-item>
              </text:list>
            </text:list-item>
          </text:list>
        </text:list-item>
      </text:list>
      <text:h text:style-name="Heading_20_5" text:outline-level="5">Variety of elaborations, and possible function</text:h>
      <text:p text:style-name="P7">Four major classes of elaborations upon the flagellar motor are currently known. Three of these are periplasmic disks found in the beta-proteobacteria, vibrios, and epsilon-proteobacteria which may or may not be derived from a common ancestor. The fourth is a large bowl-like structure that cups the rod in the spirochates. What evolutionary mechanisms have lead to various bacteria elaborating upon the basis flagellar motor, and what advantage do these structures confer?</text:p>
      <text:list xml:id="list1328399235" text:continue-numbering="true" text:style-name="WW8Num6">
        <text:list-item>
          <text:list>
            <text:list-item>
              <text:list>
                <text:list-item>
                  <text:p text:style-name="P46">E-ring</text:p>
                  <text:list>
                    <text:list-item>
                      <text:p text:style-name="P46">Caulobacter</text:p>
                    </text:list-item>
                    <text:list-item>
                      <text:p text:style-name="P46">Thermotoga – same as Caulobacter?</text:p>
                    </text:list-item>
                  </text:list>
                </text:list-item>
                <text:list-item>
                  <text:p text:style-name="P46">Betaproteobacterial basal disk</text:p>
                  <text:list>
                    <text:list-item>
                      <text:p text:style-name="P46">Betas</text:p>
                    </text:list-item>
                  </text:list>
                </text:list-item>
                <text:list-item>
                  <text:p text:style-name="P46">Vibrio basal disk</text:p>
                  <text:list>
                    <text:list-item>
                      <text:p text:style-name="P46">Michio suggests the T and H rings are present to make the fast-spinning motor more robust.</text:p>
                      <text:list>
                        <text:list-item>
                          <text:p text:style-name="P67">Neverthrless, chimeric E.coli motor spins at same zero-load just fine... <text:reference-mark-start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Li et al., 2011)<text:reference-mark-end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text:p>
                        </text:list-item>
                      </text:list>
                    </text:list-item>
                    <text:list-item>
                      <text:p text:style-name="P46">Anchor stators in line with larger C-ring (hold back on this until Campy paper published?)</text:p>
                    </text:list-item>
                    <text:list-item>
                      <text:p text:style-name="P46">Increased adherence to peptidoglycan to counteract a possibly larger torque as well.</text:p>
                    </text:list-item>
                    <text:list-item>
                      <text:p text:style-name="P46">Include subset with just MotY.</text:p>
                    </text:list-item>
                  </text:list>
                </text:list-item>
                <text:list-item>
                  <text:p text:style-name="P46">Epsilonproteobacterial basal disk</text:p>
                </text:list-item>
                <text:list-item>
                  <text:p text:style-name="P46">Spirochaete collars</text:p>
                  <text:list>
                    <text:list-item>
                      <text:p text:style-name="P46"><text:span text:style-name="T99">It is noteworth that stators have also been shown to be dynamic in </text:span><text:span text:style-name="T108">XXX</text:span><text:span text:style-name="T99">, and it is striking that in the recent survey </text:span><text:reference-mark-start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text:span text:style-name="T99">(Chen et al., 2011)</text:span><text:reference-mark-end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 they<text:span text:style-name="T99"> were not apparent except in organisms with additional periplasmic structures.</text:span></text:p>
                    </text:list-item>
                  </text:list>
                </text:list-item>
              </text:list>
            </text:list-item>
          </text:list>
        </text:list-item>
      </text:list>
      <text:h text:style-name="Heading_20_2" text:outline-level="2">Diversity in function</text:h>
      <text:list xml:id="list6506889185091799424" text:style-name="WW8Num8">
        <text:list-item>
          <text:p text:style-name="P53">Other reviews on diversity of function</text:p>
          <text:list>
            <text:list-item>
              <text:p text:style-name="P53">Review on other functions <text:reference-mark-start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Moens and Vanderleyden, 1996)<text:reference-mark-end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 </text:p>
            </text:list-item>
            <text:list-item>
              <text:p text:style-name="P53">functions of flagella <text:reference-mark-start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Duan et al., 2012)<text:reference-mark-end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text:p>
            </text:list-item>
            <text:list-item>
              <text:p text:style-name="P53">“Spinning tails: homologies among bacterial flagellar systems”</text:p>
            </text:list-item>
          </text:list>
        </text:list-item>
        <text:list-item>
          <text:p text:style-name="P53">Motility</text:p>
          <text:list>
            <text:list-item>
              <text:p text:style-name="P53">Swimming</text:p>
              <text:list>
                <text:list-item>
                  <text:p text:style-name="P53">Discussed for the remainder</text:p>
                </text:list-item>
              </text:list>
            </text:list-item>
            <text:list-item>
              <text:p text:style-name="P84">Swarming motility <text:reference-mark-start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Harshey, 2003; Kearns, 2010)<text:reference-mark-end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text:p>
              <text:list>
                <text:list-item>
                  <text:p text:style-name="P84">http://www.ncbi.nlm.nih.gov/pubmed/23264580</text:p>
                </text:list-item>
                <text:list-item>
                  <text:p text:style-name="P84">Lateral systems are secondary systems; arose once in nonenteric gammaproteobacteria and were HGT to betaproteobacteria; a second duplication in alphas</text:p>
                </text:list-item>
                <text:list-item>
                  <text:p text:style-name="P53">Lateral Flagella and Swarming Motility in Aeromonas Species<text:reference-mark-start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Kirov et al., 2002)<text:reference-mark-end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text:p>
                </text:list-item>
              </text:list>
            </text:list-item>
          </text:list>
        </text:list-item>
        <text:list-item>
          <text:p text:style-name="P53">Pathogenesis and virulence factors</text:p>
          <text:list>
            <text:list-item>
              <text:p text:style-name="P53">Campy</text:p>
              <text:list>
                <text:list-item>
                  <text:p text:style-name="P53">“Surface components of Campylobacter and Helicobacter”</text:p>
                </text:list-item>
              </text:list>
            </text:list-item>
            <text:list-item>
              <text:p text:style-name="P53">Salmonella</text:p>
            </text:list-item>
            <text:list-item>
              <text:p text:style-name="P53">Vibrio</text:p>
            </text:list-item>
          </text:list>
        </text:list-item>
        <text:list-item>
          <text:p text:style-name="P53">Symbiosis</text:p>
          <text:list>
            <text:list-item>
              <text:p text:style-name="P53">Vibrio fischeri</text:p>
            </text:list-item>
          </text:list>
        </text:list-item>
        <text:list-item>
          <text:p text:style-name="P53">Mechanosensing</text:p>
          <text:list>
            <text:list-item>
              <text:p text:style-name="P53">Azospirillum lipoferum mutant lacking polar flagella exhibit lateral mechanosensing flagella, suggesting both polar AND lateral can be mechanosensory <text:reference-mark-start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Alexandre et al., 1999)<text:reference-mark-end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text:p>
            </text:list-item>
            <text:list-item>
              <text:p text:style-name="P53">Speculate on mechanisms? Standard?</text:p>
            </text:list-item>
            <text:list-item>
              <text:p text:style-name="P53">Vibrios use their sodium-driven polar motors to sense a decrease in rotation speed (or sodium flux) as a sign that viscosity has increased, and induce lateral flagella production <text:reference-mark-start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Kawagishi et al., 1996)<text:reference-mark-end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text:p>
            </text:list-item>
            <text:list-item>
              <text:p text:style-name="P53">Latest paper: “Coupling between Switching Regulation and Torque Generation in Bacterial Flagellar Motor”</text:p>
              <text:list>
                <text:list-item>
                  <text:p text:style-name="P53">Explains Berg's work that suggests a unified mechanism for switching and torque generation.</text:p>
                  <text:list>
                    <text:list-item>
                      <text:p text:style-name="P53">“Biomechanics: Bacterial flagellar switching under load”</text:p>
                    </text:list-item>
                    <text:list-item>
                      <text:p text:style-name="P53">“Switching of the Bacterial Flagellar Motor Near Zero Load”</text:p>
                    </text:list-item>
                  </text:list>
                </text:list-item>
              </text:list>
            </text:list-item>
          </text:list>
        </text:list-item>
        <text:list-item>
          <text:p text:style-name="P53">Adhesion and biofilm formation</text:p>
          <text:list>
            <text:list-item>
              <text:p text:style-name="P53">Through clutch for Bacillus</text:p>
            </text:list-item>
            <text:list-item>
              <text:p text:style-name="P53"><text:reference-mark-start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Moens and Vanderleyden, 1996)<text:reference-mark-end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text:p>
            </text:list-item>
            <text:list-item>
              <text:p text:style-name="P84">Campy <text:reference-mark-start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Guerry, 2007)<text:reference-mark-end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text:p>
            </text:list-item>
            <text:list-item>
              <text:p text:style-name="P84"><text:reference-mark-start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Friedlander et al., 2013)<text:reference-mark-end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text:p>
            </text:list-item>
            <text:list-item>
              <text:p text:style-name="P84">Moisture detection (Mark Pallen told me)</text:p>
            </text:list-item>
            <text:list-item>
              <text:p text:style-name="P84"><text:reference-mark-start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roge et al., 2012)<text:reference-mark-end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ext:p>
            </text:list-item>
          </text:list>
        </text:list-item>
        <text:list-item>
          <text:p text:style-name="P53">Cell shape</text:p>
          <text:list>
            <text:list-item>
              <text:p text:style-name="P53">Borrelia <text:reference-mark-start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Motaleb et al., 2000)<text:reference-mark-end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text:p>
            </text:list-item>
          </text:list>
        </text:list-item>
        <text:list-item>
          <text:p text:style-name="P53">Swimming motility</text:p>
          <text:list>
            <text:list-item>
              <text:p text:style-name="P53">Many mechanisms!</text:p>
            </text:list-item>
          </text:list>
        </text:list-item>
      </text:list>
      <text:h text:style-name="P120" text:outline-level="3">Protein export via a dedicated type-III secretion system</text:h>
      <text:list xml:id="list2158431777" text:continue-numbering="true" text:style-name="WW8Num8">
        <text:list-item>
          <text:p text:style-name="P54">Secretion</text:p>
          <text:list>
            <text:list-item>
              <text:p text:style-name="P85">Yersinia <text:reference-mark-start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Young et al., 1999)<text:reference-mark-end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text:p>
            </text:list-item>
            <text:list-item>
              <text:p text:style-name="P85">Campy <text:reference-mark-start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Guerry, 2007)<text:reference-mark-end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text:p>
              <text:list>
                <text:list-item>
                  <text:p text:style-name="P85"><text:reference-mark-start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Christensen et al., 2009)<text:reference-mark-end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text:p>
                </text:list-item>
                <text:list-item>
                  <text:p text:style-name="P85"><text:reference-mark-start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Song et al., 2004)<text:reference-mark-end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text:p>
                </text:list-item>
                <text:list-item>
                  <text:p text:style-name="P86">Daniela Buttner paper: refs 617, 618: motor as a secretion system</text:p>
                </text:list-item>
              </text:list>
            </text:list-item>
            <text:list-item>
              <text:p text:style-name="P87">Xenorhabdus <text:reference-mark-start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Singh et al., 2013)<text:reference-mark-end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text:p>
            </text:list-item>
            <text:list-item>
              <text:p text:style-name="P121">Legionella(?) too?</text:p>
            </text:list-item>
            <text:list-item>
              <text:p text:style-name="P121">Flagella as secretion systems: <text:a xlink:type="simple" xlink:href="http://www.ncbi.nlm.nih.gov/pubmed/23924784" office:target-frame-name="_blank" xlink:show="new">http://www.ncbi.nlm.nih.gov/pubmed/23924784</text:a></text:p>
            </text:list-item>
          </text:list>
        </text:list-item>
      </text:list>
      <text:h text:style-name="Heading_20_3" text:outline-level="3">Torque generation</text:h>
      <text:list xml:id="list314110612" text:continue-list="list1328399235" text:style-name="WW8Num6">
        <text:list-item>
          <text:list>
            <text:list-item>
              <text:list>
                <text:list-item>
                  <text:p text:style-name="P46">Many advances have been made in recent years as a culmination of minimizing the number of active stators in a motor, reducing the ion motive force, and minimizing physical factors that dampen signal (elasticity of tether, sizes of beads).</text:p>
                </text:list-item>
                <text:list-item>
                  <text:p text:style-name="P46">Mechanism as stator</text:p>
                  <text:list>
                    <text:list-item>
                      <text:p text:style-name="P46">1984: Block and Berg: restored rotation in MotB missense strain by expressing endogenous MotB.</text:p>
                    </text:list-item>
                    <text:list-item>
                      <text:p text:style-name="P46">1987: Meister and Berg, “The stall torque of the bacterial flagellar motor”</text:p>
                    </text:list-item>
                    <text:list-item>
                      <text:p text:style-name="P46">1988: Blair and Berg, “Restoration of torque in defective flagellar motors” <text:reference-mark-start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Blair and Berg, 1988)<text:reference-mark-end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text:p>
                      <text:list>
                        <text:list-item>
                          <text:p text:style-name="P46">Used motA or motB deletion strains, added exogenous motA or motB using IPTG.</text:p>
                        </text:list-item>
                        <text:list-item>
                          <text:p text:style-name="P46">Produces a progressive increase in speed, one step every ~4 minutes.</text:p>
                        </text:list-item>
                      </text:list>
                    </text:list-item>
                    <text:list-item>
                      <text:p text:style-name="P46">1995: 400 steps per rotation? : Samuel and Berg: “Fluctuation analysis of rotational speeds of the bacterial flagellar motor”</text:p>
                      <text:list>
                        <text:list-item>
                          <text:p text:style-name="P46">How does this work with Richard's? </text:p>
                        </text:list-item>
                      </text:list>
                    </text:list-item>
                    <text:list-item>
                      <text:p text:style-name="P46">1996: stators step independently <text:reference-mark-start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Samuel and Berg, 1996)<text:reference-mark-end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text:p>
                      <text:list>
                        <text:list-item>
                          <text:p text:style-name="P46">Variance in speed is inversely proportional to number of stators.</text:p>
                        </text:list-item>
                        <text:list-item>
                          <text:p text:style-name="P46">Number of steps per rotation is directly proportional to number of stators.</text:p>
                        </text:list-item>
                      </text:list>
                    </text:list-item>
                    <text:list-item>
                      <text:p text:style-name="P46">2000: Stators have high duty ratio <text:reference-mark-start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Ryu et al., 2000)<text:reference-mark-end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text:p>
                      <text:list>
                        <text:list-item>
                          <text:p text:style-name="P46">At low speeds, adding stators provides linear increase in speed</text:p>
                        </text:list-item>
                        <text:list-item>
                          <text:p text:style-name="P46">At high speeds, adding further stators is progressively less effective – Berg interprets as the fact that stators have high duty ratios that become limiting at higher speeds.</text:p>
                        </text:list-item>
                        <text:list-item>
                          <text:p text:style-name="P46">Can be explained by stators having a high duty-ratio</text:p>
                        </text:list-item>
                        <text:list-item>
                          <text:p text:style-name="P38">Low stator numbers: doesn't affect knee speed??</text:p>
                        </text:list-item>
                        <text:list-item>
                          <text:p text:style-name="P38">Limiting speed is independent of number of units: at vanishing load, one stator turns the motor as fast as a full complement.</text:p>
                        </text:list-item>
                        <text:list-item>
                          <text:p text:style-name="P38">Sowa review, 2008: </text:p>
                          <text:list>
                            <text:list-item>
                              <text:p text:style-name="P38">says knee speed isn't affected.</text:p>
                            </text:list-item>
                            <text:list-item>
                              <text:p text:style-name="P38">Says zero-torque speed varies little with number. Apparently confirmed by Yuan and Berg 2008 with resurrection experiments load.</text:p>
                            </text:list-item>
                          </text:list>
                        </text:list-item>
                      </text:list>
                    </text:list-item>
                    <text:list-item>
                      <text:p text:style-name="P46"><text:span text:style-name="T26">2000: first torque-speed paper? </text:span><text:reference-mark-start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span text:style-name="T26">(Chen and Berg, 2000b)</text:span><text:reference-mark-end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p>
                    </text:list-item>
                    <text:list-item>
                      <text:p text:style-name="P46"><text:span text:style-name="T26">2003? Gabel and Berg </text:span><text:reference-mark-start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span text:style-name="T26">(Gabel and Berg, 2003)</text:span><text:reference-mark-end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p>
                      <text:list>
                        <text:list-item>
                          <text:p text:style-name="P38">speed is proportional to PMF.</text:p>
                        </text:list-item>
                      </text:list>
                    </text:list-item>
                    <text:list-item>
                      <text:p text:style-name="P46">2005: direct observation of steps in rotation <text:reference-mark-start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Sowa et al., 2005)<text:reference-mark-end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text:p>
                      <text:list>
                        <text:list-item>
                          <text:p text:style-name="P46">The same for different speeds (which result from uncontrolled low SMF).</text:p>
                        </text:list-item>
                        <text:list-item>
                          <text:p text:style-name="P46">Reflects discrete nature of rotation, and also the periodicity of the 'track' that is being run on.</text:p>
                        </text:list-item>
                        <text:list-item>
                          <text:p text:style-name="P46">Small backward steps of smaller step-size, although motors appear to stay 'in phase', as if running on the same 26-fold symmetric 'track'</text:p>
                        </text:list-item>
                        <text:list-item>
                          <text:p text:style-name="P46">“Typically 3-4 stators”.</text:p>
                        </text:list-item>
                      </text:list>
                    </text:list-item>
                    <text:list-item>
                      <text:p text:style-name="P46">2006: maximum number of torque-generating units in the flagellar motor of <text:span text:style-name="T9">E. coli</text:span><text:span text:style-name="T26">is at least 11 </text:span><text:reference-mark-start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6">(Reid et al., 2006)</text:span><text:reference-mark-end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6">.</text:span></text:p>
                      <text:list>
                        <text:list-item>
                          <text:p text:style-name="P38">Explain why 11, not 8, now, using a number of lines of reasoning:</text:p>
                          <text:list>
                            <text:list-item>
                              <text:p text:style-name="P38">Original assumption was of equal speed increments</text:p>
                            </text:list-item>
                            <text:list-item>
                              <text:p text:style-name="P38">Bead assay has reduced interactions with surface, so better.</text:p>
                            </text:list-item>
                            <text:list-item>
                              <text:p text:style-name="P46"><text:span text:style-name="T26">Berry remarks that this is consistent with 10 or 12 studs </text:span><text:reference-mark-start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6">(Khan et al., 1988)</text:span><text:reference-mark-end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6">.</text:span></text:p>
                            </text:list-item>
                            <text:list-item>
                              <text:p text:style-name="P38">Sowa review in 2008 suggests that reasons for reduced speed increments may be steric clashes or even slight reduction if local PMF.</text:p>
                            </text:list-item>
                          </text:list>
                        </text:list-item>
                      </text:list>
                    </text:list-item>
                    <text:list-item>
                      <text:p text:style-name="P38"><text:span text:style-name="T87">2008: Review from Sowa and Berry </text:span><text:reference-mark-start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span text:style-name="T87">(Sowa and Berry, 2008)</text:span><text:reference-mark-end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p>
                    </text:list-item>
                    <text:list-item>
                      <text:p text:style-name="P46"><text:span text:style-name="T26">2009: </text:span><text:reference-mark-start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6">(Baker and Berry, 2009)</text:span><text:reference-mark-end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6"> Introduction to the physics of the motor</text:span></text:p>
                    </text:list-item>
                    <text:list-item>
                      <text:p text:style-name="P46">Torque-speed relationship follows a distinct relationship: essentially constant torque for a range of speeds up to a “knee” at which torque drops with speed increases (“knee” is at 175 and 450 hz, for <text:span text:style-name="T9">E. coli</text:span><text:span text:style-name="T26"> and </text:span><text:span text:style-name="T9">V. alginolyticus </text:span><text:span text:style-name="T26">respectively).</text:span></text:p>
                      <text:list>
                        <text:list-item>
                          <text:p text:style-name="P38">i.e. all motors so far analysed have same mechanism</text:p>
                        </text:list-item>
                      </text:list>
                    </text:list-item>
                    <text:list-item>
                      <text:p text:style-name="P46"><text:span text:style-name="T26">Plateau torque varies between species: ~3800 pN nm in </text:span><text:span text:style-name="T9">V. alginolyticus, </text:span><text:span text:style-name="T26">~1300 in </text:span><text:span text:style-name="T9">E. coli</text:span><text:span text:style-name="T26">, and ~350 in </text:span><text:span text:style-name="T9">Caulobacter crescentus.</text:span></text:p>
                    </text:list-item>
                    <text:list-item>
                      <text:p text:style-name="P46">Sowa and Berry <text:reference-mark-start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Sowa et al., 2005)<text:reference-mark-end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text:p>
                      <text:list>
                        <text:list-item>
                          <text:p text:style-name="P46">Direct steps with a single stator (more?)</text:p>
                        </text:list-item>
                        <text:list-item>
                          <text:p text:style-name="P42">26 stopping angles are the same with each successive revolution – suggested smaller backwards steps though</text:p>
                        </text:list-item>
                        <text:list-item>
                          <text:p text:style-name="P67"><text:span text:style-name="T49">(this was repeated later in Japan, </text:span><text:reference-mark-start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span text:style-name="T49">(Nakamura et al., 2010)</text:span><text:reference-mark-end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p>
                        </text:list-item>
                      </text:list>
                    </text:list-item>
                    <text:list-item>
                      <text:p text:style-name="P46"><text:span text:style-name="T49">Inoue 2008 </text:span><text:reference-mark-start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span text:style-name="T49">(Inoue et al., 2008)</text:span><text:reference-mark-end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p>
                      <text:list>
                        <text:list-item>
                          <text:p text:style-name="P46">E.coli sodium-driven chimeric motor has maximum torque of ~2200 pN nm, zero-torque speed of ~910 Hz, and knee speed of ~420 Hz. Obeys usual 'knee' behaviour.</text:p>
                        </text:list-item>
                        <text:list-item>
                          <text:p text:style-name="P46">Induce stators to see effects of zero+ stators:</text:p>
                          <text:list>
                            <text:list-item>
                              <text:p text:style-name="P46">Stators incrementally add to speed (lower increments with each additional stator)</text:p>
                            </text:list-item>
                            <text:list-item>
                              <text:p text:style-name="P46">Stators incrementally add to maximum torque (hard to say, but maybe strictly linear, i.e. 200 pN nm per stator?)</text:p>
                            </text:list-item>
                          </text:list>
                        </text:list-item>
                      </text:list>
                    </text:list-item>
                    <text:list-item>
                      <text:p text:style-name="P46">Sowa and Berry <text:reference-mark-start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Sowa and Berry, 2008)<text:reference-mark-end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text:p>
                      <text:list>
                        <text:list-item>
                          <text:p text:style-name="P46">Review covers three proposed mechanisms (and provides citations for other reviews):</text:p>
                          <text:list>
                            <text:list-item>
                              <text:p text:style-name="P46">Ion turbines</text:p>
                              <text:list>
                                <text:list-item>
                                  <text:p text:style-name="P46">Electrons pass through both stator and rotor along lines tilted with respect to one-another that require alignment for ion flow.</text:p>
                                </text:list-item>
                              </text:list>
                            </text:list-item>
                            <text:list-item>
                              <text:p text:style-name="P46">Ion turnstiles</text:p>
                              <text:list>
                                <text:list-item>
                                  <text:p text:style-name="P46">Analogous model to F1F0-ATPase. Unfortunately, no candidate residues.</text:p>
                                </text:list-item>
                              </text:list>
                            </text:list-item>
                            <text:list-item>
                              <text:p text:style-name="P46">Binding with conformational change</text:p>
                              <text:list>
                                <text:list-item>
                                  <text:p text:style-name="P46">Conformational change in stator either sterically or electrostatically interacts with rotor to lead to rotational</text:p>
                                </text:list-item>
                                <text:list-item>
                                  <text:p text:style-name="P46">Xing et al (2006) is the only model to reproduce the 'knee', and is this sort of model.</text:p>
                                </text:list-item>
                              </text:list>
                            </text:list-item>
                          </text:list>
                        </text:list-item>
                        <text:list-item>
                          <text:p text:style-name="P46">Concerns: 26 steps doesn't seem to make sense with 34-fold symmetry of FliG in Blair or Lee papers.</text:p>
                        </text:list-item>
                        <text:list-item>
                          <text:p text:style-name="P46">What are needed, of course, are pseudo-atomic models of the entire rotor/stator system for simulation to test these hypotheses. This will require a concerted effort to bridge the gap between the high-resolution of atomic structures and the contextualizing contributions of electron cryo-tomography and single-particle cryo-EM techniques.</text:p>
                        </text:list-item>
                      </text:list>
                    </text:list-item>
                    <text:list-item>
                      <text:p text:style-name="P46">2008: Berg: Resurrection of motor near zero load <text:reference-mark-start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Yuan and Berg, 2008)<text:reference-mark-end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text:p>
                      <text:list>
                        <text:list-item>
                          <text:p text:style-name="P46">Pretty interesting: shows that at low load and high speed, motor characteristics are independent of number of stators – i.e., only one stator is working (high duty ratio).</text:p>
                        </text:list-item>
                      </text:list>
                    </text:list-item>
                    <text:list-item>
                      <text:p text:style-name="P46">Interestingly, CW rotation of the E. coli motor shows a linear decrease in torque, as opposed to the biphasic response of CCW rotation.</text:p>
                    </text:list-item>
                    <text:list-item>
                      <text:p text:style-name="P46">“Microscopic Analysis of Bacterial Motility at High Pressure”: looks at interaction between stator and rotor</text:p>
                    </text:list-item>
                  </text:list>
                </text:list-item>
              </text:list>
            </text:list-item>
          </text:list>
        </text:list-item>
      </text:list>
      <text:h text:style-name="Heading_20_2" text:outline-level="4">Diversity in torque generation</text:h>
      <text:p text:style-name="Text_20_body"><text:span text:style-name="T2">Although dedicated comparative studies have yet to be conducted, it is clear that the t</text:span>orque output of flagellar motors, a central function of the C-ring, shows considerable variation. Direct measurement and more indirect estimations of torque and speed <text:span text:style-name="T26">exist for a number of bacteria </text:span><text:reference-mark-start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text:span text:style-name="T26">(Sowa and Berry, 2008)</text:span><text:reference-mark-end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 T<text:span text:style-name="T27">he </text:span><text:span text:style-name="T10">E. coli </text:span><text:span text:style-name="T27">and </text:span><text:span text:style-name="T10">R. sphaeroides </text:span><text:span text:style-name="T27">motors generate stall torques of approximately 1300 pN nm </text:span><text:reference-mark-start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text:span text:style-name="T27">(Reid et al., 2006; Pilizota et al., 2009)</text:span><text:reference-mark-end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 In stark contrast, the torque of the <text:span text:style-name="T10">Caulobacter crescentus</text:span><text:span text:style-name="T27"> motor has been estimated to be 350 pN nm </text:span><text:reference-mark-start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text:span text:style-name="T27">(Li and Tang, 2006)</text:span><text:reference-mark-end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 rationalized as an efficiency adaptation to the limited nutrient availability in the also low viscosity freshwater environment that <text:span text:style-name="T9">C. crescentus</text:span><text:span text:style-name="T26"> inhabits. </text:span><text:span text:style-name="T10">Streptococcus </text:span><text:span text:style-name="T27">cells, meanwhile, have been reported to produce a high-load torque of ~2700 pN nm although the variation of torque with speed did not display the same characteristic plateau of torque to a distinct 'knee' speed. One possibly explanation for this is that the high-load torque was an overestimate. High-load torque for a representative </text:span><text:span text:style-name="T10">Vibrio</text:span><text:span text:style-name="T27"> species, </text:span><text:span text:style-name="T10">V. alginolyticus, </text:span><text:span text:style-name="T27">varies proportionally with the logarithm of external sodium concentration <text:s/></text:span><text:reference-mark-start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7">(Sowa et al., 2003)</text:span><text:reference-mark-end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7">, with torques between 2100 pN nm and 3800 pN nm for sodium chloride concentrations between 3 mM and 50 mM. This is in contrast to proton-driven motors whose output is not affected by change in external pH </text:span><text:reference-mark-start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text:span text:style-name="T27">(Chen and Berg, 2000a)</text:span><text:reference-mark-end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 This is <text:span text:style-name="T27">likely due to balancing the electrical and chemical contributions the proton motive force to maintain a constant potential, whereas the chemical contribution of sodium to the sodium motive force varies while the electrical contribution is independent</text:span>. While <text:span text:style-name="T26">the </text:span><text:span text:style-name="T9">E. coli </text:span><text:span text:style-name="T26">motor spins at 300 Hz, the </text:span><text:span text:style-name="T9">Vibrio</text:span><text:span text:style-name="T26"> motor spins at up to 1700 Hz </text:span><text:reference-mark-start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span text:style-name="T26">(Li et al., 2011)</text:span><text:reference-mark-end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p>
      <text:p text:style-name="Standard">A number of studies are indirectly suggestive of further diversity in motor torque output across the bacteria. Although it is difficult to deconvolute the effects of cells shape <text:reference-mark-start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Young, 2006)<text:reference-mark-end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 from the contributions of motor torque on ultimate swimming efficacy, it is known that cell shape alone cannot explain superior swimming behavior in certain environments <text:reference-mark-start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Greenberg and Canale-Parola, 1977a; Sycuro et al., 2010)<text:reference-mark-end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 suggesting that differences in the motor alone contribute to superior swimming performance. <text:s/><text:span text:style-name="T18">Helicobacter pylori</text:span><text:span text:style-name="T1"> </text:span><text:reference-mark-start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Celli et al., 2009)</text:span><text:reference-mark-end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 and </text:span><text:span text:style-name="T18">Campylobacter jejuni</text:span><text:span text:style-name="T129"> </text:span><text:reference-mark-start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29">(Ferrero and Lee, 1988)</text:span><text:reference-mark-end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29"> are capable of motility in considerably more viscous media than the enterobacteria. Helical cell shape does not contribute to ability, at least for </text:span><text:span text:style-name="T10">H. pylori</text:span><text:span text:style-name="T129"> </text:span><text:reference-mark-start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29">(Sycuro et al., 2010)</text:span><text:reference-mark-end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29">. The </text:span><text:span text:style-name="T10">H. pylori </text:span><text:span text:style-name="T27">study enabled a rough estimate of the average motor torque as 3600 pN nm or greater, considerably higher than the inferred stall torque of </text:span><text:span text:style-name="T10">Caulobacter crescentus</text:span><text:span text:style-name="T27"> of 350 pN nm or </text:span><text:span text:style-name="T10">E. coli</text:span><text:span text:style-name="T27"> of 1300 pN nm. </text:span></text:p>
      <text:p text:style-name="Standard"><text:span text:style-name="T27">Studies of the minimum viscosity of a medium required to immobilize a bacterium also provide evidence of wide diversity, often measured in centipoise, (for example, water at room temperature is approximately 1 centipoise, while honey is 2000 cp). </text:span><text:span text:style-name="T9">Hylemonella gracilis </text:span><text:span text:style-name="T26">(previously known as </text:span><text:span text:style-name="T9">Spirillum gracile</text:span><text:span text:style-name="T26">) can swim in viscous media up to 1000 cp, hinting that their motors are capable of generating a considerably higher torque at stall than the enterobacteria that are immobilised in media of 60 cp </text:span><text:reference-mark-start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text:span text:style-name="T26">(Greenberg and Canale-Parola, 1977a)</text:span><text:reference-mark-end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 The spirochaetes with periplasmic endoflagella are also capable of motility in media of viscosity up to 1000 cp, although this is dependent upon helical cell shape and complicated by unusual flagellar filaments that never exit the periplasm <text:reference-mark-start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Greenberg and Canale-Parola, 1977b)<text:reference-mark-end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 Nevertheless, spirochaete mutants lacking helical cell shape were still capable of motility in media more viscous than that that immobilized <text:span text:style-name="T9">E. coli</text:span><text:span text:style-name="T26">, suggesting a more powerful motor than the enterobacteria. Much of this is anecdotal, and even in the absence of helical cell shape, many of these cells are thinner than the enterobacteria. Comparative studies of direct torque-speed measurements across many species will be required to see the degree of fine-tuning of bacterial flagellar motor's mechanical output.</text:span></text:p>
      <text:p text:style-name="Standard"><text:span text:style-name="T26">Even more difficult to deconvolute are data on swimming speeds of entire bacteria. Nevertheless, there is still a wide variety in terms of swimming speed. </text:span><text:span text:style-name="T9">S. typhimurium </text:span><text:span text:style-name="T26">and </text:span><text:span text:style-name="T9">E. coli</text:span><text:span text:style-name="T26"> swim at 5</text:span><text:span text:style-name="T164">5 μm</text:span><text:span text:style-name="T26"> s</text:span><text:span text:style-name="T142">-1</text:span><text:span text:style-name="T26"> and 36 </text:span><text:span text:style-name="T164">μm</text:span><text:span text:style-name="T26"> s</text:span><text:span text:style-name="T142">-1</text:span><text:span text:style-name="T92">, while </text:span><text:span text:style-name="T90">V. alginolyticus </text:span><text:span text:style-name="T92">swims at 116 </text:span><text:span text:style-name="T94">μm</text:span><text:span text:style-name="T92"> s</text:span><text:span text:style-name="T142">-1</text:span><text:span text:style-name="T92">, reflecting the known difference in torque-generating capacity of the motors </text:span><text:reference-mark-start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text:span text:style-name="T92">(McCarter, 2005)</text:span><text:reference-mark-end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 <text:span text:style-name="T9">Pseudomonas aeruginosa</text:span><text:span text:style-name="T26"> (a bacterium larger than </text:span><text:span text:style-name="T9">E. coli</text:span><text:span text:style-name="T26">) with a single polar flagellum is capable of swimming at over </text:span><text:span text:style-name="T92">80 </text:span><text:span text:style-name="T94">μm</text:span><text:span text:style-name="T92"> s</text:span><text:span text:style-name="T142">-1</text:span><text:span text:style-name="T92">, suggesting that the motor has different torque output to the enterobacterial motor.</text:span></text:p>
      <text:h text:style-name="Heading_20_2" text:outline-level="3">Swimming mechanisms</text:h>
      <text:p text:style-name="P7">The standard, and well-documented, swimming mode of the model organisms <text:span text:style-name="T9">E. coli and S. typhimurium </text:span><text:span text:style-name="T26">involve many flagellar that when rotated counterclockwise form a coherent superhelical bundle that pushes the bacterium in a linear trajectory; rotation clockwise causes the bundle to fly apart and result in a random tumble for the bacterium, allowing re-orientation when needed. The bacterium can thus bias its otherwise random walk, swimming in straight lines for prolonged periods of time when ascending nutrient gradients, or increasing tumbling frequencies to more frequently sample nutrient availability when not. This behavior is known as chemotaxis. There are a number of alternative methods, however, by which flagella can result in chemotaxis.</text:span></text:p>
      <text:p text:style-name="P2">A number of species use opposite directionality of rotation. </text:p>
      <text:list xml:id="list2435233635065978297" text:style-name="L3">
        <text:list-item>
          <text:list>
            <text:list-item>
              <text:p text:style-name="P122">Thermotoga spins clockwise usually, then counterclockwise to tumble (check)<text:reference-mark-start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Gluch et al., 1995)<text:reference-mark-end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text:p>
            </text:list-item>
            <text:list-item>
              <text:p text:style-name="P122">Same for bacilli?</text:p>
            </text:list-item>
            <text:list-item>
              <text:p text:style-name="P125">Same for Caulobacter, Gomes &amp; Shapiro, 1984.</text:p>
            </text:list-item>
          </text:list>
        </text:list-item>
      </text:list>
      <text:p text:style-name="P15">Some bacteria only spin unidirectionaly.</text:p>
      <text:list xml:id="list1734734902" text:continue-numbering="true" text:style-name="L3">
        <text:list-item>
          <text:list>
            <text:list-item>
              <text:p text:style-name="P122"><text:span text:style-name="T26">Sinorhizobium meliloti and Rhodobacter sphaeroides spin only clockwise </text:span><text:reference-mark-start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6">(Harshey and Toguchi, 1996)</text:span><text:reference-mark-end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6">. and with variable speed <text:s/></text:span><text:reference-mark-start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6">(Packer et al., 1997)</text:span><text:reference-mark-end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6"> .</text:span></text:p>
            </text:list-item>
            <text:list-item>
              <text:p text:style-name="P122">Variable speed is even it saturating PMF.</text:p>
            </text:list-item>
            <text:list-item>
              <text:p text:style-name="P122"><text:span text:style-name="T26">R. sphaeroides swims faster in presence of attractant </text:span><text:reference-mark-start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span text:style-name="T26">(Packer and Armitage, 1994)</text:span><text:reference-mark-end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p>
            </text:list-item>
          </text:list>
        </text:list-item>
      </text:list>
      <text:p text:style-name="P2">Sinorhizobium meliloti </text:p>
      <text:list xml:id="list296505939" text:continue-numbering="true" text:style-name="L3">
        <text:list-item>
          <text:list>
            <text:list-item>
              <text:p text:style-name="P122">Rhizobium meliloti motor speed variability is to do with MotCD <text:reference-mark-start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Platzer et al., 1997)<text:reference-mark-end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text:p>
            </text:list-item>
            <text:list-item>
              <text:p text:style-name="P122"><text:span text:style-name="T26">Speed variation between different motors on a single cell leads to direction change, like two caterpillar tracks running at different speeds </text:span><text:reference-mark-start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6">(Schmitt, 2002)</text:span><text:reference-mark-end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6">.</text:span></text:p>
            </text:list-item>
          </text:list>
        </text:list-item>
      </text:list>
      <text:p text:style-name="P14">The closely-related Rhodobacter sphaeroides utilizes a brake <text:reference-mark-start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Pilizota et al., 2009)<text:reference-mark-end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 (E. coli has been shown not to have a brake, <text:reference-mark-start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Berry and Berg, 1997)<text:reference-mark-end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text:p>
      <text:p text:style-name="P14">Borrelia: motors at each end will spin in different directions, and this is independent of chemotaxis, indicating that it's a property of the motors themselves <text:reference-mark-start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Li et al., 2002)<text:reference-mark-end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 – I.e, FliG?</text:p>
      <text:list xml:id="list4205906434781631618" text:style-name="L4">
        <text:list-item>
          <text:p text:style-name="P123">Corkscrew action</text:p>
        </text:list-item>
      </text:list>
      <text:p text:style-name="P14">Campy swims very quickly in high viscosity <text:reference-mark-start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Ferrero and Lee, 1988)<text:reference-mark-end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text:p>
      <text:list xml:id="list8358430831961521950" text:style-name="L5">
        <text:list-item>
          <text:p text:style-name="P124">Discuss: A little strange, as C-ring wider?</text:p>
        </text:list-item>
        <text:list-item>
          <text:p text:style-name="P124">Campylobacter has a spirochaete-style swimming mode at these higher viscosities <text:reference-mark-start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Shigematsu et al., 1998)<text:reference-mark-end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text:p>
        </text:list-item>
      </text:list>
      <text:p text:style-name="Text_20_body">Pseudomonas citronellolis 'backs up' <text:reference-mark-start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aylor and Koshland, 1974)<text:reference-mark-end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ext:p>
      <text:h text:style-name="Heading_20_2" text:outline-level="3">Other aspects of diversity</text:h>
      <text:p text:style-name="Text_20_body"><text:span text:style-name="T116">Thermotolerance. </text:span><text:span text:style-name="T104">Thermotoga aquifex, T. roseum </text:span><text:reference-mark-start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104">(Wu et al., 2009)</text:span><text:reference-mark-end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104">, Acidothermus cellulolyticus 11B [TaxID 351607]</text:span></text:p>
      <text:p text:style-name="Text_20_body">Piezotolerance. <text:reference-mark-start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Eloe et al., 2008)<text:reference-mark-end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text:p>
      <text:p text:style-name="Text_20_body">Alkalitolerance? MotPS bacteria...?</text:p>
      <text:h text:style-name="P132" text:outline-level="5">Diversity beyond the motor: derivatives, variants, and analogies</text:h>
      <text:list xml:id="list8523731951782674613" text:style-name="WW8Num9">
        <text:list-item>
          <text:p text:style-name="P55">Flagellar-related</text:p>
          <text:list>
            <text:list-item>
              <text:p text:style-name="P88">Buchnera (aphid symbiont) <text:reference-mark-start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Maezawa et al., 2006)<text:reference-mark-end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text:p>
              <text:list>
                <text:list-item>
                  <text:p text:style-name="P55">Interestingly, the residues responsible for rotor-stator interactions are not conserved in the <text:span text:style-name="T9">Buchnera</text:span><text:span text:style-name="T26"> FliG, allowing comparative studies to further strengthen our belief that these residues interact with the stators.</text:span></text:p>
                </text:list-item>
              </text:list>
            </text:list-item>
            <text:list-item>
              <text:p text:style-name="P88">Bacterial superchannel <text:reference-mark-start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Hashimoto et al., 2005)<text:reference-mark-end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text:p>
              <text:list>
                <text:list-item>
                  <text:p text:style-name="P88"><text:reference-mark-start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MURATA et al., 2008)<text:reference-mark-end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text:p>
                </text:list-item>
              </text:list>
            </text:list-item>
            <text:list-item>
              <text:p text:style-name="P55">T3SS</text:p>
            </text:list-item>
            <text:list-item>
              <text:p text:style-name="P55">Myxo intermediate between T3SS and motor (very recent paper)</text:p>
            </text:list-item>
            <text:list-item>
              <text:p text:style-name="P89">Chlamydia</text:p>
            </text:list-item>
          </text:list>
        </text:list-item>
        <text:list-item>
          <text:p text:style-name="P55">Analogies</text:p>
          <text:list>
            <text:list-item>
              <text:p text:style-name="P55">Myxo precursors, shuttled into new type of diversity (ie., universal tendency for Tol/Pal to be co-opted to become a motor)</text:p>
            </text:list-item>
            <text:list-item>
              <text:p text:style-name="P55">F. johnsoniae</text:p>
            </text:list-item>
          </text:list>
        </text:list-item>
      </text:list>
      <text:h text:style-name="Heading_20_2" text:outline-level="2">What does it all mean? Implications for mechanism and evolution.</text:h>
      <text:h text:style-name="Heading_20_8" text:outline-level="8">Structures</text:h>
      <text:p text:style-name="Text_20_body">Basal disk:</text:p>
      <text:list xml:id="list4723630986293398104" text:style-name="L6">
        <text:list-item>
          <text:p text:style-name="P126">Will be interesting to see if stators exchange.</text:p>
        </text:list-item>
        <text:list-item>
          <text:p text:style-name="P126">Spacing stators further out? Elaborate, Rube-Goldberg-esque contraption?</text:p>
        </text:list-item>
      </text:list>
      <text:p text:style-name="Text_20_body">P-cup(?): </text:p>
      <text:list xml:id="list6103440147541831721" text:style-name="L7">
        <text:list-item>
          <text:p text:style-name="P127">correlated with loss of P-ring? If P-ring binds to stators <text:s/>(Homma), maybe stators need to attach to something else. Will be interesting to see if stators exchange.</text:p>
        </text:list-item>
      </text:list>
      <text:p text:style-name="Text_20_body"/>
      <text:h text:style-name="Heading_20_8" text:outline-level="8">Rotational mechanism implications</text:h>
      <text:list xml:id="list2624716929393508224" text:style-name="L8">
        <text:list-item>
          <text:list>
            <text:list-item>
              <text:p text:style-name="P56">Disks have only been seen in polarly flagellated bacteria (any cases with multiple motors? I bet H. Pylori does...).</text:p>
            </text:list-item>
            <text:list-item>
              <text:p text:style-name="P57"><text:span text:style-name="T178">Wider C-ring: higher Hill co-efficient? Higher torque?</text:span></text:p>
            </text:list-item>
            <text:list-item>
              <text:p text:style-name="P102"><text:span text:style-name="T178">This variety despite a conserved core of FliG, FliM and FliN in the C-ring suggests that only small changes in these components results in shift in response. This is consistent with the C-ring being a sensitive switch.</text:span></text:p>
            </text:list-item>
            <text:list-item>
              <text:p text:style-name="P102"><text:span text:style-name="T110">Multiple sequence alignments of components and conserved sequences. </text:span><text:span text:style-name="T111">PFAM.</text:span><text:span text:style-name="T110"> </text:span><text:span text:style-name="T106">Interestingly, the residues responsible for rotor-stator interactions are not conserved in the </text:span><text:span text:style-name="T114">Buchnera</text:span><text:span text:style-name="T102"> FliG, allowing comparative studies to further strengthen our belief that these residues interact with the stators.</text:span></text:p>
            </text:list-item>
            <text:list-item>
              <text:p text:style-name="P103"><text:span text:style-name="T102">Recent electron cryo-tomography studies have demonstrated variety in C-rings. One aspect of this variety is a number of additional densities in a subset of bacteria. Most strikingly, some bacteria have enlarged inner C-ring lobes, with an additional density on the inside of the inner lobe. In </text:span><text:span text:style-name="T114">C. jejuni</text:span><text:span text:style-name="T102">, </text:span><text:span text:style-name="T114">H. hepaticus</text:span><text:span text:style-name="T102">, and </text:span><text:span text:style-name="T114">B. burgdorferi</text:span><text:span text:style-name="T102"> these densities are particularly apparent, although their identities are unclear. Because they are seen in just a subset of the bacteria, it seems likely that they are additional proteins not found in all bacteria. As discussed below, C-rings occur with various sizes and these additional densities are found only in bacteria with wider C-rings, suggesting that they play a structural role in spacing out C-ring assembly to wider radius. If this is the case, the proteins may be as-yet unidentified. It should be noted that although FliY is expected to be located at the base of the C-ring, these densities correspond somewhat to FliY presence, and no change is apparent to the lower sections of the C-ring in organisms with FliY genes. Nevertheless, although not implausible, this explanation is somewhat unsatisfactory because it would involve disruption of conserved binding interfaces to insert novel proteins. An alternative is that proteins adopt different conformations in different bacteria, or occur multiple conformations, and are captured in one conformation more than another other in different bacteria. The cytoplasmic domain of FliF is one candidate for this. In addition to these apparent additions to the inner C-ring lobe, </text:span><text:span text:style-name="T114">H. hepaticus </text:span><text:span text:style-name="T102">also exhibits additional densities beneath the inner membrane at a wider radius than the outer C-ring lobe. </text:span><text:span text:style-name="T114">Leptospira </text:span><text:span text:style-name="T102">spp. also feature additional densities on the outside of the middle of the C-ring, where CheY is predicted to bind </text:span><text:reference-mark-start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102">(Raddi et al., 2012)</text:span><text:reference-mark-end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102">. The </text:span><text:span text:style-name="T114">Leptospira </text:span><text:span text:style-name="T102">spp. C-ring also exhibits an unconventional structure close to the membrane. The significance of this difference is unclear.</text:span></text:p>
            </text:list-item>
            <text:list-item>
              <text:p text:style-name="P104"><text:span text:style-name="T102">One of the most striking thing about C-rings from different bacteria is the fact that they have a wide range of diameters from 34 nm to </text:span><text:span text:style-name="T109">64</text:span><text:span text:style-name="T102"> nm. This is a little surprising given that they are likely composed of the same three proteins (with a few minor exceptions): FliG, FliM, and FliN, with little variance in sequence length. C-ring diameter measurements from different studies cannot be directly compared due to differences in sample preparation and exact position of measurement, but it is nevertheless clear that there is a wide range in diameter. This variety in C-ring diameter raises potentially profound questions with wider implications than just motor function: how does a biological self-assembling system modulate aspects of it's structure between organisms? Is there a selective advantage to building a C-ring of different diameter to that found in model organisms? If so, what is it, and what clues does the phenotypic impact of a larger (or smaller) C-ring provide us about the molecular mechanism of C-ring function?</text:span></text:p>
            </text:list-item>
          </text:list>
        </text:list-item>
      </text:list>
      <text:h text:style-name="P133" text:outline-level="6">Why build a C-ring of different diameter to the enterobacteria?</text:h>
      <text:p text:style-name="P63">The variation in diameter of C-rings is striking – particularly given the conservation of other components such as the rod and MS-ring. Because the functional contribution of C-ring architecture remains essentially conjectural, we cannot definitively state that variation in C-ring diameter has an impact upon function of the motor. Nevertheless, while it can be argued that neutral sequence drift is an evolutionary fact that may impact some aspects of proteins without remaining selectively neutral, the apparent challenges in achieving a significant change in C-ring diameter (see <text:bookmark-ref text:reference-format="text" text:ref-name="__RefHeading__6677_500132593">Error: Reference source not found</text:bookmark-ref>, below) suggest that C-ring diameter impacts function, with different C-ring diameters confering varying selective benefits in certain environments. The remainder of this review, therefore, assumes that changes in C-ring diameter modulate function as opposed to being neutral.</text:p>
      <text:p text:style-name="P63">Perhaps the most tantalizing possibility of different C-ring diameters is different speed and torque-generating capacities. Results from biophysical studies in which stator complexes are slowly added back to an initially stator-less motor ('resurrection' experiments) show that torque generation increases with each additional stator complex <text:reference-mark-start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Reid et al., 2006)<text:reference-mark-end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 The major models of C-ring architecture depict FliG making up the upper segment of the C-ring, directly beneath the inner membrane. Increasing the diameter of the C-ring will increase the radial positioning of FliG<text:span text:style-name="T75">C</text:span>, the domain that interacts with the stator complexes. This will increase the number of binding sites for stator subunits that can be physically positioned to interact with FliG around the motor. Assuming that the isolated mechanical contribution of a single stator is constant across organisms, the increase in radial distance of a stator from the motor's axis of rotation will provide increased torque. In combination with an increase in the number of stator complexes, each additional stator will therefore provide greater-than-additive increases in torque-generating capacity due to their increased distance from the axis of rotation. The effect on speed is not as immediately obvious, but a naïve hypothesis without understanding rotation mechanism might predict that a decrease in angular movement per stator will be compensated for by increase in stator number. Therefore, we might predict that for a constant rate of stator complex 'firing', motors with wider C-rings will rotate at the same speed, but with higher torque per unit time. This is not without precedent: it has been shown that the number of 'c-ring' components in the ATPase <text:s/>can change (completely unrelated to the flagellar C-ring, but confusingly similarly named – and henceforth as c<text:span text:style-name="T139">ATPase</text:span>-ring). In turn, these differences in stoichiometry alter the ability of the assembled ATPase to synthesize ATP <text:reference-mark-start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Pogoryelov et al., 2012)<text:reference-mark-end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 Higher number of subunits in the c<text:span text:style-name="T139">ATPase</text:span>-ring results in more theoretical ions being required per ATP generated, but benefits from a lower requirement of ion-motive force.</text:p>
      <text:p text:style-name="P98">This also suggest another possibility: motors use different C-ring diameters to deal with lower PMF...? Seems unlikely as these bacteria are FAST.</text:p>
      <text:p text:style-name="P98">Symmetry mismatch: Richard's 26 steps suggests not. But bring it up anyway.</text:p>
      <text:p text:style-name="P97">Is there any evidence that a change in C-ring diameter has an effect upon torque-generation? Unfortunately there have only been a few studies of diversity of mechanical output of flagellar motors to-date, but these support the notion. The most important comparison comes of knowledge of C-ring structure and mechanical output of the <text:span text:style-name="T9">Caulobacter crescentus </text:span><text:span text:style-name="T26">and </text:span><text:span text:style-name="T9">Helicobacter pylori</text:span><text:span text:style-name="T26"> motors </text:span><text:reference-mark-start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6">(Li and Tang, 2006; Celli et al., 2009; Chen et al., 2011)</text:span><text:reference-mark-end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6"> with the body of work on the enterobacterial structure and mechanical output </text:span><text:reference-mark-start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text:span text:style-name="T26">(Sowa and Berry, 2008; Paul et al., 2011; Stock et al., 2012)</text:span><text:reference-mark-end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 demonstrating a striking correlation for these three cases of increasing torque with C-ring diameter. An exception comes from <text:span text:style-name="T9">Hylemonella gracilis</text:span><text:span text:style-name="T26">, where despite a C-ring of diameter close to the enterobacteria </text:span><text:reference-mark-start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6">(Greenberg and Canale-Parola, 1977a)</text:span><text:reference-mark-end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6">, and proton-driven stators, exhibits the ability to swim in viscous media up to 1000 cp. Whether this is an ability related to the size or shape of </text:span><text:span text:style-name="T9">H. gracilis</text:span><text:span text:style-name="T26">, or whether it is a result of high torque-generating capabilities of the motor, even with a medium-sized C-ring, remains to be seen.</text:span></text:p>
      <text:p text:style-name="P63">The impact of changing C-ring diameter will also likely produce a motor more sensitive to CheY~P concentration <text:reference-mark-start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Yuan et al., 2012)<text:reference-mark-end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 due to an increase in the number of FliM subunits, and will have a greater dynamic range of sensitivity. This may be particularly useful for bacteria that live in very varied environments to add an additional adaptation mechanism.</text:p>
      <text:p text:style-name="P97">Changes in C-ring diameter may also impact the export process, although a possible mechanism is unclear, . As discussed above, FliH sequence length closely correlates with C-ring diameter <text:reference-mark-start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Abrusci et al., 2013)<text:reference-mark-end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 It is conceivable that changes in FliH length will impact the interaction of FliI with the export apparatus docking platform FlhA<text:span text:style-name="T75">C</text:span>, modulating the export process in an unknown manner.</text:p>
      <text:p text:style-name="P105"><text:span text:style-name="T102">Recent studies have shown distinct steps in motor rotation of 26 in </text:span><text:span text:style-name="T114">E. coli</text:span><text:span text:style-name="T102"> </text:span><text:reference-mark-start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text:span text:style-name="T102">(Sowa et al., 2005)</text:span><text:reference-mark-end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text:span text:style-name="T102"> and </text:span><text:span text:style-name="T114">S. typhimurium</text:span><text:span text:style-name="T102"> </text:span><text:reference-mark-start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102">(Nakamura et al., 2010)</text:span><text:reference-mark-end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102">, and 27-28 in </text:span><text:span text:style-name="T114">R. sphaeroides </text:span><text:reference-mark-start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text:span text:style-name="T102">(Pilizota et al., 2009)</text:span><text:reference-mark-end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text:span text:style-name="T102">, suggesting that stator complexes lie in phase with each other relative to subunits of the rotor. As the rotor rotates against a stator complex, the potential energy of interaction will vary with a frequency equal to the symmetry of the rotor. For multiple stator complexes, it follows that the net potential energy will be the sum of the potential energy of each stator complex against the rotor. If stator complexes are positioned around the rotor with a in phase with each other relative to the rotor symmetry, their functions will constructively interfere, building a potential energy function of the same frequency as that of a single stator complex; if their position is not in phase, however, the addition of their potential energy functions will be more complicated, with the frequency of energy minima corresponding to the least common multiple of the two symmetry elements. The biological relevance of this is that the angle between minima, and the potential barrier between them, is lowered in symmetry mismatched structures.</text:span></text:p>
      <text:h text:style-name="P135" text:outline-level="6">Possible mechanisms of assembling C-rings of varying diameters</text:h>
      <text:p text:style-name="P106"><text:span text:style-name="T102">How might bacteria assemble a C-ring of different size to the enterobacteria? Where is C-ring size “coded”? Even the enterobacteria have a range of sizes that are roughly normally distributed around a mean, but how that mean is determined is not currently clear. The number of subunits, and therefore diameter, of the F-ATPase c-ring (unrelated to the flagellar C-ring) is an inherent property of component protein sequences, and change in sequence results in change in diameter </text:span><text:reference-mark-start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text:span text:style-name="T102">(Pogoryelov et al., 2012)</text:span><text:reference-mark-end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text:span text:style-name="T102">. It is possible that this is also true of the C-ring. Nevertheless, the intricately interlinked machinery of the flagellar motor will likely only tolerate a range of C-ring sizes while maintaining function. If a C-ring becomes too big to maintain function, what mechanisms might step in to retain function? Studies of electron cryo-tomograms suggest a number of different mechanisms may be at play </text:span><text:reference-mark-start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text:span text:style-name="T102">(Chen et al., 2011)</text:span><text:reference-mark-end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text:span text:style-name="T102">.</text:span></text:p>
      <text:h text:style-name="Heading_20_8" text:outline-level="8">Assembly implications</text:h>
      <text:list xml:id="list58255430" text:continue-numbering="true" text:style-name="L8">
        <text:list-item>
          <text:list>
            <text:list-item>
              <text:p text:style-name="P56">Passive assembly of the export apparatus, C-ring and stators</text:p>
            </text:list-item>
            <text:list-item>
              <text:p text:style-name="P56">Active assembly of axial components by the export apparatus</text:p>
            </text:list-item>
          </text:list>
        </text:list-item>
      </text:list>
      <text:h text:style-name="Heading_20_8" text:outline-level="8">Evolutionary implications</text:h>
      <text:list xml:id="list7684373870901457383" text:style-name="L9">
        <text:list-item>
          <text:list>
            <text:list-item>
              <text:p text:style-name="P58">Go over known ancestry</text:p>
              <text:list>
                <text:list-item>
                  <text:p text:style-name="P58">We know a great deal about flagellar function without having a solid idea about how it works. The same can be said if it's evolution: homologs of the majority of the parts of the flagellar motor are found throughout the bacteria suggesting clear hypotheses regarding ancestry. </text:p>
                  <text:list>
                    <text:list-item>
                      <text:p text:style-name="P58">Quickly go over Mark Pallen, Ochman, etc's work</text:p>
                    </text:list-item>
                    <text:list-item>
                      <text:p text:style-name="P58">C-ring: Evolutionary origins? Transporter?</text:p>
                    </text:list-item>
                    <text:list-item>
                      <text:p text:style-name="P58">MS-ring: homology to sporulation pore, T3SS. </text:p>
                    </text:list-item>
                    <text:list-item>
                      <text:p text:style-name="P58"><text:reference-mark-start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Gophna et al., 2003)<text:reference-mark-end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text:p>
                    </text:list-item>
                    <text:list-item>
                      <text:p text:style-name="P58">Ochman</text:p>
                      <text:list>
                        <text:list-item>
                          <text:p text:style-name="P58">MotB: OmpA</text:p>
                        </text:list-item>
                        <text:list-item>
                          <text:p text:style-name="P58">Vibrio system</text:p>
                          <text:list>
                            <text:list-item>
                              <text:p text:style-name="P76">TolQ = MotA</text:p>
                            </text:list-item>
                            <text:list-item>
                              <text:p text:style-name="P76">TolR = MotB</text:p>
                            </text:list-item>
                            <text:list-item>
                              <text:p text:style-name="P76">Pal (OM lipoprotein)= MotB<text:span text:style-name="T75">C </text:span><text:span text:style-name="T87">(?)</text:span></text:p>
                            </text:list-item>
                            <text:list-item>
                              <text:p text:style-name="P76">TolB (periplasmic, absent from Exb system) = FlgT</text:p>
                            </text:list-item>
                            <text:list-item>
                              <text:p text:style-name="P76">TolA (interacts with TolB, Pal)= TonB </text:p>
                            </text:list-item>
                            <text:list-item>
                              <text:p text:style-name="P58"><text:reference-mark-start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Cascales et al., 2001)<text:reference-mark-end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text:p>
                            </text:list-item>
                            <text:list-item>
                              <text:p text:style-name="P58">Also MotY alone!!</text:p>
                            </text:list-item>
                            <text:list-item>
                              <text:p text:style-name="P90">Because PotB works as a sodium-powered stator in <text:span text:style-name="T9">E. coli, </text:span><text:span text:style-name="T26">we can say that MotB effectively replaces PomB, MotX and MotY – maybe development of MotB was an evolutionary advancement...? </text:span><text:reference-mark-start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6">(Kojima et al., 2008b)</text:span><text:reference-mark-end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6"> (against this: why not develop a sodium-powered stator that doesn't need MotXY?)</text:span></text:p>
                            </text:list-item>
                          </text:list>
                        </text:list-item>
                        <text:list-item>
                          <text:p text:style-name="P58">FliY: ABC transporter?</text:p>
                        </text:list-item>
                      </text:list>
                    </text:list-item>
                  </text:list>
                </text:list-item>
                <text:list-item>
                  <text:p text:style-name="P58">How these multiple ancestral machines first accreted to form the first proto-flagellar motor, however, is unknown.</text:p>
                </text:list-item>
                <text:list-item>
                  <text:p text:style-name="P58">The question, therefore (at the risk of being misquoted), is not “if it evolved” (it has clear ancestry), to “how it evolved” – what are the evolutionary driving forces and mechanisms behind how protein machinery recruits additional elaborations, or how do two proteins (or sets of proteins) accrete together to become a novel complex with novel functionality.</text:p>
                  <text:list>
                    <text:list-item>
                      <text:p text:style-name="P58">Do these new complexes need to offer a selective advantage to the organism immediately? </text:p>
                    </text:list-item>
                    <text:list-item>
                      <text:p text:style-name="P58">Or are their evolutionary mechanisms which inevitably lead to such machinery becoming locked into a “complexity ratchet” that provides an incubation period for it to acquire selectively beneficial functionality?</text:p>
                    </text:list-item>
                    <text:list-item>
                      <text:p text:style-name="P58">The controversial theory of Constructive Neutral Evolution suggests some answers.</text:p>
                    </text:list-item>
                    <text:list-item>
                      <text:p text:style-name="P58">[Go over theory in plain English, with examples]</text:p>
                    </text:list-item>
                    <text:list-item>
                      <text:p text:style-name="P58">A recent study [Joe Thornton].</text:p>
                    </text:list-item>
                  </text:list>
                </text:list-item>
                <text:list-item>
                  <text:p text:style-name="P90">MotY homologous to Pal <text:reference-mark-start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Kojima et al., 2008b)<text:reference-mark-end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text:p>
                  <text:list>
                    <text:list-item>
                      <text:p text:style-name="P58">Read a little more on Tol/Pal homologies: does the PomABMotY structure account for all parts of Tol/Pal?</text:p>
                    </text:list-item>
                    <text:list-item>
                      <text:p text:style-name="P58">If so, it is tempting to speculate that this represents a more 'ancient' form of the motor, closer to the original rotary motor that retained all the parts of the accreting precursor complexes.</text:p>
                    </text:list-item>
                    <text:list-item>
                      <text:p text:style-name="P58">It will be interesting to pursue future phylogenetic analyses that may hope to untangle the evolutionary heritage of the Mot/Tol/Pal families.</text:p>
                    </text:list-item>
                    <text:list-item>
                      <text:p text:style-name="P58">Talk about a subset of bacteria with just MotY.</text:p>
                    </text:list-item>
                  </text:list>
                </text:list-item>
              </text:list>
            </text:list-item>
            <text:list-item>
              <text:p text:style-name="P58">Excellence as a case study in accretion of pre-existing protein complexes.</text:p>
              <text:list>
                <text:list-item>
                  <text:p text:style-name="P58">Thus mechanistic insights into how the motor originally accreted (HOW it evolved, as well as WHERE it evolved FROM).</text:p>
                </text:list-item>
                <text:list-item>
                  <text:p text:style-name="P58">This will require a concerted, interdisciplinary approach spanning from protein evolution and phylogenetics, protein structure</text:p>
                </text:list-item>
                <text:list-item>
                  <text:p text:style-name="P90">Analogous work can be found in the BAM complex <text:reference-mark-start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Webb et al.)<text:reference-mark-end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 (BamD ancestry can be traced back to a cytoplasmic dehydrogenase <text:reference-mark-start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Anwari et al., 2012)<text:reference-mark-end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 gliding motility in the Myxococcus xanthus <text:reference-mark-start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Luciano et al., 2011)<text:reference-mark-end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 <text:s/>and the unrelated gliding motility found in Flavobacterium johnsoniae <text:reference-mark-start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Sato et al., 2010)<text:reference-mark-end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 Also T2SS, T4P, archaeal flagellar motor.</text:p>
                  <text:list>
                    <text:list-item>
                      <text:p text:style-name="P90">Strikingly, a number of commonalities: all are periplasmic, and the Tol/Pal family play a prominent role in two such systems.</text:p>
                    </text:list-item>
                    <text:list-item>
                      <text:p text:style-name="P90">This hints that the periplasm might be a 'breeding ground' for accretion of novel protein complexes, as can be rationalized by decreased dimensionality of search space for binding partners.</text:p>
                    </text:list-item>
                  </text:list>
                </text:list-item>
              </text:list>
            </text:list-item>
            <text:list-item>
              <text:p text:style-name="P58">Deep-sea <text:span text:style-name="T146">ε</text:span>-proteobacteria 17615243</text:p>
            </text:list-item>
            <text:list-item>
              <text:p text:style-name="P58">How do C-rings change in size? Known that there's some “slop”, so that would enable an intermediate that is still functional</text:p>
            </text:list-item>
            <text:list-item>
              <text:p text:style-name="P58">'Microbes and evolution' book</text:p>
            </text:list-item>
            <text:list-item>
              <text:p text:style-name="P58">Nick Matzke essay</text:p>
            </text:list-item>
          </text:list>
        </text:list-item>
      </text:list>
      <text:p text:style-name="P7"/>
      <text:h text:style-name="Heading_20_2" text:outline-level="2">Future outlook and outstanding issues</text:h>
      <text:h text:style-name="Heading_20_8" text:outline-level="8">Exploring further diversity</text:h>
      <text:p text:style-name="P7">As was true with protein folds and gene families, it is unlikely that we are near saturation in our catalog of motor diversity. Well known that the elaborations are lost upon purification (e.g., <text:reference-mark-start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Nauman et al., 1969)<text:reference-mark-end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 </text:p>
      <text:list xml:id="list8432633449525331428" text:style-name="WW8Num12">
        <text:list-item>
          <text:list>
            <text:list-item>
              <text:p text:style-name="P59">Different organisms</text:p>
              <text:list>
                <text:list-item>
                  <text:p text:style-name="P59">A motor that immediately suggests itself is that of <text:span text:style-name="T9">Thermotoga maritima. <text:s/></text:span><text:span text:style-name="T26">Many of the motor protein crystal structures are of the </text:span><text:span text:style-name="T9">T. maritima </text:span><text:span text:style-name="T26">homologs, and it will be interesting to confirm that the </text:span><text:span text:style-name="T9">T. maritima </text:span><text:span text:style-name="T26">motor is essentially the same as </text:span><text:span text:style-name="T9">E. coli.</text:span></text:p>
                </text:list-item>
                <text:list-item>
                  <text:p text:style-name="P91"><text:span text:style-name="T148">Although uncultivatable, method development may soon enable us to look at uncultivatable bacteria. Indeed, a recent study on uncultivated epsilonproteobacterium </text:span><text:span text:style-name="T158">Thiovulum </text:span><text:span text:style-name="T149">sp.</text:span><text:span text:style-name="T148"> demonstrated the possibility of sequencing genomes from single cells </text:span><text:reference-mark-start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48">(Marshall et al., 2012)</text:span><text:reference-mark-end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48">. It transpired that this bacterium is the second fastest bacterium ever observed, suggesting that future techniques to consistently image uncultivated bacteria for deeper insights into diversity.</text:span></text:p>
                </text:list-item>
              </text:list>
            </text:list-item>
            <text:list-item>
              <text:p text:style-name="P59"><text:span text:style-name="T95">Stator location</text:span>. Strikingly, “stators” can only be hypothesized in bacteria with periplasmic elaborations <text:reference-mark-start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Chen et al., 2011)<text:reference-mark-end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text:p>
              <text:list>
                <text:list-item>
                  <text:p text:style-name="P59">Most direct visualization in E. coli and Salmonella has been by freeze-fracture (terminology?), suggesting 10-12 (right? Khan).</text:p>
                </text:list-item>
                <text:list-item>
                  <text:p text:style-name="P59">Will be interesting to explore this using contemporary EM techniques, which may require additional work to pinpoint the actual stator locations</text:p>
                  <text:list>
                    <text:list-item>
                      <text:p text:style-name="P59">It will be interesting to look at <text:span text:style-name="T9">Streptococcus</text:span><text:span text:style-name="T26"> and beta-proteobacteria such as </text:span><text:span text:style-name="T9">Aquaspirillum serpens </text:span><text:reference-mark-start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9">(Coulton and Murray, 1978)</text:span><text:reference-mark-end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26"> (although this stock is apparently no longer available).</text:span></text:p>
                    </text:list-item>
                  </text:list>
                </text:list-item>
              </text:list>
            </text:list-item>
            <text:list-item>
              <text:p text:style-name="P101"><text:span text:style-name="T95">Relationship of structure to function</text:span>.</text:p>
              <text:list>
                <text:list-item>
                  <text:p text:style-name="P59"><text:span text:style-name="T41">Interestingly, also see that </text:span><text:span text:style-name="T19">R. sphaeroides</text:span><text:span text:style-name="T41"> stopped at 27-28 angles per rotation, backing-up the </text:span><text:span text:style-name="T19">E. coli</text:span><text:span text:style-name="T41"> results. Is the difference significant – would high resolution structures show a shift to 27- or 28-fold symmetries? (spread in Thomas 2006 was 24-25)</text:span></text:p>
                </text:list-item>
                <text:list-item>
                  <text:p text:style-name="P59">Based on dynamics results, and different diameters between bacteria and within a single species (e.g., Salmonella: Khan &amp; DeRosier), one wonders if bacteria might 'change gear' in different environments...after all, it's e<text:span text:style-name="T41">stablished that at least parts of the C-ring are dynamic (Judy, Richard)</text:span></text:p>
                </text:list-item>
                <text:list-item>
                  <text:p text:style-name="P34">It will be particularly interesting to further image bacteria that routinely swim in media with different viscosities and nutrient availabilities to assess the evolutionary impact upon their motors.</text:p>
                </text:list-item>
              </text:list>
            </text:list-item>
            <text:list-item>
              <text:p text:style-name="P34">Stoichiometries and symmetries</text:p>
              <text:list>
                <text:list-item>
                  <text:p text:style-name="P34">Comparative studies on number of FliGs, whether fusions are functional, etc (see list of factors)</text:p>
                </text:list-item>
                <text:list-item>
                  <text:p text:style-name="P34">Are there more FliF molecules in spirochaetes? How about other bacteria?</text:p>
                </text:list-item>
              </text:list>
            </text:list-item>
          </text:list>
        </text:list-item>
      </text:list>
      <text:h text:style-name="P118" text:outline-level="8">Evolution</text:h>
      <text:p text:style-name="P7">Darwin's finches enabled fantastic insights into evolution – comparative studies, e.g., of spirochaetes, surely will too.</text:p>
      <text:p text:style-name="P7">Understand basis of modular evolution. Where do these components come from?</text:p>
      <text:p text:style-name="P7">Can we revert a complex motor to a simpler motor and maintain motility? If so, the path we take might be a hypothesis about evolutionary pathway (in reverse).</text:p>
      <text:p text:style-name="P7">Horizontal gene transfer. Rhodobacter sphaeroides has inherited from a <text:span text:style-name="T58"><text:s/>γ-proteobacterium – how frequently does this happen? And what adaptations, if any, are required for the motor to function in it's new host, sometimes even displacing the original system </text:span><text:reference-mark-start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58">(Poggio et al., 2007)</text:span><text:reference-mark-end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58"> Because the 'brake' system is in this γ-proteobacterial motor, do we see similar brakes in other γ-proteobacteria?</text:span></text:p>
      <text:p text:style-name="P10">Look at variants, inc. Myxo intermediate, Buchnera... also T3SS: C-ring? It seems that the C-ring is likely to be ancestral due to it's role in export. This, together with full elucidation of flagellar C-ring architecture may then point the way to understanding how FliG and the stator complexes became incorporated (Ref Nick Matzke evolution paper).</text:p>
      <text:h text:style-name="P118" text:outline-level="8">Understanding the molecular mechanism of rotation</text:h>
      <text:p text:style-name="P7">C-ring sizes and stator complex ring sizes: correlate, or is there slop?</text:p>
      <text:p text:style-name="P7">How does a proton gradient produce torque?</text:p>
      <text:p text:style-name="P7">Considerable constraints on mechanism can be derived from high-resolution comparative imaging that would never be accessible studying simply model organisms.</text:p>
      <text:p text:style-name="P7">Rhodobacter sphaeoides: does it have a few more copies of FliG, accounting for slightly more steps per rotation? What is it's torque-generating capacity?</text:p>
      <text:p text:style-name="P7">C-ring sizes change dynamically in response to environment? We know C-ring sizes follow a distribution, and we hypothesize that C-ring sizes affect motor mechanical output. Might a bacterium assemble motors with C-rings of different diameters? Although FliG has not been shown tobe dynamics, maybe in special circumstances it can be disassembled and re-assembled with different diameter?</text:p>
      <text:h text:style-name="P118" text:outline-level="8">Understanding the molecular mechanism of self-assembly</text:h>
      <text:p text:style-name="P7">How do proteins self-assemble into nanomachinery?</text:p>
      <text:h text:style-name="P118" text:outline-level="8">Synthetic biology</text:h>
      <text:list xml:id="list838952422" text:continue-numbering="true" text:style-name="WW8Num12">
        <text:list-item>
          <text:p text:style-name="P59">Custom designed motors from a modular toolkit</text:p>
        </text:list-item>
        <text:list-item>
          <text:p text:style-name="P59">Desired torques, ion sources</text:p>
        </text:list-item>
        <text:list-item>
          <text:p text:style-name="P59">Next: someone needs to solve the “transmission problem”.</text:p>
        </text:list-item>
      </text:list>
      <text:h text:style-name="Heading_20_8" text:outline-level="8">Architecture</text:h>
      <text:p text:style-name="P7">To quote Howard Berg, “We need more crystal structures” <text:reference-mark-start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Berg, 2003)<text:reference-mark-end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 We need more than just more crystal structures, however. We need detailed information about how these crystal structures fit together into the complete machine. We also need to know how the behaviour of the motor is altered with evolutionary variants upon the common core – for example, with a wider C-ring, or more stator complexes (which may, as discussed, vary proportionally). Underpinning much of this is the requirement for an in-depth understanding of the architecture of the complete machine. Electron cryo-tomography stands poised to make serious advances in this, with highest-resolution reconstructions approaching <text:span text:style-name="T130">XX</text:span> nm resolution. Where are the stators? How many are there? How are they arranged – loosely on peptidoglycan, or conforming to an implicit grid? In on a grid, what factors in addition to peptidoglycan position them? How does this change with size increases – is it strictly coupled to C-ring diameter? Or do relative stoichiometries not need to be strictly maintained between bacteria? What is the exact structure of the C-ring, and how does it vary between C-rings of different diameters?</text:p>
      <text:p text:style-name="P7"/>
      <text:list xml:id="list886533096" text:continue-numbering="true" text:style-name="WW8Num12">
        <text:list-item>
          <text:p text:style-name="P59">Bridging the structural scales from crystallography up to whole-cell tomography: higher-resolution subtomogram averages</text:p>
          <text:list>
            <text:list-item>
              <text:p text:style-name="P59">Now on the horizon with the introduction of direct electron detection images that promises considerable increase in signal-to-noise that will be invaluable in aligning higher-resolution (but lower contrast) datasets</text:p>
            </text:list-item>
            <text:list-item>
              <text:p text:style-name="P59"><text:span text:style-name="T41">Utilizing the power of contemporary bacterial genetics to manipulate structures to unambiguously determine the locations of subunits in in situ structures as demonstrated for FliI </text:span><text:reference-mark-start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41">(Chen et al., 2011)</text:span><text:reference-mark-end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41">.</text:span></text:p>
            </text:list-item>
            <text:list-item>
              <text:p text:style-name="P59"><text:span text:style-name="T41">Of particular interest is the architecture of the C-ring. Higher resolution images of C-rings in </text:span><text:span text:style-name="T41">different organisms will help us understand how function is maintained even as structure strays from the well-established arrangement so comprehensively studied in </text:span><text:span text:style-name="T19">E. coli </text:span><text:span text:style-name="T41">and </text:span><text:span text:style-name="T19">Salmonella</text:span><text:span text:style-name="T41">.</text:span></text:p>
            </text:list-item>
          </text:list>
        </text:list-item>
      </text:list>
      <text:h text:style-name="Heading_20_8" text:outline-level="8">Technique development</text:h>
      <text:list xml:id="list1711004330" text:continue-numbering="true" text:style-name="WW8Num12">
        <text:list-item>
          <text:p text:style-name="P59">Symmetry mismatch detection using electron cryo-microscopy.</text:p>
          <text:list>
            <text:list-item>
              <text:p text:style-name="P59">T3SS from Marlovitz tackled this first.</text:p>
            </text:list-item>
            <text:list-item>
              <text:p text:style-name="P59">Correlation of biophysical behavior to structure. </text:p>
            </text:list-item>
            <text:list-item>
              <text:p text:style-name="P59"><text:s/>If symmetry mismatch is low between stator and rotor components, we may imagine all-atom molecular dynamics of the resulting small asymmetric unit in the coming years.</text:p>
            </text:list-item>
          </text:list>
        </text:list-item>
      </text:list>
      <text:h text:style-name="Heading_20_2" text:outline-level="2">Conclusions</text:h>
      <text:list xml:id="list590693605930371990" text:style-name="WW8Num13">
        <text:list-item>
          <text:p text:style-name="P60">What this means for how we think about motor function<text:tab/></text:p>
          <text:list>
            <text:list-item>
              <text:p text:style-name="P60">assembly</text:p>
            </text:list-item>
            <text:list-item>
              <text:p text:style-name="P60">rotation</text:p>
            </text:list-item>
          </text:list>
        </text:list-item>
        <text:list-item>
          <text:p text:style-name="P60">Evolution</text:p>
          <text:list>
            <text:list-item>
              <text:p text:style-name="P60">Implications for accretion of the first rotary motor</text:p>
            </text:list-item>
            <text:list-item>
              <text:p text:style-name="P60">CNE</text:p>
            </text:list-item>
            <text:list-item>
              <text:p text:style-name="P60">Darwinian</text:p>
            </text:list-item>
            <text:list-item>
              <text:p text:style-name="P60">Modularity of evolution: continuum of evolved structures (refer to my conclusions slides from Imperial)</text:p>
            </text:list-item>
          </text:list>
        </text:list-item>
        <text:list-item>
          <text:p text:style-name="P60">Furthermore what we can learn about the nanomachinery of the cell in general</text:p>
        </text:list-item>
      </text:list>
      <text:h text:style-name="Heading_20_2" text:outline-level="5">Acknowledgments</text:h>
      <text:p text:style-name="P7">Useful discussions: Grant, Lawrence, Richard Berry, David Blair, Bill Rutherford.</text:p>
      <text:p text:style-name="P1"/>
      <text:h text:style-name="Heading_20_2" text:outline-level="5">Bibliography</text:h>
      <text:section text:style-name="Sect1" text:name="ZOTERO_BIBL {&quot;custom&quot;:[]} CSL_BIBLIOGRAPHY RNDkdciRqo8f7">
        <text:p text:style-name="Bibliography_20_1"><text:span text:style-name="T137">Abram, D., Koffler, H., and Vatter, A.E. (1965). Basal Structure and Attachment of Flagella in Cells of Proteus Vulgaris. J. Bacteriol. </text:span><text:span text:style-name="T8">90</text:span><text:span text:style-name="T25">, 1337–1354.</text:span></text:p>
        <text:p text:style-name="Bibliography_20_1"><text:span text:style-name="T25">Abram, D., Vatter, A.E., and Koffler, H. (1966). Attachment and Structural Features of Flagella of Certain Bacilli. J Bacteriol </text:span><text:span text:style-name="T8">91</text:span><text:span text:style-name="T25">, 2045–2068.</text:span></text:p>
        <text:p text:style-name="Bibliography_20_1"><text:span text:style-name="T25">Abrusci, P., Vergara-Irigaray, M., Johnson, S., Beeby, M.D., Hendrixson, D.R., Roversi, P., Friede, M.E., Deane, J.E., Jensen, G.J., Tang, C.M., et al. (2013). Architecture of the major component of the type III secretion system export apparatus. Nat. Struct. Mol. Biol. </text:span><text:span text:style-name="T8">20</text:span><text:span text:style-name="T25">, 99–104.</text:span></text:p>
        <text:p text:style-name="Bibliography_20_1"><text:span text:style-name="T25">Aizawa, S.-I., and Kubori, T. (1998). Bacterial flagellation and cell division. Genes to Cells </text:span><text:span text:style-name="T8">3</text:span><text:span text:style-name="T25">, 625–634.</text:span></text:p>
        <text:p text:style-name="Bibliography_20_1"><text:span text:style-name="T25">Alexandre, G., Rohr, R., and Bally, R. (1999). A Phase Variant of Azospirillum Lipoferum Lacks a Polar Flagellum and Constitutively Expresses Mechanosensing Lateral Flagella. Appl. Environ. Microbiol. </text:span><text:span text:style-name="T8">65</text:span><text:span text:style-name="T25">, 4701–4704.</text:span></text:p>
        <text:p text:style-name="Bibliography_20_1"><text:span text:style-name="T25">Allen, R.D., and Baumann, P. (1971). Structure and Arrangement of Flagella in Species of the Genus Beneckea and Photobacterium Fischeri. J. Bacteriol. </text:span><text:span text:style-name="T8">107</text:span><text:span text:style-name="T25">, 295–302.</text:span></text:p>
        <text:p text:style-name="Bibliography_20_1"><text:span text:style-name="T25">Anwari, K., Webb, C.T., Poggio, S., Perry, A.J., Belousoff, M., Celik, N., Ramm, G., Lovering, A., Sockett, R.E., Smit, J., et al. (2012). The evolution of new lipoprotein subunits of the bacterial outer membrane BAM complex. Molecular Microbiology </text:span><text:span text:style-name="T8">84</text:span><text:span text:style-name="T25">, 832–844.</text:span></text:p>
        <text:p text:style-name="Bibliography_20_1"><text:span text:style-name="T25">Apel, D., and Surette, M.G. (2008). Bringing order to a complex molecular machine: The assembly of the bacterial flagella. Biochimica et Biophysica Acta (BBA) - Biomembranes </text:span><text:span text:style-name="T8">1778</text:span><text:span text:style-name="T25">, 1851–1858.</text:span></text:p>
        <text:p text:style-name="Bibliography_20_1"><text:span text:style-name="T25">Armitage, J.P., and Schmitt, R. (1997). Bacterial chemotaxis: Rhodobacter sphaeroide and Sinorhizobium meliloti - variations on a theme? Microbiology </text:span><text:span text:style-name="T8">143</text:span><text:span text:style-name="T25">, 3671–3682.</text:span></text:p>
        <text:p text:style-name="Bibliography_20_1"><text:span text:style-name="T25">Arnam, V., S, J., McMurry, J.L., Kihara, M., and Macnab, R.M. (2004). Analysis of an Engineered Salmonella Flagellar Fusion Protein, FliR-FlhB. J. Bacteriol. </text:span><text:span text:style-name="T8">186</text:span><text:span text:style-name="T25">, 2495–2498.</text:span></text:p>
        <text:p text:style-name="Bibliography_20_1"><text:span text:style-name="T25">Atsumi, T., McCartert, L., and Imae, Y. (1992). Polar and lateral flagellar motors of marine Vibrio are driven by different ion-motive forces. , Published Online: 09 January 1992; | doi:10.1038/355182a0 </text:span><text:span text:style-name="T8">355</text:span><text:span text:style-name="T25">, 182–184.</text:span></text:p>
        <text:p text:style-name="Bibliography_20_1"><text:span text:style-name="T25">Atsumi, T., Maekawa, Y., Yamada, T., Kawagishi, I., Imae, Y., and Homma, M. (1996). Effect of Viscosity on Swimming by the Lateral and Polar Flagella of Vibrio Alginolyticus. J. Bacteriol. </text:span><text:span text:style-name="T8">178</text:span><text:span text:style-name="T25">, 5024–5026.</text:span></text:p>
        <text:p text:style-name="Bibliography_20_1"><text:span text:style-name="T25">Attmannspacher, U., Scharf, B., and Schmitt, R. (2005). Control of speed modulation (chemokinesis) in the unidirectional rotary motor of Sinorhizobium meliloti. Molecular Microbiology </text:span><text:span text:style-name="T8">56</text:span><text:span text:style-name="T25">, 708–718.</text:span></text:p>
        <text:p text:style-name="Bibliography_20_1"><text:span text:style-name="T25">Aufurth, S., Madkour, M., Mayer, F., and Müller, V. (1998). Structure of the Na+-driven flagellum from the homoacetogenic bacterium Acetobacterium woodii. FEBS Letters </text:span><text:span text:style-name="T8">434</text:span><text:span text:style-name="T25">, 325–328.</text:span></text:p>
        <text:p text:style-name="Bibliography_20_1"><text:span text:style-name="T25">Bai, F., Lo, C.-J., Berry, R.M., and Xing, J. (2009). Model Studies of the Dynamics of Bacterial Flagellar Motors. Biophysical Journal </text:span><text:span text:style-name="T8">96</text:span><text:span text:style-name="T25">, 3154–3167.</text:span></text:p>
        <text:p text:style-name="Bibliography_20_1"><text:span text:style-name="T25">Baker, M.A.B., and Berry, R.M. (2009). An introduction to the physics of the bacterial flagellar motor: a nanoscale rotary electric motor. Contemporary Physics </text:span><text:span text:style-name="T8">50</text:span><text:span text:style-name="T25">, 617–632.</text:span></text:p>
        <text:p text:style-name="Bibliography_20_1"><text:span text:style-name="T25">Bange, G., Kümmerer, N., Engel, C., Bozkurt, G., Wild, K., and Sinning, I. (2010). FlhA provides the adaptor for coordinated delivery of late flagella building blocks to the type III secretion system. Proc. Natl. Acad. Sci. U.S.A </text:span><text:span text:style-name="T8">107</text:span><text:span text:style-name="T25">, 11295–11300.</text:span></text:p>
        <text:p text:style-name="P113">Bazylinski, D.A., Williams, T.J., Lefèvre, C.T., Berg, R.J., Zhang, C.L., Bowser, S.S., Dean, A.J., and Beveridge, T.J. (2012). Magnetococcus marinus gen. nov., sp. nov., a marine, magnetotactic bacterium that represents a novel lineage (Magnetococcaceae fam. nov.; Magnetococcales ord. nov.) at the base of the Alphaproteobacteria. Int J Syst Evol Microbiol.</text:p>
        <text:p text:style-name="Bibliography_20_1"><text:span text:style-name="T25">Berg, H.C. (2003). The rotary motor of bacterial flagella. Annual Review of Biochemistry </text:span><text:span text:style-name="T8">72</text:span><text:span text:style-name="T25">, 19–54.</text:span></text:p>
        <text:p text:style-name="Bibliography_20_1"><text:span text:style-name="T25">Berry, R.M., and Berg, H.C. (1997). Absence of a Barrier to Backwards Rotation of the Bacterial Flagellar Motor Demonstrated with Optical Tweezers. PNAS </text:span><text:span text:style-name="T8">94</text:span><text:span text:style-name="T25">, 14433–14437.</text:span></text:p>
        <text:p text:style-name="Bibliography_20_1"><text:span text:style-name="T25">Betz, J.V. (1969). Structure of the proximal ends of flagella of Clostridium sporogenes. Can. J. Microbiol. </text:span><text:span text:style-name="T8">15</text:span><text:span text:style-name="T25">, 761–764.</text:span></text:p>
        <text:p text:style-name="Bibliography_20_1"><text:span text:style-name="T25">Bischoff, D.S., Bourret, R.B., Kirsch, M.L., and Ordal, G.W. (1993). Purification and characterization of Bacillus subtilis CheY. Biochemistry </text:span><text:span text:style-name="T8">32</text:span><text:span text:style-name="T25">, 9256–9261.</text:span></text:p>
        <text:p text:style-name="Bibliography_20_1"><text:span text:style-name="T25">Bladen, H.A., and Hampp, E.G. (1964). Ultrastructure of Treponema Microdentium and Borrelia Vincentii. J. Bacteriol. </text:span><text:span text:style-name="T8">87</text:span><text:span text:style-name="T25">, 1180–1191.</text:span></text:p>
        <text:p text:style-name="Bibliography_20_1"><text:span text:style-name="T25">Blair, D.F., and Berg, H.C. (1988). Restoration of torque in defective flagellar motors. Science </text:span><text:span text:style-name="T8">242</text:span><text:span text:style-name="T25">, 1678–1681.</text:span></text:p>
        <text:p text:style-name="Bibliography_20_1"><text:span text:style-name="T25">Blair, D.F., Kim, D.Y., and Berg, H.C. (1991). Mutant MotB proteins in Escherichia coli. J Bacteriol </text:span><text:span text:style-name="T8">173</text:span><text:span text:style-name="T25">, 4049–4055.</text:span></text:p>
        <text:p text:style-name="Bibliography_20_1"><text:span text:style-name="T25">Blair, K.M., Turner, L., Winkelman, J.T., Berg, H.C., and Kearns, D.B. (2008). A Molecular Clutch Disables Flagella in the Bacillus Subtilis Biofilm. Science </text:span><text:span text:style-name="T8">320</text:span><text:span text:style-name="T25">, 1636–1638.</text:span></text:p>
        <text:p text:style-name="Bibliography_20_1"><text:span text:style-name="T25">Bland, C.E. (1970). Fine Structure of the Motile Cells and Flagella in a Member of the Actinoplanaceae (Actinomycetales). Proc Natl Acad Sci U S A </text:span><text:span text:style-name="T8">67</text:span><text:span text:style-name="T25">, 1550–1557.</text:span></text:p>
        <text:p text:style-name="Bibliography_20_1"><text:span text:style-name="T25">Boyd, C.H., and Gober, J.W. (2001). Temporal regulation of genes encoding the flagellar proximal rod in Caulobacter crescentus. J. Bacteriol </text:span><text:span text:style-name="T8">183</text:span><text:span text:style-name="T25">, 725–735.</text:span></text:p>
        <text:p text:style-name="Bibliography_20_1"><text:span text:style-name="T25">Brahamsha, B., and Greenberg, E.P. (1988). Biochemical and Cytological Analysis of the Complex Periplasmic Flagella from Spirochaeta aurantia. J. Bacteriol. </text:span><text:span text:style-name="T8">170</text:span><text:span text:style-name="T25">, 4023–4032.</text:span></text:p>
        <text:p text:style-name="Bibliography_20_1"><text:span text:style-name="T25">Brown, M.T., Delalez, N.J., and Armitage, J.P. (2011). Protein dynamics and mechanisms controlling the rotational behaviour of the bacterial flagellar motor. Current Opinion in Microbiology </text:span><text:span text:style-name="T8">14</text:span><text:span text:style-name="T25">, 734–740.</text:span></text:p>
        <text:p text:style-name="Bibliography_20_1"><text:span text:style-name="T25">Brown, P.N., Hill, C.P., and Blair, D.F. (2002). Crystal structure of the middle and C-terminal domains of the flagellar rotor protein FliG. The EMBO Journal </text:span><text:span text:style-name="T8">21</text:span><text:span text:style-name="T25">, 3225–3234.</text:span></text:p>
        <text:p text:style-name="Bibliography_20_1"><text:span text:style-name="T25">Brown, P.N., Terrazas, M., Paul, K., and Blair, D.F. (2007). Mutational Analysis of the Flagellar Protein FliG: Sites of Interaction with FliM and Implications for Organization of the Switch Complex. J. Bacteriol. </text:span><text:span text:style-name="T8">189</text:span><text:span text:style-name="T25">, 305–312.</text:span></text:p>
        <text:p text:style-name="Bibliography_20_1"><text:span text:style-name="T25">Bubendorfer, S., Held, S., Windel, N., Paulick, A., Klingl, A., and Thormann, K.M. (2012). Specificity of motor components in the dual flagellar system of Shewanella putrefaciens CN-32. Molecular Microbiology </text:span><text:span text:style-name="T8">83</text:span><text:span text:style-name="T25">, 335–350.</text:span></text:p>
        <text:p text:style-name="Bibliography_20_1"><text:span text:style-name="T25">Büttner, D. (2012). Protein Export According to Schedule: Architecture, Assembly, and Regulation of Type III Secretion Systems from Plant- and Animal-Pathogenic Bacteria. Microbiol. Mol. Biol. Rev. </text:span><text:span text:style-name="T8">76</text:span><text:span text:style-name="T25">, 262–310.</text:span></text:p>
        <text:p text:style-name="Bibliography_20_1"><text:span text:style-name="T25">Cascales, E., Lloubès, R., and Sturgis, J.N. (2001). The TolQ-TolR proteins energize TolA and share homologies with the flagellar motor proteins MotA-MotB. Mol. Microbiol </text:span><text:span text:style-name="T8">42</text:span><text:span text:style-name="T25">, 795–807.</text:span></text:p>
        <text:p text:style-name="Bibliography_20_1"><text:span text:style-name="T25">Castillo, D., Ballado, T., Camarena, L., and Dreyfus, G. (2009). Functional analysis of a large non-conserved region of FlgK (HAP1) from &amp;lt;i&amp;gt;Rhodobacter sphaeroides&amp;lt;/i&amp;gt; Antonie van Leeuwenhoek </text:span><text:span text:style-name="T8">95</text:span><text:span text:style-name="T25">, 77–90.</text:span></text:p>
        <text:p text:style-name="Bibliography_20_1"><text:span text:style-name="T25">Celli, J.P., Turner, B.S., Afdhal, N.H., Keates, S., Ghiran, I., Kelly, C.P., Ewoldt, R.H., McKinley, G.H., So, P., Erramilli, S., et al. (2009). Helicobacter pylori moves through mucus by reducing mucin viscoelasticity. Proc. Natl. Acad. Sci. U.S.A. </text:span><text:span text:style-name="T8">106</text:span><text:span text:style-name="T25">, 14321–14326.</text:span></text:p>
        <text:p text:style-name="Bibliography_20_1"><text:span text:style-name="T25">Chalcroft, J.P., Bullivant, S., and Howard, B.H. (1973). Ultrastructural Studies on Selenomonas Ruminantium from the Sheep Rumen. J Gen Microbiol </text:span><text:span text:style-name="T8">79</text:span><text:span text:style-name="T25">, 135–146.</text:span></text:p>
        <text:p text:style-name="Bibliography_20_1"><text:span text:style-name="T25">Charon, N.W., Cockburn, A., Li, C., Liu, J., Miller, K.A., Miller, M.R., Motaleb, M.A., and Wolgemuth, C.W. (2012). The Unique Paradigm of Spirochete Motility and Chemotaxis. Annual Review of Microbiology </text:span><text:span text:style-name="T8">66</text:span><text:span text:style-name="T25">, 349–370.</text:span></text:p>
        <text:p text:style-name="Bibliography_20_1"><text:span text:style-name="T25">Chen, X., and Berg, H.C. (2000a). Torque-speed relationship of the flagellar rotary motor of Escherichia coli. Biophys J </text:span><text:span text:style-name="T8">78</text:span><text:span text:style-name="T25">, 1036–1041.</text:span></text:p>
        <text:p text:style-name="Bibliography_20_1"><text:span text:style-name="T25">Chen, X., and Berg, H.C. (2000b). Solvent-Isotope and pH Effects on Flagellar Rotation in Escherichia coli. Biophysical Journal </text:span><text:span text:style-name="T8">78</text:span><text:span text:style-name="T25">, 2280–2284.</text:span></text:p>
        <text:p text:style-name="Bibliography_20_1"><text:span text:style-name="T25">Chen, S., Beeby, M., Murphy, G.E., Leadbetter, J.R., Hendrixson, D.R., Briegel, A., Li, Z., Shi, J., Tocheva, E.I., Müller, A., et al. (2011). Structural diversity of bacterial flagellar motors. EMBO J. </text:span><text:span text:style-name="T8">30</text:span><text:span text:style-name="T25">, 2972–2981.</text:span></text:p>
        <text:p text:style-name="Bibliography_20_1"><text:span text:style-name="T25">Chevance, F.F.V., Takahashi, N., Karlinsey, J.E., Gnerer, J., Hirano, T., Samudrala, R., Aizawa, S.-I., and Hughes, K.T. (2007). The Mechanism of Outer Membrane Penetration by the Eubacterial Flagellum and Implications for Spirochete Evolution. Genes Dev. </text:span><text:span text:style-name="T8">21</text:span><text:span text:style-name="T25">, 2326–2335.</text:span></text:p>
        <text:p text:style-name="Bibliography_20_1"><text:span text:style-name="T25">Christen, M., Christen, B., Allan, M.G., Folcher, M., Jenö, P., Grzesiek, S., and Jenal, U. (2007). DgrA is a member of a new family of cyclic diguanosine monophosphate receptors and controls flagellar motor function in Caulobacter crescentus. PNAS </text:span><text:span text:style-name="T8">104</text:span><text:span text:style-name="T25">, 4112–4117.</text:span></text:p>
        <text:p text:style-name="Bibliography_20_1"><text:span text:style-name="T25">Christensen, J.E., Pacheco, S.A., and Konkel, M.E. (2009). Identification of a Campylobacter jejuni-secreted protein required for maximal invasion of host cells. Molecular Microbiology </text:span><text:span text:style-name="T8">73</text:span><text:span text:style-name="T25">, 650–662.</text:span></text:p>
        <text:p text:style-name="Bibliography_20_1"><text:span text:style-name="T25">Chun, S.Y., and Parkinson, J.S. (1988). Bacterial motility: membrane topology of the Escherichia coli MotB protein. Science </text:span><text:span text:style-name="T8">239</text:span><text:span text:style-name="T25">, 276–278.</text:span></text:p>
        <text:p text:style-name="Bibliography_20_1"><text:span text:style-name="T25">Cluzel, P., Surette, M., and Leibler, S. (2000). An Ultrasensitive Bacterial Motor Revealed by Monitoring Signaling Proteins in Single Cells. Science </text:span><text:span text:style-name="T8">287</text:span><text:span text:style-name="T25">, 1652–1655.</text:span></text:p>
        <text:p text:style-name="Bibliography_20_1"><text:span text:style-name="T25">Cohen-Bazire, G., and London, J. (1967). Basal Organelles of Bacterial Flagella. J. Bacteriol. </text:span><text:span text:style-name="T8">94</text:span><text:span text:style-name="T25">, 458–465.</text:span></text:p>
        <text:p text:style-name="Bibliography_20_1"><text:span text:style-name="T25">Cohen-Ben-Lulu, G.N., Francis, N.R., Shimoni, E., Noy, D., Davidov, Y., Prasad, K., Sagi, Y., Cecchini, G., Johnstone, R.M., and Eisenbach, M. (2008). The bacterial flagellar switch complex is getting more complex. The EMBO Journal </text:span><text:span text:style-name="T8">27</text:span><text:span text:style-name="T25">, 1134–1144.</text:span></text:p>
        <text:p text:style-name="Bibliography_20_1"><text:span text:style-name="T25">Cohen-Krausz, S., and Trachtenberg, S. (1998). Helical Perturbations of the Flagellar Filament:Rhizobium lupiniH13–3 at 13 Å Resolution. Journal of Structural Biology </text:span><text:span text:style-name="T8">122</text:span><text:span text:style-name="T25">, 267–282.</text:span></text:p>
        <text:p text:style-name="Bibliography_20_1"><text:span text:style-name="T25">Coulton, J.W., and Murray, R.G. (1978). Cell Envelope Associations of Aquaspirillum Serpens Flagella. J. Bacteriol. </text:span><text:span text:style-name="T8">136</text:span><text:span text:style-name="T25">, 1037–1049.</text:span></text:p>
        <text:p text:style-name="Bibliography_20_1"><text:span text:style-name="T25">Coulton, J.W., and Murray, R.G.E. (1977). Membrane associated components of the bacterial flagellar apparatus. Biochimica et Biophysica Acta (BBA) - Biomembranes </text:span><text:span text:style-name="T8">465</text:span><text:span text:style-name="T25">, 290–310.</text:span></text:p>
        <text:p text:style-name="Bibliography_20_1"><text:span text:style-name="T25">Curry, A., Fox, A.J., and Jones, D.M. (1984). A New Bacterial Flagellar Structure Found in Campylobacters. J Gen Microbiol </text:span><text:span text:style-name="T8">130</text:span><text:span text:style-name="T25">, 1307–1310.</text:span></text:p>
        <text:p text:style-name="Bibliography_20_1"><text:span text:style-name="T25">Curtis, P.D., and Brun, Y.V. (2010). Getting in the Loop: Regulation of Development in Caulobacter crescentus. Microbiol. Mol. Biol. Rev. </text:span><text:span text:style-name="T8">74</text:span><text:span text:style-name="T25">, 13–41.</text:span></text:p>
        <text:p text:style-name="Bibliography_20_1"><text:span text:style-name="T25">Delalez, N., and Armitage, J.P. (2008). Parts exchange: tuning the flagellar motor to fit the conditions. Molecular Microbiology </text:span><text:span text:style-name="T8">71</text:span><text:span text:style-name="T25">, 807–810.</text:span></text:p>
        <text:p text:style-name="Bibliography_20_1"><text:span text:style-name="T25">Delalez, N.J., Wadhams, G.H., Rosser, G., Xue, Q., Brown, M.T., Dobbie, I.M., Berry, R.M., Leake, M.C., and Armitage, J.P. (2010). Signal-Dependent Turnover of the Bacterial Flagellar Switch Protein FliM. PNAS </text:span><text:span text:style-name="T8">107</text:span><text:span text:style-name="T25">, 11347–11351.</text:span></text:p>
        <text:p text:style-name="Bibliography_20_1"><text:span text:style-name="T25">DePamphilis, M.L., and Adler, J. (1971a). Attachment of Flagellar Basal Bodies to the Cell Envelope: Specific Attachment to the Outer, Lipopolysaccharide Membrane and the Cytoplasmic Membrane. J. Bacteriol. </text:span><text:span text:style-name="T8">105</text:span><text:span text:style-name="T25">, 396–407.</text:span></text:p>
        <text:p text:style-name="Bibliography_20_1"><text:span text:style-name="T25">DePamphilis, M.L., and Adler, J. (1971b). Fine Structure and Isolation of the Hook-Basal Body Complex of Flagella from Escherichia coli and Bacillus subtilis. J Bacteriol </text:span><text:span text:style-name="T8">105</text:span><text:span text:style-name="T25">, 384–395.</text:span></text:p>
        <text:p text:style-name="Bibliography_20_1"><text:span text:style-name="T25">Donato, G.M., and Kawula, T.H. (1998). Enhanced Binding of Altered H-NS Protein to Flagellar Rotor Protein FliG Causes Increased Flagellar Rotational Speed and Hypermotility in Escherichia Coli. J. Biol. Chem. </text:span><text:span text:style-name="T8">273</text:span><text:span text:style-name="T25">, 24030–24036.</text:span></text:p>
        <text:p text:style-name="Bibliography_20_1"><text:span text:style-name="T25">Doyle, T.B., Hawkins, A.C., and McCarter, L.L. (2004). The Complex Flagellar Torque Generator of Pseudomonas aeruginosa. J. Bacteriol. </text:span><text:span text:style-name="T8">186</text:span><text:span text:style-name="T25">, 6341–6350.</text:span></text:p>
        <text:p text:style-name="Bibliography_20_1"><text:span text:style-name="T25">Driks, A., and DeRosier, D.J. (1990). Additional structures associated with bacterial flagellar basal body. J. Mol. Biol </text:span><text:span text:style-name="T8">211</text:span><text:span text:style-name="T25">, 669–672.</text:span></text:p>
        <text:p text:style-name="Bibliography_20_1"><text:span text:style-name="T25">Driks, A., Schoenlein, P.V., DeRosier, D.J., Shapiro, L., and Ely, B. (1990). A Caulobacter gene involved in polar morphogenesis. J. Bacteriol. </text:span><text:span text:style-name="T8">172</text:span><text:span text:style-name="T25">, 2113–2123.</text:span></text:p>
        <text:p text:style-name="P113">Duan, Q., Zhou, M., Zhu, L., and Zhu, G. (2012). Flagella and bacterial pathogenicity. Journal of Basic Microbiology n/a – n/a.</text:p>
        <text:p text:style-name="Bibliography_20_1"><text:span text:style-name="T25">Eggenhofer, E., Haslbeck, M., and Scharf, B. (2004). MotE serves as a new chaperone specific for the periplasmic motility protein, MotC, in Sinorhizobium meliloti. Molecular Microbiology </text:span><text:span text:style-name="T8">52</text:span><text:span text:style-name="T25">, 701–712.</text:span></text:p>
        <text:p text:style-name="Bibliography_20_1"><text:span text:style-name="T25">Eggenhofer, E., Rachel, R., Haslbeck, M., and Scharf, B. (2006). MotD of Sinorhizobium meliloti and Related α-Proteobacteria Is the Flagellar-Hook-Length Regulator and Therefore Reassigned as FliK. J. Bacteriol. </text:span><text:span text:style-name="T8">188</text:span><text:span text:style-name="T25">, 2144–2153.</text:span></text:p>
        <text:p text:style-name="Bibliography_20_1"><text:span text:style-name="T25">Eloe, E.A., Lauro, F.M., Vogel, R.F., and Bartlett, D.H. (2008). The Deep-Sea Bacterium Photobacterium Profundum SS9 Utilizes Separate Flagellar Systems for Swimming and Swarming Under High-Pressure Conditions. Appl. Environ. Microbiol. </text:span><text:span text:style-name="T8">74</text:span><text:span text:style-name="T25">, 6298–6305.</text:span></text:p>
        <text:p text:style-name="Bibliography_20_1"><text:span text:style-name="T25">Engelhardt, H., Schuster, S., and Baeuerlein, E. (1993). An archimedian spiral: the basal disk of the Wolinella flagellar motor. Science (New York, N.Y.) </text:span><text:span text:style-name="T8">262</text:span><text:span text:style-name="T25">, 1046–1048.</text:span></text:p>
        <text:p text:style-name="Bibliography_20_1"><text:span text:style-name="T25">Erhardt, M., and Hughes, K. (2010). C-ring requirement in flagellar type III secretion is bypassed by FlhDC upregulation. Molecular Microbiology </text:span><text:span text:style-name="T8">75</text:span><text:span text:style-name="T25">, 376–393.</text:span></text:p>
        <text:p text:style-name="Bibliography_20_1"><text:span text:style-name="T25">Erhardt, M., Namba, K., and Hughes, K.T. (2010). Bacterial Nanomachines: The Flagellum and Type III Injectisome. Cold Spring Harb Perspect Biol </text:span><text:span text:style-name="T8">2</text:span><text:span text:style-name="T25">.</text:span></text:p>
        <text:p text:style-name="Bibliography_20_1"><text:span text:style-name="T25">Fenchel, T., and Thar, R. (2006). “Candidatus Ovobacter propellens”: a large conspicuous prokaryote with an unusual motility behaviour. FEMS Microbiology Ecology </text:span><text:span text:style-name="T8">48</text:span><text:span text:style-name="T25">, 231–238.</text:span></text:p>
        <text:p text:style-name="Bibliography_20_1"><text:span text:style-name="T25">Ferrero, R.L., and Lee, A. (1988). Motility of Campylobacter jejuni in a Viscous Environment: Comparison with Conventional Rod-Shaped Bacteria. J Gen Microbiol </text:span><text:span text:style-name="T8">134</text:span><text:span text:style-name="T25">, 53–59.</text:span></text:p>
        <text:p text:style-name="Bibliography_20_1"><text:span text:style-name="T25">Ferris, F.G., Beveridge, T.J., Marceau-Day, M.L., and Larson, A.D. (1984). Structure and cell envelope associations of flagellar basal complexes of Vibrio cholerae and Campylobacter fetus. Can. J. Microbiol. </text:span><text:span text:style-name="T8">30</text:span><text:span text:style-name="T25">, 322–333.</text:span></text:p>
        <text:p text:style-name="Bibliography_20_1"><text:span text:style-name="T25">Finn, R.D., Mistry, J., Tate, J., Coggill, P., Heger, A., Pollington, J.E., Gavin, O.L., Gunasekaran, P., Ceric, G., Forslund, K., et al. (2009). The Pfam protein families database. Nucleic Acids Research </text:span><text:span text:style-name="T8">38</text:span><text:span text:style-name="T25">, D211–D222.</text:span></text:p>
        <text:p text:style-name="Bibliography_20_1"><text:span text:style-name="T25">Francis, N.R., Irikura, V.M., Yamaguchi, S., DeRosier, D.J., and Macnab, R.M. (1992). Localization of the Salmonella Typhimurium Flagellar Switch Protein FliG to the Cytoplasmic M-Ring Face of the Basal Body. PNAS </text:span><text:span text:style-name="T8">89</text:span><text:span text:style-name="T25">, 6304–6308.</text:span></text:p>
        <text:p text:style-name="Bibliography_20_1"><text:span text:style-name="T25">Francis, N.R., Sosinsky, G.E., Thomas, D., and DeRosier, D.J. (1994). Isolation, Characterization and Structure of Bacterial Flagellar Motors Containing the Switch Complex. Journal of Molecular Biology </text:span><text:span text:style-name="T8">235</text:span><text:span text:style-name="T25">, 1261–1270.</text:span></text:p>
        <text:p text:style-name="Bibliography_20_1"><text:span text:style-name="T25">Freitas, F., Keim, C.N., Kachar, B., Farina, M., and Lins, U. (2006). Envelope ultrastructure of uncultured naturally occurring magnetotactic cocci. FEMS Microbiology Letters </text:span><text:span text:style-name="T8">219</text:span><text:span text:style-name="T25">, 33–38.</text:span></text:p>
        <text:p text:style-name="P113">Friedlander, R.S., Vlamakis, H., Kim, P., Khan, M., Kolter, R., and Aizenberg, J. (2013). Bacterial flagella explore microscale hummocks and hollows to increase adhesion. PNAS.</text:p>
        <text:p text:style-name="Bibliography_20_1"><text:span text:style-name="T25">Fujinami, S., Terahara, N., Krulwich, T.A., and Ito, M. (2009). Motility and chemotaxis in alkaliphilic <text:s text:c="14"/>Bacillus <text:s text:c="14"/>species. Future Microbiology </text:span><text:span text:style-name="T8">4</text:span><text:span text:style-name="T25">, 1137–1149.</text:span></text:p>
        <text:p text:style-name="Bibliography_20_1"><text:span text:style-name="T25">Fukuoka, H., Wada, T., Kojima, S., Ishijima, A., and Homma, M. (2009). Sodium-dependent dynamic assembly of membrane complexes in sodium-driven flagellar motors. Mol. Microbiol </text:span><text:span text:style-name="T8">71</text:span><text:span text:style-name="T25">, 825–835.</text:span></text:p>
        <text:p text:style-name="Bibliography_20_1"><text:span text:style-name="T25">Fukuoka, H., Inoue, Y., Terasawa, S., Takahashi, H., and Ishijima, A. (2010). Exchange of rotor components in functioning bacterial flagellar motor. Biochemical and Biophysical Research Communications </text:span><text:span text:style-name="T8">394</text:span><text:span text:style-name="T25">, 130–135.</text:span></text:p>
        <text:p text:style-name="Bibliography_20_1"><text:span text:style-name="T25">Gabel, C.V., and Berg, H.C. (2003). The speed of the flagellar rotary motor of Escherichia coli varies linearly with protonmotive force. PNAS </text:span><text:span text:style-name="T8">100</text:span><text:span text:style-name="T25">, 8748–8751.</text:span></text:p>
        <text:p text:style-name="Bibliography_20_1"><text:span text:style-name="T25">Galkin, V.E., Yu, X., Bielnicki, J., Heuser, J., Ewing, C.P., Guerry, P., and Egelman, E.H. (2008). Divergence of Quaternary Structures Among Bacterial Flagellar Filaments. Science </text:span><text:span text:style-name="T8">320</text:span><text:span text:style-name="T25">, 382–385.</text:span></text:p>
        <text:p text:style-name="Bibliography_20_1"><text:span text:style-name="T25">Gan, L., Chen, S., and Jensen, G.J. (2008). Molecular organization of Gram-negative peptidoglycan. PNAS </text:span><text:span text:style-name="T8">105</text:span><text:span text:style-name="T25">, 18953–18957.</text:span></text:p>
        <text:p text:style-name="Bibliography_20_1"><text:span text:style-name="T25">Garza, A.G., Harris-Haller, L.W., Stoebner, R.A., and Manson, M.D. (1995). Motility protein interactions in the bacterial flagellar motor. PNAS </text:span><text:span text:style-name="T8">92</text:span><text:span text:style-name="T25">, 1970–1974.</text:span></text:p>
        <text:p text:style-name="Bibliography_20_1"><text:span text:style-name="T25">Ge, Y., and Charon, N.W. (1997). Identification of a large motility operon in Borrelia burgdorferi by semi-random PCR chromosome walking. Gene </text:span><text:span text:style-name="T8">189</text:span><text:span text:style-name="T25">, 195–201.</text:span></text:p>
        <text:p text:style-name="Bibliography_20_1"><text:span text:style-name="T25">Glauert, A.M., Kerridge, D., and Horne, R.W. (1963). The Fine Structure and Mode of Attachment of the Sheathed Flagellum of Vibrio Metchnikovii. J Cell Biol </text:span><text:span text:style-name="T8">18</text:span><text:span text:style-name="T25">, 327–336.</text:span></text:p>
        <text:p text:style-name="Bibliography_20_1"><text:span text:style-name="T25">Gluch, M.F., Typke, D., and Baumeister, W. (1995). Motility and Thermotactic Responses of Thermotoga Maritima. J. Bacteriol. </text:span><text:span text:style-name="T8">177</text:span><text:span text:style-name="T25">, 5473–5479.</text:span></text:p>
        <text:p text:style-name="Bibliography_20_1"><text:span text:style-name="T25">González, Y., Venegas, D., Mendoza-Hernandez, G., Camarena, L., and Dreyfus, G. (2010). Na(+)- and H(+)-dependent motility in the coral pathogen Vibrio shilonii. FEMS Microbiol. Lett </text:span><text:span text:style-name="T8">312</text:span><text:span text:style-name="T25">, 142–150.</text:span></text:p>
        <text:p text:style-name="Bibliography_20_1"><text:span text:style-name="T25">González‐Pedrajo, B., Minamino, T., Kihara, M., and Namba, K. (2006). Interactions between C ring proteins and export apparatus components: a possible mechanism for facilitating type III protein export. Molecular Microbiology </text:span><text:span text:style-name="T8">60</text:span><text:span text:style-name="T25">, 984–998.</text:span></text:p>
        <text:p text:style-name="Bibliography_20_1"><text:span text:style-name="T25">Goodwin, C.S., McCulloch, R.K., Armstrong, J.A., and Wee, S.H. (1985). Unusual Cellular Fatty Acids and Distinctive Ultrastructure in a New Spiral Bacterium (Campylobacter Pyloridis) from the Human Gastric Mucosa. J Med Microbiol </text:span><text:span text:style-name="T8">19</text:span><text:span text:style-name="T25">, 257–267.</text:span></text:p>
        <text:p text:style-name="Bibliography_20_1"><text:span text:style-name="T25">Gophna, U., Ron, E.Z., and Graur, D. (2003). Bacterial type III secretion systems are ancient and evolved by multiple horizontal-transfer events. Gene </text:span><text:span text:style-name="T8">312</text:span><text:span text:style-name="T25">, 151–163.</text:span></text:p>
        <text:p text:style-name="Bibliography_20_1"><text:span text:style-name="T25">Gosink, K.K., and Häse, C.C. (2000). Requirements for Conversion of the Na+-Driven Flagellar Motor of Vibrio cholerae to the H+-Driven Motor of Escherichia coli. J Bacteriol </text:span><text:span text:style-name="T8">182</text:span><text:span text:style-name="T25">, 4234–4240.</text:span></text:p>
        <text:p text:style-name="Bibliography_20_1"><text:span text:style-name="T25">Greenberg, E.P., and Canale-Parola, E. (1977a). Motility of Flagellated Bacteria in Viscous Environments. J. Bacteriol. </text:span><text:span text:style-name="T8">132</text:span><text:span text:style-name="T25">, 356–358.</text:span></text:p>
        <text:p text:style-name="Bibliography_20_1"><text:span text:style-name="T25">Greenberg, E.P., and Canale-Parola, E. (1977b). Relationship between cell coiling and motility of spirochetes in viscous environments. J. Bacteriol. </text:span><text:span text:style-name="T8">131</text:span><text:span text:style-name="T25">, 960–969.</text:span></text:p>
        <text:p text:style-name="Bibliography_20_1"><text:span text:style-name="T25">Guerry, P. (2007). Campylobacter flagella: not just for motility. Trends in Microbiology </text:span><text:span text:style-name="T8">15</text:span><text:span text:style-name="T25">, 456–461.</text:span></text:p>
        <text:p text:style-name="Bibliography_20_1"><text:span text:style-name="T25">Guttenplan, S.B., Blair, K.M., and Kearns, D.B. (2010). The EpsE Flagellar Clutch Is Bifunctional and Synergizes with EPS Biosynthesis to Promote Bacillus subtilis Biofilm Formation. PLoS Genet </text:span><text:span text:style-name="T8">6</text:span><text:span text:style-name="T25">, e1001243.</text:span></text:p>
        <text:p text:style-name="Bibliography_20_1"><text:span text:style-name="T25">Hamilton, R.C. (1975). Ultrastructure of the Basal Organelles of Flagella of Clostridium Chauvoei. J Gen Microbiol </text:span><text:span text:style-name="T8">89</text:span><text:span text:style-name="T25">, 191–194.</text:span></text:p>
        <text:p text:style-name="Bibliography_20_1"><text:span text:style-name="T25">Hara, N., Namba, K., and Minamino, T. (2011). Genetic Characterization of Conserved Charged Residues in the Bacterial Flagellar Type III Export Protein FlhA. PLoS ONE </text:span><text:span text:style-name="T8">6</text:span><text:span text:style-name="T25">, e22417.</text:span></text:p>
        <text:p text:style-name="P113">Hara, N., Morimoto, Y.V., Kawamoto, A., Namba, K., and Minamino, T. (2012). Interaction of the extreme N-terminal region of FliH with FlhA is required for efficient bacterial flagellar protein export. J. Bacteriol.</text:p>
        <text:p text:style-name="Bibliography_20_1"><text:span text:style-name="T25">Harshey, R.M. (2003). BACTERIAL MOTILITY ON A SURFACE: Many Ways to a Common Goal. Annual Review of Microbiology </text:span><text:span text:style-name="T8">57</text:span><text:span text:style-name="T25">, 249–273.</text:span></text:p>
        <text:p text:style-name="Bibliography_20_1"><text:span text:style-name="T25">Harshey, R.M., and Toguchi, A. (1996). Spinning tails: homologies among bacterial flagellar systems. Trends in Microbiology </text:span><text:span text:style-name="T8">4</text:span><text:span text:style-name="T25">, 226–231.</text:span></text:p>
        <text:p text:style-name="Bibliography_20_1"><text:span text:style-name="T25">Hashimoto, W., He, J., Wada, Y., Nankai, H., Mikami, B., and Murata, K. (2005). Proteomics-based identification of outer-membrane proteins responsible for import of macromolecules in Sphingomonas sp. A1: alginate-binding flagellin on the cell surface. Biochemistry </text:span><text:span text:style-name="T8">44</text:span><text:span text:style-name="T25">, 13783–13794.</text:span></text:p>
        <text:p text:style-name="Bibliography_20_1"><text:span text:style-name="T25">Hau, H.H., and Gralnick, J.A. (2007). Ecology and biotechnology of the genus Shewanella. Annu. Rev. Microbiol. </text:span><text:span text:style-name="T8">61</text:span><text:span text:style-name="T25">, 237–258.</text:span></text:p>
        <text:p text:style-name="Bibliography_20_1"><text:span text:style-name="T25">Haya, S., Tokumaru, Y., Abe, N., Kaneko, J., and Aizawa, S. (2011). Characterization of Lateral Flagella of Selenomonas ruminantium. Appl. Environ. Microbiol. </text:span><text:span text:style-name="T8">77</text:span><text:span text:style-name="T25">, 2799–2802.</text:span></text:p>
        <text:p text:style-name="Bibliography_20_1"><text:span text:style-name="T25">Hendrix, R.W. (1978). Symmetry mismatch and DNA packaging in large bacteriophages. Proc Natl Acad Sci U S A </text:span><text:span text:style-name="T8">75</text:span><text:span text:style-name="T25">, 4779–4783.</text:span></text:p>
        <text:p text:style-name="Bibliography_20_1"><text:span text:style-name="T25">Hizukuri, Y., Yakushi, T., Kawagishi, I., and Homma, M. (2006). Role of the Intramolecular Disulfide Bond in FlgI, the Flagellar P-Ring Component of Escherichia Coli. J. Bacteriol. </text:span><text:span text:style-name="T8">188</text:span><text:span text:style-name="T25">, 4190–4197.</text:span></text:p>
        <text:p text:style-name="Bibliography_20_1"><text:span text:style-name="T25">Hizukuri, Y., Kojima, S., and Homma, M. (2010). Disulphide cross-linking between the stator and the bearing components in the bacterial flagellar motor. J Biochem </text:span><text:span text:style-name="T8">148</text:span><text:span text:style-name="T25">, 309–318.</text:span></text:p>
        <text:p text:style-name="Bibliography_20_1"><text:span text:style-name="T25">Hoeniger, J.F., Tauschel, H.D., and Stokes, J.L. (1973). The fine structure of Sphaerotilus natans. Can. J. Microbiol. </text:span><text:span text:style-name="T8">19</text:span><text:span text:style-name="T25">, 309–313.</text:span></text:p>
        <text:p text:style-name="Bibliography_20_1"><text:span text:style-name="T25">Hougen, K.H. (1972). Further observations on the ultrastructure of Treponema pallidum nichols. Acta Pathol Microbiol Scand B Microbiol Immunol </text:span><text:span text:style-name="T8">80</text:span><text:span text:style-name="T25">, 297–304.</text:span></text:p>
        <text:p text:style-name="Bibliography_20_1"><text:span text:style-name="T25">Hougen, K.H. (1974a). Electron microscopy of Borrelia merionesi and Borrelia recurrentis. Acta Pathol Microbiol Scand B Microbiol Immunol </text:span><text:span text:style-name="T8">82</text:span><text:span text:style-name="T25">, 799–809.</text:span></text:p>
        <text:p text:style-name="Bibliography_20_1"><text:span text:style-name="T25">Hougen, K.H. (1974b). The ultrastructure of cultivable treponemes. 1. Treponema phagedenis, Treponema vincentii and Treponema refringens. Acta Pathol Microbiol Scand B Microbiol Immunol </text:span><text:span text:style-name="T8">82</text:span><text:span text:style-name="T25">, 329–344.</text:span></text:p>
        <text:p text:style-name="Bibliography_20_1"><text:span text:style-name="T25">Hovind-Hougen, K., Birch-Andersen, A., Henrik-Nielsen, R., Orholm, M., Pedersen, J.O., Teglbjaerg, P.S., and Thaysen, E.H. (1982). Intestinal Spirochetosis: Morphological Characterization and Cultivation of the Spirochete Brachyspira Aalborgi Gen. Nov., Sp. Nov. J. Clin. Microbiol. </text:span><text:span text:style-name="T8">16</text:span><text:span text:style-name="T25">, 1127–1136.</text:span></text:p>
        <text:p text:style-name="P113">Ibuki, T., Imada, K., Minamino, T., Kato, T., Miyata, T., and Namba, K. (2011). Common architecture of the flagellar type III protein export apparatus and F- and V-type ATPases. Nat Struct Mol Biol.</text:p>
        <text:p text:style-name="Bibliography_20_1"><text:span text:style-name="T25">Imada, K., Minamino, T., Tahara, A., and Namba, K. (2007). Structural similarity between the flagellar type III ATPase FliI and F1-ATPase subunits. Proceedings of the National Academy of Sciences of the United States of America </text:span><text:span text:style-name="T8">104</text:span><text:span text:style-name="T25">, 485–490.</text:span></text:p>
        <text:p text:style-name="Bibliography_20_1"><text:span text:style-name="T25">Inoue, Y., Lo, C.-J., Fukuoka, H., Takahashi, H., Sowa, Y., Pilizota, T., Wadhams, G.H., Homma, M., Berry, R.M., and Ishijima, A. (2008). Torque–Speed Relationships of Na+-driven Chimeric Flagellar Motors in Escherichia coli. Journal of Molecular Biology </text:span><text:span text:style-name="T8">376</text:span><text:span text:style-name="T25">, 1251–1259.</text:span></text:p>
        <text:p text:style-name="Bibliography_20_1"><text:span text:style-name="T25">Van Iterson, W., Hoeniger, J.F.M., and Van Zanten, E.N. (1966). Basal bodies of bacterial flagellain Proteus mirabilis I. Electron Microscopy of Sectioned Material. J Cell Biol </text:span><text:span text:style-name="T8">31</text:span><text:span text:style-name="T25">, 585–602.</text:span></text:p>
        <text:p text:style-name="Bibliography_20_1"><text:span text:style-name="T25">Ito, M., Hicks, D.B., Henkin, T.M., Guffanti, A.A., Powers, B.D., Zvi, L., Uematsu, K., and Krulwich, T.A. (2004). MotPS is the stator‐force generator for motility of alkaliphilic Bacillus, and its homologue is a second functional Mot in Bacillus subtilis. Molecular Microbiology </text:span><text:span text:style-name="T8">53</text:span><text:span text:style-name="T25">, 1035–1049.</text:span></text:p>
        <text:p text:style-name="Bibliography_20_1"><text:span text:style-name="T25">Izard, J., Hsieh, C.-E., Limberger, R.J., Mannella, C.A., and Marko, M. (2008). Native cellular architecture of Treponema denticola revealed by cryo-electron tomography. Journal of Structural Biology </text:span><text:span text:style-name="T8">163</text:span><text:span text:style-name="T25">, 10–17.</text:span></text:p>
        <text:p text:style-name="Bibliography_20_1"><text:span text:style-name="T25">Johnson, R.C., Walsh, M.P., Ely, B., and Shapiro, L. (1979). Flagellar Hook and Basal Complex of Caulobacter Crescentus. J. Bacteriol. </text:span><text:span text:style-name="T8">138</text:span><text:span text:style-name="T25">, 984–989.</text:span></text:p>
        <text:p text:style-name="Bibliography_20_1"><text:span text:style-name="T25">Jones, C.J., Macnab, R.M., Okino, H., and Aizawa, S.-I. (1990). Stoichiometric analysis of the flagellar hook-(basal-body) complex of Salmonella typhimurium. Journal of Molecular Biology </text:span><text:span text:style-name="T8">212</text:span><text:span text:style-name="T25">, 377–387.</text:span></text:p>
        <text:p text:style-name="Bibliography_20_1"><text:span text:style-name="T25">Jones, D.M., Curry, A., and Fox, A.J. (1985). An Ultrastructural Study of the Gastric Campylobacter-Like Organism “Campylobacter Pyloridis.” J Gen Microbiol </text:span><text:span text:style-name="T8">131</text:span><text:span text:style-name="T25">, 2335–2341.</text:span></text:p>
        <text:p text:style-name="Bibliography_20_1"><text:span text:style-name="T25">Kaiser, G.E., and Doetsch, R.N. (1975). Enhanced translational motion of Leptospira in viscous environments. Nature </text:span><text:span text:style-name="T8">255</text:span><text:span text:style-name="T25">, 656–657.</text:span></text:p>
        <text:p text:style-name="Bibliography_20_1"><text:span text:style-name="T25">Kanda, E., Tatsuta, T., Suzuki, T., Taguchi, F., Naito, K., Inagaki, Y., Toyoda, K., Shiraishi, T., and Ichinose, Y. (2011). Two flagellar stators and their roles in motility and virulence in Pseudomonas syringae pv. tabaci 6605. Molecular Genetics and Genomics </text:span><text:span text:style-name="T8">285</text:span><text:span text:style-name="T25">, 163–174.</text:span></text:p>
        <text:p text:style-name="Bibliography_20_1"><text:span text:style-name="T25">Kawagishi, I., Imagawa, M., Imae, Y., McCarter, L., and Homma, M. (1996). The sodium-driven polar flagellar motor of marine Vibrio as the mechanosensor that regulates lateral flagellar expression. Molecular Microbiology </text:span><text:span text:style-name="T8">20</text:span><text:span text:style-name="T25">, 693–699.</text:span></text:p>
        <text:p text:style-name="Bibliography_20_1"><text:span text:style-name="T25">Kearns, D.B. (2010). A field guide to bacterial swarming motility. Nat Rev Microbiol </text:span><text:span text:style-name="T8">8</text:span><text:span text:style-name="T25">, 634–644.</text:span></text:p>
        <text:p text:style-name="Bibliography_20_1"><text:span text:style-name="T25">Keeler, R.F., Ritchie, A.E., Bryner, J.H., and Elmore, J. (1966). The Preparation and Characterization of Cell Walls and the Preparation of Flagella of Vibrio Fetus. J Gen Microbiol </text:span><text:span text:style-name="T8">43</text:span><text:span text:style-name="T25">, 439–454.</text:span></text:p>
        <text:p text:style-name="Bibliography_20_1"><text:span text:style-name="T25">Khan, I.H., Reese, T.S., and Khan, S. (1992a). The Cytoplasmic Component of the Bacterial Flagellar Motor. PNAS </text:span><text:span text:style-name="T8">89</text:span><text:span text:style-name="T25">, 5956–5960.</text:span></text:p>
        <text:p text:style-name="Bibliography_20_1"><text:span text:style-name="T25">Khan, S., Dapice, M., and Reese, T.S. (1988). Effects of mot gene expression on the structure of the flagellar motor. Journal of Molecular Biology </text:span><text:span text:style-name="T8">202</text:span><text:span text:style-name="T25">, 575–584.</text:span></text:p>
        <text:p text:style-name="Bibliography_20_1"><text:span text:style-name="T25">Khan, S., Khan, I.H., and Reese, T.S. (1991). New structural features of the flagellar base in Salmonella typhimurium revealed by rapid-freeze electron microscopy. J Bacteriol </text:span><text:span text:style-name="T8">173</text:span><text:span text:style-name="T25">, 2888–2896.</text:span></text:p>
        <text:p text:style-name="Bibliography_20_1"><text:span text:style-name="T25">Khan, S., Ivey, D.M., and Krulwich, T.A. (1992b). Membrane ultrastructure of alkaliphilic Bacillus species studied by rapid-freeze electron microscopy. J. Bacteriol. </text:span><text:span text:style-name="T8">174</text:span><text:span text:style-name="T25">, 5123–5126.</text:span></text:p>
        <text:p text:style-name="Bibliography_20_1"><text:span text:style-name="T25">Khan, S., Zhao, R., and Reese, T.S. (1998). Architectural Features of the Salmonella typhimurium Flagellar Motor Switch Revealed by Disrupted C-Rings. Journal of Structural Biology </text:span><text:span text:style-name="T8">122</text:span><text:span text:style-name="T25">, 311–319.</text:span></text:p>
        <text:p text:style-name="Bibliography_20_1"><text:span text:style-name="T25">Kihara, M., Francis, N.R., DeRosier, D.J., and Macnab, R.M. (1996). Analysis of a FliM-FliN flagellar switch fusion mutant of Salmonella typhimurium. J. Bacteriol. </text:span><text:span text:style-name="T8">178</text:span><text:span text:style-name="T25">, 4582–4589.</text:span></text:p>
        <text:p text:style-name="Bibliography_20_1"><text:span text:style-name="T25">Kim, Y.-K., and McCarter, L.L. (2000). Analysis of the Polar Flagellar Gene System of Vibrio parahaemolyticus. J Bacteriol </text:span><text:span text:style-name="T8">182</text:span><text:span text:style-name="T25">, 3693–3704.</text:span></text:p>
        <text:p text:style-name="Bibliography_20_1"><text:span text:style-name="T25">Kingsley, V.V., and Hoeniger, J.F. (1973). Growth, Structure, and Classification of Selenomonas. Bacteriol. Rev. </text:span><text:span text:style-name="T8">37</text:span><text:span text:style-name="T25">, 479–521.</text:span></text:p>
        <text:p text:style-name="Bibliography_20_1"><text:span text:style-name="T25">Kirkpatrick, C.L., and Viollier, P.H. (2011). Poles Apart: Prokaryotic Polar Organelles and Their Spatial Regulation. Cold Spring Harb Perspect Biol </text:span><text:span text:style-name="T8">3</text:span><text:span text:style-name="T25">.</text:span></text:p>
        <text:p text:style-name="Bibliography_20_1"><text:span text:style-name="T25">Kirov, S.M., Tassell, B.C., Semmler, A.B.T., O’Donovan, L.A., Rabaan, A.A., and Shaw, J.G. (2002). Lateral Flagella and Swarming Motility in Aeromonas Species. J. Bacteriol. </text:span><text:span text:style-name="T8">184</text:span><text:span text:style-name="T25">, 547–555.</text:span></text:p>
        <text:p text:style-name="Bibliography_20_1"><text:span text:style-name="T25">Kita-Tsukamoto, K., Wada, M., Yao, K., Nishino, T., and Kogure, K. (2004). Flagellar motors of marine bacteria Halomonas are driven by both protons and sodium ions. Canadian Journal of Microbiology </text:span><text:span text:style-name="T8">50</text:span><text:span text:style-name="T25">, 369–374.</text:span></text:p>
        <text:p text:style-name="Bibliography_20_1"><text:span text:style-name="T25">Kobayashi, K., Saitoh, T., Shah, D.S.H., Ohnishi, K., Goodfellow, I.G., Sockett, R.E., and Aizawa, S.-I. (2003). Purification and Characterization of the Flagellar Basal Body of Rhodobacter Sphaeroides. J. Bacteriol. </text:span><text:span text:style-name="T8">185</text:span><text:span text:style-name="T25">, 5295–5300.</text:span></text:p>
        <text:p text:style-name="Bibliography_20_1"><text:span text:style-name="T25">Koebnik, R. (1995). Proposal for a peptidoglycan-associating alpha-helical motif in the C-terminal regions of some bacterial cell-surface proteins. Molecular Microbiology </text:span><text:span text:style-name="T8">16</text:span><text:span text:style-name="T25">, 1269–1270.</text:span></text:p>
        <text:p text:style-name="Bibliography_20_1"><text:span text:style-name="T25">Koerdt, A., Paulick, A., Mock, M., Jost, K., and Thormann, K.M. (2009). MotX and MotY Are Required for Flagellar Rotation in Shewanella Oneidensis MR-1. J. Bacteriol. </text:span><text:span text:style-name="T8">191</text:span><text:span text:style-name="T25">, 5085–5093.</text:span></text:p>
        <text:p text:style-name="Bibliography_20_1"><text:span text:style-name="T25">Koike, M., Terashima, H., Kojima, S., and Homma, M. (2010). Isolation of Basal Bodies with C-Ring Components from the Na+-Driven Flagellar Motor of Vibrio alginolyticus. J. Bacteriol. </text:span><text:span text:style-name="T8">192</text:span><text:span text:style-name="T25">, 375–378.</text:span></text:p>
        <text:p text:style-name="Bibliography_20_1"><text:span text:style-name="T25">Kojima, S., Furukawa, Y., Matsunami, H., Minamino, T., and Namba, K. (2008a). Characterization of the Periplasmic Domain of MotB and Implications for Its Role in the Stator Assembly of the Bacterial Flagellar Motor. J. Bacteriol. </text:span><text:span text:style-name="T8">190</text:span><text:span text:style-name="T25">, 3314–3322.</text:span></text:p>
        <text:p text:style-name="Bibliography_20_1"><text:span text:style-name="T25">Kojima, S., Shinohara, A., Terashima, H., Yakushi, T., Sakuma, M., Homma, M., Namba, K., and Imada, K. (2008b). Insights into the Stator Assembly of the Vibrio Flagellar Motor from the Crystal Structure of MotY. PNAS </text:span><text:span text:style-name="T8">105</text:span><text:span text:style-name="T25">, 7696–7701.</text:span></text:p>
        <text:p text:style-name="Bibliography_20_1"><text:span text:style-name="T25">Kojima, S., Imada, K., Sakuma, M., Sudo, Y., Kojima, C., Minamino, T., Homma, M., and Namba, K. (2009). Stator assembly and activation mechanism of the flagellar motor by the periplasmic region of MotB. Molecular Microbiology </text:span><text:span text:style-name="T8">73</text:span><text:span text:style-name="T25">, 710–718.</text:span></text:p>
        <text:p text:style-name="Bibliography_20_1"><text:span text:style-name="T25">Kojima, S., Nonoyama, N., Takekawa, N., Fukuoka, H., and Homma, M. (2011). Mutations Targeting the C-Terminal Domain of FliG Can Disrupt Motor Assembly in the Na+-Driven Flagella of Vibrio alginolyticus. Journal of Molecular Biology </text:span><text:span text:style-name="T8">414</text:span><text:span text:style-name="T25">, 62–74.</text:span></text:p>
        <text:p text:style-name="Bibliography_20_1"><text:span text:style-name="T25">Kubori, T., Okumura, M., Kobayashi, N., Nakamura, D., Iwakura, M., and Aizawa, S.-I. (1997). Purification and characterization of the flagellar hook–basal body complex of Bacillus subtilis. Molecular Microbiology </text:span><text:span text:style-name="T8">24</text:span><text:span text:style-name="T25">, 399–410.</text:span></text:p>
        <text:p text:style-name="Bibliography_20_1"><text:span text:style-name="T25">Kudryashev, M., Cyrklaff, M., Wallich, R., Baumeister, W., and Frischknecht, F. (2010). Distinct in situ structures of the Borrelia flagellar motor. Journal of Structural Biology </text:span><text:span text:style-name="T8">169</text:span><text:span text:style-name="T25">, 54–61.</text:span></text:p>
        <text:p text:style-name="Bibliography_20_1"><text:span text:style-name="T25">Kupper, J., Wildhaber, I., Gao, Z., and Baeuerlein, E. (1989). Basal-Body-Associated Disks Are Additional Structural Elements of the Flagellar Apparatus Isolated from Wolinella Succinogenes. J. Bacteriol. </text:span><text:span text:style-name="T8">171</text:span><text:span text:style-name="T25">, </text:span><text:soft-page-break/><text:span text:style-name="T25">2803–2810.</text:span></text:p>
        <text:p text:style-name="Bibliography_20_1"><text:span text:style-name="T25">Lai, C.-H., Listgarten, M.A., Tanner, A.C.R., and Socransky, S.S. (1981). Ultrastructures of Bacteroides Gracilis, Campylobacter Concisus, Wolinella Recta, and Eikenella Corrodens, All from Humans with Periodontal Disease. Int J Syst Bacteriol </text:span><text:span text:style-name="T8">31</text:span><text:span text:style-name="T25">, 465–475.</text:span></text:p>
        <text:p text:style-name="P113">Lara-Tejero, M., Kato, J., Wagner, S., Liu, X., and Galán, J.E. (2011). A Sorting Platform Determines the Order of Protein Secretion in Bacterial Type III Systems. Science.</text:p>
        <text:p text:style-name="Bibliography_20_1"><text:span text:style-name="T25">Leake, M.C., Chandler, J.H., Wadhams, G.H., Bai, F., Berry, R.M., and Armitage, J.P. (2006). Stoichiometry and turnover in single, functioning membrane protein complexes. Nature </text:span><text:span text:style-name="T8">443</text:span><text:span text:style-name="T25">, 355–358.</text:span></text:p>
        <text:p text:style-name="P113">Lee, J., and Harshey, R.M. (2012). Loss of FlhE in the flagellar Type III secretion system allows proton influx into Salmonella and Escherichia coli. Molecular Microbiology.</text:p>
        <text:p text:style-name="Bibliography_20_1"><text:span text:style-name="T25">Lee, A., Hazell, S.L., O’Rourke, J., and Kouprach, S. (1988). Isolation of a spiral-shaped bacterium from the cat stomach. Infect. Immun. </text:span><text:span text:style-name="T8">56</text:span><text:span text:style-name="T25">, 2843–2850.</text:span></text:p>
        <text:p text:style-name="Bibliography_20_1"><text:span text:style-name="T25">Lee, A., Phillips, M.W., O’rourke, J.L., Paster, B.J., Dewhirst, F.E., Fraser, G.J., Fox, J.G., Sly, L.I., Romaniuk, P.J., Trust, T.J., et al. (1992). Helicobacter Muridarum Sp. Nov., a Microaerophilic Helical Bacterium with a Novel Ultrastructure Isolated from the Intestinal Mucosa of Rodents. Int J Syst Bacteriol </text:span><text:span text:style-name="T8">42</text:span><text:span text:style-name="T25">, 27–36.</text:span></text:p>
        <text:p text:style-name="Bibliography_20_1"><text:span text:style-name="T25">Lee, L.K., Ginsburg, M.A., Crovace, C., Donohoe, M., and Stock, D. (2010). Structure of the torque ring of the flagellar motor and the molecular basis for rotational switching. Nature </text:span><text:span text:style-name="T8">466</text:span><text:span text:style-name="T25">, 996–1000.</text:span></text:p>
        <text:p text:style-name="Bibliography_20_1"><text:span text:style-name="T25">Lee, S.-Y., Cho, H.S., Pelton, J.G., Yan, D., Henderson, R.K., King, D.S., Huang, L., Kustu, S., Berry, E.A., and Wemmer, D.E. (2001). Crystal structure of an activated response regulator bound to its target. Nature Structural &amp; Molecular Biology </text:span><text:span text:style-name="T8">8</text:span><text:span text:style-name="T25">, 52–56.</text:span></text:p>
        <text:p text:style-name="P113">Lele, P.P., Hosu, B.G., and Berg, H.C. (2013). Dynamics of mechanosensing in the bacterial flagellar motor. PNAS.</text:p>
        <text:p text:style-name="Bibliography_20_1"><text:span text:style-name="T25">Lertsethtakarn, P., Ottemann, K.M., and Hendrixson, D.R. (2011). Motility and Chemotaxis in Campylobacter and Helicobacter. Annual Review of Microbiology </text:span><text:span text:style-name="T8">65</text:span><text:span text:style-name="T25">, 389–410.</text:span></text:p>
        <text:p text:style-name="P113">Levenson, R., Zhou, H., and Dahlquist, F.W. (2012). Structural insights into the interaction between the bacterial flagellar motor proteins FliF and FliG. Biochemistry.</text:p>
        <text:p text:style-name="Bibliography_20_1"><text:span text:style-name="T25">Li, G., and Tang, J.X. (2006). Low Flagellar Motor Torque and High Swimming Efficiency of Caulobacter crescentus Swarmer Cells. Biophys J </text:span><text:span text:style-name="T8">91</text:span><text:span text:style-name="T25">, 2726–2734.</text:span></text:p>
        <text:p text:style-name="Bibliography_20_1"><text:span text:style-name="T25">Li, H., and Sourjik, V. (2011). Assembly and stability of flagellar motor in Escherichia coli. Mol. Microbiol. </text:span><text:span text:style-name="T8">80</text:span><text:span text:style-name="T25">, 886–899.</text:span></text:p>
        <text:p text:style-name="Bibliography_20_1"><text:span text:style-name="T25">Li, C., Bakker, R.G., Motaleb, M.A., Sartakova, M.L., Cabello, F.C., and Charon, N.W. (2002). Asymmetrical Flagellar Rotation in Borrelia Burgdorferi Nonchemotactic Mutants. PNAS </text:span><text:span text:style-name="T8">99</text:span><text:span text:style-name="T25">, 6169–6174.</text:span></text:p>
        <text:p text:style-name="P113">Li, N., Kojima, S., and Homma, M. (2011). Sodium-driven motor of the polar flagellum in marine bacteria Vibrio. Genes Cells.</text:p>
        <text:p text:style-name="Bibliography_20_1"><text:span text:style-name="T25">Limberger, R.J. (2004). The Periplasmic Flagellum of Spirochetes. Journal of Molecular Microbiology and Biotechnology </text:span><text:span text:style-name="T8">7</text:span><text:span text:style-name="T25">, 30–40.</text:span></text:p>
        <text:p text:style-name="Bibliography_20_1"><text:span text:style-name="T25">Liu, R., and Ochman, H. (2007). Origins of flagellar gene operons and secondary flagellar systems. J. Bacteriol </text:span><text:span text:style-name="T8">189</text:span><text:span text:style-name="T25">, 7098–7104.</text:span></text:p>
        <text:p text:style-name="Bibliography_20_1"><text:span text:style-name="T25">Liu, J., Lin, T., Botkin, D., McCrum, E., Winkler, H., and Norris, S. (2009). Intact flagellar motor of Borrelia burgdorferi revealed by cryo-electron tomography: evidence for stator ring curvature and rotor/C-ring assembly flexion. Journal of Bacteriology </text:span><text:span text:style-name="T8">191</text:span><text:span text:style-name="T25">, 5026–5036.</text:span></text:p>
        <text:p text:style-name="Bibliography_20_1"><text:span text:style-name="T25">Liu, J., Howell, J.K., Bradley, S.D., Zheng, Y., Zhou, Z.H., and Norris, S.J. (2010). Cellular Architecture of Treponema pallidum: Novel Flagellum, Periplasmic Cone, and Cell Envelope as Revealed by Cryo Electron Tomography. Journal of Molecular Biology </text:span><text:span text:style-name="T8">403</text:span><text:span text:style-name="T25">, 546–561.</text:span></text:p>
        <text:p text:style-name="Bibliography_20_1"><text:span text:style-name="T25">Lloyd, S.A., Tang, H., Wang, X., Billings, S., and Blair, D.F. (1996). Torque generation in the flagellar motor of Escherichia coli: evidence of a direct role for FliG but not for FliM or FliN. J. Bacteriol. </text:span><text:span text:style-name="T8">178</text:span><text:span text:style-name="T25">, 223–231.</text:span></text:p>
        <text:p text:style-name="Bibliography_20_1"><text:span text:style-name="T25">Lowder, B.J., Duyvesteyn, M.D., and Blair, D.F. (2005). FliG Subunit Arrangement in the Flagellar Rotor Probed by Targeted Cross-Linking. J. Bacteriol. </text:span><text:span text:style-name="T8">187</text:span><text:span text:style-name="T25">, 5640–5647.</text:span></text:p>
        <text:p text:style-name="Bibliography_20_1"><text:span text:style-name="T25">Lowenthal, A.C., Hill, M., Sycuro, L.K., Mehmood, K., Salama, N.R., and Ottemann, K.M. (2009). Functional Analysis of the Helicobacter pylori Flagellar Switch Proteins. J. Bacteriol. </text:span><text:span text:style-name="T8">191</text:span><text:span text:style-name="T25">, 7147–7156.</text:span></text:p>
        <text:p text:style-name="Bibliography_20_1"><text:span text:style-name="T25">Luciano, J., Agrebi, R., Le Gall, A.V., Wartel, M., Fiegna, F., Ducret, A., Brochier-Armanet, C., and Mignot, T. (2011). Emergence and modular evolution of a novel motility machinery in bacteria. PLoS Genet. </text:span><text:span text:style-name="T8">7</text:span><text:span text:style-name="T25">, </text:span><text:span text:style-name="T25">e1002268.</text:span></text:p>
        <text:p text:style-name="Bibliography_20_1"><text:span text:style-name="T25">Lux, R., Kar, N., and Khan, S. (2000). Overproduced Salmonella typhimurium flagellar motor switch complexes. Journal of Molecular Biology </text:span><text:span text:style-name="T8">298</text:span><text:span text:style-name="T25">, 577–583.</text:span></text:p>
        <text:p text:style-name="Bibliography_20_1"><text:span text:style-name="T25">Maezawa, K., Shigenobu, S., Taniguchi, H., Kubo, T., Aizawa, S.-I., and Morioka, M. (2006). Hundreds of flagellar basal bodies cover the cell surface of the endosymbiotic bacterium Buchnera aphidicola sp. strain APS. J. Bacteriol </text:span><text:span text:style-name="T8">188</text:span><text:span text:style-name="T25">, 6539–6543.</text:span></text:p>
        <text:p text:style-name="Bibliography_20_1"><text:span text:style-name="T25">Magariyama, Y., Sugiyama, S., Muramoto, K., Maekawa, Y., Kawagishi, I., Imae, Y., and Kudo, S. (1994). Very fast flagellar rotation. , Published Online: 27 October 1994; | doi:10.1038/371752b0 </text:span><text:span text:style-name="T8">371</text:span><text:span text:style-name="T25">, 752–752.</text:span></text:p>
        <text:p text:style-name="Bibliography_20_1"><text:span text:style-name="T25">Males, B.M., Berthold, P., Dougherty, P.A., and Listgarten, M.A. (1984). Helical Flagellation in Centipeda Periodontii, a Gram-Negative, Anaerobic Bacillus from Periodontitis Lesions. J Gen Microbiol </text:span><text:span text:style-name="T8">130</text:span><text:span text:style-name="T25">, 185–191.</text:span></text:p>
        <text:p text:style-name="Bibliography_20_1"><text:span text:style-name="T25">Manson, M.D., Tedesco, P., Berg, H.C., Harold, F.M., and Van der Drift, C. (1977). A protonmotive force drives bacterial flagella. Proc Natl Acad Sci U S A </text:span><text:span text:style-name="T8">74</text:span><text:span text:style-name="T25">, 3060–3064.</text:span></text:p>
        <text:p text:style-name="Bibliography_20_1"><text:span text:style-name="T25">Marek, B.I. (1973). [Structure of the basal part of Caryophanon latum flagellum]. Mikrobiologiia </text:span><text:span text:style-name="T8">42</text:span><text:span text:style-name="T25">, 287–289.</text:span></text:p>
        <text:p text:style-name="Bibliography_20_1"><text:span text:style-name="T25">Mariconti, M., Epis, S., Sacchi, L., Biggiogera, M., Sassera, D., Genchi, M., Alberti, E., Montagna, M., Bandi, C., and Bazzocchi, C. (2012). A study on the presence of flagella in the order Rickettsiales: the case of “Candidatus Midichloria mitochondrii.” Microbiology </text:span><text:span text:style-name="T8">158</text:span><text:span text:style-name="T25">, 1677–1683.</text:span></text:p>
        <text:p text:style-name="P113">Marshall, I.P.G., Blainey, P.C., Spormann, A.M., and Quake, S.R. (2012). A single-cell genome for Thiovulum sp. Appl. Environ. Microbiol.</text:p>
        <text:p text:style-name="Bibliography_20_1"><text:span text:style-name="T25">Martinez, R.M., Jude, B.A., Kirn, T.J., Skorupski, K., and Taylor, R.K. (2010). Role of FlgT in Anchoring the Flagellum of Vibrio Cholerae. J. Bacteriol. </text:span><text:span text:style-name="T8">192</text:span><text:span text:style-name="T25">, 2085–2092.</text:span></text:p>
        <text:p text:style-name="Bibliography_20_1"><text:span text:style-name="T25">Marykwas, D.L., Schmidt, S.A., and Berg*, H.C. (1996). Interacting Components of the Flagellar Motor of Escherichia coliRevealed by the Two-hybrid System in Yeast. Journal of Molecular Biology </text:span><text:span text:style-name="T8">256</text:span><text:span text:style-name="T25">, 564–576.</text:span></text:p>
        <text:p text:style-name="Bibliography_20_1"><text:span text:style-name="T25">McCarter, L.L. (2001). Polar Flagellar Motility of the Vibrionaceae. Microbiol. Mol. Biol. Rev. </text:span><text:span text:style-name="T8">65</text:span><text:span text:style-name="T25">, 445–462.</text:span></text:p>
        <text:p text:style-name="Bibliography_20_1"><text:span text:style-name="T25">McCarter, L.L. (2005). Multiple Modes of Motility: A Second Flagellar System in Escherichia Coli. J. Bacteriol. </text:span><text:span text:style-name="T8">187</text:span><text:span text:style-name="T25">, 1207–1209.</text:span></text:p>
        <text:p text:style-name="Bibliography_20_1"><text:span text:style-name="T25">McClain, J., Rollo, D.R., Rushing, B.G., and Bauer, C.E. (2002). Rhodospirillum Centenum Utilizes Separate Motor and Switch Components To Control Lateral and Polar Flagellum Rotation. J. Bacteriol. </text:span><text:span text:style-name="T8">184</text:span><text:span text:style-name="T25">, 2429–2438.</text:span></text:p>
        <text:p text:style-name="Bibliography_20_1"><text:span text:style-name="T25">McMurry, J.L., Arnam, V., S, J., Kihara, M., and Macnab, R.M. (2004). Analysis of the Cytoplasmic Domains of Salmonella FlhA and Interactions with Components of the Flagellar Export Machinery. J. Bacteriol. </text:span><text:span text:style-name="T8">186</text:span><text:span text:style-name="T25">, 7586–7592.</text:span></text:p>
        <text:p text:style-name="Bibliography_20_1"><text:span text:style-name="T25">McMurry, J.L., Murphy, J.W., and González-Pedrajo, B. (2006). The FliN-FliH interaction mediates localization of flagellar export ATPase FliI to the C ring complex. Biochemistry </text:span><text:span text:style-name="T8">45</text:span><text:span text:style-name="T25">, 11790–11798.</text:span></text:p>
        <text:p text:style-name="Bibliography_20_1"><text:span text:style-name="T25">Mendes, E.N., Queiroz, D.M.M., Rocha, G.A., Moura, S.B., Leite, V.H.R., and Fonseca, M.E.F. (1990). Ultrastructure of a Spiral Micro-Organism from Pig Gastric Mucosa (“Gastrospirillum Suis”). J Med Microbiol </text:span><text:span text:style-name="T8">33</text:span><text:span text:style-name="T25">, 61–66.</text:span></text:p>
        <text:p text:style-name="Bibliography_20_1"><text:span text:style-name="T25">Minamino, T., and Namba, K. (2008). Distinct roles of the FliI ATPase and proton motive force in bacterial flagellar protein export. Nature </text:span><text:span text:style-name="T8">451</text:span><text:span text:style-name="T25">, 485–488.</text:span></text:p>
        <text:p text:style-name="Bibliography_20_1"><text:span text:style-name="T25">Minamino, T., Yoshimura, S., Morimoto, Y., GonzÃ¡lez-Pedrajo, B., Kami-Ike, N., and Namba, K. (2009). Roles of the extreme N-terminal region of FliH for efficient localization of the FliH-FliI complex to the bacterial flagellar type III export apparatus. Molecular Microbiology </text:span><text:span text:style-name="T8">74</text:span><text:span text:style-name="T25">, 1471–1483.</text:span></text:p>
        <text:p text:style-name="Bibliography_20_1"><text:span text:style-name="T25">Minamino, T., Imada, K., Kinoshita, M., Nakamura, S., Morimoto, Y.V., and Namba, K. (2011). Structural insight into the rotational switching mechanism of the bacterial flagellar motor. PLoS Biol </text:span><text:span text:style-name="T8">9</text:span><text:span text:style-name="T25">, e1000616.</text:span></text:p>
        <text:p text:style-name="Bibliography_20_1"><text:span text:style-name="T25">Moens, S., and Vanderleyden, J. (1996). Functions of Bacterial Flagella. Critical Reviews in Microbiology </text:span><text:span text:style-name="T8">22</text:span><text:span text:style-name="T25">, 67–100.</text:span></text:p>
        <text:p text:style-name="Bibliography_20_1"><text:span text:style-name="T25">Mohr, C.D., MacKichan, J.K., and Shapiro, L. (1998). A Membrane-Associated Protein, FliX, Is Required for an Early Step in Caulobacter Flagellar Assembly. J. Bacteriol. </text:span><text:span text:style-name="T8">180</text:span><text:span text:style-name="T25">, 2175–2185.</text:span></text:p>
        <text:p text:style-name="Bibliography_20_1"><text:span text:style-name="T25">Molero, R., Wilhelms, M., Infanzón, B., Tomás, J.M., and Merino, S. (2011). Aeromonas Hydrophila motY Is Essential for Polar Flagellum Function, and Requires Coordinate Expression of motX and Pom Proteins. Microbiology </text:span><text:span text:style-name="T8">157</text:span><text:span text:style-name="T25">, 2772–2784.</text:span></text:p>
        <text:p text:style-name="Bibliography_20_1"><text:span text:style-name="T25">Morehouse, K.A., Hobley, L., Capeness, M., and Sockett, R.E. (2011). Three motAB stator gene products in Bdellovibrio bacteriovorus contribute to motility of a single flagellum during predatory and prey-independent growth. J. Bacteriol. </text:span><text:span text:style-name="T8">193</text:span><text:span text:style-name="T25">, 932–943.</text:span></text:p>
        <text:p text:style-name="Bibliography_20_1"><text:span text:style-name="T25">Morooka, T., Umeda, A., and Amako, K. (1983). Morphological differences in flagella in Campylobacter fetus subsp. intestinalis and C. fetus subsp. jejuni. Microbiol. Immunol. </text:span><text:span text:style-name="T8">27</text:span><text:span text:style-name="T25">, 655–662.</text:span></text:p>
        <text:p text:style-name="Bibliography_20_1"><text:span text:style-name="T25">Motaleb, M.A., Corum, L., Bono, J.L., Elias, A.F., Rosa, P., Samuels, D.S., and Charon, N.W. (2000). Borrelia Burgdorferi Periplasmic Flagella Have Both Skeletal and Motility Functions. PNAS </text:span><text:span text:style-name="T8">97</text:span><text:span text:style-name="T25">, 10899–10904.</text:span></text:p>
        <text:p text:style-name="P113">Motaleb, M.A., Pitzer, J.E., Sultan, S.Z., and Liu, J. (2011). A novel gene inactivation system reveals an altered periplasmic flagellar orientation in a Borrelia burgdorferi fliL mutant. J Bacteriol.</text:p>
        <text:p text:style-name="Bibliography_20_1"><text:span text:style-name="T25">De Mot, R., and Vanderleyden, J. (1994). The C-terminal sequence conservation between OmpA-related outer membrane proteins and MotB suggests a common function in both gram-positive and gram-negative bacteria, possibly in the interaction of these domains with peptidoglycan. Mol. Microbiol </text:span><text:span text:style-name="T8">12</text:span><text:span text:style-name="T25">, 333–334.</text:span></text:p>
        <text:p text:style-name="Bibliography_20_1"><text:span text:style-name="T25">Moura, S.B., Mendes, E.N., Queiroz, D.M.M., Camargos, E.R.S., Fonseca, M.E.F., Rocha, G.A., and Nicoli, J.R. (1998). Ultrastructure of Helicobacter Trogontum in Culture and in the Gastrointestinal Tract of Gnotobiotic Mice. J Med Microbiol </text:span><text:span text:style-name="T8">47</text:span><text:span text:style-name="T25">, 513–520.</text:span></text:p>
        <text:p text:style-name="P113">Muff, T.J., and Ordal, G.W. (2007). Assays for CheC, FliY, and CheX as Representatives of Response Regulator Phosphatases. In Methods in Enzymology, B.R.C. and A.C. Melvin I. Simon, ed. (Academic Press), pp. 336–348.</text:p>
        <text:p text:style-name="Bibliography_20_1"><text:span text:style-name="T25">Muramoto, K., Sugiyama, S., Cragoe, E.J., and Imae, Y. (1994). Successive inactivation of the force-generating units of sodium-driven bacterial flagellar motors by a photoreactive amiloride analog. J. Biol. Chem. </text:span><text:span text:style-name="T8">269</text:span><text:span text:style-name="T25">, 3374–3380.</text:span></text:p>
        <text:p text:style-name="Bibliography_20_1"><text:span text:style-name="T25">MURATA, K., KAWAI, S., MIKAMI, B., and HASHIMOTO, W. (2008). Superchannel of Bacteria: Biological Significance and New Horizons. Bioscience, Biotechnology, and Biochemistry </text:span><text:span text:style-name="T8">72</text:span><text:span text:style-name="T25">, 265–277.</text:span></text:p>
        <text:p text:style-name="Bibliography_20_1"><text:span text:style-name="T25">Murphy, G., Leadbetter, J., and Jensen, G. (2006). In situ structure of the complete Treponema primitia flagellar motor. Nature </text:span><text:span text:style-name="T8">442</text:span><text:span text:style-name="T25">, 1062–1064.</text:span></text:p>
        <text:p text:style-name="Bibliography_20_1"><text:span text:style-name="T25">Nakagawa, S., Takaki, Y., Shimamura, S., Reysenbach, A.-L., Takai, K., and Horikoshi, K. (2007). Deep-sea vent epsilon-proteobacterial genomes provide insights into emergence of pathogens. Proc. Natl. Acad. Sci. U.S.A </text:span><text:span text:style-name="T8">104</text:span><text:span text:style-name="T25">, 12146–12150.</text:span></text:p>
        <text:p text:style-name="Bibliography_20_1"><text:span text:style-name="T25">Nakamura, S., Kami-ike, N., Yokota, J.P., Minamino, T., and Namba, K. (2010). Evidence for symmetry in the elementary process of bidirectional torque generation by the bacterial flagellar motor. PNAS </text:span><text:span text:style-name="T8">107</text:span><text:span text:style-name="T25">, 17616–17620.</text:span></text:p>
        <text:p text:style-name="Bibliography_20_1"><text:span text:style-name="T25">Nauman, R.K., Holt, S.C., and Cox, C.D. (1969). Purification, Ultrastructure, and Composition of Axial Filaments from Leptospira. J. Bacteriol. </text:span><text:span text:style-name="T8">98</text:span><text:span text:style-name="T25">, 264–280.</text:span></text:p>
        <text:p text:style-name="Bibliography_20_1"><text:span text:style-name="T25">Nguyen, C.C., and Saier Jr., M.H. (1996). Structural and phylogenetic analysis of the MotA and MotB families of bacterial flagellar motor proteins. Research in Microbiology </text:span><text:span text:style-name="T8">147</text:span><text:span text:style-name="T25">, 317–332.</text:span></text:p>
        <text:p text:style-name="Bibliography_20_1"><text:span text:style-name="T25">Novikova, N.A., Metlina, A.L., Zarubina, A.P., and Loglazov, B.F. (1984). [Structural study of the basal bodies of the flagella of Bacillus brevis var. G.-B. P+]. Mikrobiologiia </text:span><text:span text:style-name="T8">53</text:span><text:span text:style-name="T25">, 103–107.</text:span></text:p>
        <text:p text:style-name="Bibliography_20_1"><text:span text:style-name="T25">Okabe, M., Yakushi, T., Kojima, M., and Homma, M. (2002). MotX and MotY, specific components of the sodium‐driven flagellar motor, colocalize to the outer membrane in Vibrio alginolyticus. Molecular Microbiology </text:span><text:span text:style-name="T8">46</text:span><text:span text:style-name="T25">, 125–134.</text:span></text:p>
        <text:p text:style-name="Bibliography_20_1"><text:span text:style-name="T25">O’Neill, J., Xie, M., Hijnen, M., and Roujeinikova, A. (2011). Role of the MotB linker in the assembly and activation of the bacterial flagellar motor. Acta Crystallographica Section D Biological Crystallography </text:span><text:span text:style-name="T8">67</text:span><text:span text:style-name="T25">, 1009–1016.</text:span></text:p>
        <text:p text:style-name="Bibliography_20_1"><text:span text:style-name="T25">Oosawa, K., Ueno, T., and Aizawa, S. (1994). Overproduction of the bacterial flagellar switch proteins and their interactions with the MS ring complex in vitro. J. Bacteriol. </text:span><text:span text:style-name="T8">176</text:span><text:span text:style-name="T25">, 3683–3691.</text:span></text:p>
        <text:p text:style-name="Bibliography_20_1"><text:span text:style-name="T25">O’Rourke, J., Lee, A., and Fox, J.G. (1992). An Ultrastructural Study of Helicobacter Mustelae and Evidence of a Specific Association with Gastric Mucosa. J Med Microbiol </text:span><text:span text:style-name="T8">36</text:span><text:span text:style-name="T25">, 420–427.</text:span></text:p>
        <text:p text:style-name="Bibliography_20_1"><text:span text:style-name="T25">Packer, H.L., and Armitage, J.P. (1994). The chemokinetic and chemotactic behavior of Rhodobacter sphaeroides: two independent responses. J. Bacteriol. </text:span><text:span text:style-name="T8">176</text:span><text:span text:style-name="T25">, 206–212.</text:span></text:p>
        <text:p text:style-name="Bibliography_20_1"><text:span text:style-name="T25">Packer, H.L., Lawther, H., and Armitage, J.P. (1997). The Rhodobacter sphaeroides flagellar motor is a variable-speed rotor. FEBS Letters </text:span><text:span text:style-name="T8">409</text:span><text:span text:style-name="T25">, 37–40.</text:span></text:p>
        <text:p text:style-name="Bibliography_20_1"><text:span text:style-name="T25">Padgett, P.J., Friedman, M.W., and Krieg, N.R. (1983). Straight Mutants of Spirillum volutans Can Swim. J. Bacteriol. </text:span><text:span text:style-name="T8">153</text:span><text:span text:style-name="T25">, 1543–1544.</text:span></text:p>
        <text:p text:style-name="Bibliography_20_1"><text:span text:style-name="T25">Pallen, M.J., Penn, C.W., and Chaudhuri, R.R. (2005). Bacterial flagellar diversity in the post-genomic era. Trends Microbiol </text:span><text:span text:style-name="T8">13</text:span><text:span text:style-name="T25">, 143–149.</text:span></text:p>
        <text:p text:style-name="Bibliography_20_1"><text:span text:style-name="T25">Pallen, M.J., Bailey, C.M., and Beatson, S.A. (2006). Evolutionary links between FliH/YscL-like proteins from bacterial type III secretion systems and second-stalk components of the FoF1 and vacuolar ATPases. Protein Sci </text:span><text:span text:style-name="T8">15</text:span><text:span text:style-name="T25">, 935–941.</text:span></text:p>
        <text:p text:style-name="Bibliography_20_1"><text:span text:style-name="T25">Paul, K., Erhardt, M., Hirano, T., Blair, D.F., and Hughes, K.T. (2008). Energy source of flagellar type III secretion. Nature </text:span><text:span text:style-name="T8">451</text:span><text:span text:style-name="T25">, 489–492.</text:span></text:p>
        <text:p text:style-name="Bibliography_20_1"><text:span text:style-name="T25">Paul, K., Gonzalez-Bonet, G., Bilwes, A.M., Crane, B.R., and Blair, D. (2011). Architecture of the flagellar rotor. The EMBO Journal </text:span><text:span text:style-name="T8">30</text:span><text:span text:style-name="T25">, 2962–2971.</text:span></text:p>
        <text:p text:style-name="Bibliography_20_1"><text:span text:style-name="T25">Paulick, A., Koerdt, A., Lassak, J., Huntley, S., Wilms, I., Narberhaus, F., and Thormann, K.M. (2008). Two different stator systems drive a single polar flagellum in Shewanella oneidensis MR‐1. Molecular Microbiology </text:span><text:span text:style-name="T8">71</text:span><text:span text:style-name="T25">, 836–850.</text:span></text:p>
        <text:p text:style-name="Bibliography_20_1"><text:span text:style-name="T25">Pilizota, T., Brown, M.T., Leake, M.C., Branch, R.W., Berry, R.M., and Armitage, J.P. (2009). A Molecular Brake, Not a Clutch, Stops the Rhodobacter Sphaeroides Flagellar Motor. PNAS </text:span><text:span text:style-name="T8">106</text:span><text:span text:style-name="T25">, 11582–11587.</text:span></text:p>
        <text:p text:style-name="Bibliography_20_1"><text:span text:style-name="T25">Platzer, J., Sterr, W., Hausmann, M., and Schmitt, R. (1997). Three Genes of a Motility Operon and Their Role in Flagellar Rotary Speed Variation in Rhizobium Meliloti. J. Bacteriol. </text:span><text:span text:style-name="T8">179</text:span><text:span text:style-name="T25">, 6391–6399.</text:span></text:p>
        <text:p text:style-name="Bibliography_20_1"><text:span text:style-name="T25">Poggio, S., Abreu-Goodger, C., Fabela, S., Osorio, A., Dreyfus, G., Vinuesa, P., and Camarena, L. (2007). A Complete Set of Flagellar Genes Acquired by Horizontal Transfer Coexists with the Endogenous Flagellar System in Rhodobacter Sphaeroides. J. Bacteriol. </text:span><text:span text:style-name="T8">189</text:span><text:span text:style-name="T25">, 3208–3216.</text:span></text:p>
        <text:p text:style-name="Bibliography_20_1"><text:span text:style-name="T25">Pogoryelov, D., Klyszejko, A.L., Krasnoselska, G.O., Heller, E.-M., Leone, V., Langer, J.D., Vonck, J., Müller, D.J., Faraldo-Gómez, J.D., and Meier, T. (2012). Engineering rotor ring stoichiometries in the ATP synthase. PNAS </text:span><text:span text:style-name="T8">109</text:span><text:span text:style-name="T25">, E1599–E1608.</text:span></text:p>
        <text:p text:style-name="P113">Raddi, G., Morado, D.R., Yan, J., Haake, D.A., Yang, X.F., and Liu, J. (2012). Three-Dimensional Structures of Pathogenic and Saprophytic Leptospira Revealed by Cryo-Electron Tomography. Journal of Bacteriology.</text:p>
        <text:p text:style-name="Bibliography_20_1"><text:span text:style-name="T25">Ramírez-Cabrera, V., Poggio, S., Domenzain, C., Osorio, A., Dreyfus, G., and Camarena, L. (2012). A Novel Component of the Rhodobacter sphaeroides Fla1 Flagellum Is Essential for Motor Rotation. J. Bacteriol. </text:span><text:span text:style-name="T8">194</text:span><text:span text:style-name="T25">, 6174–6183.</text:span></text:p>
        <text:p text:style-name="Bibliography_20_1"><text:span text:style-name="T25">Reboul, C.F., Andrews, D.A., Nahar, M.F., Buckle, A.M., and Roujeinikova, A. (2011). Crystallographic and Molecular Dynamics Analysis of Loop Motions Unmasking the Peptidoglycan-Binding Site in Stator Protein MotB of Flagellar Motor. PLoS ONE </text:span><text:span text:style-name="T8">6</text:span><text:span text:style-name="T25">, e18981.</text:span></text:p>
        <text:p text:style-name="Bibliography_20_1"><text:span text:style-name="T25">Reid, S.W., Leake, M.C., Chandler, J.H., Lo, C.-J., Armitage, J.P., and Berry, R.M. (2006). The Maximum Number of Torque-Generating Units in the Flagellar Motor of Escherichia Coli Is at Least 11. PNAS </text:span><text:span text:style-name="T8">103</text:span><text:span text:style-name="T25">, 8066–8071.</text:span></text:p>
        <text:p text:style-name="Bibliography_20_1"><text:span text:style-name="T25">Remsen, C.C., Watson, S.W., Waterbury, J.B., and Trüper, H.G. (1968). Fine Structure of Ectothiorhodospira mobilis Pelsh. J. Bacteriol. </text:span><text:span text:style-name="T8">95</text:span><text:span text:style-name="T25">, 2374–2392.</text:span></text:p>
        <text:p text:style-name="Bibliography_20_1"><text:span text:style-name="T25">Ren, C.-P., Beatson, S.A., Parkhill, J., and Pallen, M.J. (2005). The Flag-2 Locus, an Ancestral Gene Cluster, Is Potentially Associated with a Novel Flagellar System from Escherichia Coli. J. Bacteriol. </text:span><text:span text:style-name="T8">187</text:span><text:span text:style-name="T25">, 1430–1440.</text:span></text:p>
        <text:p text:style-name="Bibliography_20_1"><text:span text:style-name="T25">Ritchie, A.E., Keeler, R.F., and Bryner, J.H. (1966). Anatomical Features of Vibrio Fetus: Electron Microscopic Survey. J Gen Microbiol </text:span><text:span text:style-name="T8">43</text:span><text:span text:style-name="T25">, 427–438.</text:span></text:p>
        <text:p text:style-name="Bibliography_20_1"><text:span text:style-name="T25">Roujeinikova, A. (2008). Crystal structure of the cell wall anchor domain of MotB, a stator component of the bacterial flagellar motor: Implications for peptidoglycan recognition. PNAS </text:span><text:span text:style-name="T8">105</text:span><text:span text:style-name="T25">, 10348–10353.</text:span></text:p>
        <text:p text:style-name="Bibliography_20_1"><text:span text:style-name="T25">Ruan, J., Kato, T., Santini, C.-L., Miyata, T., Kawamoto, A., Zhang, W.-J., Bernadac, A., Wu, L.-F., and Namba, K. (2012). Architecture of a flagellar apparatus in the fast-swimming magnetotactic bacterium MO-1. PNAS </text:span><text:span text:style-name="T8">109</text:span><text:span text:style-name="T25">, 20643–20648.</text:span></text:p>
        <text:p text:style-name="Bibliography_20_1"><text:span text:style-name="T25">Ryu, W.S., Berry, R.M., and Berg, H.C. (2000). Torque-generating units of the flagellar motor of Escherichia coli have a high duty ratio. Nature </text:span><text:span text:style-name="T8">403</text:span><text:span text:style-name="T25">, 444–447.</text:span></text:p>
        <text:p text:style-name="Bibliography_20_1"><text:span text:style-name="T25">Sal, M.S., Li, C., Motalab, M.A., Shibata, S., Aizawa, S.-I., and Charon, N.W. (2008). Borrelia Burgdorferi Uniquely Regulates Its Motility Genes and Has an Intricate Flagellar Hook-Basal Body Structure. J. Bacteriol. </text:span><text:span text:style-name="T8">190</text:span><text:span text:style-name="T25">, 1912–1921.</text:span></text:p>
        <text:p text:style-name="Bibliography_20_1"><text:span text:style-name="T25">Samuel, A.D., and Berg, H.C. (1996). Torque-generating units of the bacterial flagellar motor step independently. Biophysical Journal </text:span><text:span text:style-name="T8">71</text:span><text:span text:style-name="T25">, 918–923.</text:span></text:p>
        <text:p text:style-name="Bibliography_20_1"><text:span text:style-name="T25">Sarkar, M.K., Paul, K., and Blair, D.F. (2010). Subunit Organization and Reversal-associated Movements in the Flagellar Switch of Escherichia coli. J. Biol. Chem. </text:span><text:span text:style-name="T8">285</text:span><text:span text:style-name="T25">, 675–684.</text:span></text:p>
        <text:p text:style-name="Bibliography_20_1"><text:span text:style-name="T25">Sassera, D., Lo, N., Epis, S., D’Auria, G., Montagna, M., Comandatore, F., Horner, D., Peretó, J., Luciano, A.M., Franciosi, F., et al. (2011). Phylogenomic Evidence for the Presence of a Flagellum and Cbb3 Oxidase in the Free-Living Mitochondrial Ancestor. Mol Biol Evol </text:span><text:span text:style-name="T8">28</text:span><text:span text:style-name="T25">, 3285–3296.</text:span></text:p>
        <text:p text:style-name="Bibliography_20_1"><text:span text:style-name="T25">Sato, K., Naito, M., Yukitake, H., Hirakawa, H., Shoji, M., McBride, M.J., Rhodes, R.G., and Nakayama, K. (2010). A protein secretion system linked to bacteroidete gliding motility and pathogenesis. Proceedings of the National Academy of Sciences </text:span><text:span text:style-name="T8">107</text:span><text:span text:style-name="T25">, 276–281.</text:span></text:p>
        <text:p text:style-name="Bibliography_20_1"><text:span text:style-name="T25">Schmitt, R. (2002). Sinorhizobial chemotaxis: a departure from the enterobacterial paradigm. Microbiology </text:span><text:span text:style-name="T8">148</text:span><text:span text:style-name="T25">, 627–631.</text:span></text:p>
        <text:p text:style-name="Bibliography_20_1"><text:span text:style-name="T25">Schuster, S.C., and Baeuerlein, E. (1992). Location of the Basal Disk and a Ringlike Cytoplasmic Structure, Two Additional Structures of the Flagellar Apparatus of Wolinella Succinogenes. J. Bacteriol. </text:span><text:span text:style-name="T8">174</text:span><text:span text:style-name="T25">, 263–268.</text:span></text:p>
        <text:p text:style-name="Bibliography_20_1"><text:span text:style-name="T25">Shigematsu, M., Umeda, A., Fujimoto, S., and Amako, K. (1998). Spirochaete-Like Swimming Mode of Campylobacter Jejuni in a Viscous Environment. J Med Microbiol </text:span><text:span text:style-name="T8">47</text:span><text:span text:style-name="T25">, 521–526.</text:span></text:p>
        <text:p text:style-name="Bibliography_20_1"><text:span text:style-name="T25">Silva, K.T., Abreu, F., Almeida, F.P., Keim, C.N., Farina, M., and Lins, U. (2007). Flagellar apparatus of south-seeking many-celled magnetotactic prokaryotes. Microscopy Research and Technique </text:span><text:span text:style-name="T8">70</text:span><text:span text:style-name="T25">, 10–17.</text:span></text:p>
        <text:p text:style-name="Bibliography_20_1"><text:span text:style-name="T25">Singh, P., Park, D., Forst, S., and Banerjee, N. (2013). Xenocin Export by the Flagellar Type III Pathway in Xenorhabdus nematophila. J. Bacteriol. </text:span><text:span text:style-name="T8">195</text:span><text:span text:style-name="T25">, 1400–1410.</text:span></text:p>
        <text:p text:style-name="Bibliography_20_1"><text:span text:style-name="T25">Snyder, L.A.S., Loman, N.J., Fütterer, K., and Pallen, M.J. (2009). Bacterial flagellar diversity and evolution: seek simplicity and distrust it? Trends in Microbiology </text:span><text:span text:style-name="T8">17</text:span><text:span text:style-name="T25">, 1–5.</text:span></text:p>
        <text:p text:style-name="Bibliography_20_1"><text:span text:style-name="T25">Sockett, R.E., and Armitage, J.P. (1991). Isolation, characterization, and complementation of a paralyzed flagellar mutant of Rhodobacter sphaeroides WS8. J. Bacteriol. </text:span><text:span text:style-name="T8">173</text:span><text:span text:style-name="T25">, 2786–2790.</text:span></text:p>
        <text:p text:style-name="Bibliography_20_1"><text:span text:style-name="T25">Song, Y.C., Jin, S., Louie, H., Ng, D., Lau, R., Zhang, Y., Weerasekera, R., Al Rashid, S., Ward, L.A., Der, S.D., et al. (2004). FlaC, a protein of Campylobacter jejuni TGH9011 (ATCC43431) secreted through the flagellar apparatus, binds epithelial cells and influences cell invasion. Molecular Microbiology </text:span><text:span text:style-name="T8">53</text:span><text:span text:style-name="T25">, 541–553.</text:span></text:p>
        <text:p text:style-name="Bibliography_20_1"><text:span text:style-name="T25">Sosinsky, G.E., Francis, N.R., DeRosier, D.J., Wall, J.S., Simon, M.N., and Hainfeld, J. (1992). Mass determination and estimation of subunit stoichiometry of the bacterial hook-basal body flagellar complex of Salmonella typhimurium by scanning transmission electron microscopy. PNAS </text:span><text:span text:style-name="T8">89</text:span><text:span text:style-name="T25">, 4801–4805.</text:span></text:p>
        <text:p text:style-name="Bibliography_20_1"><text:span text:style-name="T25">Sowa, Y., and Berry, R.M. (2008). Bacterial Flagellar Motor. Quarterly Reviews of Biophysics </text:span><text:span text:style-name="T8">41</text:span><text:span text:style-name="T25">, 103–132.</text:span></text:p>
        <text:p text:style-name="Bibliography_20_1"><text:span text:style-name="T25">Sowa, Y., Hotta, H., Homma, M., and Ishijima, A. (2003). Torque–speed Relationship of the Na+-driven Flagellar Motor of Vibrio alginolyticus. Journal of Molecular Biology </text:span><text:span text:style-name="T8">327</text:span><text:span text:style-name="T25">, 1043–1051.</text:span></text:p>
        <text:p text:style-name="Bibliography_20_1"><text:span text:style-name="T25">Sowa, Y., Rowe, A.D., Leake, M.C., Yakushi, T., Homma, M., Ishijima, A., and Berry, R.M. (2005). Direct observation of steps in rotation of the bacterial flagellar motor. Nature </text:span><text:span text:style-name="T8">437</text:span><text:span text:style-name="T25">, 916–919.</text:span></text:p>
        <text:p text:style-name="Bibliography_20_1"><text:span text:style-name="T25">Stahlberg, A., Schuster, S.C., Bauer, M., Baeuerlein, E., Zhao, R., Reese, T.S., and Khan, S. (1995). Conserved machinery of the bacterial flagellar motor. Biophys J </text:span><text:span text:style-name="T8">68</text:span><text:span text:style-name="T25">, 168S – 172S.</text:span></text:p>
        <text:p text:style-name="Bibliography_20_1"><text:span text:style-name="T25">Stallmeyer, M.J.B., Hahnenberger, K.M., Sosinsky, G.E., Shapiro, L., and DeRosier, D.J. (1989). Image reconstruction of the flagellar basal body of Caulobacter crescentus. Journal of Molecular Biology </text:span><text:span text:style-name="T8">205</text:span><text:span text:style-name="T25">, 511–518.</text:span></text:p>
        <text:p text:style-name="Bibliography_20_1"><text:span text:style-name="T25">Stewart, B.J., and McCarter, L.L. (2003). Lateral Flagellar Gene System of Vibrio Parahaemolyticus. J. Bacteriol. </text:span><text:span text:style-name="T8">185</text:span><text:span text:style-name="T25">, 4508–4518.</text:span></text:p>
        <text:p text:style-name="Bibliography_20_1"><text:span text:style-name="T25">Stock, D., Namba, K., and Lee, L.K. (2012). Nanorotors and self-assembling macromolecular machines: The torque ring of the bacterial flagellar motor. Curr. Opin. Biotechnol. </text:span><text:span text:style-name="T8">23</text:span><text:span text:style-name="T25">, 545–554.</text:span></text:p>
        <text:p text:style-name="Bibliography_20_1"><text:span text:style-name="T25">Suzuki, T., and Iino, T. (1980). Isolation and characterization of multiflagellate mutants of Pseudomonas aeruginosa. J. Bacteriol. </text:span><text:span text:style-name="T8">143</text:span><text:span text:style-name="T25">, 1471–1479.</text:span></text:p>
        <text:p text:style-name="Bibliography_20_1"><text:span text:style-name="T25">Suzuki, H., Yonekura, K., and Namba, K. (2004). Structure of the Rotor of the Bacterial Flagellar Motor Revealed by Electron Cryomicroscopy and Single-particle Image Analysis. Journal of Molecular Biology </text:span><text:span text:style-name="T8">337</text:span><text:span text:style-name="T25">, 105–113.</text:span></text:p>
        <text:p text:style-name="Bibliography_20_1"><text:span text:style-name="T25">Swan, M.A. (1985). Electron Microscopic Observations of Structures Associated with the Flagella of Spirillum Volutans. J. Bacteriol. </text:span><text:span text:style-name="T8">161</text:span><text:span text:style-name="T25">, 1137–1145.</text:span></text:p>
        <text:p text:style-name="Bibliography_20_1"><text:span text:style-name="T25">Sycuro, L., Pincus, Z., Gutierrez, K., Biboy, J., Stern, C., Vollmer, W., and Salama, N. (2010). Peptidoglycan crosslinking relaxation promotes Helicobacter pylori’s helical shape and stomach colonization. Cell </text:span><text:span text:style-name="T8">141</text:span><text:span text:style-name="T25">, 822–833.</text:span></text:p>
        <text:p text:style-name="Bibliography_20_1"><text:span text:style-name="T25">Takeuchi, A., and Zeller, J.A. (1972). Ultrastructural Identification of Spirochetes and Flagellated Microbes at the Brush Border of the Large Intestinal Epithelium of the Rhesus Monkey. Infect. Immun. </text:span><text:span text:style-name="T8">6</text:span><text:span text:style-name="T25">, 1008–1018.</text:span></text:p>
        <text:p text:style-name="Bibliography_20_1"><text:span text:style-name="T25">Tauschel, H.-D., and Drews, G. (1969). Der Geißelapparat von Rhodopseudomonas palustris. II. Entstehung und Feinstruktur der Geißel-Basalkörper. Arch. Mikrobiol. </text:span><text:span text:style-name="T8">66</text:span><text:span text:style-name="T25">, 180–194.</text:span></text:p>
        <text:p text:style-name="Bibliography_20_1"><text:span text:style-name="T25">Taylor, B.L., and Koshland, D.E. (1974). Reversal of Flagellar Rotation in Monotrichous and Peritrichous Bacteria: Generation of Changes in Direction. J. Bacteriol. </text:span><text:span text:style-name="T8">119</text:span><text:span text:style-name="T25">, 640–642.</text:span></text:p>
        <text:p text:style-name="Bibliography_20_1"><text:span text:style-name="T25">Terahara, N., Sano, M., and Ito, M. (2012). A Bacillus Flagellar Motor That Can Use Both Na+ and K+ as a Coupling Ion Is Converted by a Single Mutation to Use Only Na+. PLoS ONE </text:span><text:span text:style-name="T8">7</text:span><text:span text:style-name="T25">, e46248.</text:span></text:p>
        <text:p text:style-name="Bibliography_20_1"><text:span text:style-name="T25">Terashima, H., Fukuoka, H., Yakushi, T., Kojima, S., and Homma, M. (2006). The Vibrio motor proteins, MotX and MotY, are associated with the basal body of Na+-driven flagella and required for stator formation. Molecular Microbiology </text:span><text:span text:style-name="T8">62</text:span><text:span text:style-name="T25">, 1170–1180.</text:span></text:p>
        <text:p text:style-name="Bibliography_20_1"><text:span text:style-name="T25">Terashima, H., Koike, M., Kojima, S., and Homma, M. (2010). The flagellar basal body-associated protein FlgT is essential for a novel ring structure in the sodium-driven Vibrio motor. J. Bacteriol </text:span><text:span text:style-name="T8">192</text:span><text:span text:style-name="T25">, 5609–5615.</text:span></text:p>
        <text:p text:style-name="Bibliography_20_1"><text:span text:style-name="T25">Thomas, D., Morgan, D.G., and DeRosier, D.J. (2001). Structures of bacterial flagellar motors from two FliF-FliG gene fusion mutants. J. Bacteriol. </text:span><text:span text:style-name="T8">183</text:span><text:span text:style-name="T25">, 6404–6412.</text:span></text:p>
        <text:p text:style-name="Bibliography_20_1"><text:span text:style-name="T25">Thomas, D.R., Morgan, D.G., and DeRosier, D.J. (1999). Rotational Symmetry of the C Ring and a Mechanism for the Flagellar Rotary Motor. PNAS </text:span><text:span text:style-name="T8">96</text:span><text:span text:style-name="T25">, 10134–10139.</text:span></text:p>
        <text:p text:style-name="Bibliography_20_1"><text:span text:style-name="T25">Thomas, D.R., Francis, N.R., Xu, C., and DeRosier, D.J. (2006). The Three-Dimensional Structure of the Flagellar Rotor from a Clockwise-Locked Mutant of Salmonella Enterica Serovar Typhimurium. J. Bacteriol. </text:span><text:span text:style-name="T8">188</text:span><text:span text:style-name="T25">, 7039–7048.</text:span></text:p>
        <text:p text:style-name="Bibliography_20_1"><text:span text:style-name="T25">Thomashow, L.S., and Rittenberg, S.C. (1985). Waveform analysis and structure of flagella and basal complexes from Bdellovibrio bacteriovorus 109J. J. Bacteriol. </text:span><text:span text:style-name="T8">163</text:span><text:span text:style-name="T25">, 1038–1046.</text:span></text:p>
        <text:p text:style-name="Bibliography_20_1"><text:span text:style-name="T25">Thormann, K.M., and Paulick, A. (2010). Tuning the Flagellar Motor. Microbiology </text:span><text:span text:style-name="T8">156</text:span><text:span text:style-name="T25">, 1275–1283.</text:span></text:p>
        <text:p text:style-name="Bibliography_20_1"><text:span text:style-name="T25">Toutain, C.M., Zegans, M.E., and O’Toole, G.A. (2005). Evidence for Two Flagellar Stators and Their Role in the Motility of Pseudomonas Aeruginosa. J. Bacteriol. </text:span><text:span text:style-name="T8">187</text:span><text:span text:style-name="T25">, 771–777.</text:span></text:p>
        <text:p text:style-name="Bibliography_20_1"><text:span text:style-name="T25">Troge, A., Scheppach, W., Schroeder, B.O., Rund, S.A., Heuner, K., Wehkamp, J., Stange, E.F., and Oelschlaeger, T.A. (2012). More than a marine propeller--the flagellum of the probiotic Escherichia coli strain Nissle 1917 is the major adhesin mediating binding to human mucus. Int. J. Med. Microbiol. </text:span><text:span text:style-name="T8">302</text:span><text:span text:style-name="T25">, 304–314.</text:span></text:p>
        <text:p text:style-name="Bibliography_20_1"><text:span text:style-name="T25">Uchida, K., Jang, M.-S., Ohnishi, Y., Horinouchi, S., Hayakawa, M., Fujita, N., and Aizawa, S.-I. (2011). Characterization of Actinoplanes missouriensis spore flagella. Appl. Environ. Microbiol </text:span><text:span text:style-name="T8">77</text:span><text:span text:style-name="T25">, 2559–2562.</text:span></text:p>
        <text:p text:style-name="Bibliography_20_1"><text:span text:style-name="T25">Ueno, T., Oosawa, K., and Aizawa, S. (1994). Domain structures of the MS ring component protein (FliF) of the flagellar basal body of Salmonella typhimurium. J. Mol. Biol </text:span><text:span text:style-name="T8">236</text:span><text:span text:style-name="T25">, 546–555.</text:span></text:p>
        <text:p text:style-name="Bibliography_20_1"><text:span text:style-name="T25">Utriainen, M., Jalava, K., Sukura, A., and Hänninen, M.L. (1997). Morphological diversity of cultured canine gastric Helicobacter spp. Comp. Immunol. Microbiol. Infect. Dis. </text:span><text:span text:style-name="T8">20</text:span><text:span text:style-name="T25">, 285–297.</text:span></text:p>
        <text:p text:style-name="Bibliography_20_1"><text:span text:style-name="T25">Vogler, A.P., Homma, M., Irikura, V.M., and Macnab, R.M. (1991). Salmonella typhimurium mutants defective in flagellar filament regrowth and sequence similarity of FliI to F0F1, vacuolar, and archaebacterial ATPase subunits. J. Bacteriol. </text:span><text:span text:style-name="T8">173</text:span><text:span text:style-name="T25">, 3564–3572.</text:span></text:p>
        <text:p text:style-name="Bibliography_20_1"><text:span text:style-name="T25">Wang, F., Wang, J., Jian, H., Zhang, B., Li, S., Wang, F., Zeng, X., Gao, L., Bartlett, D.H., Yu, J., et al. (2008). Environmental Adaptation: Genomic Analysis of the Piezotolerant and Psychrotolerant Deep-Sea Iron Reducing Bacterium Shewanella piezotolerans WP3. PLoS ONE </text:span><text:span text:style-name="T8">3</text:span><text:span text:style-name="T25">, e1937.</text:span></text:p>
        <text:p text:style-name="Bibliography_20_1"><text:span text:style-name="T25">Van Way, S.M., Hosking, E.R., Braun, T.F., and Manson, M.D. (2000). Mot protein assembly into the bacterial flagellum: a model based on mutational analysis of the motB gene. Journal of Molecular Biology </text:span><text:span text:style-name="T8">297</text:span><text:span text:style-name="T25">, 7–24.</text:span></text:p>
        <text:p text:style-name="P113">Webb, C.T., Heinz, E., and Lithgow, T. Evolution of the β-barrel assembly machinery. Trends in Microbiology.</text:p>
        <text:p text:style-name="Bibliography_20_1"><text:span text:style-name="T25">Wecke, J., and Horbach, I. (1999). Ultrastructural characterization of Anaerobiospirillum succiniciproducens and its differentiation from Campylobacter species. FEMS Microbiology Letters </text:span><text:span text:style-name="T8">170</text:span><text:span text:style-name="T25">, 83–88.</text:span></text:p>
        <text:p text:style-name="Bibliography_20_1"><text:span text:style-name="T25">West, M.A., and Dreyfus, G. (1997). Isolation and Ultrastructural Study of the Flagellar Basal Body Complex fromRhodobacter sphaeroidesWS8 (Wild Type) and a Polyhook Mutant PG. Biochemical and Biophysical Research Communications </text:span><text:span text:style-name="T8">238</text:span><text:span text:style-name="T25">, 733–737.</text:span></text:p>
        <text:p text:style-name="Bibliography_20_1"><text:span text:style-name="T25">Wilhelms, M., Vilches, S., Molero, R., Shaw, J.G., Tomás, J.M., and Merino, S. (2009). Two Redundant Sodium-Driven Stator Motor Proteins Are Involved in Aeromonas Hydrophila Polar Flagellum Rotation. J. Bacteriol. </text:span><text:span text:style-name="T8">191</text:span><text:span text:style-name="T25">, 2206–2217.</text:span></text:p>
        <text:p text:style-name="Bibliography_20_1"><text:span text:style-name="T25">Wu, D., Raymond, J., Wu, M., Chatterji, S., Ren, Q., Graham, J.E., Bryant, D.A., Robb, F., Colman, A., Tallon, L.J., et al. (2009). Complete Genome Sequence of the Aerobic CO-Oxidizing Thermophile Thermomicrobium roseum. PLoS ONE </text:span><text:span text:style-name="T8">4</text:span><text:span text:style-name="T25">, e4207.</text:span></text:p>
        <text:p text:style-name="Bibliography_20_1"><text:span text:style-name="T25">Yamaguchi, S., Aizawa, S., Kihara, M., Isomura, M., Jones, C.J., and Macnab, R.M. (1986). Genetic evidence for a switching and energy-transducing complex in the flagellar motor of Salmonella typhimurium. J Bacteriol </text:span><text:span text:style-name="T8">168</text:span><text:span text:style-name="T25">, 1172–1179.</text:span></text:p>
        <text:p text:style-name="P113">Yonekura, K., Maki-Yonekura, S., and Homma, M. (2011). The structure of the flagellar motor protein complex PomAB: Implications on the conformation for torque generation.</text:p>
        <text:p text:style-name="Bibliography_20_1"><text:span text:style-name="T25">Young, K. (2006). The selective value of bacterial shape. Microbiol. Mol. Biol. Rev. </text:span><text:span text:style-name="T8">70</text:span><text:span text:style-name="T25">, 660–703.</text:span></text:p>
        <text:p text:style-name="Bibliography_20_1"><text:span text:style-name="T25">Young, G.M., Schmiel, D.H., and Miller, V.L. (1999). A new pathway for the secretion of virulence factors by bacteria: The flagellar export apparatus functions as a protein-secretion system. PNAS </text:span><text:span text:style-name="T8">96</text:span><text:span text:style-name="T25">, 6456–6461.</text:span></text:p>
        <text:p text:style-name="Bibliography_20_1"><text:span text:style-name="T25">Young, H.S., Dang, H., Lai, Y., DeRosier, D.J., and Khan, S. (2003). Variable Symmetry in Salmonella typhimurium Flagellar Motors. Biophysical Journal </text:span><text:span text:style-name="T8">84</text:span><text:span text:style-name="T25">, 571–577.</text:span></text:p>
        <text:p text:style-name="Bibliography_20_1"><text:span text:style-name="T25">Yu, X.-J., Liu, M., Matthews, S., and Holden, D.W. (2011). Tandem Translation Generates a Chaperone for the Salmonella Type III Secretion System Protein SsaQ. J. Biol. Chem. </text:span><text:span text:style-name="T8">286</text:span><text:span text:style-name="T25">, 36098–36107.</text:span></text:p>
        <text:p text:style-name="Bibliography_20_1"><text:span text:style-name="T25">Yuan, J., and Berg, H.C. (2008). Resurrection of the flagellar rotary motor near zero load. PNAS </text:span><text:span text:style-name="T8">105</text:span><text:span text:style-name="T25">, 1182–1185.</text:span></text:p>
        <text:p text:style-name="Bibliography_20_1"><text:span text:style-name="T25">Yuan, J., and Berg, H.C. (2013). Ultrasensitivity of an Adaptive Bacterial Motor. Journal of Molecular Biology </text:span><text:span text:style-name="T8">425</text:span><text:span text:style-name="T25">, 1760–1764.</text:span></text:p>
        <text:p text:style-name="Bibliography_20_1"><text:span text:style-name="T25">Yuan, J., Branch, R.W., Hosu, B.G., and Berg, H.C. (2012). Adaptation at the output of the chemotaxis signalling pathway. Nature </text:span><text:span text:style-name="T8">484</text:span><text:span text:style-name="T25">, 233–236.</text:span></text:p>
        <text:p text:style-name="P113">Zarbiv, G., Li, H., Wolf, A., Cecchini, G., Caplan, S.R., Sourjik, V., and Eisenbach, M. Energy Complexes Are Apparently Associated with the Switch–Motor Complex of Bacterial Flagella. Journal of Molecular Biology.</text:p>
        <text:p text:style-name="Bibliography_20_1"><text:span text:style-name="T25">Zhao, R., Pathak, N., Jaffe, H., Reese, T.S., and Khan, S. (1996a). FliN is a Major Structural Protein of the C-ring in the Salmonella typhimurium flagellar Basal Body. Journal of Molecular Biology </text:span><text:span text:style-name="T8">261</text:span><text:span text:style-name="T25">, 195–208.</text:span></text:p>
        <text:p text:style-name="Bibliography_20_1"><text:span text:style-name="T25">Zhao, R., Amsler, C.D., Matsumura, P., and Khan, S. (1996b). FliG and FliM distribution in the Salmonella typhimurium cell and flagellar basal bodies. J. Bacteriol. </text:span><text:span text:style-name="T8">178</text:span><text:span text:style-name="T25">, 258–265.</text:span></text:p>
        <text:p text:style-name="Bibliography_20_1"><text:span text:style-name="T25">Zhou, J., Lloyd, S.A., and Blair, D.F. (1998). Electrostatic interactions between rotor and stator in the bacterial flagellar motor. PNAS </text:span><text:span text:style-name="T8">95</text:span><text:span text:style-name="T25">, 6436–6441.</text:span></text:p>
      </text:section>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5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cm" fo:margin-bottom="0.199cm" style:contextual-spacing="false" fo:text-align="start" style:justify-single-word="false" style:page-number="auto" fo:background-color="transparent" style:shadow="none">
        <style:tab-stops/>
        <style:background-image/>
      </style:paragraph-properties>
      <style:text-properties fo:font-size="12pt" fo:font-style="normal" fo:font-weight="normal" style:font-size-asian="12pt" style:font-style-asian="italic" style:font-weight-asian="normal" style:font-size-complex="12pt" style:font-style-complex="italic"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name="Times New Roman" fo:font-size="12pt"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Droid Sans Fallback" style:font-size-asian="18pt" style:font-weight-asian="bold" style:font-name-complex="FreeSans" style:font-size-complex="18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text-properties fo:font-size="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2z0" style:family="text">
      <style:text-properties style:text-position="0% 100%"/>
    </style:style>
    <style:style style:name="WW8Num2z1" style:family="text">
      <style:text-properties fo:color="#000000" style:text-position="0% 100%" style:font-name="Arial Unicode MS" fo:font-size="12pt" style:font-size-asian="12pt" style:font-name-complex="Arial Unicode MS"/>
    </style:style>
    <style:style style:name="WW8Num4z0" style:family="text">
      <style:text-properties fo:color="#000000" style:text-position="0% 100%" style:font-name="Lucida Grande" fo:font-size="12pt" style:font-name-asian="ヒラギノ角ゴ Pro W3" style:font-size-asian="12pt" style:font-name-complex="Lucida Grande"/>
    </style:style>
    <style:style style:name="WW8Num4z1" style:family="text">
      <style:text-properties fo:color="#000000" style:text-position="0% 100%" style:font-name="Arial Unicode MS" fo:font-size="12pt" style:font-name-asian="ヒラギノ角ゴ Pro W3" style:font-size-asian="12pt" style:font-name-complex="Arial Unicode MS"/>
    </style:style>
    <style:style style:name="Emphasis" style:family="text">
      <style:text-properties fo:font-style="italic" style:font-style-asian="italic" style:font-style-complex="italic"/>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WW8Num6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eeby</meta:initial-creator>
    <meta:creation-date>2012-09-13T09:19:27</meta:creation-date>
    <dc:date>2014-09-30T17:11:20</dc:date>
    <meta:editing-duration>P14DT16H53M37S</meta:editing-duration>
    <meta:editing-cycles>539</meta:editing-cycles>
    <meta:generator>LibreOffice/4.0.3.3$MacOSX_x86 LibreOffice_project/0eaa50a932c8f2199a615e1eb30f7ac74279539</meta:generator>
    <meta:printed-by>Morgan Beeby</meta:printed-by>
    <meta:print-date>2012-09-17T12:22:57</meta:print-date>
    <meta:document-statistic meta:table-count="0" meta:image-count="0" meta:object-count="0" meta:page-count="2" meta:paragraph-count="1135" meta:word-count="33101" meta:character-count="215413" meta:non-whitespace-character-count="184110"/>
    <meta:user-defined meta:name="Info 1"/>
    <meta:user-defined meta:name="Info 2"/>
    <meta:user-defined meta:name="Info 3"/>
    <meta:user-defined meta:name="Info 4"/>
    <meta:user-defined meta:name="ZOTERO_PREF_1" meta:value-type="string">&lt;data data-version="3" zotero-version="4.0.22"&gt;&lt;session id="BnoYyHGB"/&gt;&lt;style id="http://www.zotero.org/styles/cell" hasBibliography="1" bibliographyStyleHasBeenSet="1"/&gt;&lt;prefs&gt;&lt;pref name="fieldType" value="ReferenceMark"/&gt;&lt;pref name="storeReferences" val</meta:user-defined>
    <meta:user-defined meta:name="ZOTERO_PREF_2" meta:value-type="string">ue="true"/&gt;&lt;pref name="noteType" value="0"/&gt;&lt;pref name="automaticJournalAbbreviations" value="false"/&gt;&lt;/prefs&gt;&lt;/data&gt;</meta:user-defined>
  </office:meta>
</office:document-meta>
</file>